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1000000E1A365A6DE381A9480.png" manifest:media-type="image/png"/>
  <manifest:file-entry manifest:full-path="Pictures/10000201000000DB000000E68D0F52ABCC785EB5.png" manifest:media-type="image/png"/>
  <manifest:file-entry manifest:full-path="Pictures/1000000000000200000002008D623C5F287E0076.jpg" manifest:media-type="image/jpeg"/>
  <manifest:file-entry manifest:full-path="Pictures/10000000000002000000020068A0636F5852199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Abyssinica SIL" svg:font-family="'Abyssinica SIL'" style:font-pitch="variable"/>
    <style:font-face style:name="C059" svg:font-family="C059" style:font-pitch="variable"/>
    <style:font-face style:name="Chilanka" svg:font-family="Chilanka" style:font-pitch="variable"/>
    <style:font-face style:name="DejaVu Math TeX Gyre" svg:font-family="'DejaVu Math TeX Gyre'" style:font-pitch="variable"/>
    <style:font-face style:name="Dyuthi" svg:font-family="Dyuthi" style:font-pitch="variable"/>
    <style:font-face style:name="Frank Ruhl Hofshi" svg:font-family="'Frank Ruhl Hofshi'" style:font-pitch="variable"/>
    <style:font-face style:name="Garuda" svg:font-family="Garuda" style:font-pitch="variable"/>
    <style:font-face style:name="Gentium Book Basic" svg:font-family="'Gentium Book Basic'" style:font-pitch="variable"/>
    <style:font-face style:name="KacstPoster" svg:font-family="KacstPoster" style:font-pitch="variable"/>
    <style:font-face style:name="Keraleeyam" svg:font-family="Keraleeyam" style:font-pitch="variable"/>
    <style:font-face style:name="Likhan" svg:font-family="Likhan" style:font-pitch="variable"/>
    <style:font-face style:name="Linux Libertine Display G" svg:font-family="'Linux Libertine Display G'" style:font-pitch="variable"/>
    <style:font-face style:name="Lohit Gujarati" svg:font-family="'Lohit Gujarati'" style:font-pitch="variable"/>
    <style:font-face style:name="MS Gothic" svg:font-family="'MS Gothic'" style:font-pitch="variable"/>
    <style:font-face style:name="Tahoma" svg:font-family="Tahoma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Noto Sans1" svg:font-family="'Noto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8080" draw:textarea-horizontal-align="justify" draw:textarea-vertical-align="middle" draw:auto-grow-height="false" fo:min-height="18.75cm" fo:min-width="13.5cm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18.75cm" fo:min-width="13.2cm"/>
    </style:style>
    <style:style style:name="gr3" style:family="graphic" style:parent-style-name="standard">
      <style:graphic-properties svg:stroke-color="#ffffff" draw:fill="hatch" draw:fill-hatch-name="Black_20_90_20_Degrees" draw:textarea-horizontal-align="justify" draw:textarea-vertical-align="middle" draw:auto-grow-height="false" fo:min-height="18.75cm" fo:min-width="0cm"/>
    </style:style>
    <style:style style:name="gr4" style:family="graphic">
      <style:graphic-properties draw:stroke="solid" svg:stroke-width="0.08cm" svg:stroke-color="#000000" draw:marker-start="" draw:marker-start-width="0.38cm" draw:marker-start-center="false" draw:marker-end="" draw:marker-end-width="0.38cm" draw:marker-end-center="false" draw:stroke-linejoin="round" svg:stroke-linecap="round" draw:fill="bitmap" draw:fill-color="#ffffff" draw:fill-image-name="Invoice_20_Paper" draw:textarea-horizontal-align="center" draw:textarea-vertical-align="middle" draw:auto-grow-height="false" draw:fit-to-size="false" style:shrink-to-fit="false" fo:min-height="1.263cm" fo:min-width="3.446cm" fo:padding-top="0.158cm" fo:padding-bottom="0.158cm" fo:padding-left="0.277cm" fo:padding-right="0.277cm" fo:wrap-option="wrap" draw:shadow="visible" draw:shadow-offset-x="0.101cm" draw:shadow-offset-y="0.101cm" draw:shadow-color="#808080" draw:shadow-opacity="100%"/>
      <style:paragraph-properties style:writing-mode="lr-tb"/>
    </style:style>
    <style:style style:name="gr5" style:family="graphic">
      <style:graphic-properties draw:stroke="solid" svg:stroke-width="0.08cm" svg:stroke-color="#000000" draw:marker-start="" draw:marker-start-width="0.38cm" draw:marker-start-center="false" draw:marker-end="" draw:marker-end-width="0.38cm" draw:marker-end-center="false" draw:stroke-linejoin="round" svg:stroke-linecap="round" draw:fill="bitmap" draw:fill-color="#ffffff" draw:fill-image-name="Parchment_20_Paper" draw:textarea-horizontal-align="center" draw:textarea-vertical-align="middle" draw:auto-grow-height="false" draw:fit-to-size="false" style:shrink-to-fit="false" fo:min-height="0.839cm" fo:min-width="3.71cm" fo:padding-top="0.158cm" fo:padding-bottom="0.158cm" fo:padding-left="0.277cm" fo:padding-right="0.277cm" fo:wrap-option="wrap" draw:shadow="visible" draw:shadow-offset-x="0.101cm" draw:shadow-offset-y="0.101cm" draw:shadow-color="#808080" draw:shadow-opacity="100%"/>
      <style:paragraph-properties style:writing-mode="lr-tb"/>
    </style:style>
    <style:style style:name="gr6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7" style:family="graphic" style:parent-style-name="standard">
      <style:graphic-properties svg:stroke-width="0.212cm" svg:stroke-color="#127622" draw:marker-start-width="0.518cm" draw:marker-end-width="0.518cm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width="0.212cm" svg:stroke-color="#00a933" draw:marker-start-width="0.518cm" draw:marker-end-width="0.518cm" draw:textarea-vertical-align="middle" fo:padding-top="0.231cm" fo:padding-bottom="0.231cm" fo:padding-left="0.356cm" fo:padding-right="0.356cm"/>
    </style:style>
    <style:style style:name="gr9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000000" draw:textarea-horizontal-align="center" draw:textarea-vertical-align="middle" fo:min-height="0.396cm" draw:shadow="hidden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>
      <style:graphic-properties draw:stroke="solid" draw:stroke-dash="Dashed_20__28_var_29_" svg:stroke-width="0.08cm" svg:stroke-color="#000000" draw:marker-start="" draw:marker-start-width="0.38cm" draw:marker-start-center="false" draw:marker-end="" draw:marker-end-width="0.38cm" draw:marker-end-center="false" draw:stroke-linejoin="round" svg:stroke-linecap="round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202cm" fo:min-width="9.451cm" fo:padding-top="0.155cm" fo:padding-bottom="0.155cm" fo:padding-left="0.275cm" fo:padding-right="0.275cm" fo:wrap-option="wrap" draw:shadow="visible" draw:shadow-offset-x="0.071cm" draw:shadow-offset-y="0.071cm" draw:shadow-color="#2a6099" draw:shadow-opacity="100%"/>
      <style:paragraph-properties style:writing-mode="lr-tb"/>
    </style:style>
    <style:style style:name="gr13" style:family="graphic" style:parent-style-name="standard">
      <style:graphic-properties svg:stroke-opacity="100%" draw:fill-color="#158466" draw:textarea-horizontal-align="justify" draw:textarea-vertical-align="middle" draw:auto-grow-height="false" fo:min-height="2.5cm" fo:min-width="2.25cm"/>
    </style:style>
    <style:style style:name="gr14" style:family="graphic" style:parent-style-name="standard">
      <style:graphic-properties draw:fill="solid" draw:fill-color="#b2b2b2" draw:textarea-horizontal-align="justify" draw:textarea-vertical-align="middle" draw:auto-grow-height="false" fo:min-height="8.084cm" fo:min-width="9.224cm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.28cm" fo:min-width="0.03cm"/>
    </style:style>
    <style:style style:name="gr16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10.75cm" fo:min-width="0cm" draw:shadow="hidden"/>
      <style:paragraph-properties style:writing-mode="lr-tb"/>
    </style:style>
    <style:style style:name="gr17" style:family="graphic" style:parent-style-name="standard">
      <style:graphic-properties draw:fill-color="#1e6a39" draw:textarea-horizontal-align="justify" draw:textarea-vertical-align="middle" draw:auto-grow-height="false" fo:min-height="6.464cm" fo:min-width="4.13cm"/>
    </style:style>
    <style:style style:name="gr18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5.439cm" fo:min-width="0cm" draw:shadow="hidden"/>
      <style:paragraph-properties style:writing-mode="lr-tb"/>
    </style:style>
    <style:style style:name="gr19" style:family="graphic" style:parent-style-name="standard">
      <style:graphic-properties draw:fill="solid" draw:fill-color="#00a933" draw:textarea-horizontal-align="justify" draw:textarea-vertical-align="middle" draw:auto-grow-height="false" fo:min-height="7.852cm" fo:min-width="5.52cm"/>
    </style:style>
    <style:style style:name="gr20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1.423cm" fo:min-width="0cm" draw:shadow="hidden"/>
      <style:paragraph-properties style:writing-mode="lr-tb"/>
    </style:style>
    <style:style style:name="gr21" style:family="graphic" style:parent-style-name="standard">
      <style:graphic-properties draw:fill-color="#b2b2b2" draw:textarea-horizontal-align="justify" draw:textarea-vertical-align="middle" draw:auto-grow-height="false" fo:min-height="3.918cm" fo:min-width="7.602cm"/>
    </style:style>
    <style:style style:name="gr22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  <style:paragraph-properties style:writing-mode="lr-tb"/>
    </style:style>
    <style:style style:name="gr23" style:family="graphic" style:parent-style-name="standard">
      <style:graphic-properties draw:fill-color="#5ed791" draw:textarea-horizontal-align="justify" draw:textarea-vertical-align="middle" draw:auto-grow-height="false" fo:min-height="18.75cm" fo:min-width="13.5cm"/>
    </style:style>
    <style:style style:name="gr24" style:family="graphic" style:parent-style-name="standard">
      <style:graphic-properties draw:fill-color="#158466" draw:textarea-horizontal-align="justify" draw:textarea-vertical-align="middle" draw:auto-grow-height="false" fo:min-height="18.75cm" fo:min-width="0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afd095"/>
      <style:paragraph-properties fo:text-align="center"/>
    </style:style>
    <style:style style:name="P3" style:family="paragraph">
      <loext:graphic-properties draw:fill="hatch" draw:fill-hatch-name="Black_20_90_20_Degrees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5" style:family="paragraph">
      <loext:graphic-properties draw:fill="bitmap" draw:fill-color="#ffffff" draw:fill-image-name="Invoice_20_Paper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6" style:family="paragraph">
      <loext:graphic-properties draw:fill="bitmap" draw:fill-color="#ffffff" draw:fill-image-name="Parchment_20_Paper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margin-top="0.42cm" fo:margin-bottom="0.35cm" fo:text-align="center"/>
      <style:text-properties style:font-name="Caladea" fo:font-size="10pt" style:font-size-asian="10pt" style:font-size-complex="10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loext:graphic-properties draw:fill-color="#158466"/>
      <style:paragraph-properties fo:text-align="center"/>
    </style:style>
    <style:style style:name="P14" style:family="paragraph">
      <loext:graphic-properties draw:fill="solid" draw:fill-color="#b2b2b2"/>
      <style:paragraph-properties fo:text-align="center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="solid" draw:fill-color="#000000"/>
      <style:paragraph-properties fo:text-align="center"/>
      <style:text-properties style:font-name="MathJax_SansSerif"/>
    </style:style>
    <style:style style:name="P17" style:family="paragraph">
      <loext:graphic-properties draw:fill-color="#1e6a39"/>
      <style:paragraph-properties fo:text-align="center"/>
    </style:style>
    <style:style style:name="P18" style:family="paragraph">
      <loext:graphic-properties draw:fill="solid" draw:fill-color="#000000"/>
      <style:paragraph-properties fo:text-align="center"/>
      <style:text-properties style:font-name="Dyuthi"/>
    </style:style>
    <style:style style:name="P19" style:family="paragraph">
      <loext:graphic-properties draw:fill="solid" draw:fill-color="#00a933"/>
      <style:paragraph-properties fo:text-align="center"/>
    </style:style>
    <style:style style:name="P20" style:family="paragraph">
      <loext:graphic-properties draw:fill="solid" draw:fill-color="#000000"/>
      <style:paragraph-properties fo:text-align="center"/>
      <style:text-properties style:font-name="Gentium Book Basic"/>
    </style:style>
    <style:style style:name="P21" style:family="paragraph">
      <loext:graphic-properties draw:fill-color="#b2b2b2"/>
      <style:paragraph-properties fo:text-align="center"/>
    </style:style>
    <style:style style:name="P22" style:family="paragraph">
      <loext:graphic-properties draw:fill="solid" draw:fill-color="#000000"/>
      <style:paragraph-properties fo:text-align="center"/>
      <style:text-properties style:font-name="Caladea"/>
    </style:style>
    <style:style style:name="P23" style:family="paragraph">
      <loext:graphic-properties draw:fill-color="#5ed791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4cm" svg:height="19cm" svg:x="1.2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3.7cm" svg:height="19cm" svg:x="15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9cm" svg:x="28.25cm" svg:y="1cm">
          <text:p/>
          <draw:enhanced-geometry svg:viewBox="0 0 21600 21600" draw:type="rectangle" draw:enhanced-path="M 0 0 L 21600 0 21600 21600 0 21600 0 0 Z N"/>
        </draw:custom-shape>
        <draw:custom-shape draw:name="Outline" draw:style-name="gr4" draw:text-style-name="P5" draw:layer="layout" svg:width="4cm" svg:height="1.579cm" draw:transform="skewX (0.459370659124908) translate (18.25cm 1.75cm)">
          <text:p text:style-name="P4"><text:span text:style-name="T1">Next</text:span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position="left $0" draw:handle-range-y-minimum="3080" draw:handle-range-y-maximum="10800"/>
          </draw:enhanced-geometry>
        </draw:custom-shape>
        <draw:custom-shape draw:name="Outline_0" draw:style-name="gr5" draw:text-style-name="P6" draw:layer="layout" svg:width="4.259cm" svg:height="1.156cm" draw:transform="skewX (0.485550597904823) rotate (0.00383972435438752) translate (21.856cm 3.016cm)">
          <text:p text:style-name="P4"><text:span text:style-name="T1">News</text:span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position="left $0" draw:handle-range-y-minimum="3080" draw:handle-range-y-maximum="10800"/>
          </draw:enhanced-geometry>
        </draw:custom-shape>
        <draw:connector draw:style-name="gr6" draw:text-style-name="P7" draw:layer="layout" draw:type="curve" svg:x1="28.7cm" svg:y1="10.5cm" svg:x2="28.7cm" svg:y2="10.5cm" draw:start-shape="id1" draw:end-shape="id1" svg:d="M28700 10500z" svg:viewBox="0 0 1 1">
          <text:p/>
        </draw:connector>
        <draw:ellipse draw:style-name="gr7" draw:text-style-name="P8" draw:layer="layout" svg:width="3.868cm" svg:height="1.75cm" svg:x="23.357cm" svg:y="2.75cm" draw:kind="arc" draw:start-angle="268.79" draw:end-angle="90.86">
          <text:p/>
        </draw:ellipse>
        <draw:ellipse draw:style-name="gr8" draw:text-style-name="P8" draw:layer="layout" svg:width="4.406cm" svg:height="2cm" svg:x="16.5cm" svg:y="1.566cm" draw:kind="arc" draw:start-angle="89.14" draw:end-angle="271.21">
          <text:p/>
        </draw:ellipse>
        <draw:frame draw:style-name="gr9" draw:text-style-name="P8" draw:layer="layout" svg:width="4.25cm" svg:height="4.463cm" svg:x="19.75cm" svg:y="4.537cm">
          <draw:image xlink:href="Pictures/10000201000000DB000000E68D0F52ABCC785EB5.png" xlink:type="simple" xlink:show="embed" xlink:actuate="onLoad" draw:mime-type="image/png">
            <text:p/>
          </draw:image>
        </draw:frame>
        <draw:g>
          <draw:path draw:style-name="gr10" draw:text-style-name="P9" draw:layer="layout" svg:width="0.238cm" svg:height="0.709cm" svg:x="18.518cm" svg:y="9.406cm" svg:viewBox="0 0 239 710" svg:d="M193 186c-6-48-14-83-25-103-12-20-27-30-48-30-20 0-37 10-49 29s-19 43-19 73 7 56 20 79c12 23 28 42 46 58 18 17 37 34 55 51 18 18 34 42 47 72 12 29 19 64 19 104 0 59-12 105-36 139s-57 52-98 52c-16 0-35-6-57-17s-38-24-48-37v-171c9-3 18-5 29-5 4 66 11 118 20 154 18 16 39 24 62 24s41-11 55-34c13-22 20-49 20-82s-7-61-19-83c-13-23-28-42-46-57-18-16-36-32-53-50-18-17-34-41-46-70-13-29-19-64-19-104 0-53 11-96 32-129 22-33 50-49 84-49 45 0 81 16 108 47l-9 139c-4 2-9 3-13 3s-8-1-12-3z">
            <text:p/>
          </draw:path>
          <draw:path draw:style-name="gr10" draw:text-style-name="P9" draw:layer="layout" svg:width="0.227cm" svg:height="0.5cm" svg:x="18.809cm" svg:y="9.615cm" svg:viewBox="0 0 228 501" svg:d="M54 242v5c0 84 6 139 18 166 11 25 29 37 53 37 13 0 26-4 38-12 12-9 22-17 28-25l9-12 14 31c-2 5-6 11-11 19s-16 18-32 31c-16 12-32 19-48 19-44 0-76-21-95-64-19-42-28-104-28-184 0-81 10-143 31-187s51-66 90-66 66 18 82 54c15 36 24 89 25 160l-13 28zM119 42c-42 0-64 53-65 161l121-7c0-55-4-94-12-118s-22-36-44-36z">
            <text:p/>
          </draw:path>
          <draw:path draw:style-name="gr10" draw:text-style-name="P9" draw:layer="layout" svg:width="0.291cm" svg:height="0.504cm" svg:x="19.074cm" svg:y="9.611cm" svg:viewBox="0 0 292 505" svg:d="M134 505c-63 0-94-56-94-168v-203c0-25-3-43-9-52-5-10-16-14-31-14l1-32c13-4 39-16 78-36l11 10v339c0 73 17 109 50 109 10 0 21-7 32-20 12-14 22-34 30-62v-242c0-25-3-43-9-52-6-10-17-14-32-14l2-31c13-4 39-17 77-37l12 10v423c8 13 21 23 40 28l-2 37h-77l-6-66c-20 49-45 73-73 73z">
            <text:p/>
          </draw:path>
          <draw:path draw:style-name="gr10" draw:text-style-name="P9" draw:layer="layout" svg:width="0.266cm" svg:height="0.692cm" svg:x="19.525cm" svg:y="9.415cm" svg:viewBox="0 0 267 693" svg:d="M267 158c-5 4-10 5-15 5-4 0-8 0-10-2-4-43-14-78-27-106h-107v269l66-6c15 0 26-24 33-70h18v205h-18l-1-6c-6-45-17-68-32-69l-66-7v256c12 13 31 22 57 28l-3 38h-162l4-38c26-6 43-15 53-28v-562c-15-13-34-23-57-28 2-16 3-29 3-37h260z">
            <text:p/>
          </draw:path>
          <draw:path draw:style-name="gr10" draw:text-style-name="P9" draw:layer="layout" svg:width="0.291cm" svg:height="0.504cm" svg:x="19.821cm" svg:y="9.611cm" svg:viewBox="0 0 292 505" svg:d="M134 505c-63 0-94-56-94-168v-203c0-25-3-43-9-52-5-10-16-14-31-14l1-32c13-4 39-16 78-36l11 10v339c0 73 17 109 50 109 10 0 21-7 32-20 12-14 22-34 30-62v-242c0-25-3-43-9-52-6-10-17-14-32-14l2-31c13-4 39-17 77-37l12 10v423c8 13 21 23 40 28l-2 37h-77l-6-66c-20 49-45 73-73 73z">
            <text:p/>
          </draw:path>
          <draw:path draw:style-name="gr10" draw:text-style-name="P9" draw:layer="layout" svg:width="0.179cm" svg:height="0.595cm" svg:x="20.142cm" svg:y="9.525cm" svg:viewBox="0 0 180 596" svg:d="M180 558c-19 25-41 38-67 38-25 0-43-9-52-29-9-19-14-52-14-98v-311h-47v-32c38-23 62-65 75-126h23v101h74v57h-75v318c0 25 2 44 6 55 3 11 12 16 25 16s27-7 41-20z">
            <text:p/>
          </draw:path>
          <draw:path draw:style-name="gr10" draw:text-style-name="P9" draw:layer="layout" svg:width="0.291cm" svg:height="0.504cm" svg:x="20.337cm" svg:y="9.611cm" svg:viewBox="0 0 292 505" svg:d="M134 505c-63 0-94-56-94-168v-203c0-25-3-43-9-52-5-10-16-14-31-14l1-32c13-4 39-16 78-36l11 10v339c0 73 17 109 50 109 10 0 21-7 32-20 12-14 22-34 30-62v-242c0-25-3-43-9-52-6-10-17-14-32-14l2-31c13-4 39-17 77-37l12 10v423c8 13 21 23 40 28l-2 37h-77l-6-66c-20 49-45 73-73 73z">
            <text:p/>
          </draw:path>
          <draw:path draw:style-name="gr10" draw:text-style-name="P9" draw:layer="layout" svg:width="0.21cm" svg:height="0.493cm" svg:x="20.672cm" svg:y="9.614cm" svg:viewBox="0 0 211 494" svg:d="M159 0c14 0 26 7 36 22 11 14 16 33 16 55s-3 40-9 53c-5 13-12 20-20 20s-15-3-21-9-9-14-11-24c4-7 6-16 6-29 0-20-5-31-16-31s-22 14-33 42-17 58-17 90v241c11 12 26 22 46 29l-2 35h-134l2-37c16-5 29-14 39-27v-297c0-26-3-43-9-52-6-10-17-14-32-14l2-31c5-1 28-13 71-36l10 9 6 73c21-55 44-82 70-82z">
            <text:p/>
          </draw:path>
          <draw:path draw:style-name="gr10" draw:text-style-name="P9" draw:layer="layout" svg:width="0.246cm" svg:height="0.5cm" svg:x="20.907cm" svg:y="9.614cm" svg:viewBox="0 0 247 501" svg:d="M69 95c-11 31-17 83-17 155s6 124 17 156c11 31 29 47 54 47 26 0 44-16 55-47 12-32 18-84 18-156s-6-124-17-155-30-47-55-47c-26 0-44 16-55 47zM31 437c-21-43-31-105-31-187s10-144 31-186c21-43 52-64 92-64 41 0 72 21 93 64 21 42 31 104 31 186s-10 144-31 187-52 64-93 64c-40 0-71-21-92-64z">
            <text:p/>
          </draw:path>
          <draw:path draw:style-name="gr10" draw:text-style-name="P9" draw:layer="layout" svg:width="0.072cm" svg:height="0.242cm" svg:x="21.205cm" svg:y="10.007cm" svg:viewBox="0 0 73 243" svg:d="M7 91c-4-9-6-21-6-37s3-29 9-39c7-10 16-15 26-15 11 0 20 7 27 21 6 14 10 32 10 55 0 67-20 123-59 167l-14-30c8-12 14-26 19-43 4-17 7-35 7-54 0-18-4-28-12-28-2 0-4 1-7 3z">
            <text:p/>
          </draw:path>
          <draw:path draw:style-name="gr10" draw:text-style-name="P9" draw:layer="layout" svg:width="0.372cm" svg:height="0.692cm" svg:x="21.441cm" svg:y="9.416cm" svg:viewBox="0 0 373 693" svg:d="M317 693h-25l-198-535v469c13 13 31 22 56 28l-2 38h-148l3-38c23-5 41-14 54-28v-561c-15-14-34-24-57-29 2-16 3-29 3-37h92l184 495v-429c-14-14-32-23-56-29 0-8 1-20 3-37h147c-1 17-2 29-3 37-21 5-39 14-53 29z">
            <text:p/>
          </draw:path>
          <draw:path draw:style-name="gr10" draw:text-style-name="P9" draw:layer="layout" svg:width="0.246cm" svg:height="0.5cm" svg:x="21.857cm" svg:y="9.614cm" svg:viewBox="0 0 247 501" svg:d="M69 95c-11 31-17 83-17 155s6 124 17 156c11 31 29 47 54 47 26 0 44-16 55-47 12-32 18-84 18-156s-6-124-17-155-30-47-55-47c-26 0-44 16-55 47zM31 437c-21-43-31-105-31-187s10-144 31-186c21-43 52-64 92-64 41 0 72 21 93 64 21 42 31 104 31 186s-10 144-31 187-52 64-93 64c-40 0-71-21-92-64z">
            <text:p/>
          </draw:path>
          <draw:path draw:style-name="gr10" draw:text-style-name="P9" draw:layer="layout" svg:width="0.19cm" svg:height="0.5cm" svg:x="22.163cm" svg:y="9.615cm" svg:viewBox="0 0 191 501" svg:d="M146 152c-2-37-6-65-14-83-7-18-19-27-36-27s-29 6-38 18c-9 13-14 30-14 51 0 22 5 39 15 53s23 25 37 34 29 18 43 28c15 10 27 26 37 47s15 48 15 80c0 46-9 82-27 108-19 27-44 39-77 40-14-1-29-5-47-12-18-8-31-18-40-28v-128l31-7c2 50 7 90 16 117 12 7 27 11 43 11 17 0 30-8 40-23 11-15 16-34 16-56s-5-39-15-52c-10-14-22-24-36-32-15-8-29-17-43-27-15-10-27-26-37-48-9-22-14-52-14-89 0-38 8-68 25-92 18-23 43-35 75-35s59 9 80 27l-5 125z">
            <text:p/>
          </draw:path>
          <draw:path draw:style-name="gr10" draw:text-style-name="P9" draw:layer="layout" svg:width="0.19cm" svg:height="0.5cm" svg:x="22.414cm" svg:y="9.615cm" svg:viewBox="0 0 191 501" svg:d="M146 152c-2-37-6-65-14-83-7-18-19-27-36-27s-29 6-38 18c-9 13-14 30-14 51 0 22 5 39 15 53s23 25 37 34 29 18 43 28c15 10 27 26 37 47s15 48 15 80c0 46-9 82-27 108-19 27-44 39-77 40-14-1-29-5-47-12-18-8-31-18-40-28v-128l31-7c2 50 7 90 16 117 12 7 27 11 43 11 17 0 30-8 40-23 11-15 16-34 16-56s-5-39-15-52c-10-14-22-24-36-32-15-8-29-17-43-27-15-10-27-26-37-48-9-22-14-52-14-89 0-38 8-68 25-92 18-23 43-35 75-35s59 9 80 27l-5 125z">
            <text:p/>
          </draw:path>
          <draw:path draw:style-name="gr10" draw:text-style-name="P9" draw:layer="layout" svg:width="0.246cm" svg:height="0.5cm" svg:x="22.662cm" svg:y="9.615cm" svg:viewBox="0 0 247 501" svg:d="M76 501c-24 0-43-10-56-31s-20-52-20-93 9-75 28-101 46-41 81-45l48-6v-84c0-34-4-60-13-76-8-15-21-23-39-23-32 0-49 15-49 46 0 18 6 31 18 39 0 33-11 49-33 49-10 0-18-5-25-16-6-11-9-26-9-44 0-35 9-63 26-84 18-21 42-32 73-32s55 12 73 37 27 60 27 104v289c9 12 23 21 41 28l-2 36h-81l-6-47c-21 36-49 54-82 54zM51 373c0 57 13 85 39 85 21 0 43-20 67-60v-130l-47 7c-18 3-33 13-43 30-11 18-16 41-16 68z">
            <text:p/>
          </draw:path>
          <draw:path draw:style-name="gr10" draw:text-style-name="P9" draw:layer="layout" svg:width="0.481cm" svg:height="0.692cm" svg:x="23.043cm" svg:y="9.416cm" svg:viewBox="0 0 482 693" svg:d="M374 143h-2l-118 550h-34l-125-559h-2v493c13 13 32 22 57 28l-3 38h-147l3-38c22-5 40-14 53-28v-561c-14-14-33-24-56-29l2-37h113l130 566 126-566h111c-1 17-2 29-3 37-21 5-39 14-53 29v561c12 13 31 22 56 28l-2 38h-162c1-18 2-31 3-38 22-5 40-14 53-28z">
            <text:p/>
          </draw:path>
          <draw:path draw:style-name="gr10" draw:text-style-name="P9" draw:layer="layout" svg:width="0.13cm" svg:height="0.68cm" svg:x="23.542cm" svg:y="9.427cm" svg:viewBox="0 0 131 681" svg:d="M41 318c0-26-3-43-9-52-6-10-17-15-32-15l2-30c14-5 40-17 77-37l11 11v423c10 13 24 22 41 28l-2 35h-129l2-37c16-5 29-13 39-26zM63 0c20 0 30 20 30 60s-10 61-30 61c-21 0-31-21-31-61s10-60 31-60z">
            <text:p/>
          </draw:path>
          <draw:path draw:style-name="gr10" draw:text-style-name="P9" draw:layer="layout" svg:width="0.19cm" svg:height="0.5cm" svg:x="23.714cm" svg:y="9.615cm" svg:viewBox="0 0 191 501" svg:d="M146 152c-2-37-6-65-14-83-7-18-19-27-36-27s-29 6-38 18c-9 13-14 30-14 51 0 22 5 39 15 53s23 25 37 34 29 18 43 28c15 10 27 26 37 47s15 48 15 80c0 46-9 82-27 108-19 27-44 39-77 40-14-1-29-5-47-12-18-8-31-18-40-28v-128l31-7c2 50 7 90 16 117 12 7 27 11 43 11 17 0 30-8 40-23 11-15 16-34 16-56s-5-39-15-52c-10-14-22-24-36-32-15-8-29-17-43-27-15-10-27-26-37-48-9-22-14-52-14-89 0-38 8-68 25-92 18-23 43-35 75-35s59 9 80 27l-5 125z">
            <text:p/>
          </draw:path>
          <draw:path draw:style-name="gr10" draw:text-style-name="P9" draw:layer="layout" svg:width="0.19cm" svg:height="0.5cm" svg:x="23.964cm" svg:y="9.615cm" svg:viewBox="0 0 191 501" svg:d="M146 152c-2-37-6-65-14-83-7-18-19-27-36-27s-29 6-38 18c-9 13-14 30-14 51 0 22 5 39 15 53s23 25 37 34 29 18 43 28c15 10 27 26 37 47s15 48 15 80c0 46-9 82-27 108-19 27-44 39-77 40-14-1-29-5-47-12-18-8-31-18-40-28v-128l31-7c2 50 7 90 16 117 12 7 27 11 43 11 17 0 30-8 40-23 11-15 16-34 16-56s-5-39-15-52c-10-14-22-24-36-32-15-8-29-17-43-27-15-10-27-26-37-48-9-22-14-52-14-89 0-38 8-68 25-92 18-23 43-35 75-35s59 9 80 27l-5 125z">
            <text:p/>
          </draw:path>
          <draw:path draw:style-name="gr10" draw:text-style-name="P9" draw:layer="layout" svg:width="0.246cm" svg:height="0.663cm" svg:x="24.21cm" svg:y="9.451cm" svg:viewBox="0 0 247 664" svg:d="M76 664c-24 0-43-10-56-31s-20-52-20-93 9-74 28-100 46-41 81-45l48-7v-84c0-34-4-59-13-75-8-16-21-24-39-24-32 0-49 15-49 47 0 17 6 30 18 38 0 33-11 50-33 50-10 0-18-6-25-17-6-11-9-26-9-44 0-35 9-63 26-84 18-21 42-32 73-32s55 13 73 38 27 59 27 103v290c9 11 23 21 41 28l-2 35h-81l-6-47c-21 36-49 54-82 54zM51 537c0 56 13 85 39 85 21 0 43-20 67-61v-130l-47 7c-18 3-33 13-43 31-11 17-16 40-16 68zM16 83c5-20 12-38 22-55s21-26 32-26c12 0 25 6 39 18 14 11 26 17 35 17s21-12 35-37c7 4 13 10 20 19-5 20-13 38-23 56s-21 27-32 27-24-6-39-18c-14-12-26-18-35-18-10 0-21 12-35 36-6-3-12-9-19-19z">
            <text:p/>
          </draw:path>
          <draw:path draw:style-name="gr10" draw:text-style-name="P9" draw:layer="layout" svg:width="0.246cm" svg:height="0.5cm" svg:x="24.503cm" svg:y="9.614cm" svg:viewBox="0 0 247 501" svg:d="M69 95c-11 31-17 83-17 155s6 124 17 156c11 31 29 47 54 47 26 0 44-16 55-47 12-32 18-84 18-156s-6-124-17-155-30-47-55-47c-26 0-44 16-55 47zM31 437c-21-43-31-105-31-187s10-144 31-186c21-43 52-64 92-64 41 0 72 21 93 64 21 42 31 104 31 186s-10 144-31 187-52 64-93 64c-40 0-71-21-92-64z">
            <text:p/>
          </draw:path>
        </draw:g>
        <draw:frame draw:style-name="gr11" draw:text-style-name="P10" draw:layer="layout" svg:width="0.48cm" svg:height="0.962cm" svg:x="24.52cm" svg:y="9.438cm">
          <draw:text-box>
            <text:p>.</text:p>
          </draw:text-box>
        </draw:frame>
        <draw:custom-shape draw:name="Shadow-blue" draw:style-name="gr12" draw:text-style-name="P12" draw:layer="layout" svg:width="10cm" svg:height="2.511cm" svg:x="3.5cm" svg:y="1.489cm">
          <text:p text:style-name="P11"><text:span text:style-name="T2">Entretenimento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3" draw:text-style-name="P13" draw:layer="layout" svg:width="2.75cm" svg:height="2.75cm" draw:transform="rotate (1.5707963267949) translate (12cm 17.5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3" draw:layer="layout" svg:width="2.75cm" svg:height="2.75cm" draw:transform="skewX (0.0144862327915529) rotate (1.5707963267949) translate (12.25cm 19.71cm)">
          <text:p/>
          <draw:enhanced-geometry svg:viewBox="0 0 21600 21600" draw:mirror-horizont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4" draw:layer="layout" svg:width="10.5cm" svg:height="9cm" svg:x="3cm" svg:y="4.3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5" draw:layer="layout" svg:width="1.5cm" svg:height="1.5cm" svg:x="12cm" svg:y="12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3" draw:text-style-name="P13" draw:layer="layout" svg:width="2.75cm" svg:height="2.75cm" draw:transform="skewX (0.0144862327915529) rotate (1.5707963267949) translate (12.25cm 15.25cm)">
          <text:p/>
          <draw:enhanced-geometry svg:viewBox="0 0 21600 21600" draw:mirror-horizont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g>
          <draw:path draw:style-name="gr16" draw:text-style-name="P16" draw:layer="layout" svg:width="0.364cm" svg:height="0.454cm" svg:x="3.549cm" svg:y="4.635cm" svg:viewBox="0 0 365 455" svg:d="M0 455h64v-401l3 7c24 57 168 333 186 371l11 23h101v-455h-64v400l-2-6c-24-57-168-334-186-371l-12-23h-101z">
            <text:p/>
          </draw:path>
          <draw:path draw:style-name="gr16" draw:text-style-name="P16" draw:layer="layout" svg:width="0.304cm" svg:height="0.305cm" svg:x="3.994cm" svg:y="4.788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228cm" svg:height="0.305cm" svg:x="4.338cm" svg:y="4.788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228cm" svg:height="0.305cm" svg:x="4.6cm" svg:y="4.788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253cm" svg:height="0.305cm" svg:x="4.868cm" svg:y="4.788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253cm" svg:height="0.305cm" svg:x="5.373cm" svg:y="4.788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279cm" svg:height="0.46cm" svg:x="5.728cm" svg:y="4.635cm" svg:viewBox="0 0 280 461" svg:d="M63 189l-1-95v-94h-62v455h64v-25c1 0 3 2 6 4 25 16 58 27 87 27 12 0 23-2 32-6 38-12 69-46 83-90 7-19 8-34 8-59 0-69-29-124-69-143-10-5-18-7-31-7-46 0-86 14-117 33zM64 376v-141l6-5c15-14 34-24 61-24 7 0 14 1 18 1 44 9 68 47 68 102 0 56-27 92-75 101-4 0-11 0-16 0-31 0-47-13-62-34z">
            <text:p/>
          </draw:path>
          <draw:path draw:style-name="gr16" draw:text-style-name="P16" draw:layer="layout" svg:width="0.304cm" svg:height="0.305cm" svg:x="6.054cm" svg:y="4.788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173cm" svg:height="0.297cm" svg:x="6.43cm" svg:y="4.791cm" svg:viewBox="0 0 174 298" svg:d="M67 43l-9 8v-48h-58v295h62v-78c1-78 1-79 2-84 10-48 53-79 103-82h7v-54h-5c-40 0-77 20-102 43z">
            <text:p/>
          </draw:path>
          <draw:path draw:style-name="gr16" draw:text-style-name="P16" draw:layer="layout" svg:width="0.28cm" svg:height="0.459cm" svg:x="6.635cm" svg:y="4.635cm" svg:viewBox="0 0 281 460" svg:d="M219 187l-6-4c-29-16-63-27-100-27-15 0-25 3-38 9-34 15-61 53-71 100-2 13-4 26-4 42 0 33 6 61 20 87 17 35 43 57 73 64 6 2 7 2 21 2 40 0 70-13 96-31l7-5v31h64v-455h-62zM217 233v140l-4 6c-12 15-28 26-46 31-5 0-7 0-18 0-9 0-13 0-17-1-44-9-68-45-68-99 0-56 26-94 74-102 7-1 9-2 12-2 2 0 5 1 8 1 29 0 44 12 59 26z">
            <text:p/>
          </draw:path>
          <draw:path draw:style-name="gr16" draw:text-style-name="P16" draw:layer="layout" svg:width="0.253cm" svg:height="0.305cm" svg:x="6.997cm" svg:y="4.788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314cm" svg:height="0.431cm" svg:x="7.32cm" svg:y="4.791cm" svg:viewBox="0 0 315 432" svg:d="M37 272c-5 5-18 17-23 22-8 15-14 25-14 48 0 9 0 10 1 15 16 47 80 75 152 75 70 0 135-29 151-75 1-4 1-10 1-19 0-17-6-32-15-46-16-22-45-33-79-38-17-3-24-3-74-3l-50-1c-13-4-20-15-20-30 0-6 3-15 4-17 1-1 1-1 5 1 15 9 34 15 57 15 59 0 115-44 115-109 0-23-7-45-21-64l-1-2 4 3 13-1c4 0 9 0 14 0 18 0 40 2 53 4 2 1 4 1 5 1 0 0-3-12-5-26l-5-25h-4c-31 0-66 7-91 15-6 1-10 3-10 3 0 0 0 2 2 3 2 2 1 1 1 1-15-12-43-22-68-22-65 0-116 46-116 110 0 20 6 40 17 57l4 6-4 6c-8 14-14 28-14 49 0 19 7 34 15 44zM190 110c0 39-19 62-58 62-36 0-55-26-55-62 0-37 19-63 55-63 39 0 58 23 58 63zM153 385c-21 0-42-3-58-9-18-7-30-15-35-25-1-3-1-4-1-11 0-19 11-35 27-38 3-1 22-2 43-2 27 0 56 1 62 2 22 3 37 8 45 17 7 6 11 15 11 23 0 29-55 43-94 43z">
            <text:p/>
          </draw:path>
          <draw:path draw:style-name="gr16" draw:text-style-name="P16" draw:layer="layout" svg:width="0.265cm" svg:height="0.306cm" svg:x="7.664cm" svg:y="4.787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444cm" svg:height="0.297cm" svg:x="8.003cm" svg:y="4.791cm" svg:viewBox="0 0 445 298" svg:d="M159 0c-42 0-73 16-99 41v-38h-60v295h64v-84c0-55 0-87 1-92 2-25 11-45 25-59 10-9 17-13 38-13 36 0 54 11 61 38 1 4 1 13 2 107v103h64v-84c0-55 0-87 0-92 3-25 12-45 26-59 10-9 16-13 38-13 35 0 54 11 61 38 1 4 1 13 1 107v103h64v-107c0-113 0-110-3-125-9-42-39-66-90-66-45 0-79 18-101 42l-5 5c-17-31-40-47-87-47z">
            <text:p/>
          </draw:path>
          <draw:path draw:style-name="gr16" draw:text-style-name="P16" draw:layer="layout" svg:width="0.254cm" svg:height="0.296cm" svg:x="8.723cm" svg:y="4.797cm" svg:viewBox="0 0 255 297" svg:d="M0 115c0 76 0 117 1 123 2 28 12 45 30 53 11 6 15 6 34 6 48 0 93-10 123-29l5-3v27h62v-292h-64v101c0 109 0 104-4 115-12 22-38 36-73 36-28 0-43-2-49-21l-1-116v-115h-64z">
            <text:p/>
          </draw:path>
          <draw:path draw:style-name="gr16" draw:text-style-name="P16" draw:layer="layout" svg:width="0.148cm" svg:height="0.108cm" svg:x="8.776cm" svg:y="4.642cm" svg:viewBox="0 0 149 109" svg:d="M43 54c-23 29-43 54-43 54-1 1 4 1 26 1h26l47-53c26-29 48-53 49-55l1-1h-64z">
            <text:p/>
          </draw:path>
          <draw:path draw:style-name="gr16" draw:text-style-name="P16" draw:layer="layout" svg:width="0.254cm" svg:height="0.297cm" svg:x="9.081cm" svg:y="4.791cm" svg:viewBox="0 0 255 298" svg:d="M60 41v-38h-60v295h64v-84c0-55 0-87 1-92 2-25 11-45 25-59 10-9 17-13 38-13 36 0 54 11 61 38 1 4 1 13 2 107v103h64v-107c-1-113-1-110-4-125-9-43-40-66-91-66h-2c-5 0-11 1-13 1-32 3-62 18-85 40z">
            <text:p/>
          </draw:path>
          <draw:path draw:style-name="gr16" draw:text-style-name="P16" draw:layer="layout" svg:width="0.071cm" svg:height="0.445cm" svg:x="9.435cm" svg:y="4.643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61cm" svg:height="0.305cm" svg:x="9.577cm" svg:y="4.788cm" svg:viewBox="0 0 262 306" svg:d="M46 42c-25 25-40 55-45 90-1 5-1 14-1 23 0 46 14 76 39 103 23 26 53 42 88 48 4 0 13 0 23 0 42 0 68-7 101-21 5-3 11-5 11-6l-5-53-9 5c-29 15-57 25-96 25-13 0-24-2-34-6-34-14-55-50-55-96 0-52 24-89 67-101 6-1 8-1 24-1 24 0 38 2 53 7 18 6 42 21 42 21 0 0 9-47 10-51 0-2-1-2-8-5-39-21-53-24-106-24-42 0-73 16-99 42z">
            <text:p/>
          </draw:path>
          <draw:path draw:style-name="gr16" draw:text-style-name="P16" draw:layer="layout" svg:width="0.253cm" svg:height="0.305cm" svg:x="9.887cm" svg:y="4.788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253cm" svg:height="0.305cm" svg:x="10.392cm" svg:y="4.788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304cm" svg:height="0.305cm" svg:x="10.716cm" svg:y="4.788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265cm" svg:height="0.306cm" svg:x="11.234cm" svg:y="4.787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54cm" svg:height="0.297cm" svg:x="11.573cm" svg:y="4.791cm" svg:viewBox="0 0 255 298" svg:d="M60 41v-38h-60v295h64v-84c0-55 0-87 1-92 2-25 11-45 25-59 10-9 17-13 38-13 36 0 54 11 61 38 1 4 1 13 2 107v103h64v-107c-1-113-1-110-4-125-9-43-40-66-91-66h-2c-5 0-11 1-13 1-32 3-62 18-85 40z">
            <text:p/>
          </draw:path>
          <draw:path draw:style-name="gr16" draw:text-style-name="P16" draw:layer="layout" svg:width="0.228cm" svg:height="0.305cm" svg:x="11.899cm" svg:y="4.788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071cm" svg:height="0.445cm" svg:x="12.188cm" svg:y="4.643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54cm" svg:height="0.297cm" svg:x="12.356cm" svg:y="4.791cm" svg:viewBox="0 0 255 298" svg:d="M60 41v-38h-60v295h64v-84c0-55 0-87 1-92 2-25 11-45 25-59 10-9 17-13 38-13 36 0 54 11 61 38 1 4 1 13 2 107v103h64v-107c-1-113-1-110-4-125-9-43-40-66-91-66h-2c-5 0-11 1-13 1-32 3-62 18-85 40z">
            <text:p/>
          </draw:path>
          <draw:path draw:style-name="gr16" draw:text-style-name="P16" draw:layer="layout" svg:width="0.304cm" svg:height="0.305cm" svg:x="12.684cm" svg:y="4.788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071cm" svg:height="0.445cm" svg:x="3.534cm" svg:y="5.3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54cm" svg:height="0.297cm" svg:x="3.703cm" svg:y="5.448cm" svg:viewBox="0 0 255 298" svg:d="M60 41v-38h-60v295h64v-84c0-55 0-87 1-92 2-25 11-45 25-59 10-9 17-13 38-13 36 0 54 11 61 38 1 4 1 13 2 107v103h64v-107c-1-113-1-110-4-125-9-43-40-66-91-66h-2c-5 0-11 1-13 1-32 3-62 18-85 40z">
            <text:p/>
          </draw:path>
          <draw:path draw:style-name="gr16" draw:text-style-name="P16" draw:layer="layout" svg:width="0.216cm" svg:height="0.379cm" svg:x="4.024cm" svg:y="5.372cm" svg:viewBox="0 0 217 380" svg:d="M204 310c-16 11-35 18-55 19-8 0-9 0-13-1-10-4-18-16-21-35-1-7-1-9-2-85v-77h92v-48h-92v-83h-58v83h-55v48h53v78c0 79 0 91 3 105 3 28 14 50 32 62 7 3 9 4 18 4h8c28 0 54-4 81-14 5-2 22-7 22-10-1-1-13-43-13-46z">
            <text:p/>
          </draw:path>
          <draw:path draw:style-name="gr16" draw:text-style-name="P16" draw:layer="layout" svg:width="0.265cm" svg:height="0.306cm" svg:x="4.278cm" svg:y="5.444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314cm" svg:height="0.431cm" svg:x="4.586cm" svg:y="5.448cm" svg:viewBox="0 0 315 432" svg:d="M37 272c-5 5-18 17-23 22-8 15-14 25-14 48 0 9 0 10 1 15 16 47 80 75 152 75 70 0 135-29 151-75 1-4 1-10 1-19 0-17-6-32-15-46-16-22-45-33-79-38-17-3-24-3-74-3l-50-1c-13-4-20-15-20-30 0-6 3-15 4-17 1-1 1-1 5 1 15 9 34 15 57 15 59 0 115-44 115-109 0-23-7-45-21-64l-1-2 4 3 13-1c4 0 9 0 14 0 18 0 40 2 53 4 2 1 4 1 5 1 0 0-3-12-5-26l-5-25h-4c-31 0-66 7-91 15-6 1-10 3-10 3 0 0 0 2 2 3 2 2 1 1 1 1-15-12-43-22-68-22-65 0-116 46-116 110 0 20 6 40 17 57l4 6-4 6c-8 14-14 28-14 49 0 19 7 34 15 44zM190 110c0 39-19 62-58 62-36 0-55-26-55-62 0-37 19-63 55-63 39 0 58 23 58 63zM153 385c-21 0-42-3-58-9-18-7-30-15-35-25-1-3-1-4-1-11 0-19 11-35 27-38 3-1 22-2 43-2 27 0 56 1 62 2 22 3 37 8 45 17 7 6 11 15 11 23 0 29-55 43-94 43z">
            <text:p/>
          </draw:path>
          <draw:path draw:style-name="gr16" draw:text-style-name="P16" draw:layer="layout" svg:width="0.173cm" svg:height="0.297cm" svg:x="4.961cm" svg:y="5.448cm" svg:viewBox="0 0 174 298" svg:d="M67 43l-9 8v-48h-58v295h62v-78c1-78 1-79 2-84 10-48 53-79 103-82h7v-54h-5c-40 0-77 20-102 43z">
            <text:p/>
          </draw:path>
          <draw:path draw:style-name="gr16" draw:text-style-name="P16" draw:layer="layout" svg:width="0.253cm" svg:height="0.305cm" svg:x="5.17cm" svg:y="5.445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061cm" svg:height="0.454cm" svg:x="5.526cm" svg:y="5.292cm" svg:viewBox="0 0 62 455" svg:d="M0 455c21 0 41 0 62 0 0-152 0-303 0-455-21 0-41 0-62 0 0 152 0 303 0 455z">
            <text:p/>
          </draw:path>
          <draw:path draw:style-name="gr16" draw:text-style-name="P16" draw:layer="layout" svg:width="0.071cm" svg:height="0.445cm" svg:x="5.86cm" svg:y="5.3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54cm" svg:height="0.297cm" svg:x="6.03cm" svg:y="5.448cm" svg:viewBox="0 0 255 298" svg:d="M60 41v-38h-60v295h64v-84c0-55 0-87 1-92 2-25 11-45 25-59 10-9 17-13 38-13 36 0 54 11 61 38 1 4 1 13 2 107v103h64v-107c-1-113-1-110-4-125-9-43-40-66-91-66h-2c-5 0-11 1-13 1-32 3-62 18-85 40z">
            <text:p/>
          </draw:path>
          <draw:path draw:style-name="gr16" draw:text-style-name="P16" draw:layer="layout" svg:width="0.261cm" svg:height="0.305cm" svg:x="6.361cm" svg:y="5.445cm" svg:viewBox="0 0 262 306" svg:d="M46 42c-25 25-40 55-45 90-1 5-1 14-1 23 0 46 14 76 39 103 23 26 53 42 88 48 4 0 13 0 23 0 42 0 68-7 101-21 5-3 11-5 11-6l-5-53-9 5c-29 15-57 25-96 25-13 0-24-2-34-6-34-14-55-50-55-96 0-52 24-89 67-101 6-1 8-1 24-1 24 0 38 2 53 7 18 6 42 21 42 21 0 0 9-47 10-51 0-2-1-2-8-5-39-21-53-24-106-24-42 0-73 16-99 42z">
            <text:p/>
          </draw:path>
          <draw:path draw:style-name="gr16" draw:text-style-name="P16" draw:layer="layout" svg:width="0.061cm" svg:height="0.454cm" svg:x="6.696cm" svg:y="5.292cm" svg:viewBox="0 0 62 455" svg:d="M0 455c21 0 41 0 62 0 0-152 0-303 0-455-21 0-41 0-62 0 0 152 0 303 0 455z">
            <text:p/>
          </draw:path>
          <draw:path draw:style-name="gr16" draw:text-style-name="P16" draw:layer="layout" svg:width="0.254cm" svg:height="0.296cm" svg:x="6.86cm" svg:y="5.455cm" svg:viewBox="0 0 255 297" svg:d="M0 115c0 76 0 117 1 123 2 28 12 45 30 53 11 6 15 6 34 6 48 0 93-10 123-29l5-3v27h62v-292h-64v101c0 109 0 104-4 115-12 22-38 36-73 36-28 0-43-2-49-21l-1-116v-115h-64z">
            <text:p/>
          </draw:path>
          <draw:path draw:style-name="gr16" draw:text-style-name="P16" draw:layer="layout" svg:width="0.071cm" svg:height="0.445cm" svg:x="7.214cm" svg:y="5.3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53cm" svg:height="0.305cm" svg:x="7.533cm" svg:y="5.445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216cm" svg:height="0.379cm" svg:x="7.85cm" svg:y="5.372cm" svg:viewBox="0 0 217 380" svg:d="M204 310c-16 11-35 18-55 19-8 0-9 0-13-1-10-4-18-16-21-35-1-7-1-9-2-85v-77h92v-48h-92v-83h-58v83h-55v48h53v78c0 79 0 91 3 105 3 28 14 50 32 62 7 3 9 4 18 4h8c28 0 54-4 81-14 5-2 22-7 22-10-1-1-13-43-13-46z">
            <text:p/>
          </draw:path>
          <draw:path draw:style-name="gr16" draw:text-style-name="P16" draw:layer="layout" svg:width="0.071cm" svg:height="0.445cm" svg:x="8.132cm" svg:y="5.3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96cm" svg:height="0.291cm" svg:x="8.26cm" svg:y="5.455cm" svg:viewBox="0 0 297 292" svg:d="M113 292h71l113-291c0-1-2-1-31-1s-31 0-31 1c-18 43-84 214-85 247-8-49-85-245-86-247 0-1-2-1-32-1-31 0-32 0-32 1 1 1 113 291 113 291z">
            <text:p/>
          </draw:path>
          <draw:path draw:style-name="gr16" draw:text-style-name="P16" draw:layer="layout" svg:width="0.071cm" svg:height="0.445cm" svg:x="8.613cm" svg:y="5.3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8cm" svg:height="0.459cm" svg:x="8.755cm" svg:y="5.292cm" svg:viewBox="0 0 281 460" svg:d="M219 187l-6-4c-29-16-63-27-100-27-15 0-25 3-38 9-34 15-61 53-71 100-2 13-4 26-4 42 0 33 6 61 20 87 17 35 43 57 73 64 6 2 7 2 21 2 40 0 70-13 96-31l7-5v31h64v-455h-62zM217 233v140l-4 6c-12 15-28 26-46 31-5 0-7 0-18 0-9 0-13 0-17-1-44-9-68-45-68-99 0-56 26-94 74-102 7-1 9-2 12-2 2 0 5 1 8 1 29 0 44 12 59 26z">
            <text:p/>
          </draw:path>
          <draw:path draw:style-name="gr16" draw:text-style-name="P16" draw:layer="layout" svg:width="0.253cm" svg:height="0.305cm" svg:x="9.117cm" svg:y="5.445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28cm" svg:height="0.459cm" svg:x="9.444cm" svg:y="5.292cm" svg:viewBox="0 0 281 460" svg:d="M219 187l-6-4c-29-16-63-27-100-27-15 0-25 3-38 9-34 15-61 53-71 100-2 13-4 26-4 42 0 33 6 61 20 87 17 35 43 57 73 64 6 2 7 2 21 2 40 0 70-13 96-31l7-5v31h64v-455h-62zM217 233v140l-4 6c-12 15-28 26-46 31-5 0-7 0-18 0-9 0-13 0-17-1-44-9-68-45-68-99 0-56 26-94 74-102 7-1 9-2 12-2 2 0 5 1 8 1 29 0 44 12 59 26z">
            <text:p/>
          </draw:path>
          <draw:path draw:style-name="gr16" draw:text-style-name="P16" draw:layer="layout" svg:width="0.265cm" svg:height="0.306cm" svg:x="9.798cm" svg:y="5.444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28cm" svg:height="0.305cm" svg:x="10.106cm" svg:y="5.445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219cm" svg:height="0.461cm" svg:x="10.541cm" svg:y="5.285cm" svg:viewBox="0 0 220 462" svg:d="M162 0c-6 0-11 0-15 1-53 7-94 49-100 100-1 4-1 20-1 38v31h-46v47h46v245h62v-245h71v-47h-73v-41c0-46 0-45 5-53 1-4 4-7 7-11 12-10 22-15 46-15h6c17 0 28 3 43 8l7 3v-54c-16-4-36-7-58-7z">
            <text:p/>
          </draw:path>
          <draw:path draw:style-name="gr16" draw:text-style-name="P16" draw:layer="layout" svg:width="0.071cm" svg:height="0.445cm" svg:x="10.779cm" svg:y="5.3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148cm" svg:height="0.108cm" svg:x="10.74cm" svg:y="5.151cm" svg:viewBox="0 0 149 109" svg:d="M43 54c-23 29-43 54-43 54-1 1 4 1 26 1h26l47-53c26-29 48-53 49-55l1-1h-64z">
            <text:p/>
          </draw:path>
          <draw:path draw:style-name="gr16" draw:text-style-name="P16" draw:layer="layout" svg:width="0.228cm" svg:height="0.305cm" svg:x="10.918cm" svg:y="5.445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071cm" svg:height="0.445cm" svg:x="11.206cm" svg:y="5.3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61cm" svg:height="0.305cm" svg:x="11.349cm" svg:y="5.445cm" svg:viewBox="0 0 262 306" svg:d="M46 42c-25 25-40 55-45 90-1 5-1 14-1 23 0 46 14 76 39 103 23 26 53 42 88 48 4 0 13 0 23 0 42 0 68-7 101-21 5-3 11-5 11-6l-5-53-9 5c-29 15-57 25-96 25-13 0-24-2-34-6-34-14-55-50-55-96 0-52 24-89 67-101 6-1 8-1 24-1 24 0 38 2 53 7 18 6 42 21 42 21 0 0 9-47 10-51 0-2-1-2-8-5-39-21-53-24-106-24-42 0-73 16-99 42z">
            <text:p/>
          </draw:path>
          <draw:path draw:style-name="gr16" draw:text-style-name="P16" draw:layer="layout" svg:width="0.253cm" svg:height="0.305cm" svg:x="11.658cm" svg:y="5.445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228cm" svg:height="0.305cm" svg:x="11.982cm" svg:y="5.445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265cm" svg:height="0.306cm" svg:x="12.418cm" svg:y="5.444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65cm" svg:height="0.306cm" svg:x="3.507cm" svg:y="6.101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28cm" svg:height="0.305cm" svg:x="3.815cm" svg:y="6.102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28cm" svg:height="0.423cm" svg:x="4.109cm" svg:y="6.105cm" svg:viewBox="0 0 281 424" svg:d="M63 32l-1-13v-13h-62v418h64v-152c1 0 3 2 6 4 24 17 50 27 89 27 7 0 13 0 17 0 61-13 102-74 105-146v-5c0-66-30-137-80-151-4 0-12-1-21-1-45 0-89 14-117 33zM217 152c0 53-35 92-77 101-3 1-9 1-15 1-32 0-49-15-61-34v-140l6-5c16-14 39-23 61-23 51 0 86 48 86 100z">
            <text:p/>
          </draw:path>
          <draw:path draw:style-name="gr16" draw:text-style-name="P16" draw:layer="layout" svg:width="0.304cm" svg:height="0.305cm" svg:x="4.434cm" svg:y="6.102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173cm" svg:height="0.297cm" svg:x="4.81cm" svg:y="6.105cm" svg:viewBox="0 0 174 298" svg:d="M67 43l-9 8v-48h-58v295h62v-78c1-78 1-79 2-84 10-48 53-79 103-82h7v-54h-5c-40 0-77 20-102 43z">
            <text:p/>
          </draw:path>
          <draw:path draw:style-name="gr16" draw:text-style-name="P16" draw:layer="layout" svg:width="0.216cm" svg:height="0.379cm" svg:x="5.006cm" svg:y="6.029cm" svg:viewBox="0 0 217 380" svg:d="M204 310c-16 11-35 18-55 19-8 0-9 0-13-1-10-4-18-16-21-35-1-7-1-9-2-85v-77h92v-48h-92v-83h-58v83h-55v48h53v78c0 79 0 91 3 105 3 28 14 50 32 62 7 3 9 4 18 4h8c28 0 54-4 81-14 5-2 22-7 22-10-1-1-13-43-13-46z">
            <text:p/>
          </draw:path>
          <draw:path draw:style-name="gr16" draw:text-style-name="P16" draw:layer="layout" svg:width="0.071cm" svg:height="0.445cm" svg:x="5.287cm" svg:y="5.957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96cm" svg:height="0.291cm" svg:x="5.416cm" svg:y="6.112cm" svg:viewBox="0 0 297 292" svg:d="M113 292h71l113-291c0-1-2-1-31-1s-31 0-31 1c-18 43-84 214-85 247-8-49-85-245-86-247 0-1-2-1-32-1-31 0-32 0-32 1 1 1 113 291 113 291z">
            <text:p/>
          </draw:path>
          <draw:path draw:style-name="gr16" draw:text-style-name="P16" draw:layer="layout" svg:width="0.253cm" svg:height="0.305cm" svg:x="5.749cm" svg:y="6.102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228cm" svg:height="0.305cm" svg:x="6.072cm" svg:y="6.102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28cm" svg:height="0.422cm" svg:x="6.512cm" svg:y="6.106cm" svg:viewBox="0 0 281 423" svg:d="M0 153c0 68 35 133 83 147 10 3 17 4 31 4 35-1 69-12 96-30l7-4v153h64v-423h-62v37l-7-5c-20-16-43-26-69-31-4 0-16 0-24 0h-8c-62 7-111 71-111 152zM219 102v115l-4 5c-16 20-41 32-65 32-47 0-86-44-86-101 0-41 21-77 56-93 9-5 19-8 33-8 40 0 54 24 66 50z">
            <text:p/>
          </draw:path>
          <draw:path draw:style-name="gr16" draw:text-style-name="P16" draw:layer="layout" svg:width="0.254cm" svg:height="0.296cm" svg:x="6.897cm" svg:y="6.112cm" svg:viewBox="0 0 255 297" svg:d="M0 115c0 76 0 117 1 123 2 28 12 45 30 53 11 6 15 6 34 6 48 0 93-10 123-29l5-3v27h62v-292h-64v101c0 109 0 104-4 115-12 22-38 36-73 36-28 0-43-2-49-21l-1-116v-115h-64z">
            <text:p/>
          </draw:path>
          <draw:path draw:style-name="gr16" draw:text-style-name="P16" draw:layer="layout" svg:width="0.265cm" svg:height="0.306cm" svg:x="7.224cm" svg:y="6.101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65cm" svg:height="0.306cm" svg:x="7.706cm" svg:y="6.101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28cm" svg:height="0.305cm" svg:x="8.013cm" svg:y="6.102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216cm" svg:height="0.379cm" svg:x="8.267cm" svg:y="6.029cm" svg:viewBox="0 0 217 380" svg:d="M204 310c-16 11-35 18-55 19-8 0-9 0-13-1-10-4-18-16-21-35-1-7-1-9-2-85v-77h92v-48h-92v-83h-58v83h-55v48h53v78c0 79 0 91 3 105 3 28 14 50 32 62 7 3 9 4 18 4h8c28 0 54-4 81-14 5-2 22-7 22-10-1-1-13-43-13-46z">
            <text:p/>
          </draw:path>
          <draw:path draw:style-name="gr16" draw:text-style-name="P16" draw:layer="layout" svg:width="0.071cm" svg:height="0.445cm" svg:x="8.549cm" svg:y="5.957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444cm" svg:height="0.297cm" svg:x="8.718cm" svg:y="6.105cm" svg:viewBox="0 0 445 298" svg:d="M159 0c-42 0-73 16-99 41v-38h-60v295h64v-84c0-55 0-87 1-92 2-25 11-45 25-59 10-9 17-13 38-13 36 0 54 11 61 38 1 4 1 13 2 107v103h64v-84c0-55 0-87 0-92 3-25 12-45 26-59 10-9 16-13 38-13 35 0 54 11 61 38 1 4 1 13 1 107v103h64v-107c0-113 0-110-3-125-9-42-39-66-90-66-45 0-79 18-101 42l-5 5c-17-31-40-47-87-47z">
            <text:p/>
          </draw:path>
          <draw:path draw:style-name="gr16" draw:text-style-name="P16" draw:layer="layout" svg:width="0.254cm" svg:height="0.296cm" svg:x="9.264cm" svg:y="6.112cm" svg:viewBox="0 0 255 297" svg:d="M0 115c0 76 0 117 1 123 2 28 12 45 30 53 11 6 15 6 34 6 48 0 93-10 123-29l5-3v27h62v-292h-64v101c0 109 0 104-4 115-12 22-38 36-73 36-28 0-43-2-49-21l-1-116v-115h-64z">
            <text:p/>
          </draw:path>
          <draw:path draw:style-name="gr16" draw:text-style-name="P16" draw:layer="layout" svg:width="0.061cm" svg:height="0.454cm" svg:x="9.623cm" svg:y="5.949cm" svg:viewBox="0 0 62 455" svg:d="M0 455c21 0 41 0 62 0 0-152 0-303 0-455-21 0-41 0-62 0 0 152 0 303 0 455z">
            <text:p/>
          </draw:path>
          <draw:path draw:style-name="gr16" draw:text-style-name="P16" draw:layer="layout" svg:width="0.253cm" svg:height="0.305cm" svg:x="9.764cm" svg:y="6.102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444cm" svg:height="0.297cm" svg:x="10.118cm" svg:y="6.105cm" svg:viewBox="0 0 445 298" svg:d="M159 0c-42 0-73 16-99 41v-38h-60v295h64v-84c0-55 0-87 1-92 2-25 11-45 25-59 10-9 17-13 38-13 36 0 54 11 61 38 1 4 1 13 2 107v103h64v-84c0-55 0-87 0-92 3-25 12-45 26-59 10-9 16-13 38-13 35 0 54 11 61 38 1 4 1 13 1 107v103h64v-107c0-113 0-110-3-125-9-42-39-66-90-66-45 0-79 18-101 42l-5 5c-17-31-40-47-87-47z">
            <text:p/>
          </draw:path>
          <draw:path draw:style-name="gr16" draw:text-style-name="P16" draw:layer="layout" svg:width="0.304cm" svg:height="0.305cm" svg:x="10.807cm" svg:y="6.102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28cm" svg:height="0.459cm" svg:x="3.511cm" svg:y="6.606cm" svg:viewBox="0 0 281 460" svg:d="M219 187l-6-4c-29-16-63-27-100-27-15 0-25 3-38 9-34 15-61 53-71 100-2 13-4 26-4 42 0 33 6 61 20 87 17 35 43 57 73 64 6 2 7 2 21 2 40 0 70-13 96-31l7-5v31h64v-455h-62zM217 233v140l-4 6c-12 15-28 26-46 31-5 0-7 0-18 0-9 0-13 0-17-1-44-9-68-45-68-99 0-56 26-94 74-102 7-1 9-2 12-2 2 0 5 1 8 1 29 0 44 12 59 26z">
            <text:p/>
          </draw:path>
          <draw:path draw:style-name="gr16" draw:text-style-name="P16" draw:layer="layout" svg:width="0.265cm" svg:height="0.306cm" svg:x="3.865cm" svg:y="6.758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28cm" svg:height="0.305cm" svg:x="4.173cm" svg:y="6.759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265cm" svg:height="0.306cm" svg:x="4.434cm" svg:y="6.758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54cm" svg:height="0.297cm" svg:x="4.773cm" svg:y="6.763cm" svg:viewBox="0 0 255 298" svg:d="M60 41v-38h-60v295h64v-84c0-55 0-87 1-92 2-25 11-45 25-59 10-9 17-13 38-13 36 0 54 11 61 38 1 4 1 13 2 107v103h64v-107c-1-113-1-110-4-125-9-43-40-66-91-66h-2c-5 0-11 1-13 1-32 3-62 18-85 40z">
            <text:p/>
          </draw:path>
          <draw:path draw:style-name="gr16" draw:text-style-name="P16" draw:layer="layout" svg:width="0.296cm" svg:height="0.291cm" svg:x="5.09cm" svg:y="6.769cm" svg:viewBox="0 0 297 292" svg:d="M113 292h71l113-291c0-1-2-1-31-1s-31 0-31 1c-18 43-84 214-85 247-8-49-85-245-86-247 0-1-2-1-32-1-31 0-32 0-32 1 1 1 113 291 113 291z">
            <text:p/>
          </draw:path>
          <draw:path draw:style-name="gr16" draw:text-style-name="P16" draw:layer="layout" svg:width="0.304cm" svg:height="0.305cm" svg:x="5.416cm" svg:y="6.759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061cm" svg:height="0.454cm" svg:x="5.792cm" svg:y="6.606cm" svg:viewBox="0 0 62 455" svg:d="M0 455c21 0 41 0 62 0 0-152 0-303 0-455-21 0-41 0-62 0 0 152 0 303 0 455z">
            <text:p/>
          </draw:path>
          <draw:path draw:style-name="gr16" draw:text-style-name="P16" draw:layer="layout" svg:width="0.296cm" svg:height="0.291cm" svg:x="5.916cm" svg:y="6.769cm" svg:viewBox="0 0 297 292" svg:d="M113 292h71l113-291c0-1-2-1-31-1s-31 0-31 1c-18 43-84 214-85 247-8-49-85-245-86-247 0-1-2-1-32-1-31 0-32 0-32 1 1 1 113 291 113 291z">
            <text:p/>
          </draw:path>
          <draw:path draw:style-name="gr16" draw:text-style-name="P16" draw:layer="layout" svg:width="0.071cm" svg:height="0.445cm" svg:x="6.269cm" svg:y="6.614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444cm" svg:height="0.297cm" svg:x="6.438cm" svg:y="6.763cm" svg:viewBox="0 0 445 298" svg:d="M159 0c-42 0-73 16-99 41v-38h-60v295h64v-84c0-55 0-87 1-92 2-25 11-45 25-59 10-9 17-13 38-13 36 0 54 11 61 38 1 4 1 13 2 107v103h64v-84c0-55 0-87 0-92 3-25 12-45 26-59 10-9 16-13 38-13 35 0 54 11 61 38 1 4 1 13 1 107v103h64v-107c0-113 0-110-3-125-9-42-39-66-90-66-45 0-79 18-101 42l-5 5c-17-31-40-47-87-47z">
            <text:p/>
          </draw:path>
          <draw:path draw:style-name="gr16" draw:text-style-name="P16" draw:layer="layout" svg:width="0.265cm" svg:height="0.306cm" svg:x="6.953cm" svg:y="6.758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54cm" svg:height="0.297cm" svg:x="7.292cm" svg:y="6.763cm" svg:viewBox="0 0 255 298" svg:d="M60 41v-38h-60v295h64v-84c0-55 0-87 1-92 2-25 11-45 25-59 10-9 17-13 38-13 36 0 54 11 61 38 1 4 1 13 2 107v103h64v-107c-1-113-1-110-4-125-9-43-40-66-91-66h-2c-5 0-11 1-13 1-32 3-62 18-85 40z">
            <text:p/>
          </draw:path>
          <draw:path draw:style-name="gr16" draw:text-style-name="P16" draw:layer="layout" svg:width="0.216cm" svg:height="0.379cm" svg:x="7.611cm" svg:y="6.686cm" svg:viewBox="0 0 217 380" svg:d="M204 310c-16 11-35 18-55 19-8 0-9 0-13-1-10-4-18-16-21-35-1-7-1-9-2-85v-77h92v-48h-92v-83h-58v83h-55v48h53v78c0 79 0 91 3 105 3 28 14 50 32 62 7 3 9 4 18 4h8c28 0 54-4 81-14 5-2 22-7 22-10-1-1-13-43-13-46z">
            <text:p/>
          </draw:path>
          <draw:path draw:style-name="gr16" draw:text-style-name="P16" draw:layer="layout" svg:width="0.304cm" svg:height="0.305cm" svg:x="7.867cm" svg:y="6.759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219cm" svg:height="0.461cm" svg:x="8.384cm" svg:y="6.599cm" svg:viewBox="0 0 220 462" svg:d="M162 0c-6 0-11 0-15 1-53 7-94 49-100 100-1 4-1 20-1 38v31h-46v47h46v245h62v-245h71v-47h-73v-41c0-46 0-45 5-53 1-4 4-7 7-11 12-10 22-15 46-15h6c17 0 28 3 43 8l7 3v-54c-16-4-36-7-58-7z">
            <text:p/>
          </draw:path>
          <draw:path draw:style-name="gr16" draw:text-style-name="P16" draw:layer="layout" svg:width="0.071cm" svg:height="0.445cm" svg:x="8.623cm" svg:y="6.614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148cm" svg:height="0.108cm" svg:x="8.584cm" svg:y="6.465cm" svg:viewBox="0 0 149 109" svg:d="M43 54c-23 29-43 54-43 54-1 1 4 1 26 1h26l47-53c26-29 48-53 49-55l1-1h-64z">
            <text:p/>
          </draw:path>
          <draw:path draw:style-name="gr16" draw:text-style-name="P16" draw:layer="layout" svg:width="0.228cm" svg:height="0.305cm" svg:x="8.761cm" svg:y="6.759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071cm" svg:height="0.445cm" svg:x="9.049cm" svg:y="6.614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61cm" svg:height="0.305cm" svg:x="9.192cm" svg:y="6.759cm" svg:viewBox="0 0 262 306" svg:d="M46 42c-25 25-40 55-45 90-1 5-1 14-1 23 0 46 14 76 39 103 23 26 53 42 88 48 4 0 13 0 23 0 42 0 68-7 101-21 5-3 11-5 11-6l-5-53-9 5c-29 15-57 25-96 25-13 0-24-2-34-6-34-14-55-50-55-96 0-52 24-89 67-101 6-1 8-1 24-1 24 0 38 2 53 7 18 6 42 21 42 21 0 0 9-47 10-51 0-2-1-2-8-5-39-21-53-24-106-24-42 0-73 16-99 42z">
            <text:p/>
          </draw:path>
          <draw:path draw:style-name="gr16" draw:text-style-name="P16" draw:layer="layout" svg:width="0.304cm" svg:height="0.305cm" svg:x="9.496cm" svg:y="6.759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067cm" svg:height="0.145cm" svg:x="9.881cm" svg:y="6.996cm" svg:viewBox="0 0 68 146" svg:d="M1 64h10c10 0 10 0 10 1s-5 19-11 41l-10 40h34l34-83v-63h-67z">
            <text:p/>
          </draw:path>
          <draw:path draw:style-name="gr16" draw:text-style-name="P16" draw:layer="layout" svg:width="0.444cm" svg:height="0.297cm" svg:x="10.238cm" svg:y="6.763cm" svg:viewBox="0 0 445 298" svg:d="M159 0c-42 0-73 16-99 41v-38h-60v295h64v-84c0-55 0-87 1-92 2-25 11-45 25-59 10-9 17-13 38-13 36 0 54 11 61 38 1 4 1 13 2 107v103h64v-84c0-55 0-87 0-92 3-25 12-45 26-59 10-9 16-13 38-13 35 0 54 11 61 38 1 4 1 13 1 107v103h64v-107c0-113 0-110-3-125-9-42-39-66-90-66-45 0-79 18-101 42l-5 5c-17-31-40-47-87-47z">
            <text:p/>
          </draw:path>
          <draw:path draw:style-name="gr16" draw:text-style-name="P16" draw:layer="layout" svg:width="0.265cm" svg:height="0.306cm" svg:x="10.752cm" svg:y="6.758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54cm" svg:height="0.297cm" svg:x="11.09cm" svg:y="6.763cm" svg:viewBox="0 0 255 298" svg:d="M60 41v-38h-60v295h64v-84c0-55 0-87 1-92 2-25 11-45 25-59 10-9 17-13 38-13 36 0 54 11 61 38 1 4 1 13 2 107v103h64v-107c-1-113-1-110-4-125-9-43-40-66-91-66h-2c-5 0-11 1-13 1-32 3-62 18-85 40z">
            <text:p/>
          </draw:path>
          <draw:path draw:style-name="gr16" draw:text-style-name="P16" draw:layer="layout" svg:width="0.216cm" svg:height="0.379cm" svg:x="11.41cm" svg:y="6.686cm" svg:viewBox="0 0 217 380" svg:d="M204 310c-16 11-35 18-55 19-8 0-9 0-13-1-10-4-18-16-21-35-1-7-1-9-2-85v-77h92v-48h-92v-83h-58v83h-55v48h53v78c0 79 0 91 3 105 3 28 14 50 32 62 7 3 9 4 18 4h8c28 0 54-4 81-14 5-2 22-7 22-10-1-1-13-43-13-46z">
            <text:p/>
          </draw:path>
          <draw:path draw:style-name="gr16" draw:text-style-name="P16" draw:layer="layout" svg:width="0.253cm" svg:height="0.305cm" svg:x="11.672cm" svg:y="6.759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061cm" svg:height="0.454cm" svg:x="12.028cm" svg:y="6.606cm" svg:viewBox="0 0 62 455" svg:d="M0 455c21 0 41 0 62 0 0-152 0-303 0-455-21 0-41 0-62 0 0 152 0 303 0 455z">
            <text:p/>
          </draw:path>
          <draw:path draw:style-name="gr16" draw:text-style-name="P16" draw:layer="layout" svg:width="0.265cm" svg:height="0.306cm" svg:x="12.335cm" svg:y="6.758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65cm" svg:height="0.306cm" svg:x="3.507cm" svg:y="7.416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444cm" svg:height="0.297cm" svg:x="3.846cm" svg:y="7.42cm" svg:viewBox="0 0 445 298" svg:d="M159 0c-42 0-73 16-99 41v-38h-60v295h64v-84c0-55 0-87 1-92 2-25 11-45 25-59 10-9 17-13 38-13 36 0 54 11 61 38 1 4 1 13 2 107v103h64v-84c0-55 0-87 0-92 3-25 12-45 26-59 10-9 16-13 38-13 35 0 54 11 61 38 1 4 1 13 1 107v103h64v-107c0-113 0-110-3-125-9-42-39-66-90-66-45 0-79 18-101 42l-5 5c-17-31-40-47-87-47z">
            <text:p/>
          </draw:path>
          <draw:path draw:style-name="gr16" draw:text-style-name="P16" draw:layer="layout" svg:width="0.304cm" svg:height="0.305cm" svg:x="4.36cm" svg:y="7.417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261cm" svg:height="0.305cm" svg:x="4.709cm" svg:y="7.417cm" svg:viewBox="0 0 262 306" svg:d="M46 42c-25 25-40 55-45 90-1 5-1 14-1 23 0 46 14 76 39 103 23 26 53 42 88 48 4 0 13 0 23 0 42 0 68-7 101-21 5-3 11-5 11-6l-5-53-9 5c-29 15-57 25-96 25-13 0-24-2-34-6-34-14-55-50-55-96 0-52 24-89 67-101 6-1 8-1 24-1 24 0 38 2 53 7 18 6 42 21 42 21 0 0 9-47 10-51 0-2-1-2-8-5-39-21-53-24-106-24-42 0-73 16-99 42z">
            <text:p/>
          </draw:path>
          <draw:path draw:style-name="gr16" draw:text-style-name="P16" draw:layer="layout" svg:width="0.071cm" svg:height="0.445cm" svg:x="5.04cm" svg:y="7.272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304cm" svg:height="0.305cm" svg:x="5.178cm" svg:y="7.417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254cm" svg:height="0.297cm" svg:x="5.552cm" svg:y="7.42cm" svg:viewBox="0 0 255 298" svg:d="M60 41v-38h-60v295h64v-84c0-55 0-87 1-92 2-25 11-45 25-59 10-9 17-13 38-13 36 0 54 11 61 38 1 4 1 13 2 107v103h64v-107c-1-113-1-110-4-125-9-43-40-66-91-66h-2c-5 0-11 1-13 1-32 3-62 18-85 40z">
            <text:p/>
          </draw:path>
          <draw:path draw:style-name="gr16" draw:text-style-name="P16" draw:layer="layout" svg:width="0.253cm" svg:height="0.305cm" svg:x="5.887cm" svg:y="7.417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061cm" svg:height="0.454cm" svg:x="6.241cm" svg:y="7.263cm" svg:viewBox="0 0 62 455" svg:d="M0 455c21 0 41 0 62 0 0-152 0-303 0-455-21 0-41 0-62 0 0 152 0 303 0 455z">
            <text:p/>
          </draw:path>
          <draw:path draw:style-name="gr16" draw:text-style-name="P16" draw:layer="layout" svg:width="0.28cm" svg:height="0.459cm" svg:x="6.553cm" svg:y="7.263cm" svg:viewBox="0 0 281 460" svg:d="M219 187l-6-4c-29-16-63-27-100-27-15 0-25 3-38 9-34 15-61 53-71 100-2 13-4 26-4 42 0 33 6 61 20 87 17 35 43 57 73 64 6 2 7 2 21 2 40 0 70-13 96-31l7-5v31h64v-455h-62zM217 233v140l-4 6c-12 15-28 26-46 31-5 0-7 0-18 0-9 0-13 0-17-1-44-9-68-45-68-99 0-56 26-94 74-102 7-1 9-2 12-2 2 0 5 1 8 1 29 0 44 12 59 26z">
            <text:p/>
          </draw:path>
          <draw:path draw:style-name="gr16" draw:text-style-name="P16" draw:layer="layout" svg:width="0.265cm" svg:height="0.306cm" svg:x="6.907cm" svg:y="7.416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61cm" svg:height="0.305cm" svg:x="7.393cm" svg:y="7.417cm" svg:viewBox="0 0 262 306" svg:d="M46 42c-25 25-40 55-45 90-1 5-1 14-1 23 0 46 14 76 39 103 23 26 53 42 88 48 4 0 13 0 23 0 42 0 68-7 101-21 5-3 11-5 11-6l-5-53-9 5c-29 15-57 25-96 25-13 0-24-2-34-6-34-14-55-50-55-96 0-52 24-89 67-101 6-1 8-1 24-1 24 0 38 2 53 7 18 6 42 21 42 21 0 0 9-47 10-51 0-2-1-2-8-5-39-21-53-24-106-24-42 0-73 16-99 42z">
            <text:p/>
          </draw:path>
          <draw:path draw:style-name="gr16" draw:text-style-name="P16" draw:layer="layout" svg:width="0.253cm" svg:height="0.305cm" svg:x="7.703cm" svg:y="7.417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28cm" svg:height="0.459cm" svg:x="8.03cm" svg:y="7.263cm" svg:viewBox="0 0 281 460" svg:d="M219 187l-6-4c-29-16-63-27-100-27-15 0-25 3-38 9-34 15-61 53-71 100-2 13-4 26-4 42 0 33 6 61 20 87 17 35 43 57 73 64 6 2 7 2 21 2 40 0 70-13 96-31l7-5v31h64v-455h-62zM217 233v140l-4 6c-12 15-28 26-46 31-5 0-7 0-18 0-9 0-13 0-17-1-44-9-68-45-68-99 0-56 26-94 74-102 7-1 9-2 12-2 2 0 5 1 8 1 29 0 44 12 59 26z">
            <text:p/>
          </draw:path>
          <draw:path draw:style-name="gr16" draw:text-style-name="P16" draw:layer="layout" svg:width="0.253cm" svg:height="0.305cm" svg:x="8.391cm" svg:y="7.417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253cm" svg:height="0.305cm" svg:x="8.897cm" svg:y="7.417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061cm" svg:height="0.454cm" svg:x="9.252cm" svg:y="7.263cm" svg:viewBox="0 0 62 455" svg:d="M0 455c21 0 41 0 62 0 0-152 0-303 0-455-21 0-41 0-62 0 0 152 0 303 0 455z">
            <text:p/>
          </draw:path>
          <draw:path draw:style-name="gr16" draw:text-style-name="P16" draw:layer="layout" svg:width="0.254cm" svg:height="0.296cm" svg:x="9.416cm" svg:y="7.426cm" svg:viewBox="0 0 255 297" svg:d="M0 115c0 76 0 117 1 123 2 28 12 45 30 53 11 6 15 6 34 6 48 0 93-10 123-29l5-3v27h62v-292h-64v101c0 109 0 104-4 115-12 22-38 36-73 36-28 0-43-2-49-21l-1-116v-115h-64z">
            <text:p/>
          </draw:path>
          <draw:path draw:style-name="gr16" draw:text-style-name="P16" draw:layer="layout" svg:width="0.254cm" svg:height="0.297cm" svg:x="9.774cm" svg:y="7.42cm" svg:viewBox="0 0 255 298" svg:d="M60 41v-38h-60v295h64v-84c0-55 0-87 1-92 2-25 11-45 25-59 10-9 17-13 38-13 36 0 54 11 61 38 1 4 1 13 2 107v103h64v-107c-1-113-1-110-4-125-9-43-40-66-91-66h-2c-5 0-11 1-13 1-32 3-62 18-85 40z">
            <text:p/>
          </draw:path>
          <draw:path draw:style-name="gr16" draw:text-style-name="P16" draw:layer="layout" svg:width="0.304cm" svg:height="0.305cm" svg:x="10.1cm" svg:y="7.417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066cm" svg:height="0.063cm" svg:x="10.488cm" svg:y="7.654cm" svg:viewBox="0 0 67 64" svg:d="M0 64c22 0 45 0 67 0 0-21 0-43 0-64-22 0-45 0-67 0 0 21 0 43 0 64z">
            <text:p/>
          </draw:path>
          <draw:path draw:style-name="gr16" draw:text-style-name="P16" draw:layer="layout" svg:width="0.419cm" svg:height="0.454cm" svg:x="10.811cm" svg:y="7.263cm" svg:viewBox="0 0 420 455" svg:d="M107 336v-2h193l46 121h37c35 0 37 0 37-2-1 0-40-103-88-227l-86-226h-36c-28 0-36 0-37 1 0 0-39 102-86 227l-87 227h62c3-8 45-116 45-119zM204 58v-4 5c17 64 40 126 72 211l6 17c0 1-35 1-78 1-75 0-79 0-79-1 2-2 72-189 79-229z">
            <text:p/>
          </draw:path>
          <draw:path draw:style-name="gr16" draw:text-style-name="P16" draw:layer="layout" svg:width="0.216cm" svg:height="0.379cm" svg:x="11.264cm" svg:y="7.343cm" svg:viewBox="0 0 217 380" svg:d="M204 310c-16 11-35 18-55 19-8 0-9 0-13-1-10-4-18-16-21-35-1-7-1-9-2-85v-77h92v-48h-92v-83h-58v83h-55v48h53v78c0 79 0 91 3 105 3 28 14 50 32 62 7 3 9 4 18 4h8c28 0 54-4 81-14 5-2 22-7 22-10-1-1-13-43-13-46z">
            <text:p/>
          </draw:path>
          <draw:path draw:style-name="gr16" draw:text-style-name="P16" draw:layer="layout" svg:width="0.173cm" svg:height="0.297cm" svg:x="11.55cm" svg:y="7.42cm" svg:viewBox="0 0 174 298" svg:d="M67 43l-9 8v-48h-58v295h62v-78c1-78 1-79 2-84 10-48 53-79 103-82h7v-54h-5c-40 0-77 20-102 43z">
            <text:p/>
          </draw:path>
          <draw:path draw:style-name="gr16" draw:text-style-name="P16" draw:layer="layout" svg:width="0.253cm" svg:height="0.305cm" svg:x="11.759cm" svg:y="7.417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296cm" svg:height="0.291cm" svg:x="12.073cm" svg:y="7.426cm" svg:viewBox="0 0 297 292" svg:d="M113 292h71l113-291c0-1-2-1-31-1s-31 0-31 1c-18 43-84 214-85 247-8-49-85-245-86-247 0-1-2-1-32-1-31 0-32 0-32 1 1 1 113 291 113 291z">
            <text:p/>
          </draw:path>
          <draw:path draw:style-name="gr16" draw:text-style-name="P16" draw:layer="layout" svg:width="0.265cm" svg:height="0.306cm" svg:x="12.399cm" svg:y="7.416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148cm" svg:height="0.108cm" svg:x="12.459cm" svg:y="7.264cm" svg:viewBox="0 0 149 109" svg:d="M43 54c-23 29-43 54-43 54-1 1 4 1 26 1h26l47-53c26-29 48-53 49-55l1-1h-64z">
            <text:p/>
          </draw:path>
          <draw:path draw:style-name="gr16" draw:text-style-name="P16" draw:layer="layout" svg:width="0.228cm" svg:height="0.305cm" svg:x="12.707cm" svg:y="7.417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297cm" svg:height="0.491cm" svg:x="8.486cm" svg:y="8.008cm" svg:viewBox="0 0 298 492" svg:d="M298 22v55c-18-9-35-16-53-20-17-5-35-7-53-7-40 0-71 12-94 36-22 24-33 58-33 102 0 43 11 77 33 101 23 24 54 36 94 36 18 0 36-2 53-6 18-5 35-12 53-21v54c-18 8-35 14-54 17-18 4-38 6-59 6-57 0-102-17-135-51-33-33-50-79-50-136 0-59 17-105 51-138 33-33 80-50 138-50 19 0 38 2 56 6 18 3 36 9 53 16zM210 366c13 13 22 25 28 36 6 12 9 22 9 33 0 18-7 33-20 42-14 10-34 15-60 15-10 0-20-1-30-2s-19-3-29-6v-42c7 4 15 7 24 8 8 2 17 3 28 3 13 0 23-3 30-8s10-13 10-22c0-7-2-15-7-24s-13-20-23-33z">
            <text:p/>
          </draw:path>
          <draw:path draw:style-name="gr16" draw:text-style-name="P16" draw:layer="layout" svg:width="0.28cm" svg:height="0.459cm" svg:x="3.511cm" svg:y="7.92cm" svg:viewBox="0 0 281 460" svg:d="M219 187l-6-4c-29-16-63-27-100-27-15 0-25 3-38 9-34 15-61 53-71 100-2 13-4 26-4 42 0 33 6 61 20 87 17 35 43 57 73 64 6 2 7 2 21 2 40 0 70-13 96-31l7-5v31h64v-455h-62zM217 233v140l-4 6c-12 15-28 26-46 31-5 0-7 0-18 0-9 0-13 0-17-1-44-9-68-45-68-99 0-56 26-94 74-102 7-1 9-2 12-2 2 0 5 1 8 1 29 0 44 12 59 26z">
            <text:p/>
          </draw:path>
          <draw:path draw:style-name="gr16" draw:text-style-name="P16" draw:layer="layout" svg:width="0.265cm" svg:height="0.306cm" svg:x="3.865cm" svg:y="8.073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53cm" svg:height="0.305cm" svg:x="4.354cm" svg:y="8.074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254cm" svg:height="0.296cm" svg:x="4.709cm" svg:y="8.083cm" svg:viewBox="0 0 255 297" svg:d="M0 115c0 76 0 117 1 123 2 28 12 45 30 53 11 6 15 6 34 6 48 0 93-10 123-29l5-3v27h62v-292h-64v101c0 109 0 104-4 115-12 22-38 36-73 36-28 0-43-2-49-21l-1-116v-115h-64z">
            <text:p/>
          </draw:path>
          <draw:path draw:style-name="gr16" draw:text-style-name="P16" draw:layer="layout" svg:width="0.061cm" svg:height="0.454cm" svg:x="5.067cm" svg:y="7.92cm" svg:viewBox="0 0 62 455" svg:d="M0 455c21 0 41 0 62 0 0-152 0-303 0-455-21 0-41 0-62 0 0 152 0 303 0 455z">
            <text:p/>
          </draw:path>
          <draw:path draw:style-name="gr16" draw:text-style-name="P16" draw:layer="layout" svg:width="0.253cm" svg:height="0.305cm" svg:x="5.207cm" svg:y="8.074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228cm" svg:height="0.305cm" svg:x="5.531cm" svg:y="8.074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28cm" svg:height="0.459cm" svg:x="5.97cm" svg:y="7.92cm" svg:viewBox="0 0 281 460" svg:d="M219 187l-6-4c-29-16-63-27-100-27-15 0-25 3-38 9-34 15-61 53-71 100-2 13-4 26-4 42 0 33 6 61 20 87 17 35 43 57 73 64 6 2 7 2 21 2 40 0 70-13 96-31l7-5v31h64v-455h-62zM217 233v140l-4 6c-12 15-28 26-46 31-5 0-7 0-18 0-9 0-13 0-17-1-44-9-68-45-68-99 0-56 26-94 74-102 7-1 9-2 12-2 2 0 5 1 8 1 29 0 44 12 59 26z">
            <text:p/>
          </draw:path>
          <draw:path draw:style-name="gr16" draw:text-style-name="P16" draw:layer="layout" svg:width="0.265cm" svg:height="0.306cm" svg:x="6.324cm" svg:y="8.073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65cm" svg:height="0.306cm" svg:x="6.807cm" svg:y="8.073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8cm" svg:height="0.459cm" svg:x="7.117cm" svg:y="7.92cm" svg:viewBox="0 0 281 460" svg:d="M219 187l-6-4c-29-16-63-27-100-27-15 0-25 3-38 9-34 15-61 53-71 100-2 13-4 26-4 42 0 33 6 61 20 87 17 35 43 57 73 64 6 2 7 2 21 2 40 0 70-13 96-31l7-5v31h64v-455h-62zM217 233v140l-4 6c-12 15-28 26-46 31-5 0-7 0-18 0-9 0-13 0-17-1-44-9-68-45-68-99 0-56 26-94 74-102 7-1 9-2 12-2 2 0 5 1 8 1 29 0 44 12 59 26z">
            <text:p/>
          </draw:path>
          <draw:path draw:style-name="gr16" draw:text-style-name="P16" draw:layer="layout" svg:width="0.254cm" svg:height="0.296cm" svg:x="7.503cm" svg:y="8.083cm" svg:viewBox="0 0 255 297" svg:d="M0 115c0 76 0 117 1 123 2 28 12 45 30 53 11 6 15 6 34 6 48 0 93-10 123-29l5-3v27h62v-292h-64v101c0 109 0 104-4 115-12 22-38 36-73 36-28 0-43-2-49-21l-1-116v-115h-64z">
            <text:p/>
          </draw:path>
          <draw:path draw:style-name="gr16" draw:text-style-name="P16" draw:layer="layout" svg:width="0.261cm" svg:height="0.305cm" svg:x="7.834cm" svg:y="8.074cm" svg:viewBox="0 0 262 306" svg:d="M46 42c-25 25-40 55-45 90-1 5-1 14-1 23 0 46 14 76 39 103 23 26 53 42 88 48 4 0 13 0 23 0 42 0 68-7 101-21 5-3 11-5 11-6l-5-53-9 5c-29 15-57 25-96 25-13 0-24-2-34-6-34-14-55-50-55-96 0-52 24-89 67-101 6-1 8-1 24-1 24 0 38 2 53 7 18 6 42 21 42 21 0 0 9-47 10-51 0-2-1-2-8-5-39-21-53-24-106-24-42 0-73 16-99 42z">
            <text:p/>
          </draw:path>
          <draw:path draw:style-name="gr16" draw:text-style-name="P16" draw:layer="layout" svg:width="0.253cm" svg:height="0.305cm" svg:x="8.143cm" svg:y="8.074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253cm" svg:height="0.305cm" svg:x="8.85cm" svg:y="8.074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228cm" svg:height="0.086cm" svg:x="8.874cm" svg:y="7.938cm" svg:viewBox="0 0 229 87" svg:d="M0 80v7h52v-7c2-21 7-30 20-30 2 0 4 0 7 1 10 2 19 6 37 19 18 12 31 17 44 17 40 0 66-37 69-80v-7h-52v8c-2 21-7 29-19 29-2 0-5 0-8-1-10-1-19-6-36-18-18-13-30-18-43-18-41 0-68 37-71 80z">
            <text:p/>
          </draw:path>
          <draw:path draw:style-name="gr16" draw:text-style-name="P16" draw:layer="layout" svg:width="0.304cm" svg:height="0.305cm" svg:x="9.174cm" svg:y="8.074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219cm" svg:height="0.461cm" svg:x="9.692cm" svg:y="7.913cm" svg:viewBox="0 0 220 462" svg:d="M162 0c-6 0-11 0-15 1-53 7-94 49-100 100-1 4-1 20-1 38v31h-46v47h46v245h62v-245h71v-47h-73v-41c0-46 0-45 5-53 1-4 4-7 7-11 12-10 22-15 46-15h6c17 0 28 3 43 8l7 3v-54c-16-4-36-7-58-7z">
            <text:p/>
          </draw:path>
          <draw:path draw:style-name="gr16" draw:text-style-name="P16" draw:layer="layout" svg:width="0.071cm" svg:height="0.445cm" svg:x="9.93cm" svg:y="7.929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148cm" svg:height="0.108cm" svg:x="9.891cm" svg:y="7.78cm" svg:viewBox="0 0 149 109" svg:d="M43 54c-23 29-43 54-43 54-1 1 4 1 26 1h26l47-53c26-29 48-53 49-55l1-1h-64z">
            <text:p/>
          </draw:path>
          <draw:path draw:style-name="gr16" draw:text-style-name="P16" draw:layer="layout" svg:width="0.228cm" svg:height="0.305cm" svg:x="10.069cm" svg:y="8.074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071cm" svg:height="0.445cm" svg:x="10.357cm" svg:y="7.929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61cm" svg:height="0.305cm" svg:x="10.499cm" svg:y="8.074cm" svg:viewBox="0 0 262 306" svg:d="M46 42c-25 25-40 55-45 90-1 5-1 14-1 23 0 46 14 76 39 103 23 26 53 42 88 48 4 0 13 0 23 0 42 0 68-7 101-21 5-3 11-5 11-6l-5-53-9 5c-29 15-57 25-96 25-13 0-24-2-34-6-34-14-55-50-55-96 0-52 24-89 67-101 6-1 8-1 24-1 24 0 38 2 53 7 18 6 42 21 42 21 0 0 9-47 10-51 0-2-1-2-8-5-39-21-53-24-106-24-42 0-73 16-99 42z">
            <text:p/>
          </draw:path>
          <draw:path draw:style-name="gr16" draw:text-style-name="P16" draw:layer="layout" svg:width="0.253cm" svg:height="0.305cm" svg:x="10.81cm" svg:y="8.074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28cm" svg:height="0.459cm" svg:x="3.511cm" svg:y="8.578cm" svg:viewBox="0 0 281 460" svg:d="M219 187l-6-4c-29-16-63-27-100-27-15 0-25 3-38 9-34 15-61 53-71 100-2 13-4 26-4 42 0 33 6 61 20 87 17 35 43 57 73 64 6 2 7 2 21 2 40 0 70-13 96-31l7-5v31h64v-455h-62zM217 233v140l-4 6c-12 15-28 26-46 31-5 0-7 0-18 0-9 0-13 0-17-1-44-9-68-45-68-99 0-56 26-94 74-102 7-1 9-2 12-2 2 0 5 1 8 1 29 0 44 12 59 26z">
            <text:p/>
          </draw:path>
          <draw:path draw:style-name="gr16" draw:text-style-name="P16" draw:layer="layout" svg:width="0.071cm" svg:height="0.445cm" svg:x="3.892cm" svg:y="8.586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54cm" svg:height="0.297cm" svg:x="4.062cm" svg:y="8.734cm" svg:viewBox="0 0 255 298" svg:d="M60 41v-38h-60v295h64v-84c0-55 0-87 1-92 2-25 11-45 25-59 10-9 17-13 38-13 36 0 54 11 61 38 1 4 1 13 2 107v103h64v-107c-1-113-1-110-4-125-9-43-40-66-91-66h-2c-5 0-11 1-13 1-32 3-62 18-85 40z">
            <text:p/>
          </draw:path>
          <draw:path draw:style-name="gr16" draw:text-style-name="P16" draw:layer="layout" svg:width="0.253cm" svg:height="0.305cm" svg:x="4.395cm" svg:y="8.731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234cm" svg:height="0.108cm" svg:x="4.416cm" svg:y="8.58cm" svg:viewBox="0 0 235 109" svg:d="M46 54c-25 29-45 53-46 54s0 1 26 1h26l31-35c19-21 31-35 35-38l65 73h26c26 0 27 0 26-1s-22-25-46-54l-46-54h-51z">
            <text:p/>
          </draw:path>
          <draw:path draw:style-name="gr16" draw:text-style-name="P16" draw:layer="layout" svg:width="0.444cm" svg:height="0.297cm" svg:x="4.75cm" svg:y="8.734cm" svg:viewBox="0 0 445 298" svg:d="M159 0c-42 0-73 16-99 41v-38h-60v295h64v-84c0-55 0-87 1-92 2-25 11-45 25-59 10-9 17-13 38-13 36 0 54 11 61 38 1 4 1 13 2 107v103h64v-84c0-55 0-87 0-92 3-25 12-45 26-59 10-9 16-13 38-13 35 0 54 11 61 38 1 4 1 13 1 107v103h64v-107c0-113 0-110-3-125-9-42-39-66-90-66-45 0-79 18-101 42l-5 5c-17-31-40-47-87-47z">
            <text:p/>
          </draw:path>
          <draw:path draw:style-name="gr16" draw:text-style-name="P16" draw:layer="layout" svg:width="0.071cm" svg:height="0.445cm" svg:x="5.291cm" svg:y="8.586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61cm" svg:height="0.305cm" svg:x="5.434cm" svg:y="8.731cm" svg:viewBox="0 0 262 306" svg:d="M46 42c-25 25-40 55-45 90-1 5-1 14-1 23 0 46 14 76 39 103 23 26 53 42 88 48 4 0 13 0 23 0 42 0 68-7 101-21 5-3 11-5 11-6l-5-53-9 5c-29 15-57 25-96 25-13 0-24-2-34-6-34-14-55-50-55-96 0-52 24-89 67-101 6-1 8-1 24-1 24 0 38 2 53 7 18 6 42 21 42 21 0 0 9-47 10-51 0-2-1-2-8-5-39-21-53-24-106-24-42 0-73 16-99 42z">
            <text:p/>
          </draw:path>
          <draw:path draw:style-name="gr16" draw:text-style-name="P16" draw:layer="layout" svg:width="0.253cm" svg:height="0.305cm" svg:x="5.744cm" svg:y="8.731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228cm" svg:height="0.305cm" svg:x="6.067cm" svg:y="8.731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067cm" svg:height="0.145cm" svg:x="6.372cm" svg:y="8.967cm" svg:viewBox="0 0 68 146" svg:d="M1 64h10c10 0 10 0 10 1s-5 19-11 41l-10 40h34l34-83v-63h-67z">
            <text:p/>
          </draw:path>
          <draw:path draw:style-name="gr16" draw:text-style-name="P16" draw:layer="layout" svg:width="0.172cm" svg:height="0.579cm" svg:x="6.636cm" svg:y="8.586cm" svg:viewBox="0 0 173 580" svg:d="M101 68h72v-68h-72zM111 502l-3 4c-7 13-23 22-46 22-29 0-49-19-50-19 0 0-12 47-12 49 0 1 18 9 23 11 20 6 39 11 61 11 43 0 72-28 83-60 6-16 5 2 6-192v-174h-62z">
            <text:p/>
          </draw:path>
          <draw:path draw:style-name="gr16" draw:text-style-name="P16" draw:layer="layout" svg:width="0.304cm" svg:height="0.305cm" svg:x="6.88cm" svg:y="8.731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314cm" svg:height="0.431cm" svg:x="7.224cm" svg:y="8.734cm" svg:viewBox="0 0 315 432" svg:d="M37 272c-5 5-18 17-23 22-8 15-14 25-14 48 0 9 0 10 1 15 16 47 80 75 152 75 70 0 135-29 151-75 1-4 1-10 1-19 0-17-6-32-15-46-16-22-45-33-79-38-17-3-24-3-74-3l-50-1c-13-4-20-15-20-30 0-6 3-15 4-17 1-1 1-1 5 1 15 9 34 15 57 15 59 0 115-44 115-109 0-23-7-45-21-64l-1-2 4 3 13-1c4 0 9 0 14 0 18 0 40 2 53 4 2 1 4 1 5 1 0 0-3-12-5-26l-5-25h-4c-31 0-66 7-91 15-6 1-10 3-10 3 0 0 0 2 2 3 2 2 1 1 1 1-15-12-43-22-68-22-65 0-116 46-116 110 0 20 6 40 17 57l4 6-4 6c-8 14-14 28-14 49 0 19 7 34 15 44zM190 110c0 39-19 62-58 62-36 0-55-26-55-62 0-37 19-63 55-63 39 0 58 23 58 63zM153 385c-21 0-42-3-58-9-18-7-30-15-35-25-1-3-1-4-1-11 0-19 11-35 27-38 3-1 22-2 43-2 27 0 56 1 62 2 22 3 37 8 45 17 7 6 11 15 11 23 0 29-55 43-94 43z">
            <text:p/>
          </draw:path>
          <draw:path draw:style-name="gr16" draw:text-style-name="P16" draw:layer="layout" svg:width="0.304cm" svg:height="0.305cm" svg:x="7.568cm" svg:y="8.731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228cm" svg:height="0.305cm" svg:x="7.912cm" svg:y="8.731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265cm" svg:height="0.306cm" svg:x="8.348cm" svg:y="8.73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28cm" svg:height="0.305cm" svg:x="8.656cm" svg:y="8.731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28cm" svg:height="0.423cm" svg:x="8.949cm" svg:y="8.734cm" svg:viewBox="0 0 281 424" svg:d="M63 32l-1-13v-13h-62v418h64v-152c1 0 3 2 6 4 24 17 50 27 89 27 7 0 13 0 17 0 61-13 102-74 105-146v-5c0-66-30-137-80-151-4 0-12-1-21-1-45 0-89 14-117 33zM217 152c0 53-35 92-77 101-3 1-9 1-15 1-32 0-49-15-61-34v-140l6-5c16-14 39-23 61-23 51 0 86 48 86 100z">
            <text:p/>
          </draw:path>
          <draw:path draw:style-name="gr16" draw:text-style-name="P16" draw:layer="layout" svg:width="0.304cm" svg:height="0.305cm" svg:x="9.274cm" svg:y="8.731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173cm" svg:height="0.297cm" svg:x="9.651cm" svg:y="8.734cm" svg:viewBox="0 0 174 298" svg:d="M67 43l-9 8v-48h-58v295h62v-78c1-78 1-79 2-84 10-48 53-79 103-82h7v-54h-5c-40 0-77 20-102 43z">
            <text:p/>
          </draw:path>
          <draw:path draw:style-name="gr16" draw:text-style-name="P16" draw:layer="layout" svg:width="0.216cm" svg:height="0.379cm" svg:x="9.846cm" svg:y="8.657cm" svg:viewBox="0 0 217 380" svg:d="M204 310c-16 11-35 18-55 19-8 0-9 0-13-1-10-4-18-16-21-35-1-7-1-9-2-85v-77h92v-48h-92v-83h-58v83h-55v48h53v78c0 79 0 91 3 105 3 28 14 50 32 62 7 3 9 4 18 4h8c28 0 54-4 81-14 5-2 22-7 22-10-1-1-13-43-13-46z">
            <text:p/>
          </draw:path>
          <draw:path draw:style-name="gr16" draw:text-style-name="P16" draw:layer="layout" svg:width="0.071cm" svg:height="0.445cm" svg:x="10.127cm" svg:y="8.586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96cm" svg:height="0.291cm" svg:x="10.257cm" svg:y="8.74cm" svg:viewBox="0 0 297 292" svg:d="M113 292h71l113-291c0-1-2-1-31-1s-31 0-31 1c-18 43-84 214-85 247-8-49-85-245-86-247 0-1-2-1-32-1-31 0-32 0-32 1 1 1 113 291 113 291z">
            <text:p/>
          </draw:path>
          <draw:path draw:style-name="gr16" draw:text-style-name="P16" draw:layer="layout" svg:width="0.304cm" svg:height="0.305cm" svg:x="10.583cm" svg:y="8.731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228cm" svg:height="0.305cm" svg:x="10.926cm" svg:y="8.731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265cm" svg:height="0.306cm" svg:x="11.362cm" svg:y="8.73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97cm" svg:height="0.491cm" svg:x="5.802cm" svg:y="9.323cm" svg:viewBox="0 0 298 492" svg:d="M298 22v55c-18-9-35-16-53-20-17-5-35-7-53-7-40 0-71 12-94 36-22 24-33 58-33 102 0 43 11 77 33 101 23 24 54 36 94 36 18 0 36-2 53-6 18-5 35-12 53-21v54c-18 8-35 14-54 17-18 4-38 6-59 6-57 0-102-17-135-51-33-33-50-79-50-136 0-59 17-105 51-138 33-33 80-50 138-50 19 0 38 2 56 6 18 3 36 9 53 16zM210 366c13 13 22 25 28 36 6 12 9 22 9 33 0 18-7 33-20 42-14 10-34 15-60 15-10 0-20-1-30-2s-19-3-29-6v-42c7 4 15 7 24 8 8 2 17 3 28 3 13 0 23-3 30-8s10-13 10-22c0-7-2-15-7-24s-13-20-23-33z">
            <text:p/>
          </draw:path>
          <draw:path draw:style-name="gr16" draw:text-style-name="P16" draw:layer="layout" svg:width="0.261cm" svg:height="0.305cm" svg:x="3.511cm" svg:y="9.388cm" svg:viewBox="0 0 262 306" svg:d="M46 42c-25 25-40 55-45 90-1 5-1 14-1 23 0 46 14 76 39 103 23 26 53 42 88 48 4 0 13 0 23 0 42 0 68-7 101-21 5-3 11-5 11-6l-5-53-9 5c-29 15-57 25-96 25-13 0-24-2-34-6-34-14-55-50-55-96 0-52 24-89 67-101 6-1 8-1 24-1 24 0 38 2 53 7 18 6 42 21 42 21 0 0 9-47 10-51 0-2-1-2-8-5-39-21-53-24-106-24-42 0-73 16-99 42z">
            <text:p/>
          </draw:path>
          <draw:path draw:style-name="gr16" draw:text-style-name="P16" draw:layer="layout" svg:width="0.304cm" svg:height="0.305cm" svg:x="3.815cm" svg:y="9.388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444cm" svg:height="0.297cm" svg:x="4.19cm" svg:y="9.391cm" svg:viewBox="0 0 445 298" svg:d="M159 0c-42 0-73 16-99 41v-38h-60v295h64v-84c0-55 0-87 1-92 2-25 11-45 25-59 10-9 17-13 38-13 36 0 54 11 61 38 1 4 1 13 2 107v103h64v-84c0-55 0-87 0-92 3-25 12-45 26-59 10-9 16-13 38-13 35 0 54 11 61 38 1 4 1 13 1 107v103h64v-107c0-113 0-110-3-125-9-42-39-66-90-66-45 0-79 18-101 42l-5 5c-17-31-40-47-87-47z">
            <text:p/>
          </draw:path>
          <draw:path draw:style-name="gr16" draw:text-style-name="P16" draw:layer="layout" svg:width="0.28cm" svg:height="0.423cm" svg:x="4.737cm" svg:y="9.391cm" svg:viewBox="0 0 281 424" svg:d="M63 32l-1-13v-13h-62v418h64v-152c1 0 3 2 6 4 24 17 50 27 89 27 7 0 13 0 17 0 61-13 102-74 105-146v-5c0-66-30-137-80-151-4 0-12-1-21-1-45 0-89 14-117 33zM217 152c0 53-35 92-77 101-3 1-9 1-15 1-32 0-49-15-61-34v-140l6-5c16-14 39-23 61-23 51 0 86 48 86 100z">
            <text:p/>
          </draw:path>
          <draw:path draw:style-name="gr16" draw:text-style-name="P16" draw:layer="layout" svg:width="0.265cm" svg:height="0.306cm" svg:x="5.063cm" svg:y="9.387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16cm" svg:height="0.379cm" svg:x="5.364cm" svg:y="9.314cm" svg:viewBox="0 0 217 380" svg:d="M204 310c-16 11-35 18-55 19-8 0-9 0-13-1-10-4-18-16-21-35-1-7-1-9-2-85v-77h92v-48h-92v-83h-58v83h-55v48h53v78c0 79 0 91 3 105 3 28 14 50 32 62 7 3 9 4 18 4h8c28 0 54-4 81-14 5-2 22-7 22-10-1-1-13-43-13-46z">
            <text:p/>
          </draw:path>
          <draw:path draw:style-name="gr16" draw:text-style-name="P16" draw:layer="layout" svg:width="0.071cm" svg:height="0.445cm" svg:x="5.644cm" svg:y="9.243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304cm" svg:height="0.305cm" svg:x="6.159cm" svg:y="9.388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228cm" svg:height="0.086cm" svg:x="6.198cm" svg:y="9.252cm" svg:viewBox="0 0 229 87" svg:d="M0 80v7h52v-7c2-21 7-30 20-30 2 0 4 0 7 1 10 2 19 6 37 19 18 12 31 17 44 17 40 0 66-37 69-80v-7h-52v8c-2 21-7 29-19 29-2 0-5 0-8-1-10-1-19-6-36-18-18-13-30-18-43-18-41 0-68 37-71 80z">
            <text:p/>
          </draw:path>
          <draw:path draw:style-name="gr16" draw:text-style-name="P16" draw:layer="layout" svg:width="0.265cm" svg:height="0.306cm" svg:x="6.503cm" svg:y="9.387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28cm" svg:height="0.305cm" svg:x="6.811cm" svg:y="9.388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253cm" svg:height="0.305cm" svg:x="7.253cm" svg:y="9.388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444cm" svg:height="0.297cm" svg:x="7.608cm" svg:y="9.391cm" svg:viewBox="0 0 445 298" svg:d="M159 0c-42 0-73 16-99 41v-38h-60v295h64v-84c0-55 0-87 1-92 2-25 11-45 25-59 10-9 17-13 38-13 36 0 54 11 61 38 1 4 1 13 2 107v103h64v-84c0-55 0-87 0-92 3-25 12-45 26-59 10-9 16-13 38-13 35 0 54 11 61 38 1 4 1 13 1 107v103h64v-107c0-113 0-110-3-125-9-42-39-66-90-66-45 0-79 18-101 42l-5 5c-17-31-40-47-87-47z">
            <text:p/>
          </draw:path>
          <draw:path draw:style-name="gr16" draw:text-style-name="P16" draw:layer="layout" svg:width="0.071cm" svg:height="0.445cm" svg:x="8.15cm" svg:y="9.243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314cm" svg:height="0.431cm" svg:x="8.288cm" svg:y="9.391cm" svg:viewBox="0 0 315 432" svg:d="M37 272c-5 5-18 17-23 22-8 15-14 25-14 48 0 9 0 10 1 15 16 47 80 75 152 75 70 0 135-29 151-75 1-4 1-10 1-19 0-17-6-32-15-46-16-22-45-33-79-38-17-3-24-3-74-3l-50-1c-13-4-20-15-20-30 0-6 3-15 4-17 1-1 1-1 5 1 15 9 34 15 57 15 59 0 115-44 115-109 0-23-7-45-21-64l-1-2 4 3 13-1c4 0 9 0 14 0 18 0 40 2 53 4 2 1 4 1 5 1 0 0-3-12-5-26l-5-25h-4c-31 0-66 7-91 15-6 1-10 3-10 3 0 0 0 2 2 3 2 2 1 1 1 1-15-12-43-22-68-22-65 0-116 46-116 110 0 20 6 40 17 57l4 6-4 6c-8 14-14 28-14 49 0 19 7 34 15 44zM190 110c0 39-19 62-58 62-36 0-55-26-55-62 0-37 19-63 55-63 39 0 58 23 58 63zM153 385c-21 0-42-3-58-9-18-7-30-15-35-25-1-3-1-4-1-11 0-19 11-35 27-38 3-1 22-2 43-2 27 0 56 1 62 2 22 3 37 8 45 17 7 6 11 15 11 23 0 29-55 43-94 43z">
            <text:p/>
          </draw:path>
          <draw:path draw:style-name="gr16" draw:text-style-name="P16" draw:layer="layout" svg:width="0.253cm" svg:height="0.305cm" svg:x="8.64cm" svg:y="9.388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148cm" svg:height="0.108cm" svg:x="8.704cm" svg:y="9.237cm" svg:viewBox="0 0 149 109" svg:d="M43 54c-23 29-43 54-43 54-1 1 4 1 26 1h26l47-53c26-29 48-53 49-55l1-1h-64z">
            <text:p/>
          </draw:path>
          <draw:path draw:style-name="gr16" draw:text-style-name="P16" draw:layer="layout" svg:width="0.296cm" svg:height="0.291cm" svg:x="8.953cm" svg:y="9.397cm" svg:viewBox="0 0 297 292" svg:d="M113 292h71l113-291c0-1-2-1-31-1s-31 0-31 1c-18 43-84 214-85 247-8-49-85-245-86-247 0-1-2-1-32-1-31 0-32 0-32 1 1 1 113 291 113 291z">
            <text:p/>
          </draw:path>
          <draw:path draw:style-name="gr16" draw:text-style-name="P16" draw:layer="layout" svg:width="0.265cm" svg:height="0.306cm" svg:x="9.28cm" svg:y="9.387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071cm" svg:height="0.445cm" svg:x="9.613cm" svg:y="9.243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28cm" svg:height="0.305cm" svg:x="9.752cm" svg:y="9.388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067cm" svg:height="0.145cm" svg:x="10.056cm" svg:y="9.624cm" svg:viewBox="0 0 68 146" svg:d="M1 64h10c10 0 10 0 10 1s-5 19-11 41l-10 40h34l34-83v-63h-67z">
            <text:p/>
          </draw:path>
          <draw:path draw:style-name="gr16" draw:text-style-name="P16" draw:layer="layout" svg:width="0.071cm" svg:height="0.445cm" svg:x="3.534cm" svg:y="9.9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54cm" svg:height="0.297cm" svg:x="3.703cm" svg:y="10.048cm" svg:viewBox="0 0 255 298" svg:d="M60 41v-38h-60v295h64v-84c0-55 0-87 1-92 2-25 11-45 25-59 10-9 17-13 38-13 36 0 54 11 61 38 1 4 1 13 2 107v103h64v-107c-1-113-1-110-4-125-9-43-40-66-91-66h-2c-5 0-11 1-13 1-32 3-62 18-85 40z">
            <text:p/>
          </draw:path>
          <draw:path draw:style-name="gr16" draw:text-style-name="P16" draw:layer="layout" svg:width="0.261cm" svg:height="0.305cm" svg:x="4.035cm" svg:y="10.045cm" svg:viewBox="0 0 262 306" svg:d="M46 42c-25 25-40 55-45 90-1 5-1 14-1 23 0 46 14 76 39 103 23 26 53 42 88 48 4 0 13 0 23 0 42 0 68-7 101-21 5-3 11-5 11-6l-5-53-9 5c-29 15-57 25-96 25-13 0-24-2-34-6-34-14-55-50-55-96 0-52 24-89 67-101 6-1 8-1 24-1 24 0 38 2 53 7 18 6 42 21 42 21 0 0 9-47 10-51 0-2-1-2-8-5-39-21-53-24-106-24-42 0-73 16-99 42z">
            <text:p/>
          </draw:path>
          <draw:path draw:style-name="gr16" draw:text-style-name="P16" draw:layer="layout" svg:width="0.265cm" svg:height="0.306cm" svg:x="4.338cm" svg:y="10.044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54cm" svg:height="0.297cm" svg:x="4.676cm" svg:y="10.048cm" svg:viewBox="0 0 255 298" svg:d="M60 41v-38h-60v295h64v-84c0-55 0-87 1-92 2-25 11-45 25-59 10-9 17-13 38-13 36 0 54 11 61 38 1 4 1 13 2 107v103h64v-107c-1-113-1-110-4-125-9-43-40-66-91-66h-2c-5 0-11 1-13 1-32 3-62 18-85 40z">
            <text:p/>
          </draw:path>
          <draw:path draw:style-name="gr16" draw:text-style-name="P16" draw:layer="layout" svg:width="0.216cm" svg:height="0.379cm" svg:x="4.996cm" svg:y="9.971cm" svg:viewBox="0 0 217 380" svg:d="M204 310c-16 11-35 18-55 19-8 0-9 0-13-1-10-4-18-16-21-35-1-7-1-9-2-85v-77h92v-48h-92v-83h-58v83h-55v48h53v78c0 79 0 91 3 105 3 28 14 50 32 62 7 3 9 4 18 4h8c28 0 54-4 81-14 5-2 22-7 22-10-1-1-13-43-13-46z">
            <text:p/>
          </draw:path>
          <draw:path draw:style-name="gr16" draw:text-style-name="P16" draw:layer="layout" svg:width="0.071cm" svg:height="0.445cm" svg:x="5.278cm" svg:y="9.9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96cm" svg:height="0.291cm" svg:x="5.406cm" svg:y="10.054cm" svg:viewBox="0 0 297 292" svg:d="M113 292h71l113-291c0-1-2-1-31-1s-31 0-31 1c-18 43-84 214-85 247-8-49-85-245-86-247 0-1-2-1-32-1-31 0-32 0-32 1 1 1 113 291 113 291z">
            <text:p/>
          </draw:path>
          <draw:path draw:style-name="gr16" draw:text-style-name="P16" draw:layer="layout" svg:width="0.253cm" svg:height="0.305cm" svg:x="5.739cm" svg:y="10.045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444cm" svg:height="0.297cm" svg:x="6.094cm" svg:y="10.048cm" svg:viewBox="0 0 445 298" svg:d="M159 0c-42 0-73 16-99 41v-38h-60v295h64v-84c0-55 0-87 1-92 2-25 11-45 25-59 10-9 17-13 38-13 36 0 54 11 61 38 1 4 1 13 2 107v103h64v-84c0-55 0-87 0-92 3-25 12-45 26-59 10-9 16-13 38-13 35 0 54 11 61 38 1 4 1 13 1 107v103h64v-107c0-113 0-110-3-125-9-42-39-66-90-66-45 0-79 18-101 42l-5 5c-17-31-40-47-87-47z">
            <text:p/>
          </draw:path>
          <draw:path draw:style-name="gr16" draw:text-style-name="P16" draw:layer="layout" svg:width="0.304cm" svg:height="0.305cm" svg:x="6.609cm" svg:y="10.045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228cm" svg:height="0.305cm" svg:x="6.953cm" svg:y="10.045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253cm" svg:height="0.305cm" svg:x="7.395cm" svg:y="10.045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253cm" svg:height="0.305cm" svg:x="7.901cm" svg:y="10.045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216cm" svg:height="0.379cm" svg:x="8.217cm" svg:y="9.971cm" svg:viewBox="0 0 217 380" svg:d="M204 310c-16 11-35 18-55 19-8 0-9 0-13-1-10-4-18-16-21-35-1-7-1-9-2-85v-77h92v-48h-92v-83h-58v83h-55v48h53v78c0 79 0 91 3 105 3 28 14 50 32 62 7 3 9 4 18 4h8c28 0 54-4 81-14 5-2 22-7 22-10-1-1-13-43-13-46z">
            <text:p/>
          </draw:path>
          <draw:path draw:style-name="gr16" draw:text-style-name="P16" draw:layer="layout" svg:width="0.071cm" svg:height="0.445cm" svg:x="8.498cm" svg:y="9.9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96cm" svg:height="0.291cm" svg:x="8.628cm" svg:y="10.054cm" svg:viewBox="0 0 297 292" svg:d="M113 292h71l113-291c0-1-2-1-31-1s-31 0-31 1c-18 43-84 214-85 247-8-49-85-245-86-247 0-1-2-1-32-1-31 0-32 0-32 1 1 1 113 291 113 291z">
            <text:p/>
          </draw:path>
          <draw:path draw:style-name="gr16" draw:text-style-name="P16" draw:layer="layout" svg:width="0.071cm" svg:height="0.445cm" svg:x="8.98cm" svg:y="9.9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8cm" svg:height="0.459cm" svg:x="9.122cm" svg:y="9.892cm" svg:viewBox="0 0 281 460" svg:d="M219 187l-6-4c-29-16-63-27-100-27-15 0-25 3-38 9-34 15-61 53-71 100-2 13-4 26-4 42 0 33 6 61 20 87 17 35 43 57 73 64 6 2 7 2 21 2 40 0 70-13 96-31l7-5v31h64v-455h-62zM217 233v140l-4 6c-12 15-28 26-46 31-5 0-7 0-18 0-9 0-13 0-17-1-44-9-68-45-68-99 0-56 26-94 74-102 7-1 9-2 12-2 2 0 5 1 8 1 29 0 44 12 59 26z">
            <text:p/>
          </draw:path>
          <draw:path draw:style-name="gr16" draw:text-style-name="P16" draw:layer="layout" svg:width="0.253cm" svg:height="0.305cm" svg:x="9.484cm" svg:y="10.045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28cm" svg:height="0.459cm" svg:x="9.81cm" svg:y="9.892cm" svg:viewBox="0 0 281 460" svg:d="M219 187l-6-4c-29-16-63-27-100-27-15 0-25 3-38 9-34 15-61 53-71 100-2 13-4 26-4 42 0 33 6 61 20 87 17 35 43 57 73 64 6 2 7 2 21 2 40 0 70-13 96-31l7-5v31h64v-455h-62zM217 233v140l-4 6c-12 15-28 26-46 31-5 0-7 0-18 0-9 0-13 0-17-1-44-9-68-45-68-99 0-56 26-94 74-102 7-1 9-2 12-2 2 0 5 1 8 1 29 0 44 12 59 26z">
            <text:p/>
          </draw:path>
          <draw:path draw:style-name="gr16" draw:text-style-name="P16" draw:layer="layout" svg:width="0.265cm" svg:height="0.306cm" svg:x="10.165cm" svg:y="10.044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19cm" svg:height="0.461cm" svg:x="10.646cm" svg:y="9.884cm" svg:viewBox="0 0 220 462" svg:d="M162 0c-6 0-11 0-15 1-53 7-94 49-100 100-1 4-1 20-1 38v31h-46v47h46v245h62v-245h71v-47h-73v-41c0-46 0-45 5-53 1-4 4-7 7-11 12-10 22-15 46-15h6c17 0 28 3 43 8l7 3v-54c-16-4-36-7-58-7z">
            <text:p/>
          </draw:path>
          <draw:path draw:style-name="gr16" draw:text-style-name="P16" draw:layer="layout" svg:width="0.071cm" svg:height="0.445cm" svg:x="10.885cm" svg:y="9.9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148cm" svg:height="0.108cm" svg:x="10.846cm" svg:y="9.751cm" svg:viewBox="0 0 149 109" svg:d="M43 54c-23 29-43 54-43 54-1 1 4 1 26 1h26l47-53c26-29 48-53 49-55l1-1h-64z">
            <text:p/>
          </draw:path>
          <draw:path draw:style-name="gr16" draw:text-style-name="P16" draw:layer="layout" svg:width="0.228cm" svg:height="0.305cm" svg:x="11.023cm" svg:y="10.045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071cm" svg:height="0.445cm" svg:x="11.312cm" svg:y="9.9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61cm" svg:height="0.305cm" svg:x="11.454cm" svg:y="10.045cm" svg:viewBox="0 0 262 306" svg:d="M46 42c-25 25-40 55-45 90-1 5-1 14-1 23 0 46 14 76 39 103 23 26 53 42 88 48 4 0 13 0 23 0 42 0 68-7 101-21 5-3 11-5 11-6l-5-53-9 5c-29 15-57 25-96 25-13 0-24-2-34-6-34-14-55-50-55-96 0-52 24-89 67-101 6-1 8-1 24-1 24 0 38 2 53 7 18 6 42 21 42 21 0 0 9-47 10-51 0-2-1-2-8-5-39-21-53-24-106-24-42 0-73 16-99 42z">
            <text:p/>
          </draw:path>
          <draw:path draw:style-name="gr16" draw:text-style-name="P16" draw:layer="layout" svg:width="0.253cm" svg:height="0.305cm" svg:x="11.764cm" svg:y="10.045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173cm" svg:height="0.297cm" svg:x="3.539cm" svg:y="10.705cm" svg:viewBox="0 0 174 298" svg:d="M67 43l-9 8v-48h-58v295h62v-78c1-78 1-79 2-84 10-48 53-79 103-82h7v-54h-5c-40 0-77 20-102 43z">
            <text:p/>
          </draw:path>
          <draw:path draw:style-name="gr16" draw:text-style-name="P16" draw:layer="layout" svg:width="0.265cm" svg:height="0.306cm" svg:x="3.741cm" svg:y="10.701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314cm" svg:height="0.431cm" svg:x="4.049cm" svg:y="10.705cm" svg:viewBox="0 0 315 432" svg:d="M37 272c-5 5-18 17-23 22-8 15-14 25-14 48 0 9 0 10 1 15 16 47 80 75 152 75 70 0 135-29 151-75 1-4 1-10 1-19 0-17-6-32-15-46-16-22-45-33-79-38-17-3-24-3-74-3l-50-1c-13-4-20-15-20-30 0-6 3-15 4-17 1-1 1-1 5 1 15 9 34 15 57 15 59 0 115-44 115-109 0-23-7-45-21-64l-1-2 4 3 13-1c4 0 9 0 14 0 18 0 40 2 53 4 2 1 4 1 5 1 0 0-3-12-5-26l-5-25h-4c-31 0-66 7-91 15-6 1-10 3-10 3 0 0 0 2 2 3 2 2 1 1 1 1-15-12-43-22-68-22-65 0-116 46-116 110 0 20 6 40 17 57l4 6-4 6c-8 14-14 28-14 49 0 19 7 34 15 44zM190 110c0 39-19 62-58 62-36 0-55-26-55-62 0-37 19-63 55-63 39 0 58 23 58 63zM153 385c-21 0-42-3-58-9-18-7-30-15-35-25-1-3-1-4-1-11 0-19 11-35 27-38 3-1 22-2 43-2 27 0 56 1 62 2 22 3 37 8 45 17 7 6 11 15 11 23 0 29-55 43-94 43z">
            <text:p/>
          </draw:path>
          <draw:path draw:style-name="gr16" draw:text-style-name="P16" draw:layer="layout" svg:width="0.254cm" svg:height="0.296cm" svg:x="4.424cm" svg:y="10.711cm" svg:viewBox="0 0 255 297" svg:d="M0 115c0 76 0 117 1 123 2 28 12 45 30 53 11 6 15 6 34 6 48 0 93-10 123-29l5-3v27h62v-292h-64v101c0 109 0 104-4 115-12 22-38 36-73 36-28 0-43-2-49-21l-1-116v-115h-64z">
            <text:p/>
          </draw:path>
          <draw:path draw:style-name="gr16" draw:text-style-name="P16" draw:layer="layout" svg:width="0.061cm" svg:height="0.454cm" svg:x="4.782cm" svg:y="10.549cm" svg:viewBox="0 0 62 455" svg:d="M0 455c21 0 41 0 62 0 0-152 0-303 0-455-21 0-41 0-62 0 0 152 0 303 0 455z">
            <text:p/>
          </draw:path>
          <draw:path draw:style-name="gr16" draw:text-style-name="P16" draw:layer="layout" svg:width="0.253cm" svg:height="0.305cm" svg:x="4.923cm" svg:y="10.702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173cm" svg:height="0.297cm" svg:x="5.277cm" svg:y="10.705cm" svg:viewBox="0 0 174 298" svg:d="M67 43l-9 8v-48h-58v295h62v-78c1-78 1-79 2-84 10-48 53-79 103-82h7v-54h-5c-40 0-77 20-102 43z">
            <text:p/>
          </draw:path>
          <draw:path draw:style-name="gr16" draw:text-style-name="P16" draw:layer="layout" svg:width="0.067cm" svg:height="0.145cm" svg:x="5.522cm" svg:y="10.939cm" svg:viewBox="0 0 68 146" svg:d="M1 64h10c10 0 10 0 10 1s-5 19-11 41l-10 40h34l34-83v-63h-67z">
            <text:p/>
          </draw:path>
          <draw:path draw:style-name="gr16" draw:text-style-name="P16" draw:layer="layout" svg:width="0.28cm" svg:height="0.423cm" svg:x="5.88cm" svg:y="10.705cm" svg:viewBox="0 0 281 424" svg:d="M63 32l-1-13v-13h-62v418h64v-152c1 0 3 2 6 4 24 17 50 27 89 27 7 0 13 0 17 0 61-13 102-74 105-146v-5c0-66-30-137-80-151-4 0-12-1-21-1-45 0-89 14-117 33zM217 152c0 53-35 92-77 101-3 1-9 1-15 1-32 0-49-15-61-34v-140l6-5c16-14 39-23 61-23 51 0 86 48 86 100z">
            <text:p/>
          </draw:path>
          <draw:path draw:style-name="gr16" draw:text-style-name="P16" draw:layer="layout" svg:width="0.173cm" svg:height="0.297cm" svg:x="6.237cm" svg:y="10.705cm" svg:viewBox="0 0 174 298" svg:d="M67 43l-9 8v-48h-58v295h62v-78c1-78 1-79 2-84 10-48 53-79 103-82h7v-54h-5c-40 0-77 20-102 43z">
            <text:p/>
          </draw:path>
          <draw:path draw:style-name="gr16" draw:text-style-name="P16" draw:layer="layout" svg:width="0.304cm" svg:height="0.305cm" svg:x="6.439cm" svg:y="10.702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444cm" svg:height="0.297cm" svg:x="6.815cm" svg:y="10.705cm" svg:viewBox="0 0 445 298" svg:d="M159 0c-42 0-73 16-99 41v-38h-60v295h64v-84c0-55 0-87 1-92 2-25 11-45 25-59 10-9 17-13 38-13 36 0 54 11 61 38 1 4 1 13 2 107v103h64v-84c0-55 0-87 0-92 3-25 12-45 26-59 10-9 16-13 38-13 35 0 54 11 61 38 1 4 1 13 1 107v103h64v-107c0-113 0-110-3-125-9-42-39-66-90-66-45 0-79 18-101 42l-5 5c-17-31-40-47-87-47z">
            <text:p/>
          </draw:path>
          <draw:path draw:style-name="gr16" draw:text-style-name="P16" draw:layer="layout" svg:width="0.304cm" svg:height="0.305cm" svg:x="7.329cm" svg:y="10.702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296cm" svg:height="0.291cm" svg:x="7.664cm" svg:y="10.711cm" svg:viewBox="0 0 297 292" svg:d="M113 292h71l113-291c0-1-2-1-31-1s-31 0-31 1c-18 43-84 214-85 247-8-49-85-245-86-247 0-1-2-1-32-1-31 0-32 0-32 1 1 1 113 291 113 291z">
            <text:p/>
          </draw:path>
          <draw:path draw:style-name="gr16" draw:text-style-name="P16" draw:layer="layout" svg:width="0.265cm" svg:height="0.306cm" svg:x="7.99cm" svg:y="10.701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54cm" svg:height="0.297cm" svg:x="8.329cm" svg:y="10.705cm" svg:viewBox="0 0 255 298" svg:d="M60 41v-38h-60v295h64v-84c0-55 0-87 1-92 2-25 11-45 25-59 10-9 17-13 38-13 36 0 54 11 61 38 1 4 1 13 2 107v103h64v-107c-1-113-1-110-4-125-9-43-40-66-91-66h-2c-5 0-11 1-13 1-32 3-62 18-85 40z">
            <text:p/>
          </draw:path>
          <draw:path draw:style-name="gr16" draw:text-style-name="P16" draw:layer="layout" svg:width="0.28cm" svg:height="0.459cm" svg:x="8.659cm" svg:y="10.549cm" svg:viewBox="0 0 281 460" svg:d="M219 187l-6-4c-29-16-63-27-100-27-15 0-25 3-38 9-34 15-61 53-71 100-2 13-4 26-4 42 0 33 6 61 20 87 17 35 43 57 73 64 6 2 7 2 21 2 40 0 70-13 96-31l7-5v31h64v-455h-62zM217 233v140l-4 6c-12 15-28 26-46 31-5 0-7 0-18 0-9 0-13 0-17-1-44-9-68-45-68-99 0-56 26-94 74-102 7-1 9-2 12-2 2 0 5 1 8 1 29 0 44 12 59 26z">
            <text:p/>
          </draw:path>
          <draw:path draw:style-name="gr16" draw:text-style-name="P16" draw:layer="layout" svg:width="0.304cm" svg:height="0.305cm" svg:x="9.013cm" svg:y="10.702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253cm" svg:height="0.305cm" svg:x="9.538cm" svg:y="10.702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304cm" svg:height="0.305cm" svg:x="9.862cm" svg:y="10.702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444cm" svg:height="0.297cm" svg:x="10.412cm" svg:y="10.705cm" svg:viewBox="0 0 445 298" svg:d="M159 0c-42 0-73 16-99 41v-38h-60v295h64v-84c0-55 0-87 1-92 2-25 11-45 25-59 10-9 17-13 38-13 36 0 54 11 61 38 1 4 1 13 2 107v103h64v-84c0-55 0-87 0-92 3-25 12-45 26-59 10-9 16-13 38-13 35 0 54 11 61 38 1 4 1 13 1 107v103h64v-107c0-113 0-110-3-125-9-42-39-66-90-66-45 0-79 18-101 42l-5 5c-17-31-40-47-87-47z">
            <text:p/>
          </draw:path>
          <draw:path draw:style-name="gr16" draw:text-style-name="P16" draw:layer="layout" svg:width="0.265cm" svg:height="0.306cm" svg:x="10.926cm" svg:y="10.701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28cm" svg:height="0.305cm" svg:x="11.234cm" svg:y="10.702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444cm" svg:height="0.297cm" svg:x="11.526cm" svg:y="10.705cm" svg:viewBox="0 0 445 298" svg:d="M159 0c-42 0-73 16-99 41v-38h-60v295h64v-84c0-55 0-87 1-92 2-25 11-45 25-59 10-9 17-13 38-13 36 0 54 11 61 38 1 4 1 13 2 107v103h64v-84c0-55 0-87 0-92 3-25 12-45 26-59 10-9 16-13 38-13 35 0 54 11 61 38 1 4 1 13 1 107v103h64v-107c0-113 0-110-3-125-9-42-39-66-90-66-45 0-79 18-101 42l-5 5c-17-31-40-47-87-47z">
            <text:p/>
          </draw:path>
          <draw:path draw:style-name="gr16" draw:text-style-name="P16" draw:layer="layout" svg:width="0.304cm" svg:height="0.305cm" svg:x="12.041cm" svg:y="10.702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216cm" svg:height="0.379cm" svg:x="3.5cm" svg:y="11.285cm" svg:viewBox="0 0 217 380" svg:d="M204 310c-16 11-35 18-55 19-8 0-9 0-13-1-10-4-18-16-21-35-1-7-1-9-2-85v-77h92v-48h-92v-83h-58v83h-55v48h53v78c0 79 0 91 3 105 3 28 14 50 32 62 7 3 9 4 18 4h8c28 0 54-4 81-14 5-2 22-7 22-10-1-1-13-43-13-46z">
            <text:p/>
          </draw:path>
          <draw:path draw:style-name="gr16" draw:text-style-name="P16" draw:layer="layout" svg:width="0.265cm" svg:height="0.306cm" svg:x="3.756cm" svg:y="11.358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444cm" svg:height="0.297cm" svg:x="4.093cm" svg:y="11.362cm" svg:viewBox="0 0 445 298" svg:d="M159 0c-42 0-73 16-99 41v-38h-60v295h64v-84c0-55 0-87 1-92 2-25 11-45 25-59 10-9 17-13 38-13 36 0 54 11 61 38 1 4 1 13 2 107v103h64v-84c0-55 0-87 0-92 3-25 12-45 26-59 10-9 16-13 38-13 35 0 54 11 61 38 1 4 1 13 1 107v103h64v-107c0-113 0-110-3-125-9-42-39-66-90-66-45 0-79 18-101 42l-5 5c-17-31-40-47-87-47z">
            <text:p/>
          </draw:path>
          <draw:path draw:style-name="gr16" draw:text-style-name="P16" draw:layer="layout" svg:width="0.28cm" svg:height="0.423cm" svg:x="4.641cm" svg:y="11.362cm" svg:viewBox="0 0 281 424" svg:d="M63 32l-1-13v-13h-62v418h64v-152c1 0 3 2 6 4 24 17 50 27 89 27 7 0 13 0 17 0 61-13 102-74 105-146v-5c0-66-30-137-80-151-4 0-12-1-21-1-45 0-89 14-117 33zM217 152c0 53-35 92-77 101-3 1-9 1-15 1-32 0-49-15-61-34v-140l6-5c16-14 39-23 61-23 51 0 86 48 86 100z">
            <text:p/>
          </draw:path>
          <draw:path draw:style-name="gr16" draw:text-style-name="P16" draw:layer="layout" svg:width="0.304cm" svg:height="0.305cm" svg:x="4.966cm" svg:y="11.359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296cm" svg:height="0.291cm" svg:x="5.476cm" svg:y="11.368cm" svg:viewBox="0 0 297 292" svg:d="M113 292h71l113-291c0-1-2-1-31-1s-31 0-31 1c-18 43-84 214-85 247-8-49-85-245-86-247 0-1-2-1-32-1-31 0-32 0-32 1 1 1 113 291 113 291z">
            <text:p/>
          </draw:path>
          <draw:path draw:style-name="gr16" draw:text-style-name="P16" draw:layer="layout" svg:width="0.253cm" svg:height="0.305cm" svg:x="5.809cm" svg:y="11.359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061cm" svg:height="0.454cm" svg:x="6.163cm" svg:y="11.206cm" svg:viewBox="0 0 62 455" svg:d="M0 455c21 0 41 0 62 0 0-152 0-303 0-455-21 0-41 0-62 0 0 152 0 303 0 455z">
            <text:p/>
          </draw:path>
          <draw:path draw:style-name="gr16" draw:text-style-name="P16" draw:layer="layout" svg:width="0.304cm" svg:height="0.305cm" svg:x="6.297cm" svg:y="11.359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173cm" svg:height="0.297cm" svg:x="6.672cm" svg:y="11.362cm" svg:viewBox="0 0 174 298" svg:d="M67 43l-9 8v-48h-58v295h62v-78c1-78 1-79 2-84 10-48 53-79 103-82h7v-54h-5c-40 0-77 20-102 43z">
            <text:p/>
          </draw:path>
          <draw:path draw:style-name="gr16" draw:text-style-name="P16" draw:layer="layout" svg:width="0.265cm" svg:height="0.306cm" svg:x="6.875cm" svg:y="11.358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28cm" svg:height="0.305cm" svg:x="7.183cm" svg:y="11.359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265cm" svg:height="0.306cm" svg:x="7.618cm" svg:y="11.358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28cm" svg:height="0.305cm" svg:x="7.926cm" svg:y="11.359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228cm" svg:height="0.305cm" svg:x="8.187cm" svg:y="11.359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265cm" svg:height="0.306cm" svg:x="8.449cm" svg:y="11.358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54cm" svg:height="0.297cm" svg:x="8.787cm" svg:y="11.362cm" svg:viewBox="0 0 255 298" svg:d="M60 41v-38h-60v295h64v-84c0-55 0-87 1-92 2-25 11-45 25-59 10-9 17-13 38-13 36 0 54 11 61 38 1 4 1 13 2 107v103h64v-107c-1-113-1-110-4-125-9-43-40-66-91-66h-2c-5 0-11 1-13 1-32 3-62 18-85 40z">
            <text:p/>
          </draw:path>
          <draw:path draw:style-name="gr16" draw:text-style-name="P16" draw:layer="layout" svg:width="0.261cm" svg:height="0.305cm" svg:x="9.118cm" svg:y="11.359cm" svg:viewBox="0 0 262 306" svg:d="M46 42c-25 25-40 55-45 90-1 5-1 14-1 23 0 46 14 76 39 103 23 26 53 42 88 48 4 0 13 0 23 0 42 0 68-7 101-21 5-3 11-5 11-6l-5-53-9 5c-29 15-57 25-96 25-13 0-24-2-34-6-34-14-55-50-55-96 0-52 24-89 67-101 6-1 8-1 24-1 24 0 38 2 53 7 18 6 42 21 42 21 0 0 9-47 10-51 0-2-1-2-8-5-39-21-53-24-106-24-42 0-73 16-99 42z">
            <text:p/>
          </draw:path>
          <draw:path draw:style-name="gr16" draw:text-style-name="P16" draw:layer="layout" svg:width="0.071cm" svg:height="0.445cm" svg:x="9.449cm" svg:y="11.214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53cm" svg:height="0.305cm" svg:x="9.593cm" svg:y="11.359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071cm" svg:height="0.445cm" svg:x="9.944cm" svg:y="11.214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28cm" svg:height="0.305cm" svg:x="10.082cm" svg:y="11.359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067cm" svg:height="0.145cm" svg:x="10.386cm" svg:y="11.596cm" svg:viewBox="0 0 68 146" svg:d="M1 64h10c10 0 10 0 10 1s-5 19-11 41l-10 40h34l34-83v-63h-67z">
            <text:p/>
          </draw:path>
          <draw:path draw:style-name="gr16" draw:text-style-name="P16" draw:layer="layout" svg:width="0.261cm" svg:height="0.305cm" svg:x="10.715cm" svg:y="11.359cm" svg:viewBox="0 0 262 306" svg:d="M46 42c-25 25-40 55-45 90-1 5-1 14-1 23 0 46 14 76 39 103 23 26 53 42 88 48 4 0 13 0 23 0 42 0 68-7 101-21 5-3 11-5 11-6l-5-53-9 5c-29 15-57 25-96 25-13 0-24-2-34-6-34-14-55-50-55-96 0-52 24-89 67-101 6-1 8-1 24-1 24 0 38 2 53 7 18 6 42 21 42 21 0 0 9-47 10-51 0-2-1-2-8-5-39-21-53-24-106-24-42 0-73 16-99 42z">
            <text:p/>
          </draw:path>
          <draw:path draw:style-name="gr16" draw:text-style-name="P16" draw:layer="layout" svg:width="0.304cm" svg:height="0.305cm" svg:x="11.018cm" svg:y="11.359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444cm" svg:height="0.297cm" svg:x="11.393cm" svg:y="11.362cm" svg:viewBox="0 0 445 298" svg:d="M159 0c-42 0-73 16-99 41v-38h-60v295h64v-84c0-55 0-87 1-92 2-25 11-45 25-59 10-9 17-13 38-13 36 0 54 11 61 38 1 4 1 13 2 107v103h64v-84c0-55 0-87 0-92 3-25 12-45 26-59 10-9 16-13 38-13 35 0 54 11 61 38 1 4 1 13 1 107v103h64v-107c0-113 0-110-3-125-9-42-39-66-90-66-45 0-79 18-101 42l-5 5c-17-31-40-47-87-47z">
            <text:p/>
          </draw:path>
          <draw:path draw:style-name="gr16" draw:text-style-name="P16" draw:layer="layout" svg:width="0.304cm" svg:height="0.305cm" svg:x="11.908cm" svg:y="11.359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216cm" svg:height="0.379cm" svg:x="3.5cm" svg:y="11.942cm" svg:viewBox="0 0 217 380" svg:d="M204 310c-16 11-35 18-55 19-8 0-9 0-13-1-10-4-18-16-21-35-1-7-1-9-2-85v-77h92v-48h-92v-83h-58v83h-55v48h53v78c0 79 0 91 3 105 3 28 14 50 32 62 7 3 9 4 18 4h8c28 0 54-4 81-14 5-2 22-7 22-10-1-1-13-43-13-46z">
            <text:p/>
          </draw:path>
          <draw:path draw:style-name="gr16" draw:text-style-name="P16" draw:layer="layout" svg:width="0.173cm" svg:height="0.297cm" svg:x="3.787cm" svg:y="12.019cm" svg:viewBox="0 0 174 298" svg:d="M67 43l-9 8v-48h-58v295h62v-78c1-78 1-79 2-84 10-48 53-79 103-82h7v-54h-5c-40 0-77 20-102 43z">
            <text:p/>
          </draw:path>
          <draw:path draw:style-name="gr16" draw:text-style-name="P16" draw:layer="layout" svg:width="0.253cm" svg:height="0.305cm" svg:x="3.997cm" svg:y="12.016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279cm" svg:height="0.46cm" svg:x="4.351cm" svg:y="11.863cm" svg:viewBox="0 0 280 461" svg:d="M63 189l-1-95v-94h-62v455h64v-25c1 0 3 2 6 4 25 16 58 27 87 27 12 0 23-2 32-6 38-12 69-46 83-90 7-19 8-34 8-59 0-69-29-124-69-143-10-5-18-7-31-7-46 0-86 14-117 33zM64 376v-141l6-5c15-14 34-24 61-24 7 0 14 1 18 1 44 9 68 47 68 102 0 56-27 92-75 101-4 0-11 0-16 0-31 0-47-13-62-34z">
            <text:p/>
          </draw:path>
          <draw:path draw:style-name="gr16" draw:text-style-name="P16" draw:layer="layout" svg:width="0.253cm" svg:height="0.305cm" svg:x="4.685cm" svg:y="12.016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061cm" svg:height="0.454cm" svg:x="5.039cm" svg:y="11.863cm" svg:viewBox="0 0 62 455" svg:d="M0 455c21 0 41 0 62 0 0-152 0-303 0-455-21 0-41 0-62 0 0 152 0 303 0 455z">
            <text:p/>
          </draw:path>
          <draw:path draw:style-name="gr16" draw:text-style-name="P16" draw:layer="layout" svg:width="0.254cm" svg:height="0.454cm" svg:x="5.204cm" svg:y="11.863cm" svg:viewBox="0 0 255 455" svg:d="M62 195v-195h-62v455h64v-85c0-55 0-87 1-91 2-26 11-46 25-59 10-10 17-13 38-13 36 0 54 11 61 38 1 4 1 13 2 107v103h64v-108c-1-112-1-110-4-125-9-42-38-66-90-66-43 0-75 17-99 39z">
            <text:p/>
          </draw:path>
          <draw:path draw:style-name="gr16" draw:text-style-name="P16" draw:layer="layout" svg:width="0.304cm" svg:height="0.305cm" svg:x="5.531cm" svg:y="12.016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265cm" svg:height="0.306cm" svg:x="6.049cm" svg:y="12.015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444cm" svg:height="0.297cm" svg:x="6.388cm" svg:y="12.019cm" svg:viewBox="0 0 445 298" svg:d="M159 0c-42 0-73 16-99 41v-38h-60v295h64v-84c0-55 0-87 1-92 2-25 11-45 25-59 10-9 17-13 38-13 36 0 54 11 61 38 1 4 1 13 2 107v103h64v-84c0-55 0-87 0-92 3-25 12-45 26-59 10-9 16-13 38-13 35 0 54 11 61 38 1 4 1 13 1 107v103h64v-107c0-113 0-110-3-125-9-42-39-66-90-66-45 0-79 18-101 42l-5 5c-17-31-40-47-87-47z">
            <text:p/>
          </draw:path>
          <draw:path draw:style-name="gr16" draw:text-style-name="P16" draw:layer="layout" svg:width="0.265cm" svg:height="0.306cm" svg:x="7.077cm" svg:y="12.015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8cm" svg:height="0.422cm" svg:x="7.388cm" svg:y="12.02cm" svg:viewBox="0 0 281 423" svg:d="M0 153c0 68 35 133 83 147 10 3 17 4 31 4 35-1 69-12 96-30l7-4v153h64v-423h-62v37l-7-5c-20-16-43-26-69-31-4 0-16 0-24 0h-8c-62 7-111 71-111 152zM219 102v115l-4 5c-16 20-41 32-65 32-47 0-86-44-86-101 0-41 21-77 56-93 9-5 19-8 33-8 40 0 54 24 66 50z">
            <text:p/>
          </draw:path>
          <draw:path draw:style-name="gr16" draw:text-style-name="P16" draw:layer="layout" svg:width="0.254cm" svg:height="0.296cm" svg:x="7.773cm" svg:y="12.025cm" svg:viewBox="0 0 255 297" svg:d="M0 115c0 76 0 117 1 123 2 28 12 45 30 53 11 6 15 6 34 6 48 0 93-10 123-29l5-3v27h62v-292h-64v101c0 109 0 104-4 115-12 22-38 36-73 36-28 0-43-2-49-21l-1-116v-115h-64z">
            <text:p/>
          </draw:path>
          <draw:path draw:style-name="gr16" draw:text-style-name="P16" draw:layer="layout" svg:width="0.071cm" svg:height="0.445cm" svg:x="8.127cm" svg:y="11.871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8cm" svg:height="0.423cm" svg:x="8.298cm" svg:y="12.019cm" svg:viewBox="0 0 281 424" svg:d="M63 32l-1-13v-13h-62v418h64v-152c1 0 3 2 6 4 24 17 50 27 89 27 7 0 13 0 17 0 61-13 102-74 105-146v-5c0-66-30-137-80-151-4 0-12-1-21-1-45 0-89 14-117 33zM217 152c0 53-35 92-77 101-3 1-9 1-15 1-32 0-49-15-61-34v-140l6-5c16-14 39-23 61-23 51 0 86 48 86 100z">
            <text:p/>
          </draw:path>
          <draw:path draw:style-name="gr16" draw:text-style-name="P16" draw:layer="layout" svg:width="0.265cm" svg:height="0.306cm" svg:x="8.623cm" svg:y="12.015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067cm" svg:height="0.145cm" svg:x="8.973cm" svg:y="12.253cm" svg:viewBox="0 0 68 146" svg:d="M1 64h10c10 0 10 0 10 1s-5 19-11 41l-10 40h34l34-83v-63h-67z">
            <text:p/>
          </draw:path>
          <draw:path draw:style-name="gr16" draw:text-style-name="P16" draw:layer="layout" svg:width="0.28cm" svg:height="0.459cm" svg:x="9.301cm" svg:y="11.863cm" svg:viewBox="0 0 281 460" svg:d="M219 187l-6-4c-29-16-63-27-100-27-15 0-25 3-38 9-34 15-61 53-71 100-2 13-4 26-4 42 0 33 6 61 20 87 17 35 43 57 73 64 6 2 7 2 21 2 40 0 70-13 96-31l7-5v31h64v-455h-62zM217 233v140l-4 6c-12 15-28 26-46 31-5 0-7 0-18 0-9 0-13 0-17-1-44-9-68-45-68-99 0-56 26-94 74-102 7-1 9-2 12-2 2 0 5 1 8 1 29 0 44 12 59 26z">
            <text:p/>
          </draw:path>
          <draw:path draw:style-name="gr16" draw:text-style-name="P16" draw:layer="layout" svg:width="0.071cm" svg:height="0.445cm" svg:x="9.683cm" svg:y="11.871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28cm" svg:height="0.305cm" svg:x="9.821cm" svg:y="12.016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261cm" svg:height="0.305cm" svg:x="10.086cm" svg:y="12.016cm" svg:viewBox="0 0 262 306" svg:d="M46 42c-25 25-40 55-45 90-1 5-1 14-1 23 0 46 14 76 39 103 23 26 53 42 88 48 4 0 13 0 23 0 42 0 68-7 101-21 5-3 11-5 11-6l-5-53-9 5c-29 15-57 25-96 25-13 0-24-2-34-6-34-14-55-50-55-96 0-52 24-89 67-101 6-1 8-1 24-1 24 0 38 2 53 7 18 6 42 21 42 21 0 0 9-47 10-51 0-2-1-2-8-5-39-21-53-24-106-24-42 0-73 16-99 42z">
            <text:p/>
          </draw:path>
          <draw:path draw:style-name="gr16" draw:text-style-name="P16" draw:layer="layout" svg:width="0.071cm" svg:height="0.445cm" svg:x="10.417cm" svg:y="11.871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8cm" svg:height="0.423cm" svg:x="10.587cm" svg:y="12.019cm" svg:viewBox="0 0 281 424" svg:d="M63 32l-1-13v-13h-62v418h64v-152c1 0 3 2 6 4 24 17 50 27 89 27 7 0 13 0 17 0 61-13 102-74 105-146v-5c0-66-30-137-80-151-4 0-12-1-21-1-45 0-89 14-117 33zM217 152c0 53-35 92-77 101-3 1-9 1-15 1-32 0-49-15-61-34v-140l6-5c16-14 39-23 61-23 51 0 86 48 86 100z">
            <text:p/>
          </draw:path>
          <draw:path draw:style-name="gr16" draw:text-style-name="P16" draw:layer="layout" svg:width="0.061cm" svg:height="0.454cm" svg:x="10.945cm" svg:y="11.863cm" svg:viewBox="0 0 62 455" svg:d="M0 455c21 0 41 0 62 0 0-152 0-303 0-455-21 0-41 0-62 0 0 152 0 303 0 455z">
            <text:p/>
          </draw:path>
          <draw:path draw:style-name="gr16" draw:text-style-name="P16" draw:layer="layout" svg:width="0.071cm" svg:height="0.445cm" svg:x="11.105cm" svg:y="11.871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54cm" svg:height="0.297cm" svg:x="11.274cm" svg:y="12.019cm" svg:viewBox="0 0 255 298" svg:d="M60 41v-38h-60v295h64v-84c0-55 0-87 1-92 2-25 11-45 25-59 10-9 17-13 38-13 36 0 54 11 61 38 1 4 1 13 2 107v103h64v-107c-1-113-1-110-4-125-9-43-40-66-91-66h-2c-5 0-11 1-13 1-32 3-62 18-85 40z">
            <text:p/>
          </draw:path>
          <draw:path draw:style-name="gr16" draw:text-style-name="P16" draw:layer="layout" svg:width="0.253cm" svg:height="0.305cm" svg:x="11.608cm" svg:y="12.016cm" svg:viewBox="0 0 254 306" svg:d="M36 22c-5 3-9 4-9 6 0 7 4 52 4 52 1 0 4-2 10-6 26-16 55-26 95-26 28 0 49 22 53 50 1 3 1 12 1 21v17h-13c-52 2-99 11-131 25-24 11-40 27-45 44-1 2-1 8-1 13 0 44 25 78 63 87 5 1 7 1 20 1 37 0 74-9 101-27l8-5v27h62v-100c0-82 0-100-1-106-3-21-11-40-26-56-17-20-41-33-69-38-5-1-18-1-28-1-36 0-63 7-94 22zM59 218c0-15 12-22 44-30 24-5 54-8 79-9h8v13c0 15-1 21-3 28-10 21-36 37-70 37-30 0-58-15-58-39z">
            <text:p/>
          </draw:path>
          <draw:path draw:style-name="gr16" draw:text-style-name="P16" draw:layer="layout" svg:width="0.265cm" svg:height="0.306cm" svg:x="12.105cm" svg:y="12.015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173cm" svg:height="0.297cm" svg:x="3.539cm" svg:y="12.676cm" svg:viewBox="0 0 174 298" svg:d="M67 43l-9 8v-48h-58v295h62v-78c1-78 1-79 2-84 10-48 53-79 103-82h7v-54h-5c-40 0-77 20-102 43z">
            <text:p/>
          </draw:path>
          <draw:path draw:style-name="gr16" draw:text-style-name="P16" draw:layer="layout" svg:width="0.265cm" svg:height="0.306cm" svg:x="3.741cm" svg:y="12.672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228cm" svg:height="0.305cm" svg:x="4.049cm" svg:y="12.673cm" svg:viewBox="0 0 229 306" svg:d="M0 277c0 2 1 2 12 8 33 14 59 21 103 21 70 0 114-31 114-91 0-10-3-20-6-29-8-22-27-41-51-53-14-6-21-8-49-14-30-6-34-6-40-9-13-7-20-17-20-29 0-5 1-11 4-16 7-13 20-17 43-17 62 0 99 24 99 24 0 0 9-50 9-52-36-14-58-20-107-20h-10c-1 0-5 0-9 1-55 6-89 36-89 86 0 13 3 24 9 35 9 18 27 34 48 43 12 6 20 8 49 14 29 5 34 6 42 12 12 7 18 18 18 29 0 4 0 7-2 11-7 17-24 25-53 25-41 0-71-13-97-27-3-2-6-4-7-4s-8 50-10 52z">
            <text:p/>
          </draw:path>
          <draw:path draw:style-name="gr16" draw:text-style-name="P16" draw:layer="layout" svg:width="0.28cm" svg:height="0.423cm" svg:x="4.343cm" svg:y="12.676cm" svg:viewBox="0 0 281 424" svg:d="M63 32l-1-13v-13h-62v418h64v-152c1 0 3 2 6 4 24 17 50 27 89 27 7 0 13 0 17 0 61-13 102-74 105-146v-5c0-66-30-137-80-151-4 0-12-1-21-1-45 0-89 14-117 33zM217 152c0 53-35 92-77 101-3 1-9 1-15 1-32 0-49-15-61-34v-140l6-5c16-14 39-23 61-23 51 0 86 48 86 100z">
            <text:p/>
          </draw:path>
          <draw:path draw:style-name="gr16" draw:text-style-name="P16" draw:layer="layout" svg:width="0.265cm" svg:height="0.306cm" svg:x="4.668cm" svg:y="12.672cm" svg:viewBox="0 0 266 307" svg:d="M258 227c0-1-45 32-107 32-4 0-8 0-11-1-33-5-60-28-74-62-4-10-7-26-7-36v-2h207v-13c-2-46-13-80-33-105-21-25-55-40-91-40-37 0-67 14-92 37-26 24-42 55-49 93 0 6-1 14-1 23s1 19 1 24c12 66 61 119 130 130 5 0 14 0 23 0 41 0 68-7 97-22 8-4 11-3 11-9 0-10-4-39-4-49zM215 112h-150c0-1 5-10 8-16 13-25 34-41 58-46 3 0 7 0 10 0 46 0 63 29 74 62z">
            <text:p/>
          </draw:path>
          <draw:path draw:style-name="gr16" draw:text-style-name="P16" draw:layer="layout" svg:width="0.071cm" svg:height="0.445cm" svg:x="5.003cm" svg:y="12.528cm" svg:viewBox="0 0 72 446" svg:d="M0 68c24 0 48 0 72 0 0-23 0-45 0-68-24 0-48 0-72 0 0 23 0 45 0 68zM5 446c20 0 41 0 62 0 0-97 0-194 0-292-21 0-42 0-62 0 0 98 0 195 0 292z">
            <text:p/>
          </draw:path>
          <draw:path draw:style-name="gr16" draw:text-style-name="P16" draw:layer="layout" svg:width="0.216cm" svg:height="0.379cm" svg:x="5.134cm" svg:y="12.6cm" svg:viewBox="0 0 217 380" svg:d="M204 310c-16 11-35 18-55 19-8 0-9 0-13-1-10-4-18-16-21-35-1-7-1-9-2-85v-77h92v-48h-92v-83h-58v83h-55v48h53v78c0 79 0 91 3 105 3 28 14 50 32 62 7 3 9 4 18 4h8c28 0 54-4 81-14 5-2 22-7 22-10-1-1-13-43-13-46z">
            <text:p/>
          </draw:path>
          <draw:path draw:style-name="gr16" draw:text-style-name="P16" draw:layer="layout" svg:width="0.304cm" svg:height="0.305cm" svg:x="5.389cm" svg:y="12.673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444cm" svg:height="0.297cm" svg:x="5.938cm" svg:y="12.676cm" svg:viewBox="0 0 445 298" svg:d="M159 0c-42 0-73 16-99 41v-38h-60v295h64v-84c0-55 0-87 1-92 2-25 11-45 25-59 10-9 17-13 38-13 36 0 54 11 61 38 1 4 1 13 2 107v103h64v-84c0-55 0-87 0-92 3-25 12-45 26-59 10-9 16-13 38-13 35 0 54 11 61 38 1 4 1 13 1 107v103h64v-107c0-113 0-110-3-125-9-42-39-66-90-66-45 0-79 18-101 42l-5 5c-17-31-40-47-87-47z">
            <text:p/>
          </draw:path>
          <draw:path draw:style-name="gr16" draw:text-style-name="P16" draw:layer="layout" svg:width="0.254cm" svg:height="0.296cm" svg:x="6.484cm" svg:y="12.683cm" svg:viewBox="0 0 255 297" svg:d="M0 115c0 76 0 117 1 123 2 28 12 45 30 53 11 6 15 6 34 6 48 0 93-10 123-29l5-3v27h62v-292h-64v101c0 109 0 104-4 115-12 22-38 36-73 36-28 0-43-2-49-21l-1-116v-115h-64z">
            <text:p/>
          </draw:path>
          <draw:path draw:style-name="gr16" draw:text-style-name="P16" draw:layer="layout" svg:width="0.148cm" svg:height="0.108cm" svg:x="6.537cm" svg:y="12.527cm" svg:viewBox="0 0 149 109" svg:d="M43 54c-23 29-43 54-43 54-1 1 4 1 26 1h26l47-53c26-29 48-53 49-55l1-1h-64z">
            <text:p/>
          </draw:path>
          <draw:path draw:style-name="gr16" draw:text-style-name="P16" draw:layer="layout" svg:width="0.216cm" svg:height="0.379cm" svg:x="6.804cm" svg:y="12.6cm" svg:viewBox="0 0 217 380" svg:d="M204 310c-16 11-35 18-55 19-8 0-9 0-13-1-10-4-18-16-21-35-1-7-1-9-2-85v-77h92v-48h-92v-83h-58v83h-55v48h53v78c0 79 0 91 3 105 3 28 14 50 32 62 7 3 9 4 18 4h8c28 0 54-4 81-14 5-2 22-7 22-10-1-1-13-43-13-46z">
            <text:p/>
          </draw:path>
          <draw:path draw:style-name="gr16" draw:text-style-name="P16" draw:layer="layout" svg:width="0.254cm" svg:height="0.296cm" svg:x="7.09cm" svg:y="12.683cm" svg:viewBox="0 0 255 297" svg:d="M0 115c0 76 0 117 1 123 2 28 12 45 30 53 11 6 15 6 34 6 48 0 93-10 123-29l5-3v27h62v-292h-64v101c0 109 0 104-4 115-12 22-38 36-73 36-28 0-43-2-49-21l-1-116v-115h-64z">
            <text:p/>
          </draw:path>
          <draw:path draw:style-name="gr16" draw:text-style-name="P16" draw:layer="layout" svg:width="0.304cm" svg:height="0.305cm" svg:x="7.417cm" svg:y="12.673cm" svg:viewBox="0 0 305 306" svg:d="M305 157c0-84-58-145-131-156-4-1-16-1-25-1h-9c-84 8-140 80-140 155 0 47 17 82 45 108 22 23 51 36 84 42 5 1 15 1 24 1 89 0 152-69 152-149zM240 150c0 53-21 88-60 102-9 2-16 3-27 3-19 0-33-3-47-13-27-17-41-47-41-92 0-37 8-60 27-78 16-15 37-23 59-23 59 0 89 41 89 101z">
            <text:p/>
          </draw:path>
          <draw:path draw:style-name="gr16" draw:text-style-name="P16" draw:layer="layout" svg:width="0.066cm" svg:height="0.063cm" svg:x="7.803cm" svg:y="12.911cm" svg:viewBox="0 0 67 64" svg:d="M0 64c22 0 45 0 67 0 0-21 0-43 0-64-22 0-45 0-67 0 0 21 0 43 0 64z">
            <text:p/>
          </draw:path>
        </draw:g>
        <draw:custom-shape draw:style-name="gr17" draw:text-style-name="P17" draw:layer="layout" svg:width="5cm" svg:height="7.25cm" svg:x="15.5cm" svg:y="1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path draw:style-name="gr18" draw:text-style-name="P18" draw:layer="layout" svg:width="0.167cm" svg:height="0.476cm" svg:x="16.031cm" svg:y="12.785cm" svg:viewBox="0 0 168 477" svg:d="M114 293c0 43 9 71 26 83 13 11 16 30 9 58-7 29-18 43-33 43-24 0-43-20-58-60-12-35-18-79-18-132v-104h-11c-9 0-15-4-21-11-5-7-8-17-8-29 0-11 3-21 8-29 6-8 12-12 21-12h11v-43c0-20 5-35 16-47 6-7 15-10 26-10h1c7 0 14 6 21 19 7 12 10 25 10 38v43h26c7 0 14 4 19 13 6 8 9 17 9 28 0 13-3 22-9 29-5 7-12 11-19 11h-26z">
            <text:p/>
          </draw:path>
          <draw:path draw:style-name="gr18" draw:text-style-name="P18" draw:layer="layout" svg:width="0.184cm" svg:height="0.39cm" svg:x="16.232cm" svg:y="12.871cm" svg:viewBox="0 0 185 391" svg:d="M105 17c11-11 32-17 63-17 6 0 10 3 13 9 3 5 4 11 3 18l-6 40c-3 25-10 36-21 34-18-4-35 1-49 15-15 15-22 31-22 50v1h-1v164c0 16-4 30-12 42s-18 18-30 18h-1c-12 0-22-6-30-17-8-12-12-26-12-43v-269c0-17 4-31 13-43 8-11 18-17 29-17h2c15 0 29 15 43 44 6-13 12-23 18-29z">
            <text:p/>
          </draw:path>
          <draw:path draw:style-name="gr18" draw:text-style-name="P18" draw:layer="layout" svg:width="0.282cm" svg:height="0.39cm" svg:x="16.446cm" svg:y="12.871cm" svg:viewBox="0 0 283 391" svg:d="M83 187c0 0 0 9 0 28 0 29 5 54 16 75 11 20 25 31 40 31 9 1 19 0 28-4 19-9 29-30 29-61 0 0 0-48 0-144-4-16-14-29-31-38-18-9-36-8-54 5-19 12-28 48-28 108zM39 334c-26-38-39-85-39-139s13-100 39-138c25-38 56-57 93-57 31 0 52 19 64 56 0-12 3-23 10-33 6-8 13-12 22-12h23c9 0 16 4 23 12 6 10 9 21 9 33v310c0 7-2 13-5 18-4 4-8 7-13 7h-36c-5 0-11-5-18-15-7-11-13-16-18-17-6-2-11 0-16 5-20 18-35 27-45 27-37 0-68-19-93-57z">
            <text:p/>
          </draw:path>
          <draw:path draw:style-name="gr18" draw:text-style-name="P18" draw:layer="layout" svg:width="0.232cm" svg:height="0.39cm" svg:x="16.767cm" svg:y="12.871cm" svg:viewBox="0 0 233 391" svg:d="M109 299h90c22 0 33 10 34 31v17c1 13-1 24-6 32s-14 12-28 12h-168c-8 0-16-5-22-13-6-9-9-19-9-30 0-10 2-20 7-28l116-229h-84c-14 0-24-10-30-30v-2c-3-15-2-28 4-40 7-13 15-19 26-19h158c9 0 16 5 23 14 6 9 9 20 9 31s-2 21-6 30z">
            <text:p/>
          </draw:path>
          <draw:path draw:style-name="gr18" draw:text-style-name="P18" draw:layer="layout" svg:width="0.271cm" svg:height="0.39cm" svg:x="17.031cm" svg:y="12.872cm" svg:viewBox="0 0 272 391" svg:d="M139 76c-15 0-29 8-43 26-8 11-15 29-18 53h132c-7-32-16-54-29-64-14-10-27-15-42-15zM272 195v1c0 24-8 35-24 35h-168c6 26 12 43 18 51 22 29 52 32 89 8l31-19c14-9 24-6 31 9 8 14 10 29 8 44l-1 1c-2 12-11 25-28 38-24 18-57 27-99 28-30-1-59-19-87-57s-42-85-42-139 13-100 40-139c28-38 59-57 96-56s69 19 96 56c27 36 40 82 40 139z">
            <text:p/>
          </draw:path>
          <draw:path draw:style-name="gr18" draw:text-style-name="P18" draw:layer="layout" svg:width="0.442cm" svg:height="0.402cm" svg:x="17.33cm" svg:y="12.859cm" svg:viewBox="0 0 443 403" svg:d="M443 200c0 0 0 51 0 152 0 15-3 27-10 37-6 9-16 14-30 14-27 0-40-17-40-50v-202c0-19-5-35-15-49-10-13-21-20-35-20-13 0-24 7-32 21-9 14-14 30-14 48v201c0 15-3 27-9 36-6 10-16 15-30 15h-8c-13 0-23-5-30-14-6-10-9-22-9-36v-202c0-19-5-35-15-48-10-14-21-21-35-21-13 0-24 7-33 22-8 14-12 30-13 47v201c0 15-3 28-10 37-6 9-16 14-30 14h-6c-13 0-23-5-29-14-7-9-10-21-10-37v-300c0-11 3-21 8-28s11-10 19-10h32c8 0 14 3 19 11 6 7 9 16 9 27 2-2 5-5 8-11 13-19 26-30 40-36 47-16 83 5 109 65h2c28-39 49-60 64-65 42-11 75 3 98 43 23 41 35 91 35 152z">
            <text:p/>
          </draw:path>
          <draw:path draw:style-name="gr18" draw:text-style-name="P18" draw:layer="layout" svg:width="0.289cm" svg:height="0.406cm" svg:x="17.805cm" svg:y="12.86cm" svg:viewBox="0 0 290 407" svg:d="M145 333c16 0 31-10 44-32 11-17 16-59 16-126 0-34-5-59-16-77-12-17-26-25-44-25-16 0-29 9-41 27-13 21-20 46-20 75 0 63 7 106 20 127 14 21 27 31 41 31zM248 60c28 39 42 87 42 143s-14 104-43 144c-28 40-60 60-94 59-3 1-6 1-8 0-39 3-73-17-102-57-29-41-43-90-43-146 0-57 14-105 42-144s60-59 94-59c3 0 6 0 9 0 40 0 74 20 103 60z">
            <text:p/>
          </draw:path>
          <draw:path draw:style-name="gr18" draw:text-style-name="P18" draw:layer="layout" svg:width="0.198cm" svg:height="0.399cm" svg:x="18.13cm" svg:y="12.862cm" svg:viewBox="0 0 199 400" svg:d="M1 336c2-11 7-20 15-27 7-6 17-6 29-1 12 6 25 9 37 9 25 0 37-11 37-31 0-10-3-17-8-23s-16-13-32-21c-52-26-78-64-78-116 1-37 11-68 31-91s47-35 80-35c16 0 32 3 49 10 7 2 13 9 17 18 5 9 6 20 3 31-1 11-5 19-13 25-7 7-16 8-25 4-10-3-19-5-28-5-22 0-33 10-33 31 0 8 4 16 10 23 6 6 18 14 34 22 49 24 73 63 73 117 1 37-9 67-29 90s-49 34-88 34c-20 0-40-3-60-11-7-3-13-10-18-21-4-10-5-21-3-31z">
            <text:p/>
          </draw:path>
          <draw:path draw:style-name="gr18" draw:text-style-name="P18" draw:layer="layout" svg:width="0.282cm" svg:height="0.39cm" svg:x="18.516cm" svg:y="12.871cm" svg:viewBox="0 0 283 391" svg:d="M83 187c0 0 0 9 0 28 0 29 5 54 16 75 11 20 25 31 40 31 9 1 19 0 28-4 19-9 29-30 29-61 0 0 0-48 0-144-4-16-14-29-31-38-18-9-36-8-54 5-19 12-28 48-28 108zM39 334c-26-38-39-85-39-139s13-100 39-138c25-38 56-57 93-57 31 0 52 19 64 56 0-12 3-23 10-33 6-8 13-12 22-12h23c9 0 16 4 23 12 6 10 9 21 9 33v310c0 7-2 13-5 18-4 4-8 7-13 7h-36c-5 0-11-5-18-15-7-11-13-16-18-17-6-2-11 0-16 5-20 18-35 27-45 27-37 0-68-19-93-57z">
            <text:p/>
          </draw:path>
          <draw:path draw:style-name="gr18" draw:text-style-name="P18" draw:layer="layout" svg:width="0.198cm" svg:height="0.399cm" svg:x="18.837cm" svg:y="12.862cm" svg:viewBox="0 0 199 400" svg:d="M1 336c2-11 7-20 15-27 7-6 17-6 29-1 12 6 25 9 37 9 25 0 37-11 37-31 0-10-3-17-8-23s-16-13-32-21c-52-26-78-64-78-116 1-37 11-68 31-91s47-35 80-35c16 0 32 3 49 10 7 2 13 9 17 18 5 9 6 20 3 31-1 11-5 19-13 25-7 7-16 8-25 4-10-3-19-5-28-5-22 0-33 10-33 31 0 8 4 16 10 23 6 6 18 14 34 22 49 24 73 63 73 117 1 37-9 67-29 90s-49 34-88 34c-20 0-40-3-60-11-7-3-13-10-18-21-4-10-5-21-3-31z">
            <text:p/>
          </draw:path>
          <draw:path draw:style-name="gr18" draw:text-style-name="P18" draw:layer="layout" svg:width="0.282cm" svg:height="0.506cm" svg:x="16.046cm" svg:y="13.621cm" svg:viewBox="0 0 283 507" svg:d="M141 8c3-5 8-8 12-8h60c5 0 9 3 10 10 1 8-1 14-6 20l-54 58c-2 2-4 3-5 4h-56c-3 0-5-2-6-5 0-3 0-6 3-9zM0 316c0 0 0-46 0-138 0-17 4-31 12-42s18-17 30-17h1c11 0 21 6 30 17 8 11 12 25 12 42v146c0 39 8 64 26 76 21 14 40 14 56 1 20-17 30-36 30-57v-166c0-17 4-31 12-42 9-11 19-17 31-17h1c11 0 21 6 30 17 8 11 12 25 12 42v287c0 10-3 19-8 27-5 7-12 11-20 11h-32c-7 0-13-4-19-11-5-8-8-17-8-27-25 20-46 33-64 38-43 12-75-3-98-44-23-42-34-89-34-143z">
            <text:p/>
          </draw:path>
          <draw:path draw:style-name="gr18" draw:text-style-name="P18" draw:layer="layout" svg:width="0.09cm" svg:height="0.531cm" svg:x="16.356cm" svg:y="13.602cm" svg:viewBox="0 0 91 532" svg:d="M91 469c0 18-5 33-13 45-9 12-20 18-32 18h-1c-12 0-23-6-32-18-9-13-13-28-13-45v-406c0-18 4-33 13-45 8-12 19-18 32-18h1c12 0 23 6 32 18s13 27 13 45z">
            <text:p/>
          </draw:path>
          <draw:path draw:style-name="gr18" draw:text-style-name="P18" draw:layer="layout" svg:width="0.167cm" svg:height="0.476cm" svg:x="16.479cm" svg:y="13.657cm" svg:viewBox="0 0 168 477" svg:d="M114 293c0 43 9 71 26 83 13 11 16 30 9 58-7 29-18 43-33 43-24 0-43-20-58-60-12-35-18-79-18-132v-104h-11c-9 0-15-4-21-11-5-7-8-17-8-29 0-11 3-21 8-29 6-8 12-12 21-12h11v-43c0-20 5-35 16-47 6-7 15-10 26-10h1c7 0 14 6 21 19 7 12 10 25 10 38v43h26c7 0 14 4 19 13 6 8 9 17 9 28 0 13-3 22-9 29-5 7-12 11-19 11h-26z">
            <text:p/>
          </draw:path>
          <draw:path draw:style-name="gr18" draw:text-style-name="P18" draw:layer="layout" svg:width="0.095cm" svg:height="0.543cm" svg:x="16.673cm" svg:y="13.591cm" svg:viewBox="0 0 96 544" svg:d="M51 544c-13-1-23-7-32-19s-13-27-13-45v-251c0-17 4-32 13-45 9-12 20-18 32-18h1c12 0 22 6 31 18 9 13 13 28 13 45v251c0 17-4 32-13 45-9 12-19 18-31 19zM93 65c0 18-5 34-14 47-9 12-20 19-33 19s-24-7-32-19c-9-13-14-28-14-47 0-18 5-34 14-46 8-13 19-19 32-19s23 6 33 18c9 13 14 28 14 47z">
            <text:p/>
          </draw:path>
          <draw:path draw:style-name="gr18" draw:text-style-name="P18" draw:layer="layout" svg:width="0.442cm" svg:height="0.402cm" svg:x="16.808cm" svg:y="13.731cm" svg:viewBox="0 0 443 403" svg:d="M443 200c0 0 0 51 0 152 0 15-3 27-10 37-6 9-16 14-30 14-27 0-40-17-40-50v-202c0-19-5-35-15-49-10-13-21-20-35-20-13 0-24 7-32 21-9 14-14 30-14 48v201c0 15-3 27-9 36-6 10-16 15-30 15h-8c-13 0-23-5-30-14-6-10-9-22-9-36v-202c0-19-5-35-15-48-10-14-21-21-35-21-13 0-24 7-33 22-8 14-12 30-13 47v201c0 15-3 28-10 37-6 9-16 14-30 14h-6c-13 0-23-5-29-14-7-9-10-21-10-37v-300c0-11 3-21 8-28s11-10 19-10h32c8 0 14 3 19 11 6 7 9 16 9 27 2-2 5-5 8-11 13-19 26-30 40-36 47-16 83 5 109 65h2c28-39 49-60 64-65 42-11 75 3 98 43 23 41 35 91 35 152z">
            <text:p/>
          </draw:path>
          <draw:path draw:style-name="gr18" draw:text-style-name="P18" draw:layer="layout" svg:width="0.282cm" svg:height="0.39cm" svg:x="17.286cm" svg:y="13.743cm" svg:viewBox="0 0 283 391" svg:d="M83 187c0 0 0 9 0 28 0 29 5 54 16 75 11 20 25 31 40 31 9 1 19 0 28-4 19-9 29-30 29-61 0 0 0-48 0-144-4-16-14-29-31-38-18-9-36-8-54 5-19 12-28 48-28 108zM39 334c-26-38-39-85-39-139s13-100 39-138c25-38 56-57 93-57 31 0 52 19 64 56 0-12 3-23 10-33 6-8 13-12 22-12h23c9 0 16 4 23 12 6 10 9 21 9 33v310c0 7-2 13-5 18-4 4-8 7-13 7h-36c-5 0-11-5-18-15-7-11-13-16-18-17-6-2-11 0-16 5-20 18-35 27-45 27-37 0-68-19-93-57z">
            <text:p/>
          </draw:path>
          <draw:path draw:style-name="gr18" draw:text-style-name="P18" draw:layer="layout" svg:width="0.198cm" svg:height="0.399cm" svg:x="17.607cm" svg:y="13.734cm" svg:viewBox="0 0 199 400" svg:d="M1 336c2-11 7-20 15-27 7-6 17-6 29-1 12 6 25 9 37 9 25 0 37-11 37-31 0-10-3-17-8-23s-16-13-32-21c-52-26-78-64-78-116 1-37 11-68 31-91s47-35 80-35c16 0 32 3 49 10 7 2 13 9 17 18 5 9 6 20 3 31-1 11-5 19-13 25-7 7-16 8-25 4-10-3-19-5-28-5-22 0-33 10-33 31 0 8 4 16 10 23 6 6 18 14 34 22 49 24 73 63 73 117 1 37-9 67-29 90s-49 34-88 34c-20 0-40-3-60-11-7-3-13-10-18-21-4-10-5-21-3-31z">
            <text:p/>
          </draw:path>
          <draw:path draw:style-name="gr18" draw:text-style-name="P18" draw:layer="layout" svg:width="0.283cm" svg:height="0.4cm" svg:x="16.039cm" svg:y="14.613cm" svg:viewBox="0 0 284 401" svg:d="M283 193c0 0 1 51 1 154 0 16-4 30-13 42-6 8-16 11-30 12-15-1-25-4-30-12-9-11-13-25-13-42v-161c0-41-9-67-26-79-18-13-37-10-57 7-20 18-30 35-29 52v181c0 16-4 30-12 42-6 8-16 11-30 12 0-1 0-1-2 0-14-1-24-4-29-12-9-12-13-26-13-42v-302c0-11 3-21 9-28 6-8 12-12 19-12h31c8 0 15 4 20 12s8 17 8 27v1c29-24 50-38 64-42 49-11 86 6 111 53 14 26 21 71 21 137z">
            <text:p/>
          </draw:path>
          <draw:path draw:style-name="gr18" draw:text-style-name="P18" draw:layer="layout" svg:width="0.289cm" svg:height="0.406cm" svg:x="16.352cm" svg:y="14.605cm" svg:viewBox="0 0 290 407" svg:d="M145 333c16 0 31-10 44-32 11-17 16-59 16-126 0-34-5-59-16-77-12-17-26-25-44-25-16 0-29 9-41 27-13 21-20 46-20 75 0 63 7 106 20 127 14 21 27 31 41 31zM248 60c28 39 42 87 42 143s-14 104-43 144c-28 40-60 60-94 59-3 1-6 1-8 0-39 3-73-17-102-57-29-41-43-90-43-146 0-57 14-105 42-144s60-59 94-59c3 0 6 0 9 0 40 0 74 20 103 60z">
            <text:p/>
          </draw:path>
          <draw:path draw:style-name="gr18" draw:text-style-name="P18" draw:layer="layout" svg:width="0.258cm" svg:height="0.388cm" svg:x="16.674cm" svg:y="14.618cm" svg:viewBox="0 0 259 389" svg:d="M215 0h1c15 0 27 8 35 25 8 16 10 34 5 54l-60 240c-5 20-14 37-27 50s-27 20-43 20h-1c-16 0-31-7-43-21-13-14-22-31-26-51l-54-238c-4-20-2-38 6-54s19-24 34-24h5c9 0 18 4 26 12s13 18 15 30c19 100 33 177 40 229h2c6-45 22-122 45-230 3-12 8-22 15-30 8-8 17-12 25-12z">
            <text:p/>
          </draw:path>
          <draw:path draw:style-name="gr18" draw:text-style-name="P18" draw:layer="layout" svg:width="0.095cm" svg:height="0.543cm" svg:x="16.961cm" svg:y="14.463cm" svg:viewBox="0 0 96 544" svg:d="M51 544c-13-1-23-7-32-19s-13-27-13-45v-251c0-17 4-32 13-45 9-12 20-18 32-18h1c12 0 22 6 31 18 9 13 13 28 13 45v251c0 17-4 32-13 45-9 12-19 18-31 19zM93 65c0 18-5 34-14 47-9 12-20 19-33 19s-24-7-32-19c-9-13-14-28-14-47 0-18 5-34 14-46 8-13 19-19 32-19s23 6 33 18c9 13 14 28 14 47z">
            <text:p/>
          </draw:path>
          <draw:path draw:style-name="gr18" draw:text-style-name="P18" draw:layer="layout" svg:width="0.282cm" svg:height="0.554cm" svg:x="17.096cm" svg:y="14.451cm" svg:viewBox="0 0 283 555" svg:d="M83 329c0 0 0 17 0 51 0 29 5 54 16 75 11 20 25 30 41 30 9 2 18 1 27-3 19-10 29-30 30-61 0 0 0-48 0-144-4-16-15-29-32-38-18-9-35-7-54 5-9 6-16 17-21 32-5 16-7 34-7 53zM132 165c23 0 44 8 65 24v-128c-1-17 3-31 12-43 8-12 18-18 30-18h2c11 0 21 6 30 18 8 12 12 26 12 42v471c1 6-1 12-5 17-3 5-8 7-12 7h-52c-5 0-10-2-13-7s-5-11-4-17c-21 16-42 24-65 24-37 0-68-19-93-57-26-38-39-84-39-138s13-100 39-138c25-38 56-57 93-57z">
            <text:p/>
          </draw:path>
          <draw:path draw:style-name="gr18" draw:text-style-name="P18" draw:layer="layout" svg:width="0.282cm" svg:height="0.39cm" svg:x="17.413cm" svg:y="14.616cm" svg:viewBox="0 0 283 391" svg:d="M83 187c0 0 0 9 0 28 0 29 5 54 16 75 11 20 25 31 40 31 9 1 19 0 28-4 19-9 29-30 29-61 0 0 0-48 0-144-4-16-14-29-31-38-18-9-36-8-54 5-19 12-28 48-28 108zM39 334c-26-38-39-85-39-139s13-100 39-138c25-38 56-57 93-57 31 0 52 19 64 56 0-12 3-23 10-33 6-8 13-12 22-12h23c9 0 16 4 23 12 6 10 9 21 9 33v310c0 7-2 13-5 18-4 4-8 7-13 7h-36c-5 0-11-5-18-15-7-11-13-16-18-17-6-2-11 0-16 5-20 18-35 27-45 27-37 0-68-19-93-57z">
            <text:p/>
          </draw:path>
          <draw:path draw:style-name="gr18" draw:text-style-name="P18" draw:layer="layout" svg:width="0.282cm" svg:height="0.554cm" svg:x="17.734cm" svg:y="14.451cm" svg:viewBox="0 0 283 555" svg:d="M83 329c0 0 0 17 0 51 0 29 5 54 16 75 11 20 25 30 41 30 9 2 18 1 27-3 19-10 29-30 30-61 0 0 0-48 0-144-4-16-15-29-32-38-18-9-35-7-54 5-9 6-16 17-21 32-5 16-7 34-7 53zM132 165c23 0 44 8 65 24v-128c-1-17 3-31 12-43 8-12 18-18 30-18h2c11 0 21 6 30 18 8 12 12 26 12 42v471c1 6-1 12-5 17-3 5-8 7-12 7h-52c-5 0-10-2-13-7s-5-11-4-17c-21 16-42 24-65 24-37 0-68-19-93-57-26-38-39-84-39-138s13-100 39-138c25-38 56-57 93-57z">
            <text:p/>
          </draw:path>
          <draw:path draw:style-name="gr18" draw:text-style-name="P18" draw:layer="layout" svg:width="0.271cm" svg:height="0.39cm" svg:x="18.047cm" svg:y="14.616cm" svg:viewBox="0 0 272 391" svg:d="M139 76c-15 0-29 8-43 26-8 11-15 29-18 53h132c-7-32-16-54-29-64-14-10-27-15-42-15zM272 195v1c0 24-8 35-24 35h-168c6 26 12 43 18 51 22 29 52 32 89 8l31-19c14-9 24-6 31 9 8 14 10 29 8 44l-1 1c-2 12-11 25-28 38-24 18-57 27-99 28-30-1-59-19-87-57s-42-85-42-139 13-100 40-139c28-38 59-57 96-56s69 19 96 56c27 36 40 82 40 139z">
            <text:p/>
          </draw:path>
          <draw:path draw:style-name="gr18" draw:text-style-name="P18" draw:layer="layout" svg:width="0.198cm" svg:height="0.399cm" svg:x="18.347cm" svg:y="14.606cm" svg:viewBox="0 0 199 400" svg:d="M1 336c2-11 7-20 15-27 7-6 17-6 29-1 12 6 25 9 37 9 25 0 37-11 37-31 0-10-3-17-8-23s-16-13-32-21c-52-26-78-64-78-116 1-37 11-68 31-91s47-35 80-35c16 0 32 3 49 10 7 2 13 9 17 18 5 9 6 20 3 31-1 11-5 19-13 25-7 7-16 8-25 4-10-3-19-5-28-5-22 0-33 10-33 31 0 8 4 16 10 23 6 6 18 14 34 22 49 24 73 63 73 117 1 37-9 67-29 90s-49 34-88 34c-20 0-40-3-60-11-7-3-13-10-18-21-4-10-5-21-3-31z">
            <text:p/>
          </draw:path>
          <draw:path draw:style-name="gr18" draw:text-style-name="P18" draw:layer="layout" svg:width="0.271cm" svg:height="0.39cm" svg:x="18.731cm" svg:y="14.616cm" svg:viewBox="0 0 272 391" svg:d="M139 76c-15 0-29 8-43 26-8 11-15 29-18 53h132c-7-32-16-54-29-64-14-10-27-15-42-15zM272 195v1c0 24-8 35-24 35h-168c6 26 12 43 18 51 22 29 52 32 89 8l31-19c14-9 24-6 31 9 8 14 10 29 8 44l-1 1c-2 12-11 25-28 38-24 18-57 27-99 28-30-1-59-19-87-57s-42-85-42-139 13-100 40-139c28-38 59-57 96-56s69 19 96 56c27 36 40 82 40 139z">
            <text:p/>
          </draw:path>
          <draw:path draw:style-name="gr18" draw:text-style-name="P18" draw:layer="layout" svg:width="0.216cm" svg:height="0.39cm" svg:x="16.039cm" svg:y="15.492cm" svg:viewBox="0 0 217 391" svg:d="M217 339c0 0 0 1 0 2 0 10-2 19-6 26-8 16-28 24-59 24-42 0-78-19-107-57-30-39-45-85-45-139s15-100 45-138c29-38 65-57 107-57 15 0 29 3 43 8 14 6 22 20 22 42v3c0 14-4 25-11 34-8 8-20 10-34 6-15-4-32-1-51 9-11 6-19 17-25 33-7 16-10 33-10 52v5c0 29 7 54 21 75 14 20 30 31 49 31 7 1 16 0 25-2s17 2 25 11c7 9 11 19 11 32z">
            <text:p/>
          </draw:path>
          <draw:path draw:style-name="gr18" draw:text-style-name="P18" draw:layer="layout" svg:width="0.289cm" svg:height="0.406cm" svg:x="16.286cm" svg:y="15.477cm" svg:viewBox="0 0 290 407" svg:d="M145 333c16 0 31-10 44-32 11-17 16-59 16-126 0-34-5-59-16-77-12-17-26-25-44-25-16 0-29 9-41 27-13 21-20 46-20 75 0 63 7 106 20 127 14 21 27 31 41 31zM248 60c28 39 42 87 42 143s-14 104-43 144c-28 40-60 60-94 59-3 1-6 1-8 0-39 3-73-17-102-57-29-41-43-90-43-146 0-57 14-105 42-144s60-59 94-59c3 0 6 0 9 0 40 0 74 20 103 60z">
            <text:p/>
          </draw:path>
          <draw:path draw:style-name="gr18" draw:text-style-name="P18" draw:layer="layout" svg:width="0.283cm" svg:height="0.4cm" svg:x="16.61cm" svg:y="15.485cm" svg:viewBox="0 0 284 401" svg:d="M283 193c0 0 1 51 1 154 0 16-4 30-13 42-6 8-16 11-30 12-15-1-25-4-30-12-9-11-13-25-13-42v-161c0-41-9-67-26-79-18-13-37-10-57 7-20 18-30 35-29 52v181c0 16-4 30-12 42-6 8-16 11-30 12 0-1 0-1-2 0-14-1-24-4-29-12-9-12-13-26-13-42v-302c0-11 3-21 9-28 6-8 12-12 19-12h31c8 0 15 4 20 12s8 17 8 27v1c29-24 50-38 64-42 49-11 86 6 111 53 14 26 21 71 21 137z">
            <text:p/>
          </draw:path>
          <draw:path draw:style-name="gr18" draw:text-style-name="P18" draw:layer="layout" svg:width="0.282cm" svg:height="0.56cm" svg:x="16.932cm" svg:y="15.485cm" svg:viewBox="0 0 283 561" svg:d="M83 175c0 0 0 19 0 56 0 19 2 36 7 52s12 27 21 33c19 13 36 14 53 4s28-23 32-38v-147c0-32-10-52-29-61-9-5-18-6-28-4-15 0-29 10-40 30s-16 45-16 75zM196 367c-20 17-41 25-64 25-37 0-68-19-93-57-26-38-39-84-39-139 0-54 13-100 39-139 25-38 56-57 93-57 23 0 44 8 64 25 0-6 2-12 5-17s7-8 12-8h52c5 0 9 2 12 6 4 5 6 11 6 19v475c0 17-4 32-12 43-9 12-19 18-31 18h-1c-12 0-22-6-30-18-9-12-13-26-13-43z">
            <text:p/>
          </draw:path>
          <draw:path draw:style-name="gr18" draw:text-style-name="P18" draw:layer="layout" svg:width="0.282cm" svg:height="0.393cm" svg:x="17.253cm" svg:y="15.489cm" svg:viewBox="0 0 283 394" svg:d="M0 202c0 0 0-51 0-154 0-13 4-25 12-36 6-8 16-12 30-12h1c14 0 24 4 30 11 8 12 12 24 12 37v163c0 38 9 63 26 75 22 15 41 14 58-1 18-14 27-33 28-55v-176c0-17 4-31 12-43 6-7 16-11 31-11h1c14 0 24 4 30 11 8 12 12 26 12 43v297c0 10-3 19-8 27s-12 11-20 11h-32c-7 0-13-4-19-12s-8-17-8-26c-72 60-127 57-164-10-21-38-32-84-32-139z">
            <text:p/>
          </draw:path>
          <draw:path draw:style-name="gr18" draw:text-style-name="P18" draw:layer="layout" svg:width="0.095cm" svg:height="0.543cm" svg:x="17.566cm" svg:y="15.335cm" svg:viewBox="0 0 96 544" svg:d="M51 544c-13-1-23-7-32-19s-13-27-13-45v-251c0-17 4-32 13-45 9-12 20-18 32-18h1c12 0 22 6 31 18 9 13 13 28 13 45v251c0 17-4 32-13 45-9 12-19 18-31 19zM93 65c0 18-5 34-14 47-9 12-20 19-33 19s-24-7-32-19c-9-13-14-28-14-47 0-18 5-34 14-46 8-13 19-19 32-19s23 6 33 18c9 13 14 28 14 47z">
            <text:p/>
          </draw:path>
          <draw:path draw:style-name="gr18" draw:text-style-name="P18" draw:layer="layout" svg:width="0.198cm" svg:height="0.399cm" svg:x="17.701cm" svg:y="15.478cm" svg:viewBox="0 0 199 400" svg:d="M1 336c2-11 7-20 15-27 7-6 17-6 29-1 12 6 25 9 37 9 25 0 37-11 37-31 0-10-3-17-8-23s-16-13-32-21c-52-26-78-64-78-116 1-37 11-68 31-91s47-35 80-35c16 0 32 3 49 10 7 2 13 9 17 18 5 9 6 20 3 31-1 11-5 19-13 25-7 7-16 8-25 4-10-3-19-5-28-5-22 0-33 10-33 31 0 8 4 16 10 23 6 6 18 14 34 22 49 24 73 63 73 117 1 37-9 67-29 90s-49 34-88 34c-20 0-40-3-60-11-7-3-13-10-18-21-4-10-5-21-3-31z">
            <text:p/>
          </draw:path>
          <draw:path draw:style-name="gr18" draw:text-style-name="P18" draw:layer="layout" svg:width="0.167cm" svg:height="0.476cm" svg:x="17.929cm" svg:y="15.401cm" svg:viewBox="0 0 168 477" svg:d="M114 293c0 43 9 71 26 83 13 11 16 30 9 58-7 29-18 43-33 43-24 0-43-20-58-60-12-35-18-79-18-132v-104h-11c-9 0-15-4-21-11-5-7-8-17-8-29 0-11 3-21 8-29 6-8 12-12 21-12h11v-43c0-20 5-35 16-47 6-7 15-10 26-10h1c7 0 14 6 21 19 7 12 10 25 10 38v43h26c7 0 14 4 19 13 6 8 9 17 9 28 0 13-3 22-9 29-5 7-12 11-19 11h-26z">
            <text:p/>
          </draw:path>
          <draw:path draw:style-name="gr18" draw:text-style-name="P18" draw:layer="layout" svg:width="0.282cm" svg:height="0.39cm" svg:x="18.126cm" svg:y="15.488cm" svg:viewBox="0 0 283 391" svg:d="M83 187c0 0 0 9 0 28 0 29 5 54 16 75 11 20 25 31 40 31 9 1 19 0 28-4 19-9 29-30 29-61 0 0 0-48 0-144-4-16-14-29-31-38-18-9-36-8-54 5-19 12-28 48-28 108zM39 334c-26-38-39-85-39-139s13-100 39-138c25-38 56-57 93-57 31 0 52 19 64 56 0-12 3-23 10-33 6-8 13-12 22-12h23c9 0 16 4 23 12 6 10 9 21 9 33v310c0 7-2 13-5 18-4 4-8 7-13 7h-36c-5 0-11-5-18-15-7-11-13-16-18-17-6-2-11 0-16 5-20 18-35 27-45 27-37 0-68-19-93-57z">
            <text:p/>
          </draw:path>
          <draw:path draw:style-name="gr18" draw:text-style-name="P18" draw:layer="layout" svg:width="0.198cm" svg:height="0.399cm" svg:x="18.447cm" svg:y="15.478cm" svg:viewBox="0 0 199 400" svg:d="M1 336c2-11 7-20 15-27 7-6 17-6 29-1 12 6 25 9 37 9 25 0 37-11 37-31 0-10-3-17-8-23s-16-13-32-21c-52-26-78-64-78-116 1-37 11-68 31-91s47-35 80-35c16 0 32 3 49 10 7 2 13 9 17 18 5 9 6 20 3 31-1 11-5 19-13 25-7 7-16 8-25 4-10-3-19-5-28-5-22 0-33 10-33 31 0 8 4 16 10 23 6 6 18 14 34 22 49 24 73 63 73 117 1 37-9 67-29 90s-49 34-88 34c-20 0-40-3-60-11-7-3-13-10-18-21-4-10-5-21-3-31z">
            <text:p/>
          </draw:path>
          <draw:path draw:style-name="gr18" draw:text-style-name="P18" draw:layer="layout" svg:width="0.271cm" svg:height="0.39cm" svg:x="16.031cm" svg:y="16.36cm" svg:viewBox="0 0 272 391" svg:d="M139 76c-15 0-29 8-43 26-8 11-15 29-18 53h132c-7-32-16-54-29-64-14-10-27-15-42-15zM272 195v1c0 24-8 35-24 35h-168c6 26 12 43 18 51 22 29 52 32 89 8l31-19c14-9 24-6 31 9 8 14 10 29 8 44l-1 1c-2 12-11 25-28 38-24 18-57 27-99 28-30-1-59-19-87-57s-42-85-42-139 13-100 40-139c28-38 59-57 96-56s69 19 96 56c27 36 40 82 40 139z">
            <text:p/>
          </draw:path>
          <draw:path draw:style-name="gr18" draw:text-style-name="P18" draw:layer="layout" svg:width="0.442cm" svg:height="0.402cm" svg:x="16.331cm" svg:y="16.347cm" svg:viewBox="0 0 443 403" svg:d="M443 200c0 0 0 51 0 152 0 15-3 27-10 37-6 9-16 14-30 14-27 0-40-17-40-50v-202c0-19-5-35-15-49-10-13-21-20-35-20-13 0-24 7-32 21-9 14-14 30-14 48v201c0 15-3 27-9 36-6 10-16 15-30 15h-8c-13 0-23-5-30-14-6-10-9-22-9-36v-202c0-19-5-35-15-48-10-14-21-21-35-21-13 0-24 7-33 22-8 14-12 30-13 47v201c0 15-3 28-10 37-6 9-16 14-30 14h-6c-13 0-23-5-29-14-7-9-10-21-10-37v-300c0-11 3-21 8-28s11-10 19-10h32c8 0 14 3 19 11 6 7 9 16 9 27 2-2 5-5 8-11 13-19 26-30 40-36 47-16 83 5 109 65h2c28-39 49-60 64-65 42-11 75 3 98 43 23 41 35 91 35 152z">
            <text:p/>
          </draw:path>
          <draw:path draw:style-name="gr18" draw:text-style-name="P18" draw:layer="layout" svg:width="0.289cm" svg:height="0.406cm" svg:x="16.805cm" svg:y="16.349cm" svg:viewBox="0 0 290 407" svg:d="M145 333c16 0 31-10 44-32 11-17 16-59 16-126 0-34-5-59-16-77-12-17-26-25-44-25-16 0-29 9-41 27-13 21-20 46-20 75 0 63 7 106 20 127 14 21 27 31 41 31zM248 60c28 39 42 87 42 143s-14 104-43 144c-28 40-60 60-94 59-3 1-6 1-8 0-39 3-73-17-102-57-29-41-43-90-43-146 0-57 14-105 42-144s60-59 94-59c3 0 6 0 9 0 40 0 74 20 103 60z">
            <text:p/>
          </draw:path>
          <draw:path draw:style-name="gr18" draw:text-style-name="P18" draw:layer="layout" svg:width="0.216cm" svg:height="0.39cm" svg:x="17.129cm" svg:y="16.364cm" svg:viewBox="0 0 217 391" svg:d="M217 339c0 0 0 1 0 2 0 10-2 19-6 26-8 16-28 24-59 24-42 0-78-19-107-57-30-39-45-85-45-139s15-100 45-138c29-38 65-57 107-57 15 0 29 3 43 8 14 6 22 20 22 42v3c0 14-4 25-11 34-8 8-20 10-34 6-15-4-32-1-51 9-11 6-19 17-25 33-7 16-10 33-10 52v5c0 29 7 54 21 75 14 20 30 31 49 31 7 1 16 0 25-2s17 2 25 11c7 9 11 19 11 32z">
            <text:p/>
          </draw:path>
          <draw:path draw:style-name="gr18" draw:text-style-name="P18" draw:layer="layout" svg:width="0.095cm" svg:height="0.543cm" svg:x="17.376cm" svg:y="16.207cm" svg:viewBox="0 0 96 544" svg:d="M51 544c-13-1-23-7-32-19s-13-27-13-45v-251c0-17 4-32 13-45 9-12 20-18 32-18h1c12 0 22 6 31 18 9 13 13 28 13 45v251c0 17-4 32-13 45-9 12-19 18-31 19zM93 65c0 18-5 34-14 47-9 12-20 19-33 19s-24-7-32-19c-9-13-14-28-14-47 0-18 5-34 14-46 8-13 19-19 32-19s23 6 33 18c9 13 14 28 14 47z">
            <text:p/>
          </draw:path>
          <draw:path draw:style-name="gr18" draw:text-style-name="P18" draw:layer="layout" svg:width="0.289cm" svg:height="0.406cm" svg:x="17.505cm" svg:y="16.349cm" svg:viewBox="0 0 290 407" svg:d="M145 333c16 0 31-10 44-32 11-17 16-59 16-126 0-34-5-59-16-77-12-17-26-25-44-25-16 0-29 9-41 27-13 21-20 46-20 75 0 63 7 106 20 127 14 21 27 31 41 31zM248 60c28 39 42 87 42 143s-14 104-43 144c-28 40-60 60-94 59-3 1-6 1-8 0-39 3-73-17-102-57-29-41-43-90-43-146 0-57 14-105 42-144s60-59 94-59c3 0 6 0 9 0 40 0 74 20 103 60z">
            <text:p/>
          </draw:path>
          <draw:path draw:style-name="gr18" draw:text-style-name="P18" draw:layer="layout" svg:width="0.283cm" svg:height="0.4cm" svg:x="17.829cm" svg:y="16.357cm" svg:viewBox="0 0 284 401" svg:d="M283 193c0 0 1 51 1 154 0 16-4 30-13 42-6 8-16 11-30 12-15-1-25-4-30-12-9-11-13-25-13-42v-161c0-41-9-67-26-79-18-13-37-10-57 7-20 18-30 35-29 52v181c0 16-4 30-12 42-6 8-16 11-30 12 0-1 0-1-2 0-14-1-24-4-29-12-9-12-13-26-13-42v-302c0-11 3-21 9-28 6-8 12-12 19-12h31c8 0 15 4 20 12s8 17 8 27v1c29-24 50-38 64-42 49-11 86 6 111 53 14 26 21 71 21 137z">
            <text:p/>
          </draw:path>
          <draw:path draw:style-name="gr18" draw:text-style-name="P18" draw:layer="layout" svg:width="0.282cm" svg:height="0.39cm" svg:x="18.146cm" svg:y="16.36cm" svg:viewBox="0 0 283 391" svg:d="M83 187c0 0 0 9 0 28 0 29 5 54 16 75 11 20 25 31 40 31 9 1 19 0 28-4 19-9 29-30 29-61 0 0 0-48 0-144-4-16-14-29-31-38-18-9-36-8-54 5-19 12-28 48-28 108zM39 334c-26-38-39-85-39-139s13-100 39-138c25-38 56-57 93-57 31 0 52 19 64 56 0-12 3-23 10-33 6-8 13-12 22-12h23c9 0 16 4 23 12 6 10 9 21 9 33v310c0 7-2 13-5 18-4 4-8 7-13 7h-36c-5 0-11-5-18-15-7-11-13-16-18-17-6-2-11 0-16 5-20 18-35 27-45 27-37 0-68-19-93-57z">
            <text:p/>
          </draw:path>
          <draw:path draw:style-name="gr18" draw:text-style-name="P18" draw:layer="layout" svg:width="0.283cm" svg:height="0.4cm" svg:x="18.467cm" svg:y="16.357cm" svg:viewBox="0 0 284 401" svg:d="M283 193c0 0 1 51 1 154 0 16-4 30-13 42-6 8-16 11-30 12-15-1-25-4-30-12-9-11-13-25-13-42v-161c0-41-9-67-26-79-18-13-37-10-57 7-20 18-30 35-29 52v181c0 16-4 30-12 42-6 8-16 11-30 12 0-1 0-1-2 0-14-1-24-4-29-12-9-12-13-26-13-42v-302c0-11 3-21 9-28 6-8 12-12 19-12h31c8 0 15 4 20 12s8 17 8 27v1c29-24 50-38 64-42 49-11 86 6 111 53 14 26 21 71 21 137z">
            <text:p/>
          </draw:path>
          <draw:path draw:style-name="gr18" draw:text-style-name="P18" draw:layer="layout" svg:width="0.167cm" svg:height="0.476cm" svg:x="18.78cm" svg:y="16.273cm" svg:viewBox="0 0 168 477" svg:d="M114 293c0 43 9 71 26 83 13 11 16 30 9 58-7 29-18 43-33 43-24 0-43-20-58-60-12-35-18-79-18-132v-104h-11c-9 0-15-4-21-11-5-7-8-17-8-29 0-11 3-21 8-29 6-8 12-12 21-12h11v-43c0-20 5-35 16-47 6-7 15-10 26-10h1c7 0 14 6 21 19 7 12 10 25 10 38v43h26c7 0 14 4 19 13 6 8 9 17 9 28 0 13-3 22-9 29-5 7-12 11-19 11h-26z">
            <text:p/>
          </draw:path>
          <draw:path draw:style-name="gr18" draw:text-style-name="P18" draw:layer="layout" svg:width="0.271cm" svg:height="0.39cm" svg:x="18.974cm" svg:y="16.36cm" svg:viewBox="0 0 272 391" svg:d="M139 76c-15 0-29 8-43 26-8 11-15 29-18 53h132c-7-32-16-54-29-64-14-10-27-15-42-15zM272 195v1c0 24-8 35-24 35h-168c6 26 12 43 18 51 22 29 52 32 89 8l31-19c14-9 24-6 31 9 8 14 10 29 8 44l-1 1c-2 12-11 25-28 38-24 18-57 27-99 28-30-1-59-19-87-57s-42-85-42-139 13-100 40-139c28-38 59-57 96-56s69 19 96 56c27 36 40 82 40 139z">
            <text:p/>
          </draw:path>
          <draw:path draw:style-name="gr18" draw:text-style-name="P18" draw:layer="layout" svg:width="0.198cm" svg:height="0.399cm" svg:x="19.273cm" svg:y="16.35cm" svg:viewBox="0 0 199 400" svg:d="M1 336c2-11 7-20 15-27 7-6 17-6 29-1 12 6 25 9 37 9 25 0 37-11 37-31 0-10-3-17-8-23s-16-13-32-21c-52-26-78-64-78-116 1-37 11-68 31-91s47-35 80-35c16 0 32 3 49 10 7 2 13 9 17 18 5 9 6 20 3 31-1 11-5 19-13 25-7 7-16 8-25 4-10-3-19-5-28-5-22 0-33 10-33 31 0 8 4 16 10 23 6 6 18 14 34 22 49 24 73 63 73 117 1 37-9 67-29 90s-49 34-88 34c-20 0-40-3-60-11-7-3-13-10-18-21-4-10-5-21-3-31z">
            <text:p/>
          </draw:path>
          <draw:path draw:style-name="gr18" draw:text-style-name="P18" draw:layer="layout" svg:width="0.282cm" svg:height="0.554cm" svg:x="19.665cm" svg:y="16.195cm" svg:viewBox="0 0 283 555" svg:d="M83 329c0 0 0 17 0 51 0 29 5 54 16 75 11 20 25 30 41 30 9 2 18 1 27-3 19-10 29-30 30-61 0 0 0-48 0-144-4-16-15-29-32-38-18-9-35-7-54 5-9 6-16 17-21 32-5 16-7 34-7 53zM132 165c23 0 44 8 65 24v-128c-1-17 3-31 12-43 8-12 18-18 30-18h2c11 0 21 6 30 18 8 12 12 26 12 42v471c1 6-1 12-5 17-3 5-8 7-12 7h-52c-5 0-10-2-13-7s-5-11-4-17c-21 16-42 24-65 24-37 0-68-19-93-57-26-38-39-84-39-138s13-100 39-138c25-38 56-57 93-57z">
            <text:p/>
          </draw:path>
          <draw:path draw:style-name="gr18" draw:text-style-name="P18" draw:layer="layout" svg:width="0.271cm" svg:height="0.39cm" svg:x="19.978cm" svg:y="16.36cm" svg:viewBox="0 0 272 391" svg:d="M139 76c-15 0-29 8-43 26-8 11-15 29-18 53h132c-7-32-16-54-29-64-14-10-27-15-42-15zM272 195v1c0 24-8 35-24 35h-168c6 26 12 43 18 51 22 29 52 32 89 8l31-19c14-9 24-6 31 9 8 14 10 29 8 44l-1 1c-2 12-11 25-28 38-24 18-57 27-99 28-30-1-59-19-87-57s-42-85-42-139 13-100 40-139c28-38 59-57 96-56s69 19 96 56c27 36 40 82 40 139z">
            <text:p/>
          </draw:path>
          <draw:path draw:style-name="gr18" draw:text-style-name="P18" draw:layer="layout" svg:width="0.283cm" svg:height="0.4cm" svg:x="16.039cm" svg:y="17.229cm" svg:viewBox="0 0 284 401" svg:d="M283 193c0 0 1 51 1 154 0 16-4 30-13 42-6 8-16 11-30 12-15-1-25-4-30-12-9-11-13-25-13-42v-161c0-41-9-67-26-79-18-13-37-10-57 7-20 18-30 35-29 52v181c0 16-4 30-12 42-6 8-16 11-30 12 0-1 0-1-2 0-14-1-24-4-29-12-9-12-13-26-13-42v-302c0-11 3-21 9-28 6-8 12-12 19-12h31c8 0 15 4 20 12s8 17 8 27v1c29-24 50-38 64-42 49-11 86 6 111 53 14 26 21 71 21 137z">
            <text:p/>
          </draw:path>
          <draw:path draw:style-name="gr18" draw:text-style-name="P18" draw:layer="layout" svg:width="0.289cm" svg:height="0.406cm" svg:x="16.352cm" svg:y="17.221cm" svg:viewBox="0 0 290 407" svg:d="M145 333c16 0 31-10 44-32 11-17 16-59 16-126 0-34-5-59-16-77-12-17-26-25-44-25-16 0-29 9-41 27-13 21-20 46-20 75 0 63 7 106 20 127 14 21 27 31 41 31zM248 60c28 39 42 87 42 143s-14 104-43 144c-28 40-60 60-94 59-3 1-6 1-8 0-39 3-73-17-102-57-29-41-43-90-43-146 0-57 14-105 42-144s60-59 94-59c3 0 6 0 9 0 40 0 74 20 103 60z">
            <text:p/>
          </draw:path>
          <draw:path draw:style-name="gr18" draw:text-style-name="P18" draw:layer="layout" svg:width="0.198cm" svg:height="0.399cm" svg:x="16.676cm" svg:y="17.222cm" svg:viewBox="0 0 199 400" svg:d="M1 336c2-11 7-20 15-27 7-6 17-6 29-1 12 6 25 9 37 9 25 0 37-11 37-31 0-10-3-17-8-23s-16-13-32-21c-52-26-78-64-78-116 1-37 11-68 31-91s47-35 80-35c16 0 32 3 49 10 7 2 13 9 17 18 5 9 6 20 3 31-1 11-5 19-13 25-7 7-16 8-25 4-10-3-19-5-28-5-22 0-33 10-33 31 0 8 4 16 10 23 6 6 18 14 34 22 49 24 73 63 73 117 1 37-9 67-29 90s-49 34-88 34c-20 0-40-3-60-11-7-3-13-10-18-21-4-10-5-21-3-31z">
            <text:p/>
          </draw:path>
          <draw:path draw:style-name="gr18" draw:text-style-name="P18" draw:layer="layout" svg:width="0.198cm" svg:height="0.399cm" svg:x="16.911cm" svg:y="17.222cm" svg:viewBox="0 0 199 400" svg:d="M1 336c2-11 7-20 15-27 7-6 17-6 29-1 12 6 25 9 37 9 25 0 37-11 37-31 0-10-3-17-8-23s-16-13-32-21c-52-26-78-64-78-116 1-37 11-68 31-91s47-35 80-35c16 0 32 3 49 10 7 2 13 9 17 18 5 9 6 20 3 31-1 11-5 19-13 25-7 7-16 8-25 4-10-3-19-5-28-5-22 0-33 10-33 31 0 8 4 16 10 23 6 6 18 14 34 22 49 24 73 63 73 117 1 37-9 67-29 90s-49 34-88 34c-20 0-40-3-60-11-7-3-13-10-18-21-4-10-5-21-3-31z">
            <text:p/>
          </draw:path>
          <draw:path draw:style-name="gr18" draw:text-style-name="P18" draw:layer="layout" svg:width="0.289cm" svg:height="0.406cm" svg:x="17.138cm" svg:y="17.221cm" svg:viewBox="0 0 290 407" svg:d="M145 333c16 0 31-10 44-32 11-17 16-59 16-126 0-34-5-59-16-77-12-17-26-25-44-25-16 0-29 9-41 27-13 21-20 46-20 75 0 63 7 106 20 127 14 21 27 31 41 31zM248 60c28 39 42 87 42 143s-14 104-43 144c-28 40-60 60-94 59-3 1-6 1-8 0-39 3-73-17-102-57-29-41-43-90-43-146 0-57 14-105 42-144s60-59 94-59c3 0 6 0 9 0 40 0 74 20 103 60z">
            <text:p/>
          </draw:path>
          <draw:path draw:style-name="gr18" draw:text-style-name="P18" draw:layer="layout" svg:width="0.198cm" svg:height="0.399cm" svg:x="17.463cm" svg:y="17.222cm" svg:viewBox="0 0 199 400" svg:d="M1 336c2-11 7-20 15-27 7-6 17-6 29-1 12 6 25 9 37 9 25 0 37-11 37-31 0-10-3-17-8-23s-16-13-32-21c-52-26-78-64-78-116 1-37 11-68 31-91s47-35 80-35c16 0 32 3 49 10 7 2 13 9 17 18 5 9 6 20 3 31-1 11-5 19-13 25-7 7-16 8-25 4-10-3-19-5-28-5-22 0-33 10-33 31 0 8 4 16 10 23 6 6 18 14 34 22 49 24 73 63 73 117 1 37-9 67-29 90s-49 34-88 34c-20 0-40-3-60-11-7-3-13-10-18-21-4-10-5-21-3-31z">
            <text:p/>
          </draw:path>
          <draw:path draw:style-name="gr18" draw:text-style-name="P18" draw:layer="layout" svg:width="0.282cm" svg:height="0.39cm" svg:x="17.85cm" svg:y="17.232cm" svg:viewBox="0 0 283 391" svg:d="M83 187c0 0 0 9 0 28 0 29 5 54 16 75 11 20 25 31 40 31 9 1 19 0 28-4 19-9 29-30 29-61 0 0 0-48 0-144-4-16-14-29-31-38-18-9-36-8-54 5-19 12-28 48-28 108zM39 334c-26-38-39-85-39-139s13-100 39-138c25-38 56-57 93-57 31 0 52 19 64 56 0-12 3-23 10-33 6-8 13-12 22-12h23c9 0 16 4 23 12 6 10 9 21 9 33v310c0 7-2 13-5 18-4 4-8 7-13 7h-36c-5 0-11-5-18-15-7-11-13-16-18-17-6-2-11 0-16 5-20 18-35 27-45 27-37 0-68-19-93-57z">
            <text:p/>
          </draw:path>
          <draw:path draw:style-name="gr18" draw:text-style-name="P18" draw:layer="layout" svg:width="0.09cm" svg:height="0.531cm" svg:x="18.163cm" svg:y="17.09cm" svg:viewBox="0 0 91 532" svg:d="M91 469c0 18-5 33-13 45-9 12-20 18-32 18h-1c-12 0-23-6-32-18-9-13-13-28-13-45v-406c0-18 4-33 13-45 8-12 19-18 32-18h1c12 0 23 6 32 18s13 27 13 45z">
            <text:p/>
          </draw:path>
          <draw:path draw:style-name="gr18" draw:text-style-name="P18" draw:layer="layout" svg:width="0.282cm" svg:height="0.393cm" svg:x="18.294cm" svg:y="17.233cm" svg:viewBox="0 0 283 394" svg:d="M0 202c0 0 0-51 0-154 0-13 4-25 12-36 6-8 16-12 30-12h1c14 0 24 4 30 11 8 12 12 24 12 37v163c0 38 9 63 26 75 22 15 41 14 58-1 18-14 27-33 28-55v-176c0-17 4-31 12-43 6-7 16-11 31-11h1c14 0 24 4 30 11 8 12 12 26 12 43v297c0 10-3 19-8 27s-12 11-20 11h-32c-7 0-13-4-19-12s-8-17-8-26c-72 60-127 57-164-10-21-38-32-84-32-139z">
            <text:p/>
          </draw:path>
          <draw:path draw:style-name="gr18" draw:text-style-name="P18" draw:layer="layout" svg:width="0.283cm" svg:height="0.4cm" svg:x="18.615cm" svg:y="17.229cm" svg:viewBox="0 0 284 401" svg:d="M283 193c0 0 1 51 1 154 0 16-4 30-13 42-6 8-16 11-30 12-15-1-25-4-30-12-9-11-13-25-13-42v-161c0-41-9-67-26-79-18-13-37-10-57 7-20 18-30 35-29 52v181c0 16-4 30-12 42-6 8-16 11-30 12 0-1 0-1-2 0-14-1-24-4-29-12-9-12-13-26-13-42v-302c0-11 3-21 9-28 6-8 12-12 19-12h31c8 0 15 4 20 12s8 17 8 27v1c29-24 50-38 64-42 49-11 86 6 111 53 14 26 21 71 21 137z">
            <text:p/>
          </draw:path>
          <draw:path draw:style-name="gr18" draw:text-style-name="P18" draw:layer="layout" svg:width="0.289cm" svg:height="0.406cm" svg:x="18.928cm" svg:y="17.221cm" svg:viewBox="0 0 290 407" svg:d="M145 333c16 0 31-10 44-32 11-17 16-59 16-126 0-34-5-59-16-77-12-17-26-25-44-25-16 0-29 9-41 27-13 21-20 46-20 75 0 63 7 106 20 127 14 21 27 31 41 31zM248 60c28 39 42 87 42 143s-14 104-43 144c-28 40-60 60-94 59-3 1-6 1-8 0-39 3-73-17-102-57-29-41-43-90-43-146 0-57 14-105 42-144s60-59 94-59c3 0 6 0 9 0 40 0 74 20 103 60z">
            <text:p/>
          </draw:path>
          <draw:path draw:style-name="gr18" draw:text-style-name="P18" draw:layer="layout" svg:width="0.198cm" svg:height="0.399cm" svg:x="19.252cm" svg:y="17.222cm" svg:viewBox="0 0 199 400" svg:d="M1 336c2-11 7-20 15-27 7-6 17-6 29-1 12 6 25 9 37 9 25 0 37-11 37-31 0-10-3-17-8-23s-16-13-32-21c-52-26-78-64-78-116 1-37 11-68 31-91s47-35 80-35c16 0 32 3 49 10 7 2 13 9 17 18 5 9 6 20 3 31-1 11-5 19-13 25-7 7-16 8-25 4-10-3-19-5-28-5-22 0-33 10-33 31 0 8 4 16 10 23 6 6 18 14 34 22 49 24 73 63 73 117 1 37-9 67-29 90s-49 34-88 34c-20 0-40-3-60-11-7-3-13-10-18-21-4-10-5-21-3-31z">
            <text:p/>
          </draw:path>
          <draw:path draw:style-name="gr18" draw:text-style-name="P18" draw:layer="layout" svg:width="0.271cm" svg:height="0.39cm" svg:x="19.636cm" svg:y="17.232cm" svg:viewBox="0 0 272 391" svg:d="M139 76c-15 0-29 8-43 26-8 11-15 29-18 53h132c-7-32-16-54-29-64-14-10-27-15-42-15zM272 195v1c0 24-8 35-24 35h-168c6 26 12 43 18 51 22 29 52 32 89 8l31-19c14-9 24-6 31 9 8 14 10 29 8 44l-1 1c-2 12-11 25-28 38-24 18-57 27-99 28-30-1-59-19-87-57s-42-85-42-139 13-100 40-139c28-38 59-57 96-56s69 19 96 56c27 36 40 82 40 139z">
            <text:p/>
          </draw:path>
          <draw:path draw:style-name="gr18" draw:text-style-name="P18" draw:layer="layout" svg:width="0.271cm" svg:height="0.39cm" svg:x="16.031cm" svg:y="18.104cm" svg:viewBox="0 0 272 391" svg:d="M139 76c-15 0-29 8-43 26-8 11-15 29-18 53h132c-7-32-16-54-29-64-14-10-27-15-42-15zM272 195v1c0 24-8 35-24 35h-168c6 26 12 43 18 51 22 29 52 32 89 8l31-19c14-9 24-6 31 9 8 14 10 29 8 44l-1 1c-2 12-11 25-28 38-24 18-57 27-99 28-30-1-59-19-87-57s-42-85-42-139 13-100 40-139c28-38 59-57 96-56s69 19 96 56c27 36 40 82 40 139z">
            <text:p/>
          </draw:path>
          <draw:path draw:style-name="gr18" draw:text-style-name="P18" draw:layer="layout" svg:width="0.282cm" svg:height="0.554cm" svg:x="16.331cm" svg:y="17.939cm" svg:viewBox="0 0 283 555" svg:d="M83 329c0 0 0 17 0 51 0 29 5 54 16 75 11 20 25 30 41 30 9 2 18 1 27-3 19-10 29-30 30-61 0 0 0-48 0-144-4-16-15-29-32-38-18-9-35-7-54 5-9 6-16 17-21 32-5 16-7 34-7 53zM132 165c23 0 44 8 65 24v-128c-1-17 3-31 12-43 8-12 18-18 30-18h2c11 0 21 6 30 18 8 12 12 26 12 42v471c1 6-1 12-5 17-3 5-8 7-12 7h-52c-5 0-10-2-13-7s-5-11-4-17c-21 16-42 24-65 24-37 0-68-19-93-57-26-38-39-84-39-138s13-100 39-138c25-38 56-57 93-57z">
            <text:p/>
          </draw:path>
          <draw:path draw:style-name="gr18" draw:text-style-name="P18" draw:layer="layout" svg:width="0.282cm" svg:height="0.393cm" svg:x="16.652cm" svg:y="18.105cm" svg:viewBox="0 0 283 394" svg:d="M0 202c0 0 0-51 0-154 0-13 4-25 12-36 6-8 16-12 30-12h1c14 0 24 4 30 11 8 12 12 24 12 37v163c0 38 9 63 26 75 22 15 41 14 58-1 18-14 27-33 28-55v-176c0-17 4-31 12-43 6-7 16-11 31-11h1c14 0 24 4 30 11 8 12 12 26 12 43v297c0 10-3 19-8 27s-12 11-20 11h-32c-7 0-13-4-19-12s-8-17-8-26c-72 60-127 57-164-10-21-38-32-84-32-139z">
            <text:p/>
          </draw:path>
          <draw:path draw:style-name="gr18" draw:text-style-name="P18" draw:layer="layout" svg:width="0.216cm" svg:height="0.39cm" svg:x="16.973cm" svg:y="18.108cm" svg:viewBox="0 0 217 391" svg:d="M217 339c0 0 0 1 0 2 0 10-2 19-6 26-8 16-28 24-59 24-42 0-78-19-107-57-30-39-45-85-45-139s15-100 45-138c29-38 65-57 107-57 15 0 29 3 43 8 14 6 22 20 22 42v3c0 14-4 25-11 34-8 8-20 10-34 6-15-4-32-1-51 9-11 6-19 17-25 33-7 16-10 33-10 52v5c0 29 7 54 21 75 14 20 30 31 49 31 7 1 16 0 25-2s17 2 25 11c7 9 11 19 11 32z">
            <text:p/>
          </draw:path>
          <draw:path draw:style-name="gr18" draw:text-style-name="P18" draw:layer="layout" svg:width="0.282cm" svg:height="0.39cm" svg:x="17.224cm" svg:y="18.104cm" svg:viewBox="0 0 283 391" svg:d="M83 187c0 0 0 9 0 28 0 29 5 54 16 75 11 20 25 31 40 31 9 1 19 0 28-4 19-9 29-30 29-61 0 0 0-48 0-144-4-16-14-29-31-38-18-9-36-8-54 5-19 12-28 48-28 108zM39 334c-26-38-39-85-39-139s13-100 39-138c25-38 56-57 93-57 31 0 52 19 64 56 0-12 3-23 10-33 6-8 13-12 22-12h23c9 0 16 4 23 12 6 10 9 21 9 33v310c0 7-2 13-5 18-4 4-8 7-13 7h-36c-5 0-11-5-18-15-7-11-13-16-18-17-6-2-11 0-16 5-20 18-35 27-45 27-37 0-68-19-93-57z">
            <text:p/>
          </draw:path>
          <draw:path draw:style-name="gr18" draw:text-style-name="P18" draw:layer="layout" svg:width="0.282cm" svg:height="0.554cm" svg:x="17.544cm" svg:y="17.939cm" svg:viewBox="0 0 283 555" svg:d="M83 329c0 0 0 17 0 51 0 29 5 54 16 75 11 20 25 30 41 30 9 2 18 1 27-3 19-10 29-30 30-61 0 0 0-48 0-144-4-16-15-29-32-38-18-9-35-7-54 5-9 6-16 17-21 32-5 16-7 34-7 53zM132 165c23 0 44 8 65 24v-128c-1-17 3-31 12-43 8-12 18-18 30-18h2c11 0 21 6 30 18 8 12 12 26 12 42v471c1 6-1 12-5 17-3 5-8 7-12 7h-52c-5 0-10-2-13-7s-5-11-4-17c-21 16-42 24-65 24-37 0-68-19-93-57-26-38-39-84-39-138s13-100 39-138c25-38 56-57 93-57z">
            <text:p/>
          </draw:path>
          <draw:path draw:style-name="gr18" draw:text-style-name="P18" draw:layer="layout" svg:width="0.289cm" svg:height="0.406cm" svg:x="17.859cm" svg:y="18.093cm" svg:viewBox="0 0 290 407" svg:d="M145 333c16 0 31-10 44-32 11-17 16-59 16-126 0-34-5-59-16-77-12-17-26-25-44-25-16 0-29 9-41 27-13 21-20 46-20 75 0 63 7 106 20 127 14 21 27 31 41 31zM248 60c28 39 42 87 42 143s-14 104-43 144c-28 40-60 60-94 59-3 1-6 1-8 0-39 3-73-17-102-57-29-41-43-90-43-146 0-57 14-105 42-144s60-59 94-59c3 0 6 0 9 0 40 0 74 20 103 60z">
            <text:p/>
          </draw:path>
          <draw:path draw:style-name="gr18" draw:text-style-name="P18" draw:layer="layout" svg:width="0.184cm" svg:height="0.39cm" svg:x="18.183cm" svg:y="18.104cm" svg:viewBox="0 0 185 391" svg:d="M105 17c11-11 32-17 63-17 6 0 10 3 13 9 3 5 4 11 3 18l-6 40c-3 25-10 36-21 34-18-4-35 1-49 15-15 15-22 31-22 50v1h-1v164c0 16-4 30-12 42s-18 18-30 18h-1c-12 0-22-6-30-17-8-12-12-26-12-43v-269c0-17 4-31 13-43 8-11 18-17 29-17h2c15 0 29 15 43 44 6-13 12-23 18-29z">
            <text:p/>
          </draw:path>
          <draw:path draw:style-name="gr18" draw:text-style-name="P18" draw:layer="layout" svg:width="0.271cm" svg:height="0.39cm" svg:x="18.393cm" svg:y="18.104cm" svg:viewBox="0 0 272 391" svg:d="M139 76c-15 0-29 8-43 26-8 11-15 29-18 53h132c-7-32-16-54-29-64-14-10-27-15-42-15zM272 195v1c0 24-8 35-24 35h-168c6 26 12 43 18 51 22 29 52 32 89 8l31-19c14-9 24-6 31 9 8 14 10 29 8 44l-1 1c-2 12-11 25-28 38-24 18-57 27-99 28-30-1-59-19-87-57s-42-85-42-139 13-100 40-139c28-38 59-57 96-56s69 19 96 56c27 36 40 82 40 139z">
            <text:p/>
          </draw:path>
          <draw:path draw:style-name="gr18" draw:text-style-name="P18" draw:layer="layout" svg:width="0.198cm" svg:height="0.399cm" svg:x="18.694cm" svg:y="18.094cm" svg:viewBox="0 0 199 400" svg:d="M1 336c2-11 7-20 15-27 7-6 17-6 29-1 12 6 25 9 37 9 25 0 37-11 37-31 0-10-3-17-8-23s-16-13-32-21c-52-26-78-64-78-116 1-37 11-68 31-91s47-35 80-35c16 0 32 3 49 10 7 2 13 9 17 18 5 9 6 20 3 31-1 11-5 19-13 25-7 7-16 8-25 4-10-3-19-5-28-5-22 0-33 10-33 31 0 8 4 16 10 23 6 6 18 14 34 22 49 24 73 63 73 117 1 37-9 67-29 90s-49 34-88 34c-20 0-40-3-60-11-7-3-13-10-18-21-4-10-5-21-3-31z">
            <text:p/>
          </draw:path>
          <draw:path draw:style-name="gr18" draw:text-style-name="P18" draw:layer="layout" svg:width="0.101cm" svg:height="0.143cm" svg:x="18.935cm" svg:y="18.346cm" svg:viewBox="0 0 102 144" svg:d="M102 71c0 20-5 37-15 51-10 15-22 22-36 22s-26-7-36-22c-10-14-15-31-15-51s5-36 15-50 22-21 36-21 26 7 36 21 15 30 15 50z">
            <text:p/>
          </draw:path>
        </draw:g>
        <draw:custom-shape draw:style-name="gr19" draw:text-style-name="P19" draw:layer="layout" svg:width="6.5cm" svg:height="8.75cm" svg:x="21.25cm" svg:y="10.7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8" draw:layer="layout" svg:width="5.952cm" svg:height="5.952cm" svg:x="21.548cm" svg:y="10.5cm">
          <draw:image xlink:href="Pictures/10000201000000E1000000E1A365A6DE381A9480.png" xlink:type="simple" xlink:show="embed" xlink:actuate="onLoad" draw:mime-type="image/png">
            <text:p/>
          </draw:image>
        </draw:frame>
        <draw:g>
          <draw:path draw:style-name="gr20" draw:text-style-name="P20" draw:layer="layout" svg:width="0.233cm" svg:height="0.475cm" svg:x="21.546cm" svg:y="15.435cm" svg:viewBox="0 0 234 476" svg:d="M234 15c-13 3-23 6-31 9-7 3-11 6-11 9v273c0 22-2 41-5 56-4 15-9 28-14 39-6 11-13 20-21 27-7 7-15 14-22 20-6 4-12 8-18 11-7 4-13 7-20 9-7 3-13 4-19 6-7 1-12 2-17 2-7 0-14-1-20-3-7-2-13-4-18-7-6-2-10-5-13-8s-5-5-5-7c0-1 2-4 5-8 3-3 6-7 11-10 4-4 8-7 13-10 4-3 8-5 10-6 6 4 11 7 15 9 5 3 9 5 13 6 4 2 8 3 11 3 4 1 7 1 11 1 5 0 11-2 16-4 6-3 11-9 15-17 5-8 9-19 11-33 3-15 5-33 5-56v-293c0-1-1-2-2-4-2-1-5-2-9-4s-10-3-17-5c-7-1-17-3-29-5v-15h155z">
            <text:p/>
          </draw:path>
          <draw:path draw:style-name="gr20" draw:text-style-name="P20" draw:layer="layout" svg:width="0.263cm" svg:height="0.284cm" svg:x="21.822cm" svg:y="15.522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20" draw:text-style-name="P20" draw:layer="layout" svg:width="0.223cm" svg:height="0.276cm" svg:x="22.126cm" svg:y="15.522cm" svg:viewBox="0 0 224 277" svg:d="M222 11c2 1 3 5 2 12 0 6-1 13-3 22-2 8-4 17-6 25-3 9-5 16-8 21h-15c-2-16-6-27-12-35s-13-11-21-11c-4 0-9 1-14 4-6 3-11 7-17 14-6 6-12 15-18 25-6 11-11 23-16 38v118c0 3 4 6 11 9 8 3 21 6 39 8v16h-144v-16c13-3 23-5 30-8s10-6 10-9v-163c0-6 0-12 0-16-1-4-1-8-2-11 0-2-1-4-2-6-1-1-2-3-2-4-2-1-3-2-5-3-1-1-3-2-6-2-3-1-6-1-9-1-4-1-8-1-14-1v-15c8-1 15-3 22-4 7-2 14-4 20-5 6-2 12-4 18-6s12-4 18-7l11 11 4 57c5-9 11-18 18-27 6-8 13-15 20-21s15-11 23-15c8-3 16-5 24-5 7 0 15 1 22 3 8 1 15 4 22 8z">
            <text:p/>
          </draw:path>
          <draw:path draw:style-name="gr20" draw:text-style-name="P20" draw:layer="layout" svg:width="0.315cm" svg:height="0.275cm" svg:x="22.376cm" svg:y="15.522cm" svg:viewBox="0 0 316 276" svg:d="M182 276v-15c14-3 24-7 31-9 6-3 9-6 9-8v-146c0-11 0-20-2-27-1-8-3-13-6-18-2-4-6-7-11-8-4-2-10-3-16-3s-12 1-19 4c-7 2-14 6-22 11s-16 12-25 21c-9 8-18 19-27 32v134c0 2 3 5 10 9 8 3 18 5 30 8v15h-134v-15c13-3 23-6 30-9 7-2 10-5 10-8v-170c0-8 0-14 0-18-1-5-2-8-5-11-2-2-6-4-12-5-5-1-13-2-23-3v-15c15-2 29-5 41-8 13-4 25-9 37-14l11 11 3 61c10-11 20-22 31-31 10-9 21-16 31-22s20-11 30-14 18-5 26-5c9 0 17 1 25 4 7 2 14 6 20 12 6 5 11 12 15 20 4 9 5 19 5 31v177c0 1 1 2 2 3 2 2 4 3 7 4 3 2 8 3 13 5 5 1 11 3 19 5v15z">
            <text:p/>
          </draw:path>
          <draw:path draw:style-name="gr20" draw:text-style-name="P20" draw:layer="layout" svg:width="0.259cm" svg:height="0.284cm" svg:x="22.721cm" svg:y="15.522cm" svg:viewBox="0 0 260 285" svg:d="M88 243c10 0 21-2 33-8 12-5 26-14 41-26v-71c-15 2-27 4-37 7-10 2-18 4-25 7-6 2-12 5-15 7-4 3-8 6-11 9-5 5-9 11-12 17s-5 14-5 22 1 14 4 18c2 5 4 9 8 11 3 3 6 5 10 6 3 1 6 1 9 1zM260 250c-16 11-31 20-44 26-14 6-23 9-29 9-7 0-13-4-17-13-5-9-7-21-8-36-9 9-18 17-27 23s-17 11-26 15c-8 4-16 7-24 8-7 2-14 3-21 3s-15-1-22-4c-8-2-15-6-21-11s-11-12-15-20-6-18-6-29c0-14 3-26 8-35 5-10 11-18 18-25 5-5 10-9 17-13 6-5 14-9 24-12 10-4 22-8 37-12 16-3 35-7 58-10v-38c0-6-1-12-2-18-2-5-4-10-8-14-3-4-8-7-14-9s-13-3-22-3c-6 0-11 1-17 3-6 1-10 4-15 7-4 4-7 8-10 12-2 5-3 10-2 16 0 1-1 2-4 4-2 2-6 3-9 5-4 1-8 3-13 4s-9 2-14 3c-4 1-8 2-12 3-3 0-6 0-8 0l-4-13c4-10 11-20 21-29s21-17 33-24 26-13 40-17 28-6 42-6c23 0 41 6 53 18 12 11 18 27 18 47v154c0 8 1 14 3 18 3 3 5 5 9 5 3 0 6-1 10-2s10-3 18-6z">
            <text:p/>
          </draw:path>
          <draw:path draw:style-name="gr20" draw:text-style-name="P20" draw:layer="layout" svg:width="0.139cm" svg:height="0.445cm" svg:x="23.003cm" svg:y="15.352cm" svg:viewBox="0 0 140 446" svg:d="M0 446v-15c8-1 16-3 21-4 6-2 10-3 13-4 4-2 6-3 7-5 2-1 2-3 2-5v-337c0-9 0-15-1-20s-3-9-6-11-8-4-13-5-12-2-20-3v-14c8-1 15-3 22-4 8-2 14-3 21-5s13-4 20-6c6-2 13-5 19-8l12 10v403c0 3 3 6 9 9 7 3 18 6 34 9v15z">
            <text:p/>
          </draw:path>
          <draw:path draw:style-name="gr20" draw:text-style-name="P20" draw:layer="layout" svg:width="0.296cm" svg:height="0.454cm" svg:x="23.314cm" svg:y="15.352cm" svg:viewBox="0 0 297 455" svg:d="M297 419c-18 12-33 21-46 27-12 6-21 9-27 9-7 0-12-4-16-13-5-9-8-23-9-42-8 9-16 17-23 23-7 7-15 13-23 18-7 4-15 8-24 10-8 3-17 4-27 4-11 0-23-3-35-9-12-7-23-16-33-27-10-12-18-26-25-43-6-17-9-36-9-58 0-11 2-23 5-35s7-23 13-34 13-21 21-31c9-10 18-18 28-25 11-7 22-13 34-17 13-4 26-6 40-6 9 0 18 1 27 3s19 7 30 14v-105c0-10 0-19-1-25 0-6-2-11-4-14-3-4-7-6-13-7s-14-2-24-3v-14c18-2 34-5 48-9 15-3 27-7 37-10l10 9v360c0 7 0 13 1 17 0 5 0 9 1 12s1 6 2 8 2 3 3 4 2 2 4 2c1 0 3 0 6 0s6-1 10-2c3-1 8-3 14-6zM198 371v-133c-7-11-16-19-27-25s-24-9-38-9c-12 0-22 2-32 6s-18 11-25 19c-7 9-13 20-17 33s-6 28-6 45c0 16 2 31 7 44s10 24 17 33c8 9 15 16 24 20 9 5 17 8 25 8 6 0 13-1 19-4 6-2 12-5 18-8 5-4 11-9 17-14s12-10 18-15z">
            <text:p/>
          </draw:path>
          <draw:path draw:style-name="gr20" draw:text-style-name="P20" draw:layer="layout" svg:width="0.263cm" svg:height="0.284cm" svg:x="23.637cm" svg:y="15.522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20" draw:text-style-name="P20" draw:layer="layout" svg:width="0.286cm" svg:height="0.379cm" svg:x="24.082cm" svg:y="15.426cm" svg:viewBox="0 0 287 380" svg:d="M287 311c-13 13-25 24-37 32-11 9-23 16-34 22-11 5-22 9-33 12-11 2-21 3-32 3-19 0-37-4-55-12s-35-19-49-35c-14-15-25-33-34-55s-13-47-13-75c0-31 5-59 14-84 10-25 23-46 39-64 17-17 36-31 58-41 22-9 46-14 71-14 11 0 21 1 31 2 9 2 18 4 27 6 8 3 16 6 23 10 7 3 13 7 18 11 1 1 1 3-1 7s-4 8-8 13c-3 5-6 9-10 14-3 4-6 8-9 10l-13-3c-10-11-22-20-35-27-14-6-29-9-46-9-7 0-14 1-22 3s-16 6-23 11c-8 5-15 12-22 20s-13 18-19 30c-5 12-9 25-13 41-3 15-4 33-4 53 0 25 3 47 10 66 8 19 17 34 29 47 11 12 24 21 38 27s28 9 42 9c5 0 11 0 18-2 7-1 15-4 24-7 8-4 17-9 27-15 10-5 20-13 31-21 1 0 2 1 3 3 1 1 2 3 3 4 1 2 3 3 4 5 1 1 1 2 2 3z">
            <text:p/>
          </draw:path>
          <draw:path draw:style-name="gr20" draw:text-style-name="P20" draw:layer="layout" svg:width="0.263cm" svg:height="0.284cm" svg:x="24.416cm" svg:y="15.522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20" draw:text-style-name="P20" draw:layer="layout" svg:width="0.139cm" svg:height="0.445cm" svg:x="24.721cm" svg:y="15.352cm" svg:viewBox="0 0 140 446" svg:d="M0 446v-15c8-1 16-3 21-4 6-2 10-3 13-4 4-2 6-3 7-5 2-1 2-3 2-5v-337c0-9 0-15-1-20s-3-9-6-11-8-4-13-5-12-2-20-3v-14c8-1 15-3 22-4 8-2 14-3 21-5s13-4 20-6c6-2 13-5 19-8l12 10v403c0 3 3 6 9 9 7 3 18 6 34 9v15z">
            <text:p/>
          </draw:path>
          <draw:path draw:style-name="gr20" draw:text-style-name="P20" draw:layer="layout" svg:width="0.239cm" svg:height="0.439cm" svg:x="24.896cm" svg:y="15.367cm" svg:viewBox="0 0 240 440" svg:d="M126 186c-10 0-19 2-27 6s-15 9-21 16-10 15-14 24c-4 10-7 21-8 32h117c4 0 7-1 9-2 1-1 2-4 2-8 0-6-1-12-3-20-1-8-4-15-8-22-5-7-10-13-18-18-7-5-17-8-29-8zM240 271c-4 4-9 8-16 12-7 3-14 7-20 9h-150c0 15 2 28 6 41s10 24 17 34 16 17 26 23 21 8 34 8c6 0 12 0 18-1s12-2 19-5c6-2 14-6 22-11s18-12 29-20c3 1 5 3 8 7 2 3 4 5 5 7-14 14-25 25-36 33-10 9-20 15-29 20s-18 8-27 9c-9 2-19 3-29 3-16 0-31-4-45-10-14-7-26-16-37-27-11-12-19-26-26-43-6-16-9-35-9-55 0-13 1-25 4-38 3-12 7-23 13-34 5-11 12-21 20-30s17-17 27-24c5-3 10-7 15-9 6-3 12-6 18-8 7-2 13-4 19-5 7-2 13-2 19-2 13 0 24 1 35 5 10 3 19 7 27 13 7 6 14 12 19 20 6 8 10 16 14 24 3 9 6 18 7 27 2 9 3 18 3 27zM117 130c-4 0-7-2-11-4s-7-4-9-5l67-121c2 0 6 1 10 1 5 1 10 1 15 2 6 1 11 2 15 3 5 1 9 1 11 2l7 13z">
            <text:p/>
          </draw:path>
          <draw:path draw:style-name="gr20" draw:text-style-name="P20" draw:layer="layout" svg:width="0.291cm" svg:height="0.419cm" svg:x="25.163cm" svg:y="15.522cm" svg:viewBox="0 0 292 420" svg:d="M194 104c0-10-1-20-4-29s-8-16-14-23c-7-7-15-12-24-16s-20-6-32-6c-5 0-10 1-16 4-6 2-11 6-16 11-5 4-9 10-12 17s-5 15-5 25 1 19 4 28 8 17 14 23c6 7 14 12 23 16s21 6 33 6c6 0 12-1 18-3 5-3 11-6 15-11 5-5 9-11 12-18s4-15 4-24zM150 281c-9-1-16-2-23-3s-14-2-20-4c-13 7-22 14-29 19-7 6-13 11-16 16-4 4-6 8-7 12-1 3-2 6-2 10 0 7 3 14 8 21s12 12 21 17c10 5 20 9 32 12s25 5 38 5 24-2 34-5 19-8 26-13c7-6 12-12 16-20s5-16 5-25c0-5-1-9-3-13-2-5-7-9-13-12-6-4-15-7-26-10-10-2-24-5-41-7zM245 92c0 15-4 28-11 40-6 13-15 23-26 32s-24 15-38 20c-15 5-29 8-44 8h-2c-9 7-15 13-18 18s-4 8-4 9c0 2 1 4 2 6 2 2 6 4 11 6s12 4 22 5c10 2 22 4 37 6 22 2 41 6 55 10 14 5 26 10 34 16 9 6 15 12 18 19 3 8 5 15 5 23 0 10-2 19-6 29-4 9-10 18-17 26-8 8-16 16-26 22-10 7-20 13-31 18-12 4-23 8-35 11-13 2-25 4-37 4-9 0-19-1-30-2-10-1-20-3-30-6s-19-6-28-10-17-9-24-15-12-13-16-20-6-16-6-25c0-5 1-10 3-16 2-5 6-11 11-17 6-6 14-12 24-19s23-15 39-24c-12-4-21-9-26-14-5-6-8-11-8-17 0-1 1-4 2-7 2-2 4-6 7-10 4-4 9-8 15-14 6-5 13-10 23-17-11-3-20-7-29-12-8-5-15-11-21-18s-11-15-14-24c-4-9-5-19-5-30 0-14 3-27 10-40 6-12 15-23 26-33 11-9 24-16 38-22 15-5 29-8 45-8 12 0 24 2 34 5 11 3 21 8 30 14 19-2 36-5 49-9s24-7 32-10l7 9c-3 5-5 10-7 16-3 5-6 10-10 15-7 1-14 2-22 3-7 1-15 1-24 1 5 7 9 15 12 23 2 8 4 16 4 25z">
            <text:p/>
          </draw:path>
          <draw:path draw:style-name="gr20" draw:text-style-name="P20" draw:layer="layout" svg:width="0.133cm" svg:height="0.391cm" svg:x="25.479cm" svg:y="15.407cm" svg:viewBox="0 0 134 392" svg:d="M0 392v-16c13-2 23-5 30-8 7-4 10-7 10-9v-158c0-10 0-18 0-24s-2-11-4-14c-3-4-7-6-12-8-6-1-14-2-24-3v-15c14-2 28-5 42-9 15-4 27-8 39-13h13v244c0 2 3 5 9 8 7 4 17 7 31 9v16zM103 29c0 6-1 11-3 16s-5 9-8 13c-4 4-8 6-13 9-4 2-10 3-15 3-10 0-17-3-22-8s-8-12-8-21c0-6 1-12 3-17s5-9 9-12c3-4 7-7 12-9s10-3 15-3c9 0 17 2 22 7 6 5 8 12 8 22z">
            <text:p/>
          </draw:path>
          <draw:path draw:style-name="gr20" draw:text-style-name="P20" draw:layer="layout" svg:width="0.263cm" svg:height="0.284cm" svg:x="25.65cm" svg:y="15.522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20" draw:text-style-name="P20" draw:layer="layout" svg:width="0.233cm" svg:height="0.475cm" svg:x="26.012cm" svg:y="15.435cm" svg:viewBox="0 0 234 476" svg:d="M234 15c-13 3-23 6-31 9-7 3-11 6-11 9v273c0 22-2 41-5 56-4 15-9 28-14 39-6 11-13 20-21 27-7 7-15 14-22 20-6 4-12 8-18 11-7 4-13 7-20 9-7 3-13 4-19 6-7 1-12 2-17 2-7 0-14-1-20-3-7-2-13-4-18-7-6-2-10-5-13-8s-5-5-5-7c0-1 2-4 5-8 3-3 6-7 11-10 4-4 8-7 13-10 4-3 8-5 10-6 6 4 11 7 15 9 5 3 9 5 13 6 4 2 8 3 11 3 4 1 7 1 11 1 5 0 11-2 16-4 6-3 11-9 15-17 5-8 9-19 11-33 3-15 5-33 5-56v-293c0-1-1-2-2-4-2-1-5-2-9-4s-10-3-17-5c-7-1-17-3-29-5v-15h155z">
            <text:p/>
          </draw:path>
          <draw:path draw:style-name="gr20" draw:text-style-name="P20" draw:layer="layout" svg:width="0.259cm" svg:height="0.284cm" svg:x="26.288cm" svg:y="15.522cm" svg:viewBox="0 0 260 285" svg:d="M88 243c10 0 21-2 33-8 12-5 26-14 41-26v-71c-15 2-27 4-37 7-10 2-18 4-25 7-6 2-12 5-15 7-4 3-8 6-11 9-5 5-9 11-12 17s-5 14-5 22 1 14 4 18c2 5 4 9 8 11 3 3 6 5 10 6 3 1 6 1 9 1zM260 250c-16 11-31 20-44 26-14 6-23 9-29 9-7 0-13-4-17-13-5-9-7-21-8-36-9 9-18 17-27 23s-17 11-26 15c-8 4-16 7-24 8-7 2-14 3-21 3s-15-1-22-4c-8-2-15-6-21-11s-11-12-15-20-6-18-6-29c0-14 3-26 8-35 5-10 11-18 18-25 5-5 10-9 17-13 6-5 14-9 24-12 10-4 22-8 37-12 16-3 35-7 58-10v-38c0-6-1-12-2-18-2-5-4-10-8-14-3-4-8-7-14-9s-13-3-22-3c-6 0-11 1-17 3-6 1-10 4-15 7-4 4-7 8-10 12-2 5-3 10-2 16 0 1-1 2-4 4-2 2-6 3-9 5-4 1-8 3-13 4s-9 2-14 3c-4 1-8 2-12 3-3 0-6 0-8 0l-4-13c4-10 11-20 21-29s21-17 33-24 26-13 40-17 28-6 42-6c23 0 41 6 53 18 12 11 18 27 18 47v154c0 8 1 14 3 18 3 3 5 5 9 5 3 0 6-1 10-2s10-3 18-6z">
            <text:p/>
          </draw:path>
          <draw:path draw:style-name="gr20" draw:text-style-name="P20" draw:layer="layout" svg:width="0.31cm" svg:height="0.41cm" svg:x="26.537cm" svg:y="15.531cm" svg:viewBox="0 0 311 411" svg:d="M311 15c-5 2-10 3-14 4s-7 2-9 4c-3 1-4 3-6 5-1 2-2 4-3 7l-99 256c-8 21-17 39-27 54-11 16-21 28-32 38s-22 17-33 21c-12 5-23 7-34 7-7 0-14 0-21-1-6-1-12-3-17-4-5-2-9-4-12-6s-4-4-4-5c0-2 1-4 4-8s6-8 10-13 8-9 12-13c5-5 8-8 12-10 9 6 19 9 28 10 10 1 18 0 26-3 3-1 7-4 12-7 4-4 9-9 13-14 5-6 9-12 14-19 4-8 8-15 11-24l9-19-98-240c-1-6-5-10-10-12-5-3-12-6-22-8v-15h120v15c-7 1-14 2-18 3-5 1-8 2-11 4-2 1-3 3-4 5 0 2 1 5 2 8l69 170 65-170c1-3 1-5 1-7 0-3-2-4-4-6-2-1-6-2-10-3-5-1-11-3-18-4v-15h98z">
            <text:p/>
          </draw:path>
          <draw:path draw:style-name="gr20" draw:text-style-name="P20" draw:layer="layout" svg:width="0.47cm" svg:height="0.275cm" svg:x="26.87cm" svg:y="15.522cm" svg:viewBox="0 0 471 276" svg:d="M337 276v-15c14-3 24-7 30-9 6-3 9-6 9-8v-147c0-12-1-21-2-29-1-7-3-13-6-17-3-5-6-8-10-9-4-2-9-3-15-3-11 0-24 6-39 17-14 11-28 27-42 47v141c0 1 0 2 1 4 2 1 4 2 7 3 3 2 7 3 12 5 6 1 12 3 20 5v15h-133v-15c15-3 25-7 30-9 6-3 9-6 9-8v-147c0-12 0-21-1-29-2-7-3-13-6-17-2-5-6-8-10-9-4-2-9-3-15-3-11 0-24 6-38 17s-28 26-44 47v141c0 3 3 5 10 9 7 3 17 6 30 8v15h-134v-15c13-3 23-6 30-9 7-2 10-5 10-8v-170c0-8 0-14-1-18 0-5-2-8-5-11-2-2-6-4-12-5-5-1-13-2-22-3v-15c8-1 16-2 23-4 7-1 13-3 20-5 6-2 12-4 18-6s11-5 17-7l11 11 3 56c20-24 38-41 55-51 18-11 34-16 48-16 9 0 18 1 26 3 8 3 14 6 20 11s10 11 13 18c4 8 5 17 6 28v5c19-22 37-39 54-49 17-11 33-16 48-16 9 0 18 1 26 4 8 2 15 6 22 12 6 5 10 12 14 20 3 9 5 19 5 31v177c0 2 3 5 9 8 6 2 17 5 33 9v15z">
            <text:p/>
          </draw:path>
          <draw:path draw:style-name="gr20" draw:text-style-name="P20" draw:layer="layout" svg:width="0.239cm" svg:height="0.284cm" svg:x="27.373cm" svg:y="15.522cm" svg:viewBox="0 0 240 285" svg:d="M126 32c-10 0-19 2-27 5-8 4-15 9-21 16s-10 15-14 25c-4 9-7 20-8 31h117c4 0 7 0 9-2 1-1 2-4 2-8 0-5-1-12-3-19-1-8-4-16-8-23-5-7-10-13-18-18-7-5-17-7-29-7zM240 117c-4 4-9 7-16 11s-14 7-20 9h-150c0 15 2 29 6 42s10 24 17 33c7 10 16 18 26 23 10 6 21 9 34 9 6 0 12-1 18-1 6-1 12-3 19-5 6-3 14-7 22-12s18-11 29-20c3 1 5 4 8 7 2 3 4 6 5 7-14 14-25 25-36 34-10 8-20 15-29 19-9 5-18 8-27 10-9 1-19 2-29 2-16 0-31-3-45-10-14-6-26-15-37-27s-19-26-26-42c-6-17-9-35-9-55 0-13 1-26 4-38s7-24 13-35c5-10 12-20 20-30 8-9 17-17 27-24 5-3 10-6 15-9 6-3 12-5 18-8 7-2 13-4 19-5 7-1 13-2 19-2 13 0 24 2 35 5 10 3 19 8 27 13 7 6 14 13 19 20 6 8 10 16 14 25 3 8 6 17 7 27 2 9 3 18 3 27z">
            <text:p/>
          </draw:path>
          <draw:path draw:style-name="gr20" draw:text-style-name="P20" draw:layer="layout" svg:width="0.286cm" svg:height="0.379cm" svg:x="21.629cm" svg:y="16.106cm" svg:viewBox="0 0 287 380" svg:d="M287 311c-13 13-25 24-37 32-11 9-23 16-34 22-11 5-22 9-33 12-11 2-21 3-32 3-19 0-37-4-55-12s-35-19-49-35c-14-15-25-33-34-55s-13-47-13-75c0-31 5-59 14-84 10-25 23-46 39-64 17-17 36-31 58-41 22-9 46-14 71-14 11 0 21 1 31 2 9 2 18 4 27 6 8 3 16 6 23 10 7 3 13 7 18 11 1 1 1 3-1 7s-4 8-8 13c-3 5-6 9-10 14-3 4-6 8-9 10l-13-3c-10-11-22-20-35-27-14-6-29-9-46-9-7 0-14 1-22 3s-16 6-23 11c-8 5-15 12-22 20s-13 18-19 30c-5 12-9 25-13 41-3 15-4 33-4 53 0 25 3 47 10 66 8 19 17 34 29 47 11 12 24 21 38 27s28 9 42 9c5 0 11 0 18-2 7-1 15-4 24-7 8-4 17-9 27-15 10-5 20-13 31-21 1 0 2 1 3 3 1 1 2 3 3 4 1 2 3 3 4 5 1 1 1 2 2 3z">
            <text:p/>
          </draw:path>
          <draw:path draw:style-name="gr20" draw:text-style-name="P20" draw:layer="layout" svg:width="0.259cm" svg:height="0.284cm" svg:x="21.963cm" svg:y="16.202cm" svg:viewBox="0 0 260 285" svg:d="M88 243c10 0 21-2 33-8 12-5 26-14 41-26v-71c-15 2-27 4-37 7-10 2-18 4-25 7-6 2-12 5-15 7-4 3-8 6-11 9-5 5-9 11-12 17s-5 14-5 22 1 14 4 18c2 5 4 9 8 11 3 3 6 5 10 6 3 1 6 1 9 1zM260 250c-16 11-31 20-44 26-14 6-23 9-29 9-7 0-13-4-17-13-5-9-7-21-8-36-9 9-18 17-27 23s-17 11-26 15c-8 4-16 7-24 8-7 2-14 3-21 3s-15-1-22-4c-8-2-15-6-21-11s-11-12-15-20-6-18-6-29c0-14 3-26 8-35 5-10 11-18 18-25 5-5 10-9 17-13 6-5 14-9 24-12 10-4 22-8 37-12 16-3 35-7 58-10v-38c0-6-1-12-2-18-2-5-4-10-8-14-3-4-8-7-14-9s-13-3-22-3c-6 0-11 1-17 3-6 1-10 4-15 7-4 4-7 8-10 12-2 5-3 10-2 16 0 1-1 2-4 4-2 2-6 3-9 5-4 1-8 3-13 4s-9 2-14 3c-4 1-8 2-12 3-3 0-6 0-8 0l-4-13c4-10 11-20 21-29s21-17 33-24 26-13 40-17 28-6 42-6c23 0 41 6 53 18 12 11 18 27 18 47v154c0 8 1 14 3 18 3 3 5 5 9 5 3 0 6-1 10-2s10-3 18-6z">
            <text:p/>
          </draw:path>
          <draw:path draw:style-name="gr20" draw:text-style-name="P20" draw:layer="layout" svg:width="0.315cm" svg:height="0.275cm" svg:x="22.243cm" svg:y="16.202cm" svg:viewBox="0 0 316 276" svg:d="M182 276v-15c14-3 24-7 31-9 6-3 9-6 9-8v-146c0-11 0-20-2-27-1-8-3-13-6-18-2-4-6-7-11-8-4-2-10-3-16-3s-12 1-19 4c-7 2-14 6-22 11s-16 12-25 21c-9 8-18 19-27 32v134c0 2 3 5 10 9 8 3 18 5 30 8v15h-134v-15c13-3 23-6 30-9 7-2 10-5 10-8v-170c0-8 0-14 0-18-1-5-2-8-5-11-2-2-6-4-12-5-5-1-13-2-23-3v-15c15-2 29-5 41-8 13-4 25-9 37-14l11 11 3 61c10-11 20-22 31-31 10-9 21-16 31-22s20-11 30-14 18-5 26-5c9 0 17 1 25 4 7 2 14 6 20 12 6 5 11 12 15 20 4 9 5 19 5 31v177c0 1 1 2 2 3 2 2 4 3 7 4 3 2 8 3 13 5 5 1 11 3 19 5v15z">
            <text:p/>
          </draw:path>
          <draw:path draw:style-name="gr20" draw:text-style-name="P20" draw:layer="layout" svg:width="0.239cm" svg:height="0.284cm" svg:x="22.588cm" svg:y="16.202cm" svg:viewBox="0 0 240 285" svg:d="M126 32c-10 0-19 2-27 5-8 4-15 9-21 16s-10 15-14 25c-4 9-7 20-8 31h117c4 0 7 0 9-2 1-1 2-4 2-8 0-5-1-12-3-19-1-8-4-16-8-23-5-7-10-13-18-18-7-5-17-7-29-7zM240 117c-4 4-9 7-16 11s-14 7-20 9h-150c0 15 2 29 6 42s10 24 17 33c7 10 16 18 26 23 10 6 21 9 34 9 6 0 12-1 18-1 6-1 12-3 19-5 6-3 14-7 22-12s18-11 29-20c3 1 5 4 8 7 2 3 4 6 5 7-14 14-25 25-36 34-10 8-20 15-29 19-9 5-18 8-27 10-9 1-19 2-29 2-16 0-31-3-45-10-14-6-26-15-37-27s-19-26-26-42c-6-17-9-35-9-55 0-13 1-26 4-38s7-24 13-35c5-10 12-20 20-30 8-9 17-17 27-24 5-3 10-6 15-9 6-3 12-5 18-8 7-2 13-4 19-5 7-1 13-2 19-2 13 0 24 2 35 5 10 3 19 8 27 13 7 6 14 13 19 20 6 8 10 16 14 25 3 8 6 17 7 27 2 9 3 18 3 27z">
            <text:p/>
          </draw:path>
          <draw:path draw:style-name="gr20" draw:text-style-name="P20" draw:layer="layout" svg:width="0.2cm" svg:height="0.377cm" svg:x="22.853cm" svg:y="16.109cm" svg:viewBox="0 0 201 378" svg:d="M201 332c-21 16-41 27-59 35-18 7-32 11-43 11-7 0-14-1-21-4-6-3-12-7-17-13s-9-14-12-23c-3-10-5-21-5-34v-172h-37l-7-9 23-21h21v-68l44-34 10 8v94h94l9 9c-2 2-4 6-6 9-3 3-6 6-9 9-2 3-5 5-8 8-2 2-5 4-7 5-4-2-11-5-21-7s-21-3-36-3h-16v146c0 11 0 20 1 28 1 7 3 13 6 17 2 5 5 8 9 10s8 3 13 3c7 0 15-2 25-5 11-2 23-8 39-16z">
            <text:p/>
          </draw:path>
          <draw:path draw:style-name="gr20" draw:text-style-name="P20" draw:layer="layout" svg:width="0.078cm" svg:height="0.287cm" svg:x="23.101cm" svg:y="16.201cm" svg:viewBox="0 0 79 288" svg:d="M79 35c0 6-1 13-3 19-3 6-6 11-10 15s-9 7-14 10c-6 2-12 3-18 3-11 0-19-3-25-8-6-6-9-15-9-26 0-7 1-13 4-19 2-6 5-11 10-15 4-5 9-8 14-10 6-3 11-4 17-4 11 0 19 3 25 9 6 5 9 14 9 26zM79 240c0 7-1 14-3 20-3 5-6 11-10 15s-9 7-14 10c-6 2-12 3-18 3-11 0-19-3-25-8-6-6-9-15-9-26 0-7 1-14 4-19 2-6 5-11 10-15 4-5 9-8 14-10 6-3 11-4 17-4 11 0 19 3 25 9 6 5 9 14 9 25z">
            <text:p/>
          </draw:path>
          <draw:path draw:style-name="gr20" draw:text-style-name="P20" draw:layer="layout" svg:width="0.33cm" svg:height="0.37cm" svg:x="23.355cm" svg:y="16.107cm" svg:viewBox="0 0 331 371" svg:d="M128 27c-9 0-18 0-27 0v297c0 4 1 8 3 11s7 6 14 7c8 2 19 3 34 3 13 0 26-3 40-9 14-7 27-16 39-29 11-13 21-29 28-49 8-19 12-43 12-70 0-25-3-48-10-68-6-20-15-37-27-51-12-13-27-24-45-31-17-8-38-11-61-11zM331 177c0 24-3 45-8 64s-12 36-20 50c-9 15-19 27-30 37s-23 18-36 25c-13 6-26 11-39 14s-26 4-38 4h-157v-15c14-3 24-5 31-9 8-3 11-6 11-8v-307c-7 1-15 2-22 3s-14 2-20 3l-3-21c9-2 20-4 32-6s24-4 37-6c14-2 27-3 41-4 13-1 26-1 38-1 28 0 54 4 76 12 23 8 42 19 58 35 16 15 28 33 36 55s13 47 13 75z">
            <text:p/>
          </draw:path>
          <draw:path draw:style-name="gr20" draw:text-style-name="P20" draw:layer="layout" svg:width="0.239cm" svg:height="0.284cm" svg:x="23.734cm" svg:y="16.202cm" svg:viewBox="0 0 240 285" svg:d="M126 32c-10 0-19 2-27 5-8 4-15 9-21 16s-10 15-14 25c-4 9-7 20-8 31h117c4 0 7 0 9-2 1-1 2-4 2-8 0-5-1-12-3-19-1-8-4-16-8-23-5-7-10-13-18-18-7-5-17-7-29-7zM240 117c-4 4-9 7-16 11s-14 7-20 9h-150c0 15 2 29 6 42s10 24 17 33c7 10 16 18 26 23 10 6 21 9 34 9 6 0 12-1 18-1 6-1 12-3 19-5 6-3 14-7 22-12s18-11 29-20c3 1 5 4 8 7 2 3 4 6 5 7-14 14-25 25-36 34-10 8-20 15-29 19-9 5-18 8-27 10-9 1-19 2-29 2-16 0-31-3-45-10-14-6-26-15-37-27s-19-26-26-42c-6-17-9-35-9-55 0-13 1-26 4-38s7-24 13-35c5-10 12-20 20-30 8-9 17-17 27-24 5-3 10-6 15-9 6-3 12-5 18-8 7-2 13-4 19-5 7-1 13-2 19-2 13 0 24 2 35 5 10 3 19 8 27 13 7 6 14 13 19 20 6 8 10 16 14 25 3 8 6 17 7 27 2 9 3 18 3 27z">
            <text:p/>
          </draw:path>
          <draw:path draw:style-name="gr20" draw:text-style-name="P20" draw:layer="layout" svg:width="0.187cm" svg:height="0.284cm" svg:x="24.021cm" svg:y="16.201cm" svg:viewBox="0 0 188 285" svg:d="M188 195c0 14-2 25-6 35s-9 18-15 25c-7 6-14 12-22 16s-16 7-24 9-15 4-22 4c-7 1-13 1-17 1-6 0-11 0-18-1-6-1-13-2-19-4-7-2-14-4-21-7-7-2-14-5-21-9-1 0-2-4-2-9-1-6-1-13-1-21s1-16 2-24 2-15 3-20l17 3c1 9 3 17 7 24 5 8 10 14 16 20 7 5 14 9 23 13 8 3 17 4 27 4 14 0 25-3 34-11 8-7 12-17 12-30 0-7-2-14-6-20s-10-12-16-17c-7-5-15-9-24-14-8-4-17-9-26-13s-17-9-25-13c-7-5-14-10-21-16-6-6-11-13-15-20-3-7-5-15-5-25 0-11 2-22 8-31 5-10 12-18 21-24 8-7 18-12 30-15 11-3 23-5 35-5 6 0 14 1 22 2 7 1 15 2 22 4 8 2 15 4 21 7s12 6 16 9c1 1 1 4 0 8 0 5-2 10-4 15-2 6-4 11-6 16s-4 9-6 11l-14-3c-8-14-17-25-27-32-10-6-20-10-31-10-6 0-12 1-17 3s-9 5-12 8c-4 3-6 6-8 10s-3 8-3 12c0 6 2 11 5 16 4 5 9 10 15 14s13 9 21 13 16 8 25 13c8 4 17 8 26 13 8 5 16 10 23 17 7 6 13 13 17 21s6 17 6 28z">
            <text:p/>
          </draw:path>
          <draw:path draw:style-name="gr20" draw:text-style-name="P20" draw:layer="layout" svg:width="0.2cm" svg:height="0.377cm" svg:x="24.241cm" svg:y="16.109cm" svg:viewBox="0 0 201 378" svg:d="M201 332c-21 16-41 27-59 35-18 7-32 11-43 11-7 0-14-1-21-4-6-3-12-7-17-13s-9-14-12-23c-3-10-5-21-5-34v-172h-37l-7-9 23-21h21v-68l44-34 10 8v94h94l9 9c-2 2-4 6-6 9-3 3-6 6-9 9-2 3-5 5-8 8-2 2-5 4-7 5-4-2-11-5-21-7s-21-3-36-3h-16v146c0 11 0 20 1 28 1 7 3 13 6 17 2 5 5 8 9 10s8 3 13 3c7 0 15-2 25-5 11-2 23-8 39-16z">
            <text:p/>
          </draw:path>
          <draw:path draw:style-name="gr20" draw:text-style-name="P20" draw:layer="layout" svg:width="0.259cm" svg:height="0.284cm" svg:x="24.472cm" svg:y="16.202cm" svg:viewBox="0 0 260 285" svg:d="M88 243c10 0 21-2 33-8 12-5 26-14 41-26v-71c-15 2-27 4-37 7-10 2-18 4-25 7-6 2-12 5-15 7-4 3-8 6-11 9-5 5-9 11-12 17s-5 14-5 22 1 14 4 18c2 5 4 9 8 11 3 3 6 5 10 6 3 1 6 1 9 1zM260 250c-16 11-31 20-44 26-14 6-23 9-29 9-7 0-13-4-17-13-5-9-7-21-8-36-9 9-18 17-27 23s-17 11-26 15c-8 4-16 7-24 8-7 2-14 3-21 3s-15-1-22-4c-8-2-15-6-21-11s-11-12-15-20-6-18-6-29c0-14 3-26 8-35 5-10 11-18 18-25 5-5 10-9 17-13 6-5 14-9 24-12 10-4 22-8 37-12 16-3 35-7 58-10v-38c0-6-1-12-2-18-2-5-4-10-8-14-3-4-8-7-14-9s-13-3-22-3c-6 0-11 1-17 3-6 1-10 4-15 7-4 4-7 8-10 12-2 5-3 10-2 16 0 1-1 2-4 4-2 2-6 3-9 5-4 1-8 3-13 4s-9 2-14 3c-4 1-8 2-12 3-3 0-6 0-8 0l-4-13c4-10 11-20 21-29s21-17 33-24 26-13 40-17 28-6 42-6c23 0 41 6 53 18 12 11 18 27 18 47v154c0 8 1 14 3 18 3 3 5 5 9 5 3 0 6-1 10-2s10-3 18-6z">
            <text:p/>
          </draw:path>
          <draw:path draw:style-name="gr20" draw:text-style-name="P20" draw:layer="layout" svg:width="0.29cm" svg:height="0.413cm" svg:x="24.759cm" svg:y="16.201cm" svg:viewBox="0 0 291 414" svg:d="M126 242c6 0 12-1 18-4 6-2 12-5 18-9 6-3 12-8 18-13s11-10 17-16v-131c-3-5-7-10-12-15-4-4-10-8-15-11-6-3-12-5-18-7-7-2-13-2-20-2-10 0-20 2-30 6-9 4-18 11-25 19s-13 19-17 32c-5 13-7 28-7 46 0 16 2 31 7 44s10 24 17 33 15 16 24 21c8 4 17 7 25 7zM147 414v-15c19-2 32-5 39-8 8-3 11-6 11-10v-150c-7 9-15 16-23 23-7 7-15 13-22 17-8 5-16 8-24 10-9 3-18 4-28 4-11 0-23-3-34-9-12-7-23-16-33-27-10-12-17-26-24-43-6-17-9-36-9-57 0-17 3-33 8-47s11-26 19-37c7-10 15-20 24-27s17-13 23-17c12-6 23-11 35-15s23-6 32-6c5 0 11 0 16 1s11 2 16 4c6 2 12 5 18 9 6 3 12 8 19 14 4-2 7-4 11-7 4-2 8-5 11-7 4-3 7-5 10-8 4-2 6-4 8-6l10 9c-2 6-4 12-5 19-1 5-2 12-3 19-1 8-1 16-1 25v309c0 2 0 3 2 5 1 1 3 3 6 5 4 1 8 3 13 4s11 3 19 4v15z">
            <text:p/>
          </draw:path>
          <draw:path draw:style-name="gr20" draw:text-style-name="P20" draw:layer="layout" svg:width="0.311cm" svg:height="0.284cm" svg:x="25.067cm" svg:y="16.201cm" svg:viewBox="0 0 312 285" svg:d="M312 250c-8 5-15 9-22 13-8 4-15 8-21 11-7 4-12 6-17 8s-9 3-11 3c-4 0-7-1-10-3s-6-5-8-9c-3-4-5-10-6-17-2-6-3-15-4-25-12 12-23 21-33 28s-20 13-28 17c-8 3-16 6-23 7-7 2-14 2-20 2-9 0-18-1-27-4-8-2-16-7-23-13-6-7-12-16-16-28-4-11-6-26-6-44v-122c0-10 0-17-1-22 0-5-1-9-4-11-2-3-6-5-11-6s-12-2-21-2v-15c8-1 15-2 22-3s14-2 20-3c7-2 13-3 19-5 7-2 13-5 21-7l8 12v167c0 13 1 24 3 33 2 8 5 15 8 20 4 5 8 8 13 10 6 2 12 3 18 3s11-1 17-2c6-2 13-4 19-8 7-3 14-8 21-13 8-6 16-13 24-21v-128c0-8 0-15-1-20s-3-10-6-12c-2-3-7-5-12-6-5-2-12-2-21-2v-15c16-2 31-4 44-7 14-4 28-7 40-11l9 12v188c0 12 1 21 2 28 0 6 2 11 5 13 2 1 6 1 11 1 6-1 13-4 23-8z">
            <text:p/>
          </draw:path>
          <draw:path draw:style-name="gr20" draw:text-style-name="P20" draw:layer="layout" svg:width="0.239cm" svg:height="0.284cm" svg:x="25.404cm" svg:y="16.202cm" svg:viewBox="0 0 240 285" svg:d="M126 32c-10 0-19 2-27 5-8 4-15 9-21 16s-10 15-14 25c-4 9-7 20-8 31h117c4 0 7 0 9-2 1-1 2-4 2-8 0-5-1-12-3-19-1-8-4-16-8-23-5-7-10-13-18-18-7-5-17-7-29-7zM240 117c-4 4-9 7-16 11s-14 7-20 9h-150c0 15 2 29 6 42s10 24 17 33c7 10 16 18 26 23 10 6 21 9 34 9 6 0 12-1 18-1 6-1 12-3 19-5 6-3 14-7 22-12s18-11 29-20c3 1 5 4 8 7 2 3 4 6 5 7-14 14-25 25-36 34-10 8-20 15-29 19-9 5-18 8-27 10-9 1-19 2-29 2-16 0-31-3-45-10-14-6-26-15-37-27s-19-26-26-42c-6-17-9-35-9-55 0-13 1-26 4-38s7-24 13-35c5-10 12-20 20-30 8-9 17-17 27-24 5-3 10-6 15-9 6-3 12-5 18-8 7-2 13-4 19-5 7-1 13-2 19-2 13 0 24 2 35 5 10 3 19 8 27 13 7 6 14 13 19 20 6 8 10 16 14 25 3 8 6 17 7 27 2 9 3 18 3 27z">
            <text:p/>
          </draw:path>
          <draw:path draw:style-name="gr20" draw:text-style-name="P20" draw:layer="layout" svg:width="0.187cm" svg:height="0.284cm" svg:x="25.691cm" svg:y="16.201cm" svg:viewBox="0 0 188 285" svg:d="M188 195c0 14-2 25-6 35s-9 18-15 25c-7 6-14 12-22 16s-16 7-24 9-15 4-22 4c-7 1-13 1-17 1-6 0-11 0-18-1-6-1-13-2-19-4-7-2-14-4-21-7-7-2-14-5-21-9-1 0-2-4-2-9-1-6-1-13-1-21s1-16 2-24 2-15 3-20l17 3c1 9 3 17 7 24 5 8 10 14 16 20 7 5 14 9 23 13 8 3 17 4 27 4 14 0 25-3 34-11 8-7 12-17 12-30 0-7-2-14-6-20s-10-12-16-17c-7-5-15-9-24-14-8-4-17-9-26-13s-17-9-25-13c-7-5-14-10-21-16-6-6-11-13-15-20-3-7-5-15-5-25 0-11 2-22 8-31 5-10 12-18 21-24 8-7 18-12 30-15 11-3 23-5 35-5 6 0 14 1 22 2 7 1 15 2 22 4 8 2 15 4 21 7s12 6 16 9c1 1 1 4 0 8 0 5-2 10-4 15-2 6-4 11-6 16s-4 9-6 11l-14-3c-8-14-17-25-27-32-10-6-20-10-31-10-6 0-12 1-17 3s-9 5-12 8c-4 3-6 6-8 10s-3 8-3 12c0 6 2 11 5 16 4 5 9 10 15 14s13 9 21 13 16 8 25 13c8 4 17 8 26 13 8 5 16 10 23 17 7 6 13 13 17 21s6 17 6 28z">
            <text:p/>
          </draw:path>
          <draw:path draw:style-name="gr20" draw:text-style-name="P20" draw:layer="layout" svg:width="0.239cm" svg:height="0.284cm" svg:x="26.066cm" svg:y="16.202cm" svg:viewBox="0 0 240 285" svg:d="M126 32c-10 0-19 2-27 5-8 4-15 9-21 16s-10 15-14 25c-4 9-7 20-8 31h117c4 0 7 0 9-2 1-1 2-4 2-8 0-5-1-12-3-19-1-8-4-16-8-23-5-7-10-13-18-18-7-5-17-7-29-7zM240 117c-4 4-9 7-16 11s-14 7-20 9h-150c0 15 2 29 6 42s10 24 17 33c7 10 16 18 26 23 10 6 21 9 34 9 6 0 12-1 18-1 6-1 12-3 19-5 6-3 14-7 22-12s18-11 29-20c3 1 5 4 8 7 2 3 4 6 5 7-14 14-25 25-36 34-10 8-20 15-29 19-9 5-18 8-27 10-9 1-19 2-29 2-16 0-31-3-45-10-14-6-26-15-37-27s-19-26-26-42c-6-17-9-35-9-55 0-13 1-26 4-38s7-24 13-35c5-10 12-20 20-30 8-9 17-17 27-24 5-3 10-6 15-9 6-3 12-5 18-8 7-2 13-4 19-5 7-1 13-2 19-2 13 0 24 2 35 5 10 3 19 8 27 13 7 6 14 13 19 20 6 8 10 16 14 25 3 8 6 17 7 27 2 9 3 18 3 27z">
            <text:p/>
          </draw:path>
          <draw:path draw:style-name="gr20" draw:text-style-name="P20" draw:layer="layout" svg:width="0.47cm" svg:height="0.275cm" svg:x="26.342cm" svg:y="16.202cm" svg:viewBox="0 0 471 276" svg:d="M337 276v-15c14-3 24-7 30-9 6-3 9-6 9-8v-147c0-12-1-21-2-29-1-7-3-13-6-17-3-5-6-8-10-9-4-2-9-3-15-3-11 0-24 6-39 17-14 11-28 27-42 47v141c0 1 0 2 1 4 2 1 4 2 7 3 3 2 7 3 12 5 6 1 12 3 20 5v15h-133v-15c15-3 25-7 30-9 6-3 9-6 9-8v-147c0-12 0-21-1-29-2-7-3-13-6-17-2-5-6-8-10-9-4-2-9-3-15-3-11 0-24 6-38 17s-28 26-44 47v141c0 3 3 5 10 9 7 3 17 6 30 8v15h-134v-15c13-3 23-6 30-9 7-2 10-5 10-8v-170c0-8 0-14-1-18 0-5-2-8-5-11-2-2-6-4-12-5-5-1-13-2-22-3v-15c8-1 16-2 23-4 7-1 13-3 20-5 6-2 12-4 18-6s11-5 17-7l11 11 3 56c20-24 38-41 55-51 18-11 34-16 48-16 9 0 18 1 26 3 8 3 14 6 20 11s10 11 13 18c4 8 5 17 6 28v5c19-22 37-39 54-49 17-11 33-16 48-16 9 0 18 1 26 4 8 2 15 6 22 12 6 5 10 12 14 20 3 9 5 19 5 31v177c0 2 3 5 9 8 6 2 17 5 33 9v15z">
            <text:p/>
          </draw:path>
          <draw:path draw:style-name="gr20" draw:text-style-name="P20" draw:layer="layout" svg:width="0.36cm" svg:height="0.379cm" svg:x="21.61cm" svg:y="16.778cm" svg:viewBox="0 0 361 380" svg:d="M223 224l-51-144-48 144zM114 253l-32 92c-2 6 1 10 8 13 7 2 19 5 35 6v16h-125v-16c13-2 24-4 32-7 7-2 12-7 14-12l108-319c6-6 13-11 22-15 8-5 16-8 23-11l124 345c1 2 2 5 4 7 1 2 4 4 7 5 3 2 6 3 11 4 4 2 9 3 16 3v16h-132v-16c15 0 26-2 31-5 6-3 8-7 6-14l-33-92z">
            <text:p/>
          </draw:path>
          <draw:path draw:style-name="gr20" draw:text-style-name="P20" draw:layer="layout" svg:width="0.288cm" svg:height="0.414cm" svg:x="21.992cm" svg:y="16.881cm" svg:viewBox="0 0 289 415" svg:d="M240 154c0-17-2-33-6-47s-9-26-16-36-14-17-23-23c-9-5-18-8-27-8-3 0-7 1-12 3-5 1-11 4-17 8-7 5-14 10-21 17-8 7-16 16-24 26v120c9 6 18 11 25 15 8 4 15 7 21 9 7 3 13 4 18 5s11 1 16 1c9 0 18-2 26-6s15-9 21-17 11-17 14-28 5-24 5-39zM289 134c0 12-2 24-5 35-3 12-7 24-13 35-5 11-11 22-19 32-7 10-15 18-23 26-9 7-17 13-26 17-10 4-19 6-28 6-11 0-24-3-38-9-14-5-28-14-43-26v132c0 3 3 6 11 9 7 3 20 6 39 8v16h-144v-16c13-3 23-6 30-8 7-3 10-6 10-9v-308c0-7 0-13-1-18 0-5-2-8-5-11-2-3-7-5-12-6s-13-2-22-2v-15c8-1 16-2 23-4 6-2 13-3 19-5s12-4 18-6 12-4 18-7l11 11 3 50c10-11 20-20 30-28s19-14 28-19c8-5 17-8 24-11 7-2 14-3 20-3 13 0 25 3 37 9s22 14 30 26c9 11 16 25 20 42 5 16 8 35 8 57z">
            <text:p/>
          </draw:path>
          <draw:path draw:style-name="gr20" draw:text-style-name="P20" draw:layer="layout" svg:width="0.223cm" svg:height="0.276cm" svg:x="22.319cm" svg:y="16.882cm" svg:viewBox="0 0 224 277" svg:d="M222 11c2 1 3 5 2 12 0 6-1 13-3 22-2 8-4 17-6 25-3 9-5 16-8 21h-15c-2-16-6-27-12-35s-13-11-21-11c-4 0-9 1-14 4-6 3-11 7-17 14-6 6-12 15-18 25-6 11-11 23-16 38v118c0 3 4 6 11 9 8 3 21 6 39 8v16h-144v-16c13-3 23-5 30-8s10-6 10-9v-163c0-6 0-12 0-16-1-4-1-8-2-11 0-2-1-4-2-6-1-1-2-3-2-4-2-1-3-2-5-3-1-1-3-2-6-2-3-1-6-1-9-1-4-1-8-1-14-1v-15c8-1 15-3 22-4 7-2 14-4 20-5 6-2 12-4 18-6s12-4 18-7l11 11 4 57c5-9 11-18 18-27 6-8 13-15 20-21s15-11 23-15c8-3 16-5 24-5 7 0 15 1 22 3 8 1 15 4 22 8z">
            <text:p/>
          </draw:path>
          <draw:path draw:style-name="gr20" draw:text-style-name="P20" draw:layer="layout" svg:width="0.239cm" svg:height="0.284cm" svg:x="22.576cm" svg:y="16.881cm" svg:viewBox="0 0 240 285" svg:d="M126 32c-10 0-19 2-27 5-8 4-15 9-21 16s-10 15-14 25c-4 9-7 20-8 31h117c4 0 7 0 9-2 1-1 2-4 2-8 0-5-1-12-3-19-1-8-4-16-8-23-5-7-10-13-18-18-7-5-17-7-29-7zM240 117c-4 4-9 7-16 11s-14 7-20 9h-150c0 15 2 29 6 42s10 24 17 33c7 10 16 18 26 23 10 6 21 9 34 9 6 0 12-1 18-1 6-1 12-3 19-5 6-3 14-7 22-12s18-11 29-20c3 1 5 4 8 7 2 3 4 6 5 7-14 14-25 25-36 34-10 8-20 15-29 19-9 5-18 8-27 10-9 1-19 2-29 2-16 0-31-3-45-10-14-6-26-15-37-27s-19-26-26-42c-6-17-9-35-9-55 0-13 1-26 4-38s7-24 13-35c5-10 12-20 20-30 8-9 17-17 27-24 5-3 10-6 15-9 6-3 12-5 18-8 7-2 13-4 19-5 7-1 13-2 19-2 13 0 24 2 35 5 10 3 19 8 27 13 7 6 14 13 19 20 6 8 10 16 14 25 3 8 6 17 7 27 2 9 3 18 3 27z">
            <text:p/>
          </draw:path>
          <draw:path draw:style-name="gr20" draw:text-style-name="P20" draw:layer="layout" svg:width="0.315cm" svg:height="0.275cm" svg:x="22.852cm" svg:y="16.882cm" svg:viewBox="0 0 316 276" svg:d="M182 276v-15c14-3 24-7 31-9 6-3 9-6 9-8v-146c0-11 0-20-2-27-1-8-3-13-6-18-2-4-6-7-11-8-4-2-10-3-16-3s-12 1-19 4c-7 2-14 6-22 11s-16 12-25 21c-9 8-18 19-27 32v134c0 2 3 5 10 9 8 3 18 5 30 8v15h-134v-15c13-3 23-6 30-9 7-2 10-5 10-8v-170c0-8 0-14 0-18-1-5-2-8-5-11-2-2-6-4-12-5-5-1-13-2-23-3v-15c15-2 29-5 41-8 13-4 25-9 37-14l11 11 3 61c10-11 20-22 31-31 10-9 21-16 31-22s20-11 30-14 18-5 26-5c9 0 17 1 25 4 7 2 14 6 20 12 6 5 11 12 15 20 4 9 5 19 5 31v177c0 1 1 2 2 3 2 2 4 3 7 4 3 2 8 3 13 5 5 1 11 3 19 5v15z">
            <text:p/>
          </draw:path>
          <draw:path draw:style-name="gr20" draw:text-style-name="P20" draw:layer="layout" svg:width="0.296cm" svg:height="0.454cm" svg:x="23.198cm" svg:y="16.711cm" svg:viewBox="0 0 297 455" svg:d="M297 419c-18 12-33 21-46 27-12 6-21 9-27 9-7 0-12-4-16-13-5-9-8-23-9-42-8 9-16 17-23 23-7 7-15 13-23 18-7 4-15 8-24 10-8 3-17 4-27 4-11 0-23-3-35-9-12-7-23-16-33-27-10-12-18-26-25-43-6-17-9-36-9-58 0-11 2-23 5-35s7-23 13-34 13-21 21-31c9-10 18-18 28-25 11-7 22-13 34-17 13-4 26-6 40-6 9 0 18 1 27 3s19 7 30 14v-105c0-10 0-19-1-25 0-6-2-11-4-14-3-4-7-6-13-7s-14-2-24-3v-14c18-2 34-5 48-9 15-3 27-7 37-10l10 9v360c0 7 0 13 1 17 0 5 0 9 1 12s1 6 2 8 2 3 3 4 2 2 4 2c1 0 3 0 6 0s6-1 10-2c3-1 8-3 14-6zM198 371v-133c-7-11-16-19-27-25s-24-9-38-9c-12 0-22 2-32 6s-18 11-25 19c-7 9-13 20-17 33s-6 28-6 45c0 16 2 31 7 44s10 24 17 33c8 9 15 16 24 20 9 5 17 8 25 8 6 0 13-1 19-4 6-2 12-5 18-8 5-4 11-9 17-14s12-10 18-15z">
            <text:p/>
          </draw:path>
          <draw:path draw:style-name="gr20" draw:text-style-name="P20" draw:layer="layout" svg:width="0.133cm" svg:height="0.391cm" svg:x="23.518cm" svg:y="16.766cm" svg:viewBox="0 0 134 392" svg:d="M0 392v-16c13-2 23-5 30-8 7-4 10-7 10-9v-158c0-10 0-18 0-24s-2-11-4-14c-3-4-7-6-12-8-6-1-14-2-24-3v-15c14-2 28-5 42-9 15-4 27-8 39-13h13v244c0 2 3 5 9 8 7 4 17 7 31 9v16zM103 29c0 6-1 11-3 16s-5 9-8 13c-4 4-8 6-13 9-4 2-10 3-15 3-10 0-17-3-22-8s-8-12-8-21c0-6 1-12 3-17s5-9 9-12c3-4 7-7 12-9s10-3 15-3c9 0 17 2 22 7 6 5 8 12 8 22z">
            <text:p/>
          </draw:path>
          <draw:path draw:style-name="gr20" draw:text-style-name="P20" draw:layer="layout" svg:width="0.229cm" svg:height="0.272cm" svg:x="23.688cm" svg:y="16.885cm" svg:viewBox="0 0 230 273" svg:d="M229 193c0 6 0 13 0 21s0 15-1 23c0 7 0 14-1 21 0 6-1 11-1 15h-218l-8-13 161-227h-93c-4 0-7 1-11 3-4 1-7 4-10 8-3 3-6 8-9 15-3 6-6 14-8 23l-16-4 6-78c4 1 8 2 11 3 4 0 8 1 11 1 4 0 8 1 13 1h169l6 12-162 227h117c6 0 11-4 15-13s8-23 13-41z">
            <text:p/>
          </draw:path>
          <draw:path draw:style-name="gr20" draw:text-style-name="P20" draw:layer="layout" svg:width="0.259cm" svg:height="0.284cm" svg:x="23.964cm" svg:y="16.881cm" svg:viewBox="0 0 260 285" svg:d="M88 243c10 0 21-2 33-8 12-5 26-14 41-26v-71c-15 2-27 4-37 7-10 2-18 4-25 7-6 2-12 5-15 7-4 3-8 6-11 9-5 5-9 11-12 17s-5 14-5 22 1 14 4 18c2 5 4 9 8 11 3 3 6 5 10 6 3 1 6 1 9 1zM260 250c-16 11-31 20-44 26-14 6-23 9-29 9-7 0-13-4-17-13-5-9-7-21-8-36-9 9-18 17-27 23s-17 11-26 15c-8 4-16 7-24 8-7 2-14 3-21 3s-15-1-22-4c-8-2-15-6-21-11s-11-12-15-20-6-18-6-29c0-14 3-26 8-35 5-10 11-18 18-25 5-5 10-9 17-13 6-5 14-9 24-12 10-4 22-8 37-12 16-3 35-7 58-10v-38c0-6-1-12-2-18-2-5-4-10-8-14-3-4-8-7-14-9s-13-3-22-3c-6 0-11 1-17 3-6 1-10 4-15 7-4 4-7 8-10 12-2 5-3 10-2 16 0 1-1 2-4 4-2 2-6 3-9 5-4 1-8 3-13 4s-9 2-14 3c-4 1-8 2-12 3-3 0-6 0-8 0l-4-13c4-10 11-20 21-29s21-17 33-24 26-13 40-17 28-6 42-6c23 0 41 6 53 18 12 11 18 27 18 47v154c0 8 1 14 3 18 3 3 5 5 9 5 3 0 6-1 10-2s10-3 18-6z">
            <text:p/>
          </draw:path>
          <draw:path draw:style-name="gr20" draw:text-style-name="P20" draw:layer="layout" svg:width="0.296cm" svg:height="0.454cm" svg:x="24.25cm" svg:y="16.711cm" svg:viewBox="0 0 297 455" svg:d="M297 419c-18 12-33 21-46 27-12 6-21 9-27 9-7 0-12-4-16-13-5-9-8-23-9-42-8 9-16 17-23 23-7 7-15 13-23 18-7 4-15 8-24 10-8 3-17 4-27 4-11 0-23-3-35-9-12-7-23-16-33-27-10-12-18-26-25-43-6-17-9-36-9-58 0-11 2-23 5-35s7-23 13-34 13-21 21-31c9-10 18-18 28-25 11-7 22-13 34-17 13-4 26-6 40-6 9 0 18 1 27 3s19 7 30 14v-105c0-10 0-19-1-25 0-6-2-11-4-14-3-4-7-6-13-7s-14-2-24-3v-14c18-2 34-5 48-9 15-3 27-7 37-10l10 9v360c0 7 0 13 1 17 0 5 0 9 1 12s1 6 2 8 2 3 3 4 2 2 4 2c1 0 3 0 6 0s6-1 10-2c3-1 8-3 14-6zM198 371v-133c-7-11-16-19-27-25s-24-9-38-9c-12 0-22 2-32 6s-18 11-25 19c-7 9-13 20-17 33s-6 28-6 45c0 16 2 31 7 44s10 24 17 33c8 9 15 16 24 20 9 5 17 8 25 8 6 0 13-1 19-4 6-2 12-5 18-8 5-4 11-9 17-14s12-10 18-15z">
            <text:p/>
          </draw:path>
          <draw:path draw:style-name="gr20" draw:text-style-name="P20" draw:layer="layout" svg:width="0.263cm" svg:height="0.284cm" svg:x="24.573cm" svg:y="16.882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20" draw:text-style-name="P20" draw:layer="layout" svg:width="0.097cm" svg:height="0.163cm" svg:x="24.888cm" svg:y="17.089cm" svg:viewBox="0 0 98 164" svg:d="M98 49c0 8-2 17-5 28-4 10-9 20-15 31-7 10-14 20-23 30s-19 18-30 26l-15-12c5-6 10-12 14-18s7-12 10-18c3-7 5-13 6-20 2-7 2-15 2-23 0-9-3-16-9-21-6-6-16-9-28-9l-5-16c2-2 6-5 12-8s13-6 21-9c7-3 15-5 23-7 7-2 13-3 17-3 9 4 16 11 19 18 4 8 6 18 6 31z">
            <text:p/>
          </draw:path>
          <draw:path draw:style-name="gr20" draw:text-style-name="P20" draw:layer="layout" svg:width="0.286cm" svg:height="0.379cm" svg:x="21.629cm" svg:y="17.466cm" svg:viewBox="0 0 287 380" svg:d="M287 311c-13 13-25 24-37 32-11 9-23 16-34 22-11 5-22 9-33 12-11 2-21 3-32 3-19 0-37-4-55-12s-35-19-49-35c-14-15-25-33-34-55s-13-47-13-75c0-31 5-59 14-84 10-25 23-46 39-64 17-17 36-31 58-41 22-9 46-14 71-14 11 0 21 1 31 2 9 2 18 4 27 6 8 3 16 6 23 10 7 3 13 7 18 11 1 1 1 3-1 7s-4 8-8 13c-3 5-6 9-10 14-3 4-6 8-9 10l-13-3c-10-11-22-20-35-27-14-6-29-9-46-9-7 0-14 1-22 3s-16 6-23 11c-8 5-15 12-22 20s-13 18-19 30c-5 12-9 25-13 41-3 15-4 33-4 53 0 25 3 47 10 66 8 19 17 34 29 47 11 12 24 21 38 27s28 9 42 9c5 0 11 0 18-2 7-1 15-4 24-7 8-4 17-9 27-15 10-5 20-13 31-21 1 0 2 1 3 3 1 1 2 3 3 4 1 2 3 3 4 5 1 1 1 2 2 3z">
            <text:p/>
          </draw:path>
          <draw:path draw:style-name="gr20" draw:text-style-name="P20" draw:layer="layout" svg:width="0.263cm" svg:height="0.284cm" svg:x="21.963cm" svg:y="17.562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20" draw:text-style-name="P20" draw:layer="layout" svg:width="0.315cm" svg:height="0.275cm" svg:x="22.267cm" svg:y="17.562cm" svg:viewBox="0 0 316 276" svg:d="M182 276v-15c14-3 24-7 31-9 6-3 9-6 9-8v-146c0-11 0-20-2-27-1-8-3-13-6-18-2-4-6-7-11-8-4-2-10-3-16-3s-12 1-19 4c-7 2-14 6-22 11s-16 12-25 21c-9 8-18 19-27 32v134c0 2 3 5 10 9 8 3 18 5 30 8v15h-134v-15c13-3 23-6 30-9 7-2 10-5 10-8v-170c0-8 0-14 0-18-1-5-2-8-5-11-2-2-6-4-12-5-5-1-13-2-23-3v-15c15-2 29-5 41-8 13-4 25-9 37-14l11 11 3 61c10-11 20-22 31-31 10-9 21-16 31-22s20-11 30-14 18-5 26-5c9 0 17 1 25 4 7 2 14 6 20 12 6 5 11 12 15 20 4 9 5 19 5 31v177c0 1 1 2 2 3 2 2 4 3 7 4 3 2 8 3 13 5 5 1 11 3 19 5v15z">
            <text:p/>
          </draw:path>
          <draw:path draw:style-name="gr20" draw:text-style-name="P20" draw:layer="layout" svg:width="0.29cm" svg:height="0.413cm" svg:x="22.613cm" svg:y="17.561cm" svg:viewBox="0 0 291 414" svg:d="M126 242c6 0 12-1 18-4 6-2 12-5 18-9 6-3 12-8 18-13s11-10 17-16v-131c-3-5-7-10-12-15-4-4-10-8-15-11-6-3-12-5-18-7-7-2-13-2-20-2-10 0-20 2-30 6-9 4-18 11-25 19s-13 19-17 32c-5 13-7 28-7 46 0 16 2 31 7 44s10 24 17 33 15 16 24 21c8 4 17 7 25 7zM147 414v-15c19-2 32-5 39-8 8-3 11-6 11-10v-150c-7 9-15 16-23 23-7 7-15 13-22 17-8 5-16 8-24 10-9 3-18 4-28 4-11 0-23-3-34-9-12-7-23-16-33-27-10-12-17-26-24-43-6-17-9-36-9-57 0-17 3-33 8-47s11-26 19-37c7-10 15-20 24-27s17-13 23-17c12-6 23-11 35-15s23-6 32-6c5 0 11 0 16 1s11 2 16 4c6 2 12 5 18 9 6 3 12 8 19 14 4-2 7-4 11-7 4-2 8-5 11-7 4-3 7-5 10-8 4-2 6-4 8-6l10 9c-2 6-4 12-5 19-1 5-2 12-3 19-1 8-1 16-1 25v309c0 2 0 3 2 5 1 1 3 3 6 5 4 1 8 3 13 4s11 3 19 4v15z">
            <text:p/>
          </draw:path>
          <draw:path draw:style-name="gr20" draw:text-style-name="P20" draw:layer="layout" svg:width="0.311cm" svg:height="0.284cm" svg:x="22.92cm" svg:y="17.561cm" svg:viewBox="0 0 312 285" svg:d="M312 250c-8 5-15 9-22 13-8 4-15 8-21 11-7 4-12 6-17 8s-9 3-11 3c-4 0-7-1-10-3s-6-5-8-9c-3-4-5-10-6-17-2-6-3-15-4-25-12 12-23 21-33 28s-20 13-28 17c-8 3-16 6-23 7-7 2-14 2-20 2-9 0-18-1-27-4-8-2-16-7-23-13-6-7-12-16-16-28-4-11-6-26-6-44v-122c0-10 0-17-1-22 0-5-1-9-4-11-2-3-6-5-11-6s-12-2-21-2v-15c8-1 15-2 22-3s14-2 20-3c7-2 13-3 19-5 7-2 13-5 21-7l8 12v167c0 13 1 24 3 33 2 8 5 15 8 20 4 5 8 8 13 10 6 2 12 3 18 3s11-1 17-2c6-2 13-4 19-8 7-3 14-8 21-13 8-6 16-13 24-21v-128c0-8 0-15-1-20s-3-10-6-12c-2-3-7-5-12-6-5-2-12-2-21-2v-15c16-2 31-4 44-7 14-4 28-7 40-11l9 12v188c0 12 1 21 2 28 0 6 2 11 5 13 2 1 6 1 11 1 6-1 13-4 23-8z">
            <text:p/>
          </draw:path>
          <draw:path draw:style-name="gr20" draw:text-style-name="P20" draw:layer="layout" svg:width="0.133cm" svg:height="0.391cm" svg:x="23.256cm" svg:y="17.446cm" svg:viewBox="0 0 134 392" svg:d="M0 392v-16c13-2 23-5 30-8 7-4 10-7 10-9v-158c0-10 0-18 0-24s-2-11-4-14c-3-4-7-6-12-8-6-1-14-2-24-3v-15c14-2 28-5 42-9 15-4 27-8 39-13h13v244c0 2 3 5 9 8 7 4 17 7 31 9v16zM103 29c0 6-1 11-3 16s-5 9-8 13c-4 4-8 6-13 9-4 2-10 3-15 3-10 0-17-3-22-8s-8-12-8-21c0-6 1-12 3-17s5-9 9-12c3-4 7-7 12-9s10-3 15-3c9 0 17 2 22 7 6 5 8 12 8 22z">
            <text:p/>
          </draw:path>
          <draw:path draw:style-name="gr20" draw:text-style-name="P20" draw:layer="layout" svg:width="0.187cm" svg:height="0.284cm" svg:x="23.432cm" svg:y="17.561cm" svg:viewBox="0 0 188 285" svg:d="M188 195c0 14-2 25-6 35s-9 18-15 25c-7 6-14 12-22 16s-16 7-24 9-15 4-22 4c-7 1-13 1-17 1-6 0-11 0-18-1-6-1-13-2-19-4-7-2-14-4-21-7-7-2-14-5-21-9-1 0-2-4-2-9-1-6-1-13-1-21s1-16 2-24 2-15 3-20l17 3c1 9 3 17 7 24 5 8 10 14 16 20 7 5 14 9 23 13 8 3 17 4 27 4 14 0 25-3 34-11 8-7 12-17 12-30 0-7-2-14-6-20s-10-12-16-17c-7-5-15-9-24-14-8-4-17-9-26-13s-17-9-25-13c-7-5-14-10-21-16-6-6-11-13-15-20-3-7-5-15-5-25 0-11 2-22 8-31 5-10 12-18 21-24 8-7 18-12 30-15 11-3 23-5 35-5 6 0 14 1 22 2 7 1 15 2 22 4 8 2 15 4 21 7s12 6 16 9c1 1 1 4 0 8 0 5-2 10-4 15-2 6-4 11-6 16s-4 9-6 11l-14-3c-8-14-17-25-27-32-10-6-20-10-31-10-6 0-12 1-17 3s-9 5-12 8c-4 3-6 6-8 10s-3 8-3 12c0 6 2 11 5 16 4 5 9 10 15 14s13 9 21 13 16 8 25 13c8 4 17 8 26 13 8 5 16 10 23 17 7 6 13 13 17 21s6 17 6 28z">
            <text:p/>
          </draw:path>
          <draw:path draw:style-name="gr20" draw:text-style-name="P20" draw:layer="layout" svg:width="0.2cm" svg:height="0.377cm" svg:x="23.652cm" svg:y="17.469cm" svg:viewBox="0 0 201 378" svg:d="M201 332c-21 16-41 27-59 35-18 7-32 11-43 11-7 0-14-1-21-4-6-3-12-7-17-13s-9-14-12-23c-3-10-5-21-5-34v-172h-37l-7-9 23-21h21v-68l44-34 10 8v94h94l9 9c-2 2-4 6-6 9-3 3-6 6-9 9-2 3-5 5-8 8-2 2-5 4-7 5-4-2-11-5-21-7s-21-3-36-3h-16v146c0 11 0 20 1 28 1 7 3 13 6 17 2 5 5 8 9 10s8 3 13 3c7 0 15-2 25-5 11-2 23-8 39-16z">
            <text:p/>
          </draw:path>
          <draw:path draw:style-name="gr20" draw:text-style-name="P20" draw:layer="layout" svg:width="0.259cm" svg:height="0.284cm" svg:x="23.883cm" svg:y="17.561cm" svg:viewBox="0 0 260 285" svg:d="M88 243c10 0 21-2 33-8 12-5 26-14 41-26v-71c-15 2-27 4-37 7-10 2-18 4-25 7-6 2-12 5-15 7-4 3-8 6-11 9-5 5-9 11-12 17s-5 14-5 22 1 14 4 18c2 5 4 9 8 11 3 3 6 5 10 6 3 1 6 1 9 1zM260 250c-16 11-31 20-44 26-14 6-23 9-29 9-7 0-13-4-17-13-5-9-7-21-8-36-9 9-18 17-27 23s-17 11-26 15c-8 4-16 7-24 8-7 2-14 3-21 3s-15-1-22-4c-8-2-15-6-21-11s-11-12-15-20-6-18-6-29c0-14 3-26 8-35 5-10 11-18 18-25 5-5 10-9 17-13 6-5 14-9 24-12 10-4 22-8 37-12 16-3 35-7 58-10v-38c0-6-1-12-2-18-2-5-4-10-8-14-3-4-8-7-14-9s-13-3-22-3c-6 0-11 1-17 3-6 1-10 4-15 7-4 4-7 8-10 12-2 5-3 10-2 16 0 1-1 2-4 4-2 2-6 3-9 5-4 1-8 3-13 4s-9 2-14 3c-4 1-8 2-12 3-3 0-6 0-8 0l-4-13c4-10 11-20 21-29s21-17 33-24 26-13 40-17 28-6 42-6c23 0 41 6 53 18 12 11 18 27 18 47v154c0 8 1 14 3 18 3 3 5 5 9 5 3 0 6-1 10-2s10-3 18-6z">
            <text:p/>
          </draw:path>
          <draw:path draw:style-name="gr20" draw:text-style-name="P20" draw:layer="layout" svg:width="0.187cm" svg:height="0.284cm" svg:x="24.174cm" svg:y="17.561cm" svg:viewBox="0 0 188 285" svg:d="M188 195c0 14-2 25-6 35s-9 18-15 25c-7 6-14 12-22 16s-16 7-24 9-15 4-22 4c-7 1-13 1-17 1-6 0-11 0-18-1-6-1-13-2-19-4-7-2-14-4-21-7-7-2-14-5-21-9-1 0-2-4-2-9-1-6-1-13-1-21s1-16 2-24 2-15 3-20l17 3c1 9 3 17 7 24 5 8 10 14 16 20 7 5 14 9 23 13 8 3 17 4 27 4 14 0 25-3 34-11 8-7 12-17 12-30 0-7-2-14-6-20s-10-12-16-17c-7-5-15-9-24-14-8-4-17-9-26-13s-17-9-25-13c-7-5-14-10-21-16-6-6-11-13-15-20-3-7-5-15-5-25 0-11 2-22 8-31 5-10 12-18 21-24 8-7 18-12 30-15 11-3 23-5 35-5 6 0 14 1 22 2 7 1 15 2 22 4 8 2 15 4 21 7s12 6 16 9c1 1 1 4 0 8 0 5-2 10-4 15-2 6-4 11-6 16s-4 9-6 11l-14-3c-8-14-17-25-27-32-10-6-20-10-31-10-6 0-12 1-17 3s-9 5-12 8c-4 3-6 6-8 10s-3 8-3 12c0 6 2 11 5 16 4 5 9 10 15 14s13 9 21 13 16 8 25 13c8 4 17 8 26 13 8 5 16 10 23 17 7 6 13 13 17 21s6 17 6 28z">
            <text:p/>
          </draw:path>
          <draw:path draw:style-name="gr20" draw:text-style-name="P20" draw:layer="layout" svg:width="0.097cm" svg:height="0.163cm" svg:x="24.416cm" svg:y="17.769cm" svg:viewBox="0 0 98 164" svg:d="M98 49c0 8-2 17-5 28-4 10-9 20-15 31-7 10-14 20-23 30s-19 18-30 26l-15-12c5-6 10-12 14-18s7-12 10-18c3-7 5-13 6-20 2-7 2-15 2-23 0-9-3-16-9-21-6-6-16-9-28-9l-5-16c2-2 6-5 12-8s13-6 21-9c7-3 15-5 23-7 7-2 13-3 17-3 9 4 16 11 19 18 4 8 6 18 6 31z">
            <text:p/>
          </draw:path>
          <draw:path draw:style-name="gr20" draw:text-style-name="P20" draw:layer="layout" svg:width="0.274cm" svg:height="0.362cm" svg:x="24.686cm" svg:y="17.475cm" svg:viewBox="0 0 275 363" svg:d="M275 287c-1 8-2 16-3 24s-2 15-3 22-2 13-3 18-2 9-3 12h-263v-15c13-3 24-6 31-9s11-6 11-9v-297c0-2-4-5-10-9-7-3-18-6-32-9v-15h246l10 8c0 5-1 10-2 17-1 6-2 13-3 19-1 7-2 13-4 19-1 6-2 11-3 15h-16c-1-18-4-31-8-38s-9-11-17-11h-105v122h119l8 9c-1 2-3 5-5 9-3 3-5 6-7 9-3 3-5 6-8 9-2 2-5 5-7 6-3-3-6-5-9-7-4-2-8-4-12-5-5-1-10-2-16-3-6 0-13-1-21-1h-42v139c0 2 1 5 2 7 2 2 4 4 9 6 4 2 10 3 18 4s18 1 31 1h36c9 0 16-1 23-2 6-1 12-4 17-8s9-9 13-16 8-16 12-27z">
            <text:p/>
          </draw:path>
          <draw:path draw:style-name="gr20" draw:text-style-name="P20" draw:layer="layout" svg:width="0.29cm" svg:height="0.275cm" svg:x="24.984cm" svg:y="17.57cm" svg:viewBox="0 0 291 276" svg:d="M291 15c-6 2-11 3-15 4-3 1-6 2-8 4-3 1-4 3-6 5-1 2-2 4-3 7l-84 213c-2 5-4 8-8 12-3 3-7 5-11 8-4 2-8 4-13 5-4 2-8 3-11 3l-100-241c-2-6-5-10-10-12-5-3-12-6-22-8v-15h121v15c-8 1-14 2-19 3s-8 2-11 4c-2 1-3 3-4 5 0 2 0 5 2 8l69 171 66-171c1-3 1-5 1-7 0-3-1-4-3-6-2-1-5-2-10-3-4-1-10-3-17-4v-15h96z">
            <text:p/>
          </draw:path>
          <draw:path draw:style-name="gr20" draw:text-style-name="P20" draw:layer="layout" svg:width="0.239cm" svg:height="0.284cm" svg:x="25.303cm" svg:y="17.561cm" svg:viewBox="0 0 240 285" svg:d="M126 32c-10 0-19 2-27 5-8 4-15 9-21 16s-10 15-14 25c-4 9-7 20-8 31h117c4 0 7 0 9-2 1-1 2-4 2-8 0-5-1-12-3-19-1-8-4-16-8-23-5-7-10-13-18-18-7-5-17-7-29-7zM240 117c-4 4-9 7-16 11s-14 7-20 9h-150c0 15 2 29 6 42s10 24 17 33c7 10 16 18 26 23 10 6 21 9 34 9 6 0 12-1 18-1 6-1 12-3 19-5 6-3 14-7 22-12s18-11 29-20c3 1 5 4 8 7 2 3 4 6 5 7-14 14-25 25-36 34-10 8-20 15-29 19-9 5-18 8-27 10-9 1-19 2-29 2-16 0-31-3-45-10-14-6-26-15-37-27s-19-26-26-42c-6-17-9-35-9-55 0-13 1-26 4-38s7-24 13-35c5-10 12-20 20-30 8-9 17-17 27-24 5-3 10-6 15-9 6-3 12-5 18-8 7-2 13-4 19-5 7-1 13-2 19-2 13 0 24 2 35 5 10 3 19 8 27 13 7 6 14 13 19 20 6 8 10 16 14 25 3 8 6 17 7 27 2 9 3 18 3 27z">
            <text:p/>
          </draw:path>
          <draw:path draw:style-name="gr20" draw:text-style-name="P20" draw:layer="layout" svg:width="0.315cm" svg:height="0.275cm" svg:x="25.58cm" svg:y="17.562cm" svg:viewBox="0 0 316 276" svg:d="M182 276v-15c14-3 24-7 31-9 6-3 9-6 9-8v-146c0-11 0-20-2-27-1-8-3-13-6-18-2-4-6-7-11-8-4-2-10-3-16-3s-12 1-19 4c-7 2-14 6-22 11s-16 12-25 21c-9 8-18 19-27 32v134c0 2 3 5 10 9 8 3 18 5 30 8v15h-134v-15c13-3 23-6 30-9 7-2 10-5 10-8v-170c0-8 0-14 0-18-1-5-2-8-5-11-2-2-6-4-12-5-5-1-13-2-23-3v-15c15-2 29-5 41-8 13-4 25-9 37-14l11 11 3 61c10-11 20-22 31-31 10-9 21-16 31-22s20-11 30-14 18-5 26-5c9 0 17 1 25 4 7 2 14 6 20 12 6 5 11 12 15 20 4 9 5 19 5 31v177c0 1 1 2 2 3 2 2 4 3 7 4 3 2 8 3 13 5 5 1 11 3 19 5v15z">
            <text:p/>
          </draw:path>
          <draw:path draw:style-name="gr20" draw:text-style-name="P20" draw:layer="layout" svg:width="0.2cm" svg:height="0.377cm" svg:x="25.907cm" svg:y="17.469cm" svg:viewBox="0 0 201 378" svg:d="M201 332c-21 16-41 27-59 35-18 7-32 11-43 11-7 0-14-1-21-4-6-3-12-7-17-13s-9-14-12-23c-3-10-5-21-5-34v-172h-37l-7-9 23-21h21v-68l44-34 10 8v94h94l9 9c-2 2-4 6-6 9-3 3-6 6-9 9-2 3-5 5-8 8-2 2-5 4-7 5-4-2-11-5-21-7s-21-3-36-3h-16v146c0 11 0 20 1 28 1 7 3 13 6 17 2 5 5 8 9 10s8 3 13 3c7 0 15-2 25-5 11-2 23-8 39-16z">
            <text:p/>
          </draw:path>
          <draw:path draw:style-name="gr20" draw:text-style-name="P20" draw:layer="layout" svg:width="0.263cm" svg:height="0.284cm" svg:x="26.139cm" svg:y="17.562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20" draw:text-style-name="P20" draw:layer="layout" svg:width="0.187cm" svg:height="0.284cm" svg:x="26.454cm" svg:y="17.561cm" svg:viewBox="0 0 188 285" svg:d="M188 195c0 14-2 25-6 35s-9 18-15 25c-7 6-14 12-22 16s-16 7-24 9-15 4-22 4c-7 1-13 1-17 1-6 0-11 0-18-1-6-1-13-2-19-4-7-2-14-4-21-7-7-2-14-5-21-9-1 0-2-4-2-9-1-6-1-13-1-21s1-16 2-24 2-15 3-20l17 3c1 9 3 17 7 24 5 8 10 14 16 20 7 5 14 9 23 13 8 3 17 4 27 4 14 0 25-3 34-11 8-7 12-17 12-30 0-7-2-14-6-20s-10-12-16-17c-7-5-15-9-24-14-8-4-17-9-26-13s-17-9-25-13c-7-5-14-10-21-16-6-6-11-13-15-20-3-7-5-15-5-25 0-11 2-22 8-31 5-10 12-18 21-24 8-7 18-12 30-15 11-3 23-5 35-5 6 0 14 1 22 2 7 1 15 2 22 4 8 2 15 4 21 7s12 6 16 9c1 1 1 4 0 8 0 5-2 10-4 15-2 6-4 11-6 16s-4 9-6 11l-14-3c-8-14-17-25-27-32-10-6-20-10-31-10-6 0-12 1-17 3s-9 5-12 8c-4 3-6 6-8 10s-3 8-3 12c0 6 2 11 5 16 4 5 9 10 15 14s13 9 21 13 16 8 25 13c8 4 17 8 26 13 8 5 16 10 23 17 7 6 13 13 17 21s6 17 6 28z">
            <text:p/>
          </draw:path>
          <draw:path draw:style-name="gr20" draw:text-style-name="P20" draw:layer="layout" svg:width="0.239cm" svg:height="0.284cm" svg:x="26.829cm" svg:y="17.561cm" svg:viewBox="0 0 240 285" svg:d="M126 32c-10 0-19 2-27 5-8 4-15 9-21 16s-10 15-14 25c-4 9-7 20-8 31h117c4 0 7 0 9-2 1-1 2-4 2-8 0-5-1-12-3-19-1-8-4-16-8-23-5-7-10-13-18-18-7-5-17-7-29-7zM240 117c-4 4-9 7-16 11s-14 7-20 9h-150c0 15 2 29 6 42s10 24 17 33c7 10 16 18 26 23 10 6 21 9 34 9 6 0 12-1 18-1 6-1 12-3 19-5 6-3 14-7 22-12s18-11 29-20c3 1 5 4 8 7 2 3 4 6 5 7-14 14-25 25-36 34-10 8-20 15-29 19-9 5-18 8-27 10-9 1-19 2-29 2-16 0-31-3-45-10-14-6-26-15-37-27s-19-26-26-42c-6-17-9-35-9-55 0-13 1-26 4-38s7-24 13-35c5-10 12-20 20-30 8-9 17-17 27-24 5-3 10-6 15-9 6-3 12-5 18-8 7-2 13-4 19-5 7-1 13-2 19-2 13 0 24 2 35 5 10 3 19 8 27 13 7 6 14 13 19 20 6 8 10 16 14 25 3 8 6 17 7 27 2 9 3 18 3 27z">
            <text:p/>
          </draw:path>
          <draw:path draw:style-name="gr20" draw:text-style-name="P20" draw:layer="layout" svg:width="0.289cm" svg:height="0.37cm" svg:x="21.621cm" svg:y="18.146cm" svg:viewBox="0 0 290 371" svg:d="M3 371v-15c14-3 24-5 31-9 8-3 11-6 11-8v-307c-7 1-15 2-22 3s-13 2-20 3l-3-21c10-2 21-5 33-7 11-2 24-4 36-5 13-2 26-3 39-4s25-1 38-1c22 0 41 2 59 7 18 4 33 11 45 19 13 9 23 19 29 32 7 13 11 27 11 44 0 13-2 25-6 36s-9 21-16 30c-6 8-13 16-22 22-8 7-16 12-26 16-9 4-18 8-27 10s-18 3-26 3c-9 0-17-1-26-2-8-2-15-4-22-7l-8-24c9 3 16 6 23 7 8 1 15 1 21 1 9 0 18-1 28-5 9-3 18-8 25-15 8-6 14-15 19-25s7-21 7-35c0-15-2-28-8-39-5-11-13-20-22-27-10-7-21-13-34-16s-26-5-41-5c-9 0-19 0-28 0v312c0 1 1 2 3 3 1 2 4 3 8 5 3 1 9 3 15 4 7 2 15 3 25 5v15z">
            <text:p/>
          </draw:path>
          <draw:path draw:style-name="gr20" draw:text-style-name="P20" draw:layer="layout" svg:width="0.223cm" svg:height="0.276cm" svg:x="21.952cm" svg:y="18.241cm" svg:viewBox="0 0 224 277" svg:d="M222 11c2 1 3 5 2 12 0 6-1 13-3 22-2 8-4 17-6 25-3 9-5 16-8 21h-15c-2-16-6-27-12-35s-13-11-21-11c-4 0-9 1-14 4-6 3-11 7-17 14-6 6-12 15-18 25-6 11-11 23-16 38v118c0 3 4 6 11 9 8 3 21 6 39 8v16h-144v-16c13-3 23-5 30-8s10-6 10-9v-163c0-6 0-12 0-16-1-4-1-8-2-11 0-2-1-4-2-6-1-1-2-3-2-4-2-1-3-2-5-3-1-1-3-2-6-2-3-1-6-1-9-1-4-1-8-1-14-1v-15c8-1 15-3 22-4 7-2 14-4 20-5 6-2 12-4 18-6s12-4 18-7l11 11 4 57c5-9 11-18 18-27 6-8 13-15 20-21s15-11 23-15c8-3 16-5 24-5 7 0 15 1 22 3 8 1 15 4 22 8z">
            <text:p/>
          </draw:path>
          <draw:path draw:style-name="gr20" draw:text-style-name="P20" draw:layer="layout" svg:width="0.263cm" svg:height="0.284cm" svg:x="22.209cm" svg:y="18.242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20" draw:text-style-name="P20" draw:layer="layout" svg:width="0.193cm" svg:height="0.534cm" svg:x="22.425cm" svg:y="18.126cm" svg:viewBox="0 0 194 535" svg:d="M184 363c0 22-2 41-5 56s-7 28-13 39c-5 11-12 20-19 27-7 8-15 15-23 21-5 4-11 8-17 11-6 4-12 7-18 10-6 2-12 4-18 6s-11 2-15 2c-7 0-13 0-20-2s-13-4-18-6-10-5-13-7c-3-3-5-5-5-7s2-5 5-8c3-4 7-8 12-11 4-4 9-8 13-11 5-3 9-5 12-7 6 6 14 11 22 13 7 3 15 4 23 4 5 0 11-2 16-5s10-9 14-18c4-8 8-20 10-34 3-15 4-34 4-56v-179c0-10 0-18-1-24 0-6-2-10-4-14-2-3-6-5-12-7-5-1-13-3-24-4v-14c9-2 17-3 24-5 7-1 13-3 20-5 6-2 12-4 17-6 6-2 13-4 19-7h14zM194 29c0 6-1 11-3 16s-5 9-8 13c-4 4-8 6-13 9-4 2-10 3-15 3-10 0-17-3-22-8-6-5-8-12-8-21 0-6 1-12 3-17s5-9 8-12c4-4 8-7 13-9 4-2 9-3 15-3 9 0 16 2 22 7 5 5 8 12 8 22z">
            <text:p/>
          </draw:path>
          <draw:path draw:style-name="gr20" draw:text-style-name="P20" draw:layer="layout" svg:width="0.239cm" svg:height="0.284cm" svg:x="22.681cm" svg:y="18.241cm" svg:viewBox="0 0 240 285" svg:d="M126 32c-10 0-19 2-27 5-8 4-15 9-21 16s-10 15-14 25c-4 9-7 20-8 31h117c4 0 7 0 9-2 1-1 2-4 2-8 0-5-1-12-3-19-1-8-4-16-8-23-5-7-10-13-18-18-7-5-17-7-29-7zM240 117c-4 4-9 7-16 11s-14 7-20 9h-150c0 15 2 29 6 42s10 24 17 33c7 10 16 18 26 23 10 6 21 9 34 9 6 0 12-1 18-1 6-1 12-3 19-5 6-3 14-7 22-12s18-11 29-20c3 1 5 4 8 7 2 3 4 6 5 7-14 14-25 25-36 34-10 8-20 15-29 19-9 5-18 8-27 10-9 1-19 2-29 2-16 0-31-3-45-10-14-6-26-15-37-27s-19-26-26-42c-6-17-9-35-9-55 0-13 1-26 4-38s7-24 13-35c5-10 12-20 20-30 8-9 17-17 27-24 5-3 10-6 15-9 6-3 12-5 18-8 7-2 13-4 19-5 7-1 13-2 19-2 13 0 24 2 35 5 10 3 19 8 27 13 7 6 14 13 19 20 6 8 10 16 14 25 3 8 6 17 7 27 2 9 3 18 3 27z">
            <text:p/>
          </draw:path>
          <draw:path draw:style-name="gr20" draw:text-style-name="P20" draw:layer="layout" svg:width="0.2cm" svg:height="0.377cm" svg:x="22.946cm" svg:y="18.149cm" svg:viewBox="0 0 201 378" svg:d="M201 332c-21 16-41 27-59 35-18 7-32 11-43 11-7 0-14-1-21-4-6-3-12-7-17-13s-9-14-12-23c-3-10-5-21-5-34v-172h-37l-7-9 23-21h21v-68l44-34 10 8v94h94l9 9c-2 2-4 6-6 9-3 3-6 6-9 9-2 3-5 5-8 8-2 2-5 4-7 5-4-2-11-5-21-7s-21-3-36-3h-16v146c0 11 0 20 1 28 1 7 3 13 6 17 2 5 5 8 9 10s8 3 13 3c7 0 15-2 25-5 11-2 23-8 39-16z">
            <text:p/>
          </draw:path>
          <draw:path draw:style-name="gr20" draw:text-style-name="P20" draw:layer="layout" svg:width="0.263cm" svg:height="0.284cm" svg:x="23.177cm" svg:y="18.242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20" draw:text-style-name="P20" draw:layer="layout" svg:width="0.187cm" svg:height="0.284cm" svg:x="23.492cm" svg:y="18.241cm" svg:viewBox="0 0 188 285" svg:d="M188 195c0 14-2 25-6 35s-9 18-15 25c-7 6-14 12-22 16s-16 7-24 9-15 4-22 4c-7 1-13 1-17 1-6 0-11 0-18-1-6-1-13-2-19-4-7-2-14-4-21-7-7-2-14-5-21-9-1 0-2-4-2-9-1-6-1-13-1-21s1-16 2-24 2-15 3-20l17 3c1 9 3 17 7 24 5 8 10 14 16 20 7 5 14 9 23 13 8 3 17 4 27 4 14 0 25-3 34-11 8-7 12-17 12-30 0-7-2-14-6-20s-10-12-16-17c-7-5-15-9-24-14-8-4-17-9-26-13s-17-9-25-13c-7-5-14-10-21-16-6-6-11-13-15-20-3-7-5-15-5-25 0-11 2-22 8-31 5-10 12-18 21-24 8-7 18-12 30-15 11-3 23-5 35-5 6 0 14 1 22 2 7 1 15 2 22 4 8 2 15 4 21 7s12 6 16 9c1 1 1 4 0 8 0 5-2 10-4 15-2 6-4 11-6 16s-4 9-6 11l-14-3c-8-14-17-25-27-32-10-6-20-10-31-10-6 0-12 1-17 3s-9 5-12 8c-4 3-6 6-8 10s-3 8-3 12c0 6 2 11 5 16 4 5 9 10 15 14s13 9 21 13 16 8 25 13c8 4 17 8 26 13 8 5 16 10 23 17 7 6 13 13 17 21s6 17 6 28z">
            <text:p/>
          </draw:path>
          <draw:path draw:style-name="gr20" draw:text-style-name="P20" draw:layer="layout" svg:width="0.236cm" svg:height="0.379cm" svg:x="23.878cm" svg:y="18.146cm" svg:viewBox="0 0 237 380" svg:d="M237 263c0 8-2 17-4 26s-6 18-11 27-12 17-19 25c-7 7-16 14-26 20-11 6-22 10-35 14-12 3-27 5-42 5-7 0-14-1-22-2-9-1-17-3-26-6-8-2-17-5-25-8-8-4-16-8-23-12-1-1-2-4-3-11-1-6-1-13-1-21s0-17 1-26c1-8 2-16 4-22l15 2c5 11 10 21 17 30 7 8 14 16 22 21 8 6 17 11 27 14 9 3 19 4 29 4 9 0 18-1 26-5 9-3 17-7 24-13s12-12 17-20c4-8 6-16 6-26 0-11-3-21-8-30-5-8-12-16-21-22-9-7-19-13-30-18s-22-11-34-16c-11-5-23-11-34-16-11-6-20-13-29-21-9-7-16-16-21-26s-8-22-8-36c0-9 2-19 7-30 4-11 11-21 21-31 10-9 23-17 39-23 15-7 34-10 57-10 9 0 19 1 28 2 10 1 18 3 26 5 9 3 16 6 22 9 7 3 12 7 15 10 2 2 2 4 0 8-1 4-3 8-6 13s-6 9-9 14c-3 4-6 7-9 10l-13-2c-5-7-11-13-17-18s-12-9-18-12-12-5-18-7c-6-1-12-2-18-2-10 0-19 2-27 5-7 3-14 7-19 11-5 5-8 10-10 16-3 6-4 11-4 17 0 9 3 17 8 24 6 7 13 13 21 19 9 6 19 11 30 17 11 5 23 11 34 16 12 6 24 12 35 19 11 6 21 14 30 22 8 9 15 18 21 29 5 11 8 24 8 38z">
            <text:p/>
          </draw:path>
          <draw:path draw:style-name="gr20" draw:text-style-name="P20" draw:layer="layout" svg:width="0.263cm" svg:height="0.284cm" svg:x="24.161cm" svg:y="18.242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20" draw:text-style-name="P20" draw:layer="layout" svg:width="0.23cm" svg:height="0.284cm" svg:x="24.472cm" svg:y="18.242cm" svg:viewBox="0 0 231 285" svg:d="M231 221c-12 15-24 27-34 35s-20 15-28 19c-9 4-18 7-26 8s-17 2-26 2c-15 0-30-3-44-10-14-6-26-15-37-26-11-12-20-26-26-43-7-17-10-36-10-58 0-20 4-40 12-58 7-18 18-33 32-47 14-13 30-24 49-31 18-8 39-12 61-12 6 0 13 1 20 2 8 1 15 2 21 4 7 2 13 5 19 7 6 3 10 6 14 10 0 2 0 6-2 11-1 5-2 11-5 17-2 5-4 11-6 16-3 5-5 9-6 12l-14-3c-2-5-5-10-9-16-4-5-8-9-14-13-5-4-11-8-18-10-8-3-16-4-25-4-10 0-20 2-29 6-9 5-17 11-24 20s-12 20-16 33c-5 14-7 29-7 48 0 15 3 30 7 43 5 12 11 23 19 32s17 16 28 21c10 5 21 8 32 8 6 0 11-1 16-1 5-1 10-2 16-5 6-2 12-5 20-10 7-5 17-12 27-21z">
            <text:p/>
          </draw:path>
          <draw:path draw:style-name="gr20" draw:text-style-name="P20" draw:layer="layout" svg:width="0.133cm" svg:height="0.391cm" svg:x="24.741cm" svg:y="18.126cm" svg:viewBox="0 0 134 392" svg:d="M0 392v-16c13-2 23-5 30-8 7-4 10-7 10-9v-158c0-10 0-18 0-24s-2-11-4-14c-3-4-7-6-12-8-6-1-14-2-24-3v-15c14-2 28-5 42-9 15-4 27-8 39-13h13v244c0 2 3 5 9 8 7 4 17 7 31 9v16zM103 29c0 6-1 11-3 16s-5 9-8 13c-4 4-8 6-13 9-4 2-10 3-15 3-10 0-17-3-22-8s-8-12-8-21c0-6 1-12 3-17s5-9 9-12c3-4 7-7 12-9s10-3 15-3c9 0 17 2 22 7 6 5 8 12 8 22z">
            <text:p/>
          </draw:path>
          <draw:path draw:style-name="gr20" draw:text-style-name="P20" draw:layer="layout" svg:width="0.259cm" svg:height="0.284cm" svg:x="24.912cm" svg:y="18.241cm" svg:viewBox="0 0 260 285" svg:d="M88 243c10 0 21-2 33-8 12-5 26-14 41-26v-71c-15 2-27 4-37 7-10 2-18 4-25 7-6 2-12 5-15 7-4 3-8 6-11 9-5 5-9 11-12 17s-5 14-5 22 1 14 4 18c2 5 4 9 8 11 3 3 6 5 10 6 3 1 6 1 9 1zM260 250c-16 11-31 20-44 26-14 6-23 9-29 9-7 0-13-4-17-13-5-9-7-21-8-36-9 9-18 17-27 23s-17 11-26 15c-8 4-16 7-24 8-7 2-14 3-21 3s-15-1-22-4c-8-2-15-6-21-11s-11-12-15-20-6-18-6-29c0-14 3-26 8-35 5-10 11-18 18-25 5-5 10-9 17-13 6-5 14-9 24-12 10-4 22-8 37-12 16-3 35-7 58-10v-38c0-6-1-12-2-18-2-5-4-10-8-14-3-4-8-7-14-9s-13-3-22-3c-6 0-11 1-17 3-6 1-10 4-15 7-4 4-7 8-10 12-2 5-3 10-2 16 0 1-1 2-4 4-2 2-6 3-9 5-4 1-8 3-13 4s-9 2-14 3c-4 1-8 2-12 3-3 0-6 0-8 0l-4-13c4-10 11-20 21-29s21-17 33-24 26-13 40-17 28-6 42-6c23 0 41 6 53 18 12 11 18 27 18 47v154c0 8 1 14 3 18 3 3 5 5 9 5 3 0 6-1 10-2s10-3 18-6z">
            <text:p/>
          </draw:path>
          <draw:path draw:style-name="gr20" draw:text-style-name="P20" draw:layer="layout" svg:width="0.133cm" svg:height="0.391cm" svg:x="25.196cm" svg:y="18.126cm" svg:viewBox="0 0 134 392" svg:d="M0 392v-16c13-2 23-5 30-8 7-4 10-7 10-9v-158c0-10 0-18 0-24s-2-11-4-14c-3-4-7-6-12-8-6-1-14-2-24-3v-15c14-2 28-5 42-9 15-4 27-8 39-13h13v244c0 2 3 5 9 8 7 4 17 7 31 9v16zM103 29c0 6-1 11-3 16s-5 9-8 13c-4 4-8 6-13 9-4 2-10 3-15 3-10 0-17-3-22-8s-8-12-8-21c0-6 1-12 3-17s5-9 9-12c3-4 7-7 12-9s10-3 15-3c9 0 17 2 22 7 6 5 8 12 8 22z">
            <text:p/>
          </draw:path>
          <draw:path draw:style-name="gr20" draw:text-style-name="P20" draw:layer="layout" svg:width="0.187cm" svg:height="0.284cm" svg:x="25.372cm" svg:y="18.241cm" svg:viewBox="0 0 188 285" svg:d="M188 195c0 14-2 25-6 35s-9 18-15 25c-7 6-14 12-22 16s-16 7-24 9-15 4-22 4c-7 1-13 1-17 1-6 0-11 0-18-1-6-1-13-2-19-4-7-2-14-4-21-7-7-2-14-5-21-9-1 0-2-4-2-9-1-6-1-13-1-21s1-16 2-24 2-15 3-20l17 3c1 9 3 17 7 24 5 8 10 14 16 20 7 5 14 9 23 13 8 3 17 4 27 4 14 0 25-3 34-11 8-7 12-17 12-30 0-7-2-14-6-20s-10-12-16-17c-7-5-15-9-24-14-8-4-17-9-26-13s-17-9-25-13c-7-5-14-10-21-16-6-6-11-13-15-20-3-7-5-15-5-25 0-11 2-22 8-31 5-10 12-18 21-24 8-7 18-12 30-15 11-3 23-5 35-5 6 0 14 1 22 2 7 1 15 2 22 4 8 2 15 4 21 7s12 6 16 9c1 1 1 4 0 8 0 5-2 10-4 15-2 6-4 11-6 16s-4 9-6 11l-14-3c-8-14-17-25-27-32-10-6-20-10-31-10-6 0-12 1-17 3s-9 5-12 8c-4 3-6 6-8 10s-3 8-3 12c0 6 2 11 5 16 4 5 9 10 15 14s13 9 21 13 16 8 25 13c8 4 17 8 26 13 8 5 16 10 23 17 7 6 13 13 17 21s6 17 6 28z">
            <text:p/>
          </draw:path>
          <draw:path draw:style-name="gr20" draw:text-style-name="P20" draw:layer="layout" svg:width="0.29cm" svg:height="0.413cm" svg:x="25.747cm" svg:y="18.241cm" svg:viewBox="0 0 291 414" svg:d="M126 242c6 0 12-1 18-4 6-2 12-5 18-9 6-3 12-8 18-13s11-10 17-16v-131c-3-5-7-10-12-15-4-4-10-8-15-11-6-3-12-5-18-7-7-2-13-2-20-2-10 0-20 2-30 6-9 4-18 11-25 19s-13 19-17 32c-5 13-7 28-7 46 0 16 2 31 7 44s10 24 17 33 15 16 24 21c8 4 17 7 25 7zM147 414v-15c19-2 32-5 39-8 8-3 11-6 11-10v-150c-7 9-15 16-23 23-7 7-15 13-22 17-8 5-16 8-24 10-9 3-18 4-28 4-11 0-23-3-34-9-12-7-23-16-33-27-10-12-17-26-24-43-6-17-9-36-9-57 0-17 3-33 8-47s11-26 19-37c7-10 15-20 24-27s17-13 23-17c12-6 23-11 35-15s23-6 32-6c5 0 11 0 16 1s11 2 16 4c6 2 12 5 18 9 6 3 12 8 19 14 4-2 7-4 11-7 4-2 8-5 11-7 4-3 7-5 10-8 4-2 6-4 8-6l10 9c-2 6-4 12-5 19-1 5-2 12-3 19-1 8-1 16-1 25v309c0 2 0 3 2 5 1 1 3 3 6 5 4 1 8 3 13 4s11 3 19 4v15z">
            <text:p/>
          </draw:path>
          <draw:path draw:style-name="gr20" draw:text-style-name="P20" draw:layer="layout" svg:width="0.311cm" svg:height="0.284cm" svg:x="26.055cm" svg:y="18.241cm" svg:viewBox="0 0 312 285" svg:d="M312 250c-8 5-15 9-22 13-8 4-15 8-21 11-7 4-12 6-17 8s-9 3-11 3c-4 0-7-1-10-3s-6-5-8-9c-3-4-5-10-6-17-2-6-3-15-4-25-12 12-23 21-33 28s-20 13-28 17c-8 3-16 6-23 7-7 2-14 2-20 2-9 0-18-1-27-4-8-2-16-7-23-13-6-7-12-16-16-28-4-11-6-26-6-44v-122c0-10 0-17-1-22 0-5-1-9-4-11-2-3-6-5-11-6s-12-2-21-2v-15c8-1 15-2 22-3s14-2 20-3c7-2 13-3 19-5 7-2 13-5 21-7l8 12v167c0 13 1 24 3 33 2 8 5 15 8 20 4 5 8 8 13 10 6 2 12 3 18 3s11-1 17-2c6-2 13-4 19-8 7-3 14-8 21-13 8-6 16-13 24-21v-128c0-8 0-15-1-20s-3-10-6-12c-2-3-7-5-12-6-5-2-12-2-21-2v-15c16-2 31-4 44-7 14-4 28-7 40-11l9 12v188c0 12 1 21 2 28 0 6 2 11 5 13 2 1 6 1 11 1 6-1 13-4 23-8z">
            <text:p/>
          </draw:path>
          <draw:path draw:style-name="gr20" draw:text-style-name="P20" draw:layer="layout" svg:width="0.239cm" svg:height="0.284cm" svg:x="26.392cm" svg:y="18.241cm" svg:viewBox="0 0 240 285" svg:d="M126 32c-10 0-19 2-27 5-8 4-15 9-21 16s-10 15-14 25c-4 9-7 20-8 31h117c4 0 7 0 9-2 1-1 2-4 2-8 0-5-1-12-3-19-1-8-4-16-8-23-5-7-10-13-18-18-7-5-17-7-29-7zM240 117c-4 4-9 7-16 11s-14 7-20 9h-150c0 15 2 29 6 42s10 24 17 33c7 10 16 18 26 23 10 6 21 9 34 9 6 0 12-1 18-1 6-1 12-3 19-5 6-3 14-7 22-12s18-11 29-20c3 1 5 4 8 7 2 3 4 6 5 7-14 14-25 25-36 34-10 8-20 15-29 19-9 5-18 8-27 10-9 1-19 2-29 2-16 0-31-3-45-10-14-6-26-15-37-27s-19-26-26-42c-6-17-9-35-9-55 0-13 1-26 4-38s7-24 13-35c5-10 12-20 20-30 8-9 17-17 27-24 5-3 10-6 15-9 6-3 12-5 18-8 7-2 13-4 19-5 7-1 13-2 19-2 13 0 24 2 35 5 10 3 19 8 27 13 7 6 14 13 19 20 6 8 10 16 14 25 3 8 6 17 7 27 2 9 3 18 3 27z">
            <text:p/>
          </draw:path>
          <draw:path draw:style-name="gr20" draw:text-style-name="P20" draw:layer="layout" svg:width="0.455cm" svg:height="0.362cm" svg:x="21.627cm" svg:y="18.835cm" svg:viewBox="0 0 456 363" svg:d="M449 15c-5 0-11 1-18 3s-14 4-21 7l3 305c0 2 3 5 11 8 7 4 17 7 32 9v16h-141v-16c13-2 24-5 32-8 8-4 13-6 13-9l-3-257-128 290h-19l-128-289-3 256c0 2 3 5 10 8 7 4 18 7 32 9v16h-121v-16c14-2 24-5 31-8 7-4 11-6 11-9l3-304c-7-4-15-7-22-8-8-2-14-3-20-3v-15h90c2 0 4 0 5 1 2 0 3 2 5 3 1 2 2 4 4 8 2 3 4 7 6 12l115 253 112-253c2-6 4-10 6-13 2-4 3-6 5-8 1-1 2-2 4-2 1-1 3-1 4-1h90z">
            <text:p/>
          </draw:path>
          <draw:path draw:style-name="gr20" draw:text-style-name="P20" draw:layer="layout" svg:width="0.263cm" svg:height="0.284cm" svg:x="22.129cm" svg:y="18.921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20" draw:text-style-name="P20" draw:layer="layout" svg:width="0.139cm" svg:height="0.445cm" svg:x="22.434cm" svg:y="18.752cm" svg:viewBox="0 0 140 446" svg:d="M0 446v-15c8-1 16-3 21-4 6-2 10-3 13-4 4-2 6-3 7-5 2-1 2-3 2-5v-337c0-9 0-15-1-20s-3-9-6-11-8-4-13-5-12-2-20-3v-14c8-1 15-3 22-4 8-2 14-3 21-5s13-4 20-6c6-2 13-5 19-8l12 10v403c0 3 3 6 9 9 7 3 18 6 34 9v15z">
            <text:p/>
          </draw:path>
          <draw:path draw:style-name="gr20" draw:text-style-name="P20" draw:layer="layout" svg:width="0.296cm" svg:height="0.454cm" svg:x="22.608cm" svg:y="18.751cm" svg:viewBox="0 0 297 455" svg:d="M297 419c-18 12-33 21-46 27-12 6-21 9-27 9-7 0-12-4-16-13-5-9-8-23-9-42-8 9-16 17-23 23-7 7-15 13-23 18-7 4-15 8-24 10-8 3-17 4-27 4-11 0-23-3-35-9-12-7-23-16-33-27-10-12-18-26-25-43-6-17-9-36-9-58 0-11 2-23 5-35s7-23 13-34 13-21 21-31c9-10 18-18 28-25 11-7 22-13 34-17 13-4 26-6 40-6 9 0 18 1 27 3s19 7 30 14v-105c0-10 0-19-1-25 0-6-2-11-4-14-3-4-7-6-13-7s-14-2-24-3v-14c18-2 34-5 48-9 15-3 27-7 37-10l10 9v360c0 7 0 13 1 17 0 5 0 9 1 12s1 6 2 8 2 3 3 4 2 2 4 2c1 0 3 0 6 0s6-1 10-2c3-1 8-3 14-6zM198 371v-133c-7-11-16-19-27-25s-24-9-38-9c-12 0-22 2-32 6s-18 11-25 19c-7 9-13 20-17 33s-6 28-6 45c0 16 2 31 7 44s10 24 17 33c8 9 15 16 24 20 9 5 17 8 25 8 6 0 13-1 19-4 6-2 12-5 18-8 5-4 11-9 17-14s12-10 18-15z">
            <text:p/>
          </draw:path>
          <draw:path draw:style-name="gr20" draw:text-style-name="P20" draw:layer="layout" svg:width="0.259cm" svg:height="0.284cm" svg:x="22.931cm" svg:y="18.921cm" svg:viewBox="0 0 260 285" svg:d="M88 243c10 0 21-2 33-8 12-5 26-14 41-26v-71c-15 2-27 4-37 7-10 2-18 4-25 7-6 2-12 5-15 7-4 3-8 6-11 9-5 5-9 11-12 17s-5 14-5 22 1 14 4 18c2 5 4 9 8 11 3 3 6 5 10 6 3 1 6 1 9 1zM260 250c-16 11-31 20-44 26-14 6-23 9-29 9-7 0-13-4-17-13-5-9-7-21-8-36-9 9-18 17-27 23s-17 11-26 15c-8 4-16 7-24 8-7 2-14 3-21 3s-15-1-22-4c-8-2-15-6-21-11s-11-12-15-20-6-18-6-29c0-14 3-26 8-35 5-10 11-18 18-25 5-5 10-9 17-13 6-5 14-9 24-12 10-4 22-8 37-12 16-3 35-7 58-10v-38c0-6-1-12-2-18-2-5-4-10-8-14-3-4-8-7-14-9s-13-3-22-3c-6 0-11 1-17 3-6 1-10 4-15 7-4 4-7 8-10 12-2 5-3 10-2 16 0 1-1 2-4 4-2 2-6 3-9 5-4 1-8 3-13 4s-9 2-14 3c-4 1-8 2-12 3-3 0-6 0-8 0l-4-13c4-10 11-20 21-29s21-17 33-24 26-13 40-17 28-6 42-6c23 0 41 6 53 18 12 11 18 27 18 47v154c0 8 1 14 3 18 3 3 5 5 9 5 3 0 6-1 10-2s10-3 18-6z">
            <text:p/>
          </draw:path>
          <draw:path draw:style-name="gr20" draw:text-style-name="P20" draw:layer="layout" svg:width="0.47cm" svg:height="0.275cm" svg:x="23.211cm" svg:y="18.922cm" svg:viewBox="0 0 471 276" svg:d="M337 276v-15c14-3 24-7 30-9 6-3 9-6 9-8v-147c0-12-1-21-2-29-1-7-3-13-6-17-3-5-6-8-10-9-4-2-9-3-15-3-11 0-24 6-39 17-14 11-28 27-42 47v141c0 1 0 2 1 4 2 1 4 2 7 3 3 2 7 3 12 5 6 1 12 3 20 5v15h-133v-15c15-3 25-7 30-9 6-3 9-6 9-8v-147c0-12 0-21-1-29-2-7-3-13-6-17-2-5-6-8-10-9-4-2-9-3-15-3-11 0-24 6-38 17s-28 26-44 47v141c0 3 3 5 10 9 7 3 17 6 30 8v15h-134v-15c13-3 23-6 30-9 7-2 10-5 10-8v-170c0-8 0-14-1-18 0-5-2-8-5-11-2-2-6-4-12-5-5-1-13-2-22-3v-15c8-1 16-2 23-4 7-1 13-3 20-5 6-2 12-4 18-6s11-5 17-7l11 11 3 56c20-24 38-41 55-51 18-11 34-16 48-16 9 0 18 1 26 3 8 3 14 6 20 11s10 11 13 18c4 8 5 17 6 28v5c19-22 37-39 54-49 17-11 33-16 48-16 9 0 18 1 26 4 8 2 15 6 22 12 6 5 10 12 14 20 3 9 5 19 5 31v177c0 2 3 5 9 8 6 2 17 5 33 9v15z">
            <text:p/>
          </draw:path>
          <draw:path draw:style-name="gr20" draw:text-style-name="P20" draw:layer="layout" svg:width="0.367cm" svg:height="0.37cm" svg:x="23.843cm" svg:y="18.835cm" svg:viewBox="0 0 368 371" svg:d="M0 363v-16c15-1 25-4 32-8 7-3 10-6 10-9v-295c-7-6-13-10-20-13s-15-6-22-7v-15h69c3 0 6 0 7 1 2 0 4 1 6 3 2 1 4 4 6 7 3 2 6 6 10 11l189 256v-245c0-1 0-2-2-4-1-2-4-3-7-5s-7-3-13-5c-5-1-12-3-20-4v-15h123v15c-14 2-25 5-32 9-7 3-10 6-10 9v338c-13-1-23-4-31-7-8-4-13-8-16-13l-199-267v246c0 1 1 2 3 4 1 2 4 3 7 5s8 3 13 5c5 1 12 2 20 3v16z">
            <text:p/>
          </draw:path>
          <draw:path draw:style-name="gr20" draw:text-style-name="P20" draw:layer="layout" svg:width="0.263cm" svg:height="0.284cm" svg:x="24.246cm" svg:y="18.921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20" draw:text-style-name="P20" draw:layer="layout" svg:width="0.187cm" svg:height="0.284cm" svg:x="24.561cm" svg:y="18.921cm" svg:viewBox="0 0 188 285" svg:d="M188 195c0 14-2 25-6 35s-9 18-15 25c-7 6-14 12-22 16s-16 7-24 9-15 4-22 4c-7 1-13 1-17 1-6 0-11 0-18-1-6-1-13-2-19-4-7-2-14-4-21-7-7-2-14-5-21-9-1 0-2-4-2-9-1-6-1-13-1-21s1-16 2-24 2-15 3-20l17 3c1 9 3 17 7 24 5 8 10 14 16 20 7 5 14 9 23 13 8 3 17 4 27 4 14 0 25-3 34-11 8-7 12-17 12-30 0-7-2-14-6-20s-10-12-16-17c-7-5-15-9-24-14-8-4-17-9-26-13s-17-9-25-13c-7-5-14-10-21-16-6-6-11-13-15-20-3-7-5-15-5-25 0-11 2-22 8-31 5-10 12-18 21-24 8-7 18-12 30-15 11-3 23-5 35-5 6 0 14 1 22 2 7 1 15 2 22 4 8 2 15 4 21 7s12 6 16 9c1 1 1 4 0 8 0 5-2 10-4 15-2 6-4 11-6 16s-4 9-6 11l-14-3c-8-14-17-25-27-32-10-6-20-10-31-10-6 0-12 1-17 3s-9 5-12 8c-4 3-6 6-8 10s-3 8-3 12c0 6 2 11 5 16 4 5 9 10 15 14s13 9 21 13 16 8 25 13c8 4 17 8 26 13 8 5 16 10 23 17 7 6 13 13 17 21s6 17 6 28z">
            <text:p/>
          </draw:path>
          <draw:path draw:style-name="gr20" draw:text-style-name="P20" draw:layer="layout" svg:width="0.187cm" svg:height="0.284cm" svg:x="24.803cm" svg:y="18.921cm" svg:viewBox="0 0 188 285" svg:d="M188 195c0 14-2 25-6 35s-9 18-15 25c-7 6-14 12-22 16s-16 7-24 9-15 4-22 4c-7 1-13 1-17 1-6 0-11 0-18-1-6-1-13-2-19-4-7-2-14-4-21-7-7-2-14-5-21-9-1 0-2-4-2-9-1-6-1-13-1-21s1-16 2-24 2-15 3-20l17 3c1 9 3 17 7 24 5 8 10 14 16 20 7 5 14 9 23 13 8 3 17 4 27 4 14 0 25-3 34-11 8-7 12-17 12-30 0-7-2-14-6-20s-10-12-16-17c-7-5-15-9-24-14-8-4-17-9-26-13s-17-9-25-13c-7-5-14-10-21-16-6-6-11-13-15-20-3-7-5-15-5-25 0-11 2-22 8-31 5-10 12-18 21-24 8-7 18-12 30-15 11-3 23-5 35-5 6 0 14 1 22 2 7 1 15 2 22 4 8 2 15 4 21 7s12 6 16 9c1 1 1 4 0 8 0 5-2 10-4 15-2 6-4 11-6 16s-4 9-6 11l-14-3c-8-14-17-25-27-32-10-6-20-10-31-10-6 0-12 1-17 3s-9 5-12 8c-4 3-6 6-8 10s-3 8-3 12c0 6 2 11 5 16 4 5 9 10 15 14s13 9 21 13 16 8 25 13c8 4 17 8 26 13 8 5 16 10 23 17 7 6 13 13 17 21s6 17 6 28z">
            <text:p/>
          </draw:path>
          <draw:path draw:style-name="gr20" draw:text-style-name="P20" draw:layer="layout" svg:width="0.263cm" svg:height="0.284cm" svg:x="25.041cm" svg:y="18.921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20" draw:text-style-name="P20" draw:layer="layout" svg:width="0.257cm" svg:height="0.362cm" svg:x="25.481cm" svg:y="18.835cm" svg:viewBox="0 0 258 363" svg:d="M0 363v-16c13-2 24-5 31-8s11-6 11-9v-297c0-2-4-5-10-9-7-3-18-6-32-9v-15h249l9 8c0 5 0 10-1 17-1 6-2 13-3 19-1 7-2 13-4 19-1 6-2 11-3 15h-17c-1-18-3-31-7-38s-10-11-17-11h-108v122h110l9 9c-2 3-4 6-6 9s-5 6-7 9c-3 3-5 6-8 9-2 2-5 5-7 6-3-3-6-5-9-7s-7-4-12-5c-4-1-9-2-15-3-6 0-14-1-22-1h-33v153c0 1 1 2 3 4 1 1 4 2 8 4 4 1 9 3 16 4 6 2 15 4 24 5v16z">
            <text:p/>
          </draw:path>
          <draw:path draw:style-name="gr20" draw:text-style-name="P20" draw:layer="layout" svg:width="0.311cm" svg:height="0.284cm" svg:x="25.773cm" svg:y="18.921cm" svg:viewBox="0 0 312 285" svg:d="M312 250c-8 5-15 9-22 13-8 4-15 8-21 11-7 4-12 6-17 8s-9 3-11 3c-4 0-7-1-10-3s-6-5-8-9c-3-4-5-10-6-17-2-6-3-15-4-25-12 12-23 21-33 28s-20 13-28 17c-8 3-16 6-23 7-7 2-14 2-20 2-9 0-18-1-27-4-8-2-16-7-23-13-6-7-12-16-16-28-4-11-6-26-6-44v-122c0-10 0-17-1-22 0-5-1-9-4-11-2-3-6-5-11-6s-12-2-21-2v-15c8-1 15-2 22-3s14-2 20-3c7-2 13-3 19-5 7-2 13-5 21-7l8 12v167c0 13 1 24 3 33 2 8 5 15 8 20 4 5 8 8 13 10 6 2 12 3 18 3s11-1 17-2c6-2 13-4 19-8 7-3 14-8 21-13 8-6 16-13 24-21v-128c0-8 0-15-1-20s-3-10-6-12c-2-3-7-5-12-6-5-2-12-2-21-2v-15c16-2 31-4 44-7 14-4 28-7 40-11l9 12v188c0 12 1 21 2 28 0 6 2 11 5 13 2 1 6 1 11 1 6-1 13-4 23-8z">
            <text:p/>
          </draw:path>
          <draw:path draw:style-name="gr20" draw:text-style-name="P20" draw:layer="layout" svg:width="0.2cm" svg:height="0.377cm" svg:x="26.093cm" svg:y="18.829cm" svg:viewBox="0 0 201 378" svg:d="M201 332c-21 16-41 27-59 35-18 7-32 11-43 11-7 0-14-1-21-4-6-3-12-7-17-13s-9-14-12-23c-3-10-5-21-5-34v-172h-37l-7-9 23-21h21v-68l44-34 10 8v94h94l9 9c-2 2-4 6-6 9-3 3-6 6-9 9-2 3-5 5-8 8-2 2-5 4-7 5-4-2-11-5-21-7s-21-3-36-3h-16v146c0 11 0 20 1 28 1 7 3 13 6 17 2 5 5 8 9 10s8 3 13 3c7 0 15-2 25-5 11-2 23-8 39-16z">
            <text:p/>
          </draw:path>
          <draw:path draw:style-name="gr20" draw:text-style-name="P20" draw:layer="layout" svg:width="0.311cm" svg:height="0.284cm" svg:x="26.313cm" svg:y="18.921cm" svg:viewBox="0 0 312 285" svg:d="M312 250c-8 5-15 9-22 13-8 4-15 8-21 11-7 4-12 6-17 8s-9 3-11 3c-4 0-7-1-10-3s-6-5-8-9c-3-4-5-10-6-17-2-6-3-15-4-25-12 12-23 21-33 28s-20 13-28 17c-8 3-16 6-23 7-7 2-14 2-20 2-9 0-18-1-27-4-8-2-16-7-23-13-6-7-12-16-16-28-4-11-6-26-6-44v-122c0-10 0-17-1-22 0-5-1-9-4-11-2-3-6-5-11-6s-12-2-21-2v-15c8-1 15-2 22-3s14-2 20-3c7-2 13-3 19-5 7-2 13-5 21-7l8 12v167c0 13 1 24 3 33 2 8 5 15 8 20 4 5 8 8 13 10 6 2 12 3 18 3s11-1 17-2c6-2 13-4 19-8 7-3 14-8 21-13 8-6 16-13 24-21v-128c0-8 0-15-1-20s-3-10-6-12c-2-3-7-5-12-6-5-2-12-2-21-2v-15c16-2 31-4 44-7 14-4 28-7 40-11l9 12v188c0 12 1 21 2 28 0 6 2 11 5 13 2 1 6 1 11 1 6-1 13-4 23-8z">
            <text:p/>
          </draw:path>
          <draw:path draw:style-name="gr20" draw:text-style-name="P20" draw:layer="layout" svg:width="0.223cm" svg:height="0.276cm" svg:x="26.644cm" svg:y="18.921cm" svg:viewBox="0 0 224 277" svg:d="M222 11c2 1 3 5 2 12 0 6-1 13-3 22-2 8-4 17-6 25-3 9-5 16-8 21h-15c-2-16-6-27-12-35s-13-11-21-11c-4 0-9 1-14 4-6 3-11 7-17 14-6 6-12 15-18 25-6 11-11 23-16 38v118c0 3 4 6 11 9 8 3 21 6 39 8v16h-144v-16c13-3 23-5 30-8s10-6 10-9v-163c0-6 0-12 0-16-1-4-1-8-2-11 0-2-1-4-2-6-1-1-2-3-2-4-2-1-3-2-5-3-1-1-3-2-6-2-3-1-6-1-9-1-4-1-8-1-14-1v-15c8-1 15-3 22-4 7-2 14-4 20-5 6-2 12-4 18-6s12-4 18-7l11 11 4 57c5-9 11-18 18-27 6-8 13-15 20-21s15-11 23-15c8-3 16-5 24-5 7 0 15 1 22 3 8 1 15 4 22 8z">
            <text:p/>
          </draw:path>
          <draw:path draw:style-name="gr20" draw:text-style-name="P20" draw:layer="layout" svg:width="0.263cm" svg:height="0.284cm" svg:x="26.901cm" svg:y="18.921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20" draw:text-style-name="P20" draw:layer="layout" svg:width="0.078cm" svg:height="0.081cm" svg:x="27.229cm" svg:y="19.127cm" svg:viewBox="0 0 79 82" svg:d="M79 35c0 6-1 13-3 19-3 6-6 11-10 15s-9 7-14 10c-6 2-12 3-18 3-11 0-19-3-25-8-6-6-9-15-9-26 0-7 1-13 4-19 2-6 5-11 10-15 4-5 9-8 14-10 6-3 11-4 17-4 11 0 19 3 25 9 6 5 9 14 9 26z">
            <text:p/>
          </draw:path>
        </draw:g>
        <draw:custom-shape draw:style-name="gr21" draw:text-style-name="P21" draw:layer="layout" svg:width="8.75cm" svg:height="4.5cm" svg:x="2.25cm" svg:y="14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path draw:style-name="gr22" draw:text-style-name="P22" draw:layer="layout" svg:width="0.326cm" svg:height="0.52cm" svg:x="2.762cm" svg:y="15.061cm" svg:viewBox="0 0 327 521" svg:d="M311 119c-6 2-11 4-15 4-5 0-9-1-14-2-6-34-15-61-28-80h-128v196l77-4c17-1 30-18 38-53h21v155h-21c-3-12-5-22-7-28s-6-13-12-19c-6-7-12-10-20-11l-76-4v203h145c13-22 23-52 29-89 5-1 9-1 12-1s8 0 15 1l-6 134h-321l4-29c30-4 51-11 62-21v-422c-17-10-39-17-66-21 2-12 3-22 3-28h303z">
            <text:p/>
          </draw:path>
          <draw:path draw:style-name="gr22" draw:text-style-name="P22" draw:layer="layout" svg:width="0.516cm" svg:height="0.371cm" svg:x="3.16cm" svg:y="15.21cm" svg:viewBox="0 0 517 372" svg:d="M47 100c0-19-3-32-10-39-6-7-19-11-37-11l2-23c7-2 35-11 83-27l13 7 4 41c24-32 52-48 83-48 42 0 72 16 90 48 30-32 61-48 91-48s55 10 74 29c20 19 30 48 30 88v207c11 9 27 16 47 21l-2 27h-149l1-27c18-3 33-10 45-21v-209c0-52-18-77-53-77-15 0-28 5-41 15-13 11-22 23-28 37v234c9 9 25 16 47 21l-3 27h-149l2-27c17-3 32-10 45-21v-209c0-52-18-77-54-77-16 0-30 6-44 19-14 12-24 26-28 41v226c10 9 26 16 47 21l-3 27h-150l3-28c19-4 34-11 44-20z">
            <text:p/>
          </draw:path>
          <draw:path draw:style-name="gr22" draw:text-style-name="P22" draw:layer="layout" svg:width="0.343cm" svg:height="0.371cm" svg:x="3.865cm" svg:y="15.21cm" svg:viewBox="0 0 344 372" svg:d="M239 115c0-52-19-77-58-77-15 0-30 6-44 18s-25 28-32 47v221c11 9 27 17 48 21l-3 27h-150l3-28c19-4 34-11 44-20v-224c0-19-3-32-10-39s-19-11-37-11l2-23c6-1 33-10 83-27l12 7 6 48c10-17 24-30 40-40s32-15 50-15c33 0 58 10 77 29 18 19 27 45 27 79v216c10 9 26 16 47 21l-2 27h-149l2-27c17-3 32-10 44-21z">
            <text:p/>
          </draw:path>
          <draw:path draw:style-name="gr22" draw:text-style-name="P22" draw:layer="layout" svg:width="0.286cm" svg:height="0.376cm" svg:x="4.26cm" svg:y="15.21cm" svg:viewBox="0 0 287 377" svg:d="M80 71c-13 24-19 63-19 117s6 93 19 117 34 36 64 36c29 0 50-12 64-36 13-24 20-63 20-117s-7-93-20-117c-13-23-34-35-64-35s-51 12-64 35zM36 329c-24-32-36-79-36-141 0-61 12-108 36-140s60-48 108-48c47 0 83 16 107 48s36 79 36 140c0 62-12 109-36 141s-60 48-107 48c-48 0-84-16-108-48z">
            <text:p/>
          </draw:path>
          <draw:path draw:style-name="gr22" draw:text-style-name="P22" draw:layer="layout" svg:width="0.221cm" svg:height="0.375cm" svg:x="4.621cm" svg:y="15.212cm" svg:viewBox="0 0 222 376" svg:d="M170 114c-2-28-8-48-16-62-9-14-23-21-42-21-20 0-34 5-45 14-10 10-15 22-15 39 0 16 5 29 17 39 12 11 26 19 43 26 17 6 33 13 50 21 17 7 31 19 43 35s17 36 17 60c0 35-10 62-31 81-22 20-52 30-90 30-16 0-34-3-55-9-20-6-36-13-46-21v-96l36-6c3 39 9 68 18 89 15 5 32 8 51 8 20 0 35-6 47-18 12-11 18-25 18-41 0-17-6-30-18-40-11-10-25-18-42-24-16-6-33-12-50-20-16-8-31-20-42-36-12-16-17-39-17-67s10-51 30-68c20-18 49-27 87-27 37 0 68 7 93 20l-6 94z">
            <text:p/>
          </draw:path>
          <draw:path draw:style-name="gr22" draw:text-style-name="P22" draw:layer="layout" svg:width="0.221cm" svg:height="0.375cm" svg:x="4.914cm" svg:y="15.212cm" svg:viewBox="0 0 222 376" svg:d="M170 114c-2-28-8-48-16-62-9-14-23-21-42-21-20 0-34 5-45 14-10 10-15 22-15 39 0 16 5 29 17 39 12 11 26 19 43 26 17 6 33 13 50 21 17 7 31 19 43 35s17 36 17 60c0 35-10 62-31 81-22 20-52 30-90 30-16 0-34-3-55-9-20-6-36-13-46-21v-96l36-6c3 39 9 68 18 89 15 5 32 8 51 8 20 0 35-6 47-18 12-11 18-25 18-41 0-17-6-30-18-40-11-10-25-18-42-24-16-6-33-12-50-20-16-8-31-20-42-36-12-16-17-39-17-67s10-51 30-68c20-18 49-27 87-27 37 0 68 7 93 20l-6 94z">
            <text:p/>
          </draw:path>
          <draw:path draw:style-name="gr22" draw:text-style-name="P22" draw:layer="layout" svg:width="0.286cm" svg:height="0.376cm" svg:x="5.21cm" svg:y="15.21cm" svg:viewBox="0 0 287 377" svg:d="M80 71c-13 24-19 63-19 117s6 93 19 117 34 36 64 36c29 0 50-12 64-36 13-24 20-63 20-117s-7-93-20-117c-13-23-34-35-64-35s-51 12-64 35zM36 329c-24-32-36-79-36-141 0-61 12-108 36-140s60-48 108-48c47 0 83 16 107 48s36 79 36 140c0 62-12 109-36 141s-60 48-107 48c-48 0-84-16-108-48z">
            <text:p/>
          </draw:path>
          <draw:path draw:style-name="gr22" draw:text-style-name="P22" draw:layer="layout" svg:width="0.249cm" svg:height="0.377cm" svg:x="5.713cm" svg:y="15.209cm" svg:viewBox="0 0 250 378" svg:d="M146 0c31 0 56 8 75 23 20 15 29 35 29 60 0 12-3 23-10 32s-15 14-25 14c-9 0-17-2-23-8-6-5-11-12-13-20 6-11 9-22 9-33 0-10-4-20-12-28-7-8-19-12-33-12-15 0-28 4-40 13-11 8-20 20-26 36-9 27-14 58-14 94 0 35 1 61 3 77s5 32 11 47c10 30 34 45 69 45 15 0 30-3 45-10 14-6 25-12 31-18l11-9 17 23c-3 4-7 9-13 15-6 5-19 13-37 23-19 9-38 14-57 14-51 0-88-16-110-48s-33-80-33-144c1-124 50-186 146-186z">
            <text:p/>
          </draw:path>
          <draw:path draw:style-name="gr22" draw:text-style-name="P22" draw:layer="layout" svg:width="0.286cm" svg:height="0.376cm" svg:x="6.018cm" svg:y="15.21cm" svg:viewBox="0 0 287 377" svg:d="M80 71c-13 24-19 63-19 117s6 93 19 117 34 36 64 36c29 0 50-12 64-36 13-24 20-63 20-117s-7-93-20-117c-13-23-34-35-64-35s-51 12-64 35zM36 329c-24-32-36-79-36-141 0-61 12-108 36-140s60-48 108-48c47 0 83 16 107 48s36 79 36 140c0 62-12 109-36 141s-60 48-107 48c-48 0-84-16-108-48z">
            <text:p/>
          </draw:path>
          <draw:path draw:style-name="gr22" draw:text-style-name="P22" draw:layer="layout" svg:width="0.152cm" svg:height="0.544cm" svg:x="6.36cm" svg:y="15.038cm" svg:viewBox="0 0 153 545" svg:d="M47 101c0-19-3-33-10-40s-19-10-37-10l2-24c16-3 46-12 90-27l13 8v488c11 10 27 17 48 21l-3 28h-150l3-29c19-3 34-10 44-20z">
            <text:p/>
          </draw:path>
          <draw:path draw:style-name="gr22" draw:text-style-name="P22" draw:layer="layout" svg:width="0.264cm" svg:height="0.523cm" svg:x="6.57cm" svg:y="15.064cm" svg:viewBox="0 0 265 524" svg:d="M62 328v4c0 64 7 105 21 125 14 19 34 28 63 28 15 0 29-3 44-9 14-6 25-13 32-19l11-8 17 23c-4 4-8 8-14 14s-18 14-37 23c-18 10-37 15-56 15-51 0-88-16-110-48s-33-79-33-140c0-60 12-107 36-140s59-50 105-50c45 0 77 14 95 41s28 67 29 120l-14 21zM139 177c-50 0-75 41-77 122l142-5c0-41-5-71-14-89s-26-28-51-28zM165 13c6-9 12-13 20-13 7 0 13 3 18 8 5 6 8 12 8 21 0 8-6 17-17 29l-71 65-15-19z">
            <text:p/>
          </draw:path>
          <draw:path draw:style-name="gr22" draw:text-style-name="P22" draw:layer="layout" svg:width="0.287cm" svg:height="0.608cm" svg:x="6.89cm" svg:y="15.145cm" svg:viewBox="0 0 288 609" svg:d="M133 66c31 0 56 6 76 19 16-6 24-15 24-29 0-13-6-23-19-30 0-7 3-14 9-19 5-5 13-7 23-7s18 4 25 11c6 7 9 17 9 28 0 33-16 55-47 68 16 21 25 51 25 90 0 38-12 69-34 92-22 22-53 34-91 34h-10l-28 41c1 8 4 13 10 17 7 3 17 4 33 4h29c41 0 72 11 92 33 19 21 29 49 29 82 0 72-48 109-144 109-48 0-84-9-108-27s-36-40-36-69c0-28 4-48 12-60 7-12 21-25 40-37-10-13-15-31-15-52l56-46c-27-7-47-21-62-43-15-21-22-47-22-78 0-87 41-131 124-131zM85 268c10 15 26 23 48 23s38-8 48-23 15-40 15-74-5-58-15-74c-10-15-26-23-48-23s-38 8-48 23c-10 16-15 40-15 74s5 59 15 74zM151 439h-58c-20 15-31 35-31 61 0 51 28 77 82 77 55 0 82-26 82-77 0-41-25-61-75-61z">
            <text:p/>
          </draw:path>
          <draw:path draw:style-name="gr22" draw:text-style-name="P22" draw:layer="layout" svg:width="0.152cm" svg:height="0.512cm" svg:x="7.217cm" svg:y="15.069cm" svg:viewBox="0 0 153 513" svg:d="M47 239c0-19-3-32-10-39s-19-11-37-11l2-23c17-4 47-13 90-28l13 9v318c11 9 27 16 48 21l-3 27h-150l3-28c18-4 33-11 44-20zM73 0c24 0 35 15 35 45 0 31-11 46-35 46s-36-15-36-46c0-30 12-45 36-45z">
            <text:p/>
          </draw:path>
          <draw:path draw:style-name="gr22" draw:text-style-name="P22" draw:layer="layout" svg:width="0.286cm" svg:height="0.376cm" svg:x="7.42cm" svg:y="15.21cm" svg:viewBox="0 0 287 377" svg:d="M80 71c-13 24-19 63-19 117s6 93 19 117 34 36 64 36c29 0 50-12 64-36 13-24 20-63 20-117s-7-93-20-117c-13-23-34-35-64-35s-51 12-64 35zM36 329c-24-32-36-79-36-141 0-61 12-108 36-140s60-48 108-48c47 0 83 16 107 48s36 79 36 140c0 62-12 109-36 141s-60 48-107 48c-48 0-84-16-108-48z">
            <text:p/>
          </draw:path>
          <draw:path draw:style-name="gr22" draw:text-style-name="P22" draw:layer="layout" svg:width="0.343cm" svg:height="0.371cm" svg:x="7.915cm" svg:y="15.21cm" svg:viewBox="0 0 344 372" svg:d="M239 115c0-52-19-77-58-77-15 0-30 6-44 18s-25 28-32 47v221c11 9 27 17 48 21l-3 27h-150l3-28c19-4 34-11 44-20v-224c0-19-3-32-10-39s-19-11-37-11l2-23c6-1 33-10 83-27l12 7 6 48c10-17 24-30 40-40s32-15 50-15c33 0 58 10 77 29 18 19 27 45 27 79v216c10 9 26 16 47 21l-2 27h-149l2-27c17-3 32-10 44-21z">
            <text:p/>
          </draw:path>
          <draw:path draw:style-name="gr22" draw:text-style-name="P22" draw:layer="layout" svg:width="0.286cm" svg:height="0.523cm" svg:x="8.31cm" svg:y="15.064cm" svg:viewBox="0 0 287 524" svg:d="M80 218c-13 24-19 62-19 117 0 54 6 93 19 117s34 36 64 36c29 0 50-12 64-36 13-24 20-63 20-117 0-55-7-93-20-117s-34-36-64-36-51 12-64 36zM36 475c-24-32-36-79-36-140 0-62 12-109 36-141s60-48 108-48c47 0 83 16 107 48s36 79 36 141c0 61-12 108-36 140s-60 49-107 49c-48 0-84-17-108-49zM176 13c6-9 13-13 20-13 8 0 14 3 19 8 5 6 7 12 7 21 0 8-5 17-17 29l-70 65-15-19z">
            <text:p/>
          </draw:path>
          <draw:path draw:style-name="gr22" draw:text-style-name="P22" draw:layer="layout" svg:width="0.221cm" svg:height="0.375cm" svg:x="8.671cm" svg:y="15.212cm" svg:viewBox="0 0 222 376" svg:d="M170 114c-2-28-8-48-16-62-9-14-23-21-42-21-20 0-34 5-45 14-10 10-15 22-15 39 0 16 5 29 17 39 12 11 26 19 43 26 17 6 33 13 50 21 17 7 31 19 43 35s17 36 17 60c0 35-10 62-31 81-22 20-52 30-90 30-16 0-34-3-55-9-20-6-36-13-46-21v-96l36-6c3 39 9 68 18 89 15 5 32 8 51 8 20 0 35-6 47-18 12-11 18-25 18-41 0-17-6-30-18-40-11-10-25-18-42-24-16-6-33-12-50-20-16-8-31-20-42-36-12-16-17-39-17-67s10-51 30-68c20-18 49-27 87-27 37 0 68 7 93 20l-6 94z">
            <text:p/>
          </draw:path>
          <draw:path draw:style-name="gr22" draw:text-style-name="P22" draw:layer="layout" svg:width="0.315cm" svg:height="0.536cm" svg:x="9.103cm" svg:y="15.209cm" svg:viewBox="0 0 316 537" svg:d="M47 100c0-19-4-32-10-39-7-7-19-11-37-11l2-23c6-1 33-10 83-27l12 8 6 47c19-36 48-54 89-54 83 0 124 60 124 181 0 64-13 112-39 146-27 33-65 50-114 50-22 0-41-4-58-12v123c11 10 27 17 47 21l-2 27h-150l3-28c17-3 32-9 44-20zM186 34c-54 0-81 49-81 147v149c16 10 38 15 64 15s47-14 63-43c16-28 24-68 24-119s-5-89-17-113c-11-24-29-36-53-36z">
            <text:p/>
          </draw:path>
          <draw:path draw:style-name="gr22" draw:text-style-name="P22" draw:layer="layout" svg:width="0.244cm" svg:height="0.371cm" svg:x="9.485cm" svg:y="15.211cm" svg:viewBox="0 0 245 372" svg:d="M185 0c16 0 30 5 42 16s18 25 18 42c0 16-3 30-9 40-7 10-15 15-24 15s-17-3-24-7c-7-5-11-10-13-18 4-5 7-12 7-22 0-15-7-23-19-23-13 0-26 11-39 32-12 21-19 43-19 67v182c12 9 30 16 54 21l-3 27h-156l3-28c18-4 33-11 44-20v-224c0-19-3-32-10-39s-19-11-37-11l2-23c6-1 33-10 83-27l12 7 7 55c24-41 51-62 81-62z">
            <text:p/>
          </draw:path>
          <draw:path draw:style-name="gr22" draw:text-style-name="P22" draw:layer="layout" svg:width="0.264cm" svg:height="0.376cm" svg:x="9.766cm" svg:y="15.21cm" svg:viewBox="0 0 265 377" svg:d="M62 182v4c0 64 7 105 21 125 14 19 34 28 63 28 15 0 29-3 44-9 14-6 25-13 32-19l11-9 17 24c-4 4-8 8-14 14s-18 13-37 23c-18 10-37 14-56 14-51 0-88-16-110-48s-33-78-33-139c0-60 12-107 36-140s59-50 105-50c45 0 77 14 95 41s28 67 29 120l-14 21zM139 31c-50 0-75 41-77 122l142-5c0-41-5-71-14-89-9-19-26-28-51-28z">
            <text:p/>
          </draw:path>
          <draw:path draw:style-name="gr22" draw:text-style-name="P22" draw:layer="layout" svg:width="0.244cm" svg:height="0.368cm" svg:x="10.085cm" svg:y="15.216cm" svg:viewBox="0 0 245 369" svg:d="M20 0h118c37 0 71 0 102 0l5 28-177 303c7 0 25 0 55 0s50 0 61 0c11-18 20-42 27-73 5-2 10-2 15-2 4 0 10 0 17 1l-4 92-13 19c-18-2-50-2-97-2l-124 3-5-33 176-299c-26-2-47-3-64-3-18 0-34 1-48 4-10 13-16 34-19 63-5 2-12 4-18 4-7 0-13-1-18-3l-6-86z">
            <text:p/>
          </draw:path>
          <draw:path draw:style-name="gr22" draw:text-style-name="P22" draw:layer="layout" svg:width="0.154cm" svg:height="0.041cm" svg:x="2.777cm" svg:y="16.277cm" svg:viewBox="0 0 155 42" svg:d="M0 42c0-14 0-28 0-42 52 0 104 0 155 0 0 14 0 28 0 42-51 0-103 0-155 0z">
            <text:p/>
          </draw:path>
          <draw:path draw:style-name="gr22" draw:text-style-name="P22" draw:layer="layout" svg:width="0.286cm" svg:height="0.376cm" svg:x="2.998cm" svg:y="16.128cm" svg:viewBox="0 0 287 377" svg:d="M88 377c-28 0-50-7-65-23s-23-39-23-70 11-56 33-76c21-19 53-31 94-34l55-4v-64c0-26-4-45-14-57-9-12-25-18-46-18-37 0-56 12-56 35 0 14 7 24 20 29 0 25-13 38-39 38-11 0-21-4-28-13-7-8-11-19-11-32 0-27 10-48 31-64s49-24 85-24 64 9 85 28 31 45 31 78v218c10 9 26 16 47 21l-2 27h-94l-7-35c-25 27-57 40-96 40zM60 281c0 43 15 64 45 64 24 0 50-15 77-45v-98l-54 5c-21 2-38 10-50 23s-18 31-18 51z">
            <text:p/>
          </draw:path>
          <draw:path draw:style-name="gr22" draw:text-style-name="P22" draw:layer="layout" svg:width="0.516cm" svg:height="0.371cm" svg:x="3.328cm" svg:y="16.128cm" svg:viewBox="0 0 517 372" svg:d="M47 100c0-19-3-32-10-39-6-7-19-11-37-11l2-23c7-2 35-11 83-27l13 7 4 41c24-32 52-48 83-48 42 0 72 16 90 48 30-32 61-48 91-48s55 10 74 29c20 19 30 48 30 88v207c11 9 27 16 47 21l-2 27h-149l1-27c18-3 33-10 45-21v-209c0-52-18-77-53-77-15 0-28 5-41 15-13 11-22 23-28 37v234c9 9 25 16 47 21l-3 27h-149l2-27c17-3 32-10 45-21v-209c0-52-18-77-54-77-16 0-30 6-44 19-14 12-24 26-28 41v226c10 9 26 16 47 21l-3 27h-150l3-28c19-4 34-11 44-20z">
            <text:p/>
          </draw:path>
          <draw:path draw:style-name="gr22" draw:text-style-name="P22" draw:layer="layout" svg:width="0.286cm" svg:height="0.376cm" svg:x="3.899cm" svg:y="16.128cm" svg:viewBox="0 0 287 377" svg:d="M80 71c-13 24-19 63-19 117s6 93 19 117 34 36 64 36c29 0 50-12 64-36 13-24 20-63 20-117s-7-93-20-117c-13-23-34-35-64-35s-51 12-64 35zM36 329c-24-32-36-79-36-141 0-61 12-108 36-140s60-48 108-48c47 0 83 16 107 48s36 79 36 140c0 62-12 109-36 141s-60 48-107 48c-48 0-84-16-108-48z">
            <text:p/>
          </draw:path>
          <draw:path draw:style-name="gr22" draw:text-style-name="P22" draw:layer="layout" svg:width="0.221cm" svg:height="0.375cm" svg:x="4.26cm" svg:y="16.13cm" svg:viewBox="0 0 222 376" svg:d="M170 114c-2-28-8-48-16-62-9-14-23-21-42-21-20 0-34 5-45 14-10 10-15 22-15 39 0 16 5 29 17 39 12 11 26 19 43 26 17 6 33 13 50 21 17 7 31 19 43 35s17 36 17 60c0 35-10 62-31 81-22 20-52 30-90 30-16 0-34-3-55-9-20-6-36-13-46-21v-96l36-6c3 39 9 68 18 89 15 5 32 8 51 8 20 0 35-6 47-18 12-11 18-25 18-41 0-17-6-30-18-40-11-10-25-18-42-24-16-6-33-12-50-20-16-8-31-20-42-36-12-16-17-39-17-67s10-51 30-68c20-18 49-27 87-27 37 0 68 7 93 20l-6 94z">
            <text:p/>
          </draw:path>
          <draw:path draw:style-name="gr22" draw:text-style-name="P22" draw:layer="layout" svg:width="0.315cm" svg:height="0.536cm" svg:x="4.691cm" svg:y="16.127cm" svg:viewBox="0 0 316 537" svg:d="M47 100c0-19-4-32-10-39-7-7-19-11-37-11l2-23c6-1 33-10 83-27l12 8 6 47c19-36 48-54 89-54 83 0 124 60 124 181 0 64-13 112-39 146-27 33-65 50-114 50-22 0-41-4-58-12v123c11 10 27 17 47 21l-2 27h-150l3-28c17-3 32-9 44-20zM186 34c-54 0-81 49-81 147v149c16 10 38 15 64 15s47-14 63-43c16-28 24-68 24-119s-5-89-17-113c-11-24-29-36-53-36z">
            <text:p/>
          </draw:path>
          <draw:path draw:style-name="gr22" draw:text-style-name="P22" draw:layer="layout" svg:width="0.264cm" svg:height="0.376cm" svg:x="5.083cm" svg:y="16.128cm" svg:viewBox="0 0 265 377" svg:d="M62 182v4c0 64 7 105 21 125 14 19 34 28 63 28 15 0 29-3 44-9 14-6 25-13 32-19l11-9 17 24c-4 4-8 8-14 14s-18 13-37 23c-18 10-37 14-56 14-51 0-88-16-110-48s-33-78-33-139c0-60 12-107 36-140s59-50 105-50c45 0 77 14 95 41s28 67 29 120l-14 21zM139 31c-50 0-75 41-77 122l142-5c0-41-5-71-14-89-9-19-26-28-51-28z">
            <text:p/>
          </draw:path>
          <draw:path draw:style-name="gr22" draw:text-style-name="P22" draw:layer="layout" svg:width="0.152cm" svg:height="0.544cm" svg:x="5.388cm" svg:y="15.956cm" svg:viewBox="0 0 153 545" svg:d="M47 101c0-19-3-33-10-40s-19-10-37-10l2-24c16-3 46-12 90-27l13 8v488c11 10 27 17 48 21l-3 28h-150l3-29c19-3 34-10 44-20z">
            <text:p/>
          </draw:path>
          <draw:path draw:style-name="gr22" draw:text-style-name="P22" draw:layer="layout" svg:width="0.286cm" svg:height="0.376cm" svg:x="5.587cm" svg:y="16.128cm" svg:viewBox="0 0 287 377" svg:d="M88 377c-28 0-50-7-65-23s-23-39-23-70 11-56 33-76c21-19 53-31 94-34l55-4v-64c0-26-4-45-14-57-9-12-25-18-46-18-37 0-56 12-56 35 0 14 7 24 20 29 0 25-13 38-39 38-11 0-21-4-28-13-7-8-11-19-11-32 0-27 10-48 31-64s49-24 85-24 64 9 85 28 31 45 31 78v218c10 9 26 16 47 21l-2 27h-94l-7-35c-25 27-57 40-96 40zM60 281c0 43 15 64 45 64 24 0 50-15 77-45v-98l-54 5c-21 2-38 10-50 23s-18 31-18 51z">
            <text:p/>
          </draw:path>
          <draw:path draw:style-name="gr22" draw:text-style-name="P22" draw:layer="layout" svg:width="0.221cm" svg:height="0.375cm" svg:x="6.072cm" svg:y="16.13cm" svg:viewBox="0 0 222 376" svg:d="M170 114c-2-28-8-48-16-62-9-14-23-21-42-21-20 0-34 5-45 14-10 10-15 22-15 39 0 16 5 29 17 39 12 11 26 19 43 26 17 6 33 13 50 21 17 7 31 19 43 35s17 36 17 60c0 35-10 62-31 81-22 20-52 30-90 30-16 0-34-3-55-9-20-6-36-13-46-21v-96l36-6c3 39 9 68 18 89 15 5 32 8 51 8 20 0 35-6 47-18 12-11 18-25 18-41 0-17-6-30-18-40-11-10-25-18-42-24-16-6-33-12-50-20-16-8-31-20-42-36-12-16-17-39-17-67s10-51 30-68c20-18 49-27 87-27 37 0 68 7 93 20l-6 94z">
            <text:p/>
          </draw:path>
          <draw:path draw:style-name="gr22" draw:text-style-name="P22" draw:layer="layout" svg:width="0.286cm" svg:height="0.376cm" svg:x="6.36cm" svg:y="16.128cm" svg:viewBox="0 0 287 377" svg:d="M88 377c-28 0-50-7-65-23s-23-39-23-70 11-56 33-76c21-19 53-31 94-34l55-4v-64c0-26-4-45-14-57-9-12-25-18-46-18-37 0-56 12-56 35 0 14 7 24 20 29 0 25-13 38-39 38-11 0-21-4-28-13-7-8-11-19-11-32 0-27 10-48 31-64s49-24 85-24 64 9 85 28 31 45 31 78v218c10 9 26 16 47 21l-2 27h-94l-7-35c-25 27-57 40-96 40zM60 281c0 43 15 64 45 64 24 0 50-15 77-45v-98l-54 5c-21 2-38 10-50 23s-18 31-18 51z">
            <text:p/>
          </draw:path>
          <draw:path draw:style-name="gr22" draw:text-style-name="P22" draw:layer="layout" svg:width="0.339cm" svg:height="0.523cm" svg:x="6.676cm" svg:y="15.982cm" svg:viewBox="0 0 340 524" svg:d="M156 524c-73 0-109-42-109-126v-153c0-20-4-33-10-40-7-7-19-10-37-10l1-24c16-3 46-12 91-27l13 8v254c0 55 20 82 58 82 12 0 25-5 38-15s24-25 34-46v-182c0-20-3-33-10-40s-20-10-37-10l2-23c15-4 45-13 90-28l13 8v318c10 10 25 17 47 21l-2 27h-91l-6-49c-24 36-52 55-85 55zM202 13c6-9 13-13 20-13 8 0 14 3 19 8 5 6 7 12 7 21 0 8-5 17-17 29l-70 65-15-19z">
            <text:p/>
          </draw:path>
          <draw:path draw:style-name="gr22" draw:text-style-name="P22" draw:layer="layout" svg:width="0.315cm" svg:height="0.549cm" svg:x="7.073cm" svg:y="15.955cm" svg:viewBox="0 0 316 550" svg:d="M124 550c-83 0-124-60-124-180 0-64 13-113 39-147 27-34 65-50 114-50 20 0 39 4 58 13v-85c0-19-4-33-10-40-7-7-19-10-37-10l1-24c16-3 46-12 91-27l13 8v489c11 10 26 17 47 21l-2 27h-98l-5-46c-19 34-48 51-87 51zM130 517c54 0 81-49 81-147v-149c-17-10-37-16-60-16-29 0-51 15-67 43-16 29-24 69-24 121 0 51 5 88 17 112 11 24 29 36 53 36z">
            <text:p/>
          </draw:path>
          <draw:path draw:style-name="gr22" draw:text-style-name="P22" draw:layer="layout" svg:width="0.264cm" svg:height="0.376cm" svg:x="7.451cm" svg:y="16.128cm" svg:viewBox="0 0 265 377" svg:d="M62 182v4c0 64 7 105 21 125 14 19 34 28 63 28 15 0 29-3 44-9 14-6 25-13 32-19l11-9 17 24c-4 4-8 8-14 14s-18 13-37 23c-18 10-37 14-56 14-51 0-88-16-110-48s-33-78-33-139c0-60 12-107 36-140s59-50 105-50c45 0 77 14 95 41s28 67 29 120l-14 21zM139 31c-50 0-75 41-77 122l142-5c0-41-5-71-14-89-9-19-26-28-51-28z">
            <text:p/>
          </draw:path>
          <draw:path draw:style-name="gr22" draw:text-style-name="P22" draw:layer="layout" svg:width="0.315cm" svg:height="0.549cm" svg:x="7.927cm" svg:y="15.955cm" svg:viewBox="0 0 316 550" svg:d="M124 550c-83 0-124-60-124-180 0-64 13-113 39-147 27-34 65-50 114-50 20 0 39 4 58 13v-85c0-19-4-33-10-40-7-7-19-10-37-10l1-24c16-3 46-12 91-27l13 8v489c11 10 26 17 47 21l-2 27h-98l-5-46c-19 34-48 51-87 51zM130 517c54 0 81-49 81-147v-149c-17-10-37-16-60-16-29 0-51 15-67 43-16 29-24 69-24 121 0 51 5 88 17 112 11 24 29 36 53 36z">
            <text:p/>
          </draw:path>
          <draw:path draw:style-name="gr22" draw:text-style-name="P22" draw:layer="layout" svg:width="0.264cm" svg:height="0.376cm" svg:x="8.306cm" svg:y="16.128cm" svg:viewBox="0 0 265 377" svg:d="M62 182v4c0 64 7 105 21 125 14 19 34 28 63 28 15 0 29-3 44-9 14-6 25-13 32-19l11-9 17 24c-4 4-8 8-14 14s-18 13-37 23c-18 10-37 14-56 14-51 0-88-16-110-48s-33-78-33-139c0-60 12-107 36-140s59-50 105-50c45 0 77 14 95 41s28 67 29 120l-14 21zM139 31c-50 0-75 41-77 122l142-5c0-41-5-71-14-89-9-19-26-28-51-28z">
            <text:p/>
          </draw:path>
          <draw:path draw:style-name="gr22" draw:text-style-name="P22" draw:layer="layout" svg:width="0.343cm" svg:height="0.371cm" svg:x="8.765cm" svg:y="16.128cm" svg:viewBox="0 0 344 372" svg:d="M239 115c0-52-19-77-58-77-15 0-30 6-44 18s-25 28-32 47v221c11 9 27 17 48 21l-3 27h-150l3-28c19-4 34-11 44-20v-224c0-19-3-32-10-39s-19-11-37-11l2-23c6-1 33-10 83-27l12 7 6 48c10-17 24-30 40-40s32-15 50-15c33 0 58 10 77 29 18 19 27 45 27 79v216c10 9 26 16 47 21l-2 27h-149l2-27c17-3 32-10 44-21z">
            <text:p/>
          </draw:path>
          <draw:path draw:style-name="gr22" draw:text-style-name="P22" draw:layer="layout" svg:width="0.286cm" svg:height="0.376cm" svg:x="9.159cm" svg:y="16.128cm" svg:viewBox="0 0 287 377" svg:d="M80 71c-13 24-19 63-19 117s6 93 19 117 34 36 64 36c29 0 50-12 64-36 13-24 20-63 20-117s-7-93-20-117c-13-23-34-35-64-35s-51 12-64 35zM36 329c-24-32-36-79-36-141 0-61 12-108 36-140s60-48 108-48c47 0 83 16 107 48s36 79 36 140c0 62-12 109-36 141s-60 48-107 48c-48 0-84-16-108-48z">
            <text:p/>
          </draw:path>
          <draw:path draw:style-name="gr22" draw:text-style-name="P22" draw:layer="layout" svg:width="0.221cm" svg:height="0.375cm" svg:x="9.521cm" svg:y="16.13cm" svg:viewBox="0 0 222 376" svg:d="M170 114c-2-28-8-48-16-62-9-14-23-21-42-21-20 0-34 5-45 14-10 10-15 22-15 39 0 16 5 29 17 39 12 11 26 19 43 26 17 6 33 13 50 21 17 7 31 19 43 35s17 36 17 60c0 35-10 62-31 81-22 20-52 30-90 30-16 0-34-3-55-9-20-6-36-13-46-21v-96l36-6c3 39 9 68 18 89 15 5 32 8 51 8 20 0 35-6 47-18 12-11 18-25 18-41 0-17-6-30-18-40-11-10-25-18-42-24-16-6-33-12-50-20-16-8-31-20-42-36-12-16-17-39-17-67s10-51 30-68c20-18 49-27 87-27 37 0 68 7 93 20l-6 94z">
            <text:p/>
          </draw:path>
          <draw:path draw:style-name="gr22" draw:text-style-name="P22" draw:layer="layout" svg:width="0.221cm" svg:height="0.375cm" svg:x="9.814cm" svg:y="16.13cm" svg:viewBox="0 0 222 376" svg:d="M170 114c-2-28-8-48-16-62-9-14-23-21-42-21-20 0-34 5-45 14-10 10-15 22-15 39 0 16 5 29 17 39 12 11 26 19 43 26 17 6 33 13 50 21 17 7 31 19 43 35s17 36 17 60c0 35-10 62-31 81-22 20-52 30-90 30-16 0-34-3-55-9-20-6-36-13-46-21v-96l36-6c3 39 9 68 18 89 15 5 32 8 51 8 20 0 35-6 47-18 12-11 18-25 18-41 0-17-6-30-18-40-11-10-25-18-42-24-16-6-33-12-50-20-16-8-31-20-42-36-12-16-17-39-17-67s10-51 30-68c20-18 49-27 87-27 37 0 68 7 93 20l-6 94z">
            <text:p/>
          </draw:path>
          <draw:path draw:style-name="gr22" draw:text-style-name="P22" draw:layer="layout" svg:width="0.286cm" svg:height="0.376cm" svg:x="10.108cm" svg:y="16.128cm" svg:viewBox="0 0 287 377" svg:d="M80 71c-13 24-19 63-19 117s6 93 19 117 34 36 64 36c29 0 50-12 64-36 13-24 20-63 20-117s-7-93-20-117c-13-23-34-35-64-35s-51 12-64 35zM36 329c-24-32-36-79-36-141 0-61 12-108 36-140s60-48 108-48c47 0 83 16 107 48s36 79 36 140c0 62-12 109-36 141s-60 48-107 48c-48 0-84-16-108-48z">
            <text:p/>
          </draw:path>
          <draw:path draw:style-name="gr22" draw:text-style-name="P22" draw:layer="layout" svg:width="0.221cm" svg:height="0.375cm" svg:x="10.47cm" svg:y="16.13cm" svg:viewBox="0 0 222 376" svg:d="M170 114c-2-28-8-48-16-62-9-14-23-21-42-21-20 0-34 5-45 14-10 10-15 22-15 39 0 16 5 29 17 39 12 11 26 19 43 26 17 6 33 13 50 21 17 7 31 19 43 35s17 36 17 60c0 35-10 62-31 81-22 20-52 30-90 30-16 0-34-3-55-9-20-6-36-13-46-21v-96l36-6c3 39 9 68 18 89 15 5 32 8 51 8 20 0 35-6 47-18 12-11 18-25 18-41 0-17-6-30-18-40-11-10-25-18-42-24-16-6-33-12-50-20-16-8-31-20-42-36-12-16-17-39-17-67s10-51 30-68c20-18 49-27 87-27 37 0 68 7 93 20l-6 94z">
            <text:p/>
          </draw:path>
          <draw:path draw:style-name="gr22" draw:text-style-name="P22" draw:layer="layout" svg:width="0.402cm" svg:height="0.521cm" svg:x="2.75cm" svg:y="16.897cm" svg:viewBox="0 0 403 522" svg:d="M0 522l3-29c21-4 37-11 49-21l126-472h41l140 473c11 10 26 16 44 20l-2 29h-170l4-29c26-4 47-11 62-21l-35-118h-137l-31 118c15 10 37 17 66 21l-3 29zM191 109l-55 204h115z">
            <text:p/>
          </draw:path>
          <draw:path draw:style-name="gr22" draw:text-style-name="P22" draw:layer="layout" svg:width="0.152cm" svg:height="0.544cm" svg:x="3.178cm" svg:y="16.873cm" svg:viewBox="0 0 153 545" svg:d="M47 101c0-19-3-33-10-40s-19-10-37-10l2-24c16-3 46-12 90-27l13 8v488c11 10 27 17 48 21l-3 28h-150l3-29c19-3 34-10 44-20z">
            <text:p/>
          </draw:path>
          <draw:path draw:style-name="gr22" draw:text-style-name="P22" draw:layer="layout" svg:width="0.339cm" svg:height="0.379cm" svg:x="3.363cm" svg:y="17.043cm" svg:viewBox="0 0 340 380" svg:d="M156 380c-73 0-109-42-109-126v-153c0-19-4-33-10-40-7-7-19-10-37-10l1-24c16-3 46-12 91-27l13 8v255c0 54 20 82 58 82 12 0 25-5 38-16 13-10 24-25 34-46v-182c0-19-3-33-10-40s-20-10-37-10l2-23c15-3 45-13 90-28l13 8v318c10 10 25 17 47 21l-2 27h-91l-6-49c-24 37-52 55-85 55z">
            <text:p/>
          </draw:path>
          <draw:path draw:style-name="gr22" draw:text-style-name="P22" draw:layer="layout" svg:width="0.343cm" svg:height="0.371cm" svg:x="3.743cm" svg:y="17.046cm" svg:viewBox="0 0 344 372" svg:d="M239 115c0-52-19-77-58-77-15 0-30 6-44 18s-25 28-32 47v221c11 9 27 17 48 21l-3 27h-150l3-28c19-4 34-11 44-20v-224c0-19-3-32-10-39s-19-11-37-11l2-23c6-1 33-10 83-27l12 7 6 48c10-17 24-30 40-40s32-15 50-15c33 0 58 10 77 29 18 19 27 45 27 79v216c10 9 26 16 47 21l-2 27h-149l2-27c17-3 32-10 44-21z">
            <text:p/>
          </draw:path>
          <draw:path draw:style-name="gr22" draw:text-style-name="P22" draw:layer="layout" svg:width="0.286cm" svg:height="0.376cm" svg:x="4.138cm" svg:y="17.046cm" svg:viewBox="0 0 287 377" svg:d="M80 71c-13 24-19 63-19 117s6 93 19 117 34 36 64 36c29 0 50-12 64-36 13-24 20-63 20-117s-7-93-20-117c-13-23-34-35-64-35s-51 12-64 35zM36 329c-24-32-36-79-36-141 0-61 12-108 36-140s60-48 108-48c47 0 83 16 107 48s36 79 36 140c0 62-12 109-36 141s-60 48-107 48c-48 0-84-16-108-48z">
            <text:p/>
          </draw:path>
          <draw:path draw:style-name="gr22" draw:text-style-name="P22" draw:layer="layout" svg:width="0.221cm" svg:height="0.375cm" svg:x="4.499cm" svg:y="17.047cm" svg:viewBox="0 0 222 376" svg:d="M170 114c-2-28-8-48-16-62-9-14-23-21-42-21-20 0-34 5-45 14-10 10-15 22-15 39 0 16 5 29 17 39 12 11 26 19 43 26 17 6 33 13 50 21 17 7 31 19 43 35s17 36 17 60c0 35-10 62-31 81-22 20-52 30-90 30-16 0-34-3-55-9-20-6-36-13-46-21v-96l36-6c3 39 9 68 18 89 15 5 32 8 51 8 20 0 35-6 47-18 12-11 18-25 18-41 0-17-6-30-18-40-11-10-25-18-42-24-16-6-33-12-50-20-16-8-31-20-42-36-12-16-17-39-17-67s10-51 30-68c20-18 49-27 87-27 37 0 68 7 93 20l-6 94z">
            <text:p/>
          </draw:path>
          <draw:path draw:style-name="gr22" draw:text-style-name="P22" draw:layer="layout" svg:width="0.084cm" svg:height="0.182cm" svg:x="4.784cm" svg:y="17.341cm" svg:viewBox="0 0 85 183" svg:d="M8 69c-5-7-7-16-7-28s4-22 11-30c8-7 18-11 30-11 13 0 23 5 31 16 8 10 12 24 12 41 0 51-23 93-69 126l-16-23c9-9 16-19 22-32 5-13 8-26 8-40 0-15-5-22-14-22-2 0-5 1-8 3z">
            <text:p/>
          </draw:path>
          <draw:path draw:style-name="gr22" draw:text-style-name="P22" draw:layer="layout" svg:width="0.315cm" svg:height="0.536cm" svg:x="5.071cm" svg:y="17.045cm" svg:viewBox="0 0 316 537" svg:d="M47 100c0-19-4-32-10-39-7-7-19-11-37-11l2-23c6-1 33-10 83-27l12 8 6 47c19-36 48-54 89-54 83 0 124 60 124 181 0 64-13 112-39 146-27 33-65 50-114 50-22 0-41-4-58-12v123c11 10 27 17 47 21l-2 27h-150l3-28c17-3 32-9 44-20zM186 34c-54 0-81 49-81 147v149c16 10 38 15 64 15s47-14 63-43c16-28 24-68 24-119s-5-89-17-113c-11-24-29-36-53-36z">
            <text:p/>
          </draw:path>
          <draw:path draw:style-name="gr22" draw:text-style-name="P22" draw:layer="layout" svg:width="0.286cm" svg:height="0.376cm" svg:x="5.457cm" svg:y="17.046cm" svg:viewBox="0 0 287 377" svg:d="M80 71c-13 24-19 63-19 117s6 93 19 117 34 36 64 36c29 0 50-12 64-36 13-24 20-63 20-117s-7-93-20-117c-13-23-34-35-64-35s-51 12-64 35zM36 329c-24-32-36-79-36-141 0-61 12-108 36-140s60-48 108-48c47 0 83 16 107 48s36 79 36 140c0 62-12 109-36 141s-60 48-107 48c-48 0-84-16-108-48z">
            <text:p/>
          </draw:path>
          <draw:path draw:style-name="gr22" draw:text-style-name="P22" draw:layer="layout" svg:width="0.244cm" svg:height="0.371cm" svg:x="5.815cm" svg:y="17.046cm" svg:viewBox="0 0 245 372" svg:d="M185 0c16 0 30 5 42 16s18 25 18 42c0 16-3 30-9 40-7 10-15 15-24 15s-17-3-24-7c-7-5-11-10-13-18 4-5 7-12 7-22 0-15-7-23-19-23-13 0-26 11-39 32-12 21-19 43-19 67v182c12 9 30 16 54 21l-3 27h-156l3-28c18-4 33-11 44-20v-224c0-19-3-32-10-39s-19-11-37-11l2-23c6-1 33-10 83-27l12 7 7 55c24-41 51-62 81-62z">
            <text:p/>
          </draw:path>
          <draw:path draw:style-name="gr22" draw:text-style-name="P22" draw:layer="layout" svg:width="0.152cm" svg:height="0.512cm" svg:x="6.236cm" svg:y="16.905cm" svg:viewBox="0 0 153 513" svg:d="M47 239c0-19-3-32-10-39s-19-11-37-11l2-23c17-4 47-13 90-28l13 9v318c11 9 27 16 48 21l-3 27h-150l3-28c18-4 33-11 44-20zM73 0c24 0 35 15 35 45 0 31-11 46-35 46s-36-15-36-46c0-30 12-45 36-45z">
            <text:p/>
          </draw:path>
          <draw:path draw:style-name="gr22" draw:text-style-name="P22" draw:layer="layout" svg:width="0.221cm" svg:height="0.375cm" svg:x="6.438cm" svg:y="17.047cm" svg:viewBox="0 0 222 376" svg:d="M170 114c-2-28-8-48-16-62-9-14-23-21-42-21-20 0-34 5-45 14-10 10-15 22-15 39 0 16 5 29 17 39 12 11 26 19 43 26 17 6 33 13 50 21 17 7 31 19 43 35s17 36 17 60c0 35-10 62-31 81-22 20-52 30-90 30-16 0-34-3-55-9-20-6-36-13-46-21v-96l36-6c3 39 9 68 18 89 15 5 32 8 51 8 20 0 35-6 47-18 12-11 18-25 18-41 0-17-6-30-18-40-11-10-25-18-42-24-16-6-33-12-50-20-16-8-31-20-42-36-12-16-17-39-17-67s10-51 30-68c20-18 49-27 87-27 37 0 68 7 93 20l-6 94z">
            <text:p/>
          </draw:path>
          <draw:path draw:style-name="gr22" draw:text-style-name="P22" draw:layer="layout" svg:width="0.221cm" svg:height="0.375cm" svg:x="6.732cm" svg:y="17.047cm" svg:viewBox="0 0 222 376" svg:d="M170 114c-2-28-8-48-16-62-9-14-23-21-42-21-20 0-34 5-45 14-10 10-15 22-15 39 0 16 5 29 17 39 12 11 26 19 43 26 17 6 33 13 50 21 17 7 31 19 43 35s17 36 17 60c0 35-10 62-31 81-22 20-52 30-90 30-16 0-34-3-55-9-20-6-36-13-46-21v-96l36-6c3 39 9 68 18 89 15 5 32 8 51 8 20 0 35-6 47-18 12-11 18-25 18-41 0-17-6-30-18-40-11-10-25-18-42-24-16-6-33-12-50-20-16-8-31-20-42-36-12-16-17-39-17-67s10-51 30-68c20-18 49-27 87-27 37 0 68 7 93 20l-6 94z">
            <text:p/>
          </draw:path>
          <draw:path draw:style-name="gr22" draw:text-style-name="P22" draw:layer="layout" svg:width="0.286cm" svg:height="0.376cm" svg:x="7.026cm" svg:y="17.046cm" svg:viewBox="0 0 287 377" svg:d="M80 71c-13 24-19 63-19 117s6 93 19 117 34 36 64 36c29 0 50-12 64-36 13-24 20-63 20-117s-7-93-20-117c-13-23-34-35-64-35s-51 12-64 35zM36 329c-24-32-36-79-36-141 0-61 12-108 36-140s60-48 108-48c47 0 83 16 107 48s36 79 36 140c0 62-12 109-36 141s-60 48-107 48c-48 0-84-16-108-48z">
            <text:p/>
          </draw:path>
          <draw:path draw:style-name="gr22" draw:text-style-name="P22" draw:layer="layout" svg:width="0.286cm" svg:height="0.376cm" svg:x="7.531cm" svg:y="17.046cm" svg:viewBox="0 0 287 377" svg:d="M88 377c-28 0-50-7-65-23s-23-39-23-70 11-56 33-76c21-19 53-31 94-34l55-4v-64c0-26-4-45-14-57-9-12-25-18-46-18-37 0-56 12-56 35 0 14 7 24 20 29 0 25-13 38-39 38-11 0-21-4-28-13-7-8-11-19-11-32 0-27 10-48 31-64s49-24 85-24 64 9 85 28 31 45 31 78v218c10 9 26 16 47 21l-2 27h-94l-7-35c-25 27-57 40-96 40zM60 281c0 43 15 64 45 64 24 0 50-15 77-45v-98l-54 5c-21 2-38 10-50 23s-18 31-18 51z">
            <text:p/>
          </draw:path>
          <draw:path draw:style-name="gr22" draw:text-style-name="P22" draw:layer="layout" svg:width="0.315cm" svg:height="0.536cm" svg:x="8.004cm" svg:y="17.045cm" svg:viewBox="0 0 316 537" svg:d="M47 100c0-19-4-32-10-39-7-7-19-11-37-11l2-23c6-1 33-10 83-27l12 8 6 47c19-36 48-54 89-54 83 0 124 60 124 181 0 64-13 112-39 146-27 33-65 50-114 50-22 0-41-4-58-12v123c11 10 27 17 47 21l-2 27h-150l3-28c17-3 32-9 44-20zM186 34c-54 0-81 49-81 147v149c16 10 38 15 64 15s47-14 63-43c16-28 24-68 24-119s-5-89-17-113c-11-24-29-36-53-36z">
            <text:p/>
          </draw:path>
          <draw:path draw:style-name="gr22" draw:text-style-name="P22" draw:layer="layout" svg:width="0.244cm" svg:height="0.371cm" svg:x="8.387cm" svg:y="17.046cm" svg:viewBox="0 0 245 372" svg:d="M185 0c16 0 30 5 42 16s18 25 18 42c0 16-3 30-9 40-7 10-15 15-24 15s-17-3-24-7c-7-5-11-10-13-18 4-5 7-12 7-22 0-15-7-23-19-23-13 0-26 11-39 32-12 21-19 43-19 67v182c12 9 30 16 54 21l-3 27h-156l3-28c18-4 33-11 44-20v-224c0-19-3-32-10-39s-19-11-37-11l2-23c6-1 33-10 83-27l12 7 7 55c24-41 51-62 81-62z">
            <text:p/>
          </draw:path>
          <draw:path draw:style-name="gr22" draw:text-style-name="P22" draw:layer="layout" svg:width="0.286cm" svg:height="0.523cm" svg:x="8.657cm" svg:y="16.9cm" svg:viewBox="0 0 287 524" svg:d="M88 524c-28 0-50-8-65-24-15-15-23-39-23-70s11-56 33-76c21-19 53-30 94-34l55-4v-64c0-26-4-45-14-57-9-12-25-18-46-18-37 0-56 12-56 36 0 13 7 23 20 28 0 26-13 38-39 38-11 0-21-4-28-12-7-9-11-20-11-33 0-27 10-48 31-64s49-24 85-24 64 10 85 28c21 19 31 45 31 78v218c10 9 26 16 47 22l-2 26h-94l-7-35c-25 27-57 41-96 41zM60 427c0 43 15 65 45 65 24 0 50-16 77-46v-98l-54 5c-21 2-38 10-50 23-12 14-18 31-18 51zM157 13c6-9 13-13 20-13 8 0 14 3 19 8 5 6 7 12 7 21 0 8-5 17-17 29l-70 65-15-19z">
            <text:p/>
          </draw:path>
          <draw:path draw:style-name="gr22" draw:text-style-name="P22" draw:layer="layout" svg:width="0.209cm" svg:height="0.447cm" svg:x="8.972cm" svg:y="16.977cm" svg:viewBox="0 0 210 448" svg:d="M210 420c-22 19-49 28-78 28-30 0-50-7-61-21-11-15-16-40-16-75v-235h-55v-23c44-17 73-48 87-94h27v75h87v42h-88v241c0 19 2 33 7 41 4 9 14 13 29 13 16 0 31-5 48-16z">
            <text:p/>
          </draw:path>
          <draw:path draw:style-name="gr22" draw:text-style-name="P22" draw:layer="layout" svg:width="0.152cm" svg:height="0.512cm" svg:x="9.21cm" svg:y="16.905cm" svg:viewBox="0 0 153 513" svg:d="M47 239c0-19-3-32-10-39s-19-11-37-11l2-23c17-4 47-13 90-28l13 9v318c11 9 27 16 48 21l-3 27h-150l3-28c18-4 33-11 44-20zM73 0c24 0 35 15 35 45 0 31-11 46-35 46s-36-15-36-46c0-30 12-45 36-45z">
            <text:p/>
          </draw:path>
          <draw:path draw:style-name="gr22" draw:text-style-name="P22" draw:layer="layout" svg:width="0.249cm" svg:height="0.377cm" svg:x="9.406cm" svg:y="17.045cm" svg:viewBox="0 0 250 378" svg:d="M146 0c31 0 56 8 75 23 20 15 29 35 29 60 0 12-3 23-10 32s-15 14-25 14c-9 0-17-2-23-8-6-5-11-12-13-20 6-11 9-22 9-33 0-10-4-20-12-28-7-8-19-12-33-12-15 0-28 4-40 13-11 8-20 20-26 36-9 27-14 58-14 94 0 35 1 61 3 77s5 32 11 47c10 30 34 45 69 45 15 0 30-3 45-10 14-6 25-12 31-18l11-9 17 23c-3 4-7 9-13 15-6 5-19 13-37 23-19 9-38 14-57 14-51 0-88-16-110-48s-33-80-33-144c1-124 50-186 146-186z">
            <text:p/>
          </draw:path>
          <draw:path draw:style-name="gr22" draw:text-style-name="P22" draw:layer="layout" svg:width="0.286cm" svg:height="0.376cm" svg:x="9.705cm" svg:y="17.046cm" svg:viewBox="0 0 287 377" svg:d="M88 377c-28 0-50-7-65-23s-23-39-23-70 11-56 33-76c21-19 53-31 94-34l55-4v-64c0-26-4-45-14-57-9-12-25-18-46-18-37 0-56 12-56 35 0 14 7 24 20 29 0 25-13 38-39 38-11 0-21-4-28-13-7-8-11-19-11-32 0-27 10-48 31-64s49-24 85-24 64 9 85 28 31 45 31 78v218c10 9 26 16 47 21l-2 27h-94l-7-35c-25 27-57 40-96 40zM60 281c0 43 15 64 45 64 24 0 50-15 77-45v-98l-54 5c-21 2-38 10-50 23s-18 31-18 51z">
            <text:p/>
          </draw:path>
          <draw:path draw:style-name="gr22" draw:text-style-name="P22" draw:layer="layout" svg:width="0.264cm" svg:height="0.376cm" svg:x="10.195cm" svg:y="17.046cm" svg:viewBox="0 0 265 377" svg:d="M62 182v4c0 64 7 105 21 125 14 19 34 28 63 28 15 0 29-3 44-9 14-6 25-13 32-19l11-9 17 24c-4 4-8 8-14 14s-18 13-37 23c-18 10-37 14-56 14-51 0-88-16-110-48s-33-78-33-139c0-60 12-107 36-140s59-50 105-50c45 0 77 14 95 41s28 67 29 120l-14 21zM139 31c-50 0-75 41-77 122l142-5c0-41-5-71-14-89-9-19-26-28-51-28z">
            <text:p/>
          </draw:path>
          <draw:path draw:style-name="gr22" draw:text-style-name="P22" draw:layer="layout" svg:width="0.221cm" svg:height="0.375cm" svg:x="10.52cm" svg:y="17.047cm" svg:viewBox="0 0 222 376" svg:d="M170 114c-2-28-8-48-16-62-9-14-23-21-42-21-20 0-34 5-45 14-10 10-15 22-15 39 0 16 5 29 17 39 12 11 26 19 43 26 17 6 33 13 50 21 17 7 31 19 43 35s17 36 17 60c0 35-10 62-31 81-22 20-52 30-90 30-16 0-34-3-55-9-20-6-36-13-46-21v-96l36-6c3 39 9 68 18 89 15 5 32 8 51 8 20 0 35-6 47-18 12-11 18-25 18-41 0-17-6-30-18-40-11-10-25-18-42-24-16-6-33-12-50-20-16-8-31-20-42-36-12-16-17-39-17-67s10-51 30-68c20-18 49-27 87-27 37 0 68 7 93 20l-6 94z">
            <text:p/>
          </draw:path>
          <draw:path draw:style-name="gr22" draw:text-style-name="P22" draw:layer="layout" svg:width="0.154cm" svg:height="0.041cm" svg:x="2.777cm" svg:y="18.113cm" svg:viewBox="0 0 155 42" svg:d="M0 42c0-14 0-28 0-42 52 0 104 0 155 0 0 14 0 28 0 42-51 0-103 0-155 0z">
            <text:p/>
          </draw:path>
          <draw:path draw:style-name="gr22" draw:text-style-name="P22" draw:layer="layout" svg:width="0.315cm" svg:height="0.536cm" svg:x="2.992cm" svg:y="17.963cm" svg:viewBox="0 0 316 537" svg:d="M47 100c0-19-4-32-10-39-7-7-19-11-37-11l2-23c6-1 33-10 83-27l12 8 6 47c19-36 48-54 89-54 83 0 124 60 124 181 0 64-13 112-39 146-27 33-65 50-114 50-22 0-41-4-58-12v123c11 10 27 17 47 21l-2 27h-150l3-28c17-3 32-9 44-20zM186 34c-54 0-81 49-81 147v149c16 10 38 15 64 15s47-14 63-43c16-28 24-68 24-119s-5-89-17-113c-11-24-29-36-53-36z">
            <text:p/>
          </draw:path>
          <draw:path draw:style-name="gr22" draw:text-style-name="P22" draw:layer="layout" svg:width="0.286cm" svg:height="0.376cm" svg:x="3.379cm" svg:y="17.964cm" svg:viewBox="0 0 287 377" svg:d="M80 71c-13 24-19 63-19 117s6 93 19 117 34 36 64 36c29 0 50-12 64-36 13-24 20-63 20-117s-7-93-20-117c-13-23-34-35-64-35s-51 12-64 35zM36 329c-24-32-36-79-36-141 0-61 12-108 36-140s60-48 108-48c47 0 83 16 107 48s36 79 36 140c0 62-12 109-36 141s-60 48-107 48c-48 0-84-16-108-48z">
            <text:p/>
          </draw:path>
          <draw:path draw:style-name="gr22" draw:text-style-name="P22" draw:layer="layout" svg:width="0.244cm" svg:height="0.371cm" svg:x="3.736cm" svg:y="17.964cm" svg:viewBox="0 0 245 372" svg:d="M185 0c16 0 30 5 42 16s18 25 18 42c0 16-3 30-9 40-7 10-15 15-24 15s-17-3-24-7c-7-5-11-10-13-18 4-5 7-12 7-22 0-15-7-23-19-23-13 0-26 11-39 32-12 21-19 43-19 67v182c12 9 30 16 54 21l-3 27h-156l3-28c18-4 33-11 44-20v-224c0-19-3-32-10-39s-19-11-37-11l2-23c6-1 33-10 83-27l12 7 7 55c24-41 51-62 81-62z">
            <text:p/>
          </draw:path>
          <draw:path draw:style-name="gr22" draw:text-style-name="P22" draw:layer="layout" svg:width="0.209cm" svg:height="0.447cm" svg:x="4cm" svg:y="17.895cm" svg:viewBox="0 0 210 448" svg:d="M210 420c-22 19-49 28-78 28-30 0-50-7-61-21-11-15-16-40-16-75v-235h-55v-23c44-17 73-48 87-94h27v75h87v42h-88v241c0 19 2 33 7 41 4 9 14 13 29 13 16 0 31-5 48-16z">
            <text:p/>
          </draw:path>
          <draw:path draw:style-name="gr22" draw:text-style-name="P22" draw:layer="layout" svg:width="0.152cm" svg:height="0.512cm" svg:x="4.238cm" svg:y="17.823cm" svg:viewBox="0 0 153 513" svg:d="M47 239c0-19-3-32-10-39s-19-11-37-11l2-23c17-4 47-13 90-28l13 9v318c11 9 27 16 48 21l-3 27h-150l3-28c18-4 33-11 44-20zM73 0c24 0 35 15 35 45 0 31-11 46-35 46s-36-15-36-46c0-30 12-45 36-45z">
            <text:p/>
          </draw:path>
          <draw:path draw:style-name="gr22" draw:text-style-name="P22" draw:layer="layout" svg:width="0.341cm" svg:height="0.364cm" svg:x="4.39cm" svg:y="17.971cm" svg:viewBox="0 0 342 365" svg:d="M146 365l-98-309c-5-15-21-26-48-33l1-23h152l-2 23c-20 4-34 9-43 18l72 249 72-249c-9-8-23-14-40-18l2-23h128l-2 23c-27 7-42 15-45 24l-103 318z">
            <text:p/>
          </draw:path>
          <draw:path draw:style-name="gr22" draw:text-style-name="P22" draw:layer="layout" svg:width="0.286cm" svg:height="0.376cm" svg:x="4.747cm" svg:y="17.964cm" svg:viewBox="0 0 287 377" svg:d="M88 377c-28 0-50-7-65-23s-23-39-23-70 11-56 33-76c21-19 53-31 94-34l55-4v-64c0-26-4-45-14-57-9-12-25-18-46-18-37 0-56 12-56 35 0 14 7 24 20 29 0 25-13 38-39 38-11 0-21-4-28-13-7-8-11-19-11-32 0-27 10-48 31-64s49-24 85-24 64 9 85 28 31 45 31 78v218c10 9 26 16 47 21l-2 27h-94l-7-35c-25 27-57 40-96 40zM60 281c0 43 15 64 45 64 24 0 50-15 77-45v-98l-54 5c-21 2-38 10-50 23s-18 31-18 51z">
            <text:p/>
          </draw:path>
          <draw:path draw:style-name="gr22" draw:text-style-name="P22" draw:layer="layout" svg:width="0.264cm" svg:height="0.523cm" svg:x="5.237cm" svg:y="17.817cm" svg:viewBox="0 0 265 524" svg:d="M62 328v4c0 64 7 105 21 125 14 19 34 28 63 28 15 0 29-3 44-9 14-6 25-13 32-19l11-8 17 23c-4 4-8 8-14 14s-18 14-37 23c-18 10-37 15-56 15-51 0-88-16-110-48s-33-79-33-140c0-60 12-107 36-140s59-50 105-50c45 0 77 14 95 41s28 67 29 120l-14 21zM139 177c-50 0-75 41-77 122l142-5c0-41-5-71-14-89s-26-28-51-28zM165 13c6-9 12-13 20-13 7 0 13 3 18 8 5 6 8 12 8 21 0 8-6 17-17 29l-71 65-15-19z">
            <text:p/>
          </draw:path>
          <draw:path draw:style-name="gr22" draw:text-style-name="P22" draw:layer="layout" svg:width="0.343cm" svg:height="0.371cm" svg:x="5.695cm" svg:y="17.964cm" svg:viewBox="0 0 344 372" svg:d="M239 115c0-52-19-77-58-77-15 0-30 6-44 18s-25 28-32 47v221c11 9 27 17 48 21l-3 27h-150l3-28c19-4 34-11 44-20v-224c0-19-3-32-10-39s-19-11-37-11l2-23c6-1 33-10 83-27l12 7 6 48c10-17 24-30 40-40s32-15 50-15c33 0 58 10 77 29 18 19 27 45 27 79v216c10 9 26 16 47 21l-2 27h-149l2-27c17-3 32-10 44-21z">
            <text:p/>
          </draw:path>
          <draw:path draw:style-name="gr22" draw:text-style-name="P22" draw:layer="layout" svg:width="0.264cm" svg:height="0.376cm" svg:x="6.095cm" svg:y="17.964cm" svg:viewBox="0 0 265 377" svg:d="M62 182v4c0 64 7 105 21 125 14 19 34 28 63 28 15 0 29-3 44-9 14-6 25-13 32-19l11-9 17 24c-4 4-8 8-14 14s-18 13-37 23c-18 10-37 14-56 14-51 0-88-16-110-48s-33-78-33-139c0-60 12-107 36-140s59-50 105-50c45 0 77 14 95 41s28 67 29 120l-14 21zM139 31c-50 0-75 41-77 122l142-5c0-41-5-71-14-89-9-19-26-28-51-28z">
            <text:p/>
          </draw:path>
          <draw:path draw:style-name="gr22" draw:text-style-name="P22" draw:layer="layout" svg:width="0.249cm" svg:height="0.377cm" svg:x="6.413cm" svg:y="17.963cm" svg:viewBox="0 0 250 378" svg:d="M146 0c31 0 56 8 75 23 20 15 29 35 29 60 0 12-3 23-10 32s-15 14-25 14c-9 0-17-2-23-8-6-5-11-12-13-20 6-11 9-22 9-33 0-10-4-20-12-28-7-8-19-12-33-12-15 0-28 4-40 13-11 8-20 20-26 36-9 27-14 58-14 94 0 35 1 61 3 77s5 32 11 47c10 30 34 45 69 45 15 0 30-3 45-10 14-6 25-12 31-18l11-9 17 23c-3 4-7 9-13 15-6 5-19 13-37 23-19 9-38 14-57 14-51 0-88-16-110-48s-33-80-33-144c1-124 50-186 146-186z">
            <text:p/>
          </draw:path>
          <draw:path draw:style-name="gr22" draw:text-style-name="P22" draw:layer="layout" svg:width="0.264cm" svg:height="0.376cm" svg:x="6.723cm" svg:y="17.964cm" svg:viewBox="0 0 265 377" svg:d="M62 182v4c0 64 7 105 21 125 14 19 34 28 63 28 15 0 29-3 44-9 14-6 25-13 32-19l11-9 17 24c-4 4-8 8-14 14s-18 13-37 23c-18 10-37 14-56 14-51 0-88-16-110-48s-33-78-33-139c0-60 12-107 36-140s59-50 105-50c45 0 77 14 95 41s28 67 29 120l-14 21zM139 31c-50 0-75 41-77 122l142-5c0-41-5-71-14-89-9-19-26-28-51-28z">
            <text:p/>
          </draw:path>
          <draw:path draw:style-name="gr22" draw:text-style-name="P22" draw:layer="layout" svg:width="0.221cm" svg:height="0.375cm" svg:x="7.049cm" svg:y="17.965cm" svg:viewBox="0 0 222 376" svg:d="M170 114c-2-28-8-48-16-62-9-14-23-21-42-21-20 0-34 5-45 14-10 10-15 22-15 39 0 16 5 29 17 39 12 11 26 19 43 26 17 6 33 13 50 21 17 7 31 19 43 35s17 36 17 60c0 35-10 62-31 81-22 20-52 30-90 30-16 0-34-3-55-9-20-6-36-13-46-21v-96l36-6c3 39 9 68 18 89 15 5 32 8 51 8 20 0 35-6 47-18 12-11 18-25 18-41 0-17-6-30-18-40-11-10-25-18-42-24-16-6-33-12-50-20-16-8-31-20-42-36-12-16-17-39-17-67s10-51 30-68c20-18 49-27 87-27 37 0 68 7 93 20l-6 94z">
            <text:p/>
          </draw:path>
          <draw:path draw:style-name="gr22" draw:text-style-name="P22" draw:layer="layout" svg:width="0.221cm" svg:height="0.375cm" svg:x="7.342cm" svg:y="17.965cm" svg:viewBox="0 0 222 376" svg:d="M170 114c-2-28-8-48-16-62-9-14-23-21-42-21-20 0-34 5-45 14-10 10-15 22-15 39 0 16 5 29 17 39 12 11 26 19 43 26 17 6 33 13 50 21 17 7 31 19 43 35s17 36 17 60c0 35-10 62-31 81-22 20-52 30-90 30-16 0-34-3-55-9-20-6-36-13-46-21v-96l36-6c3 39 9 68 18 89 15 5 32 8 51 8 20 0 35-6 47-18 12-11 18-25 18-41 0-17-6-30-18-40-11-10-25-18-42-24-16-6-33-12-50-20-16-8-31-20-42-36-12-16-17-39-17-67s10-51 30-68c20-18 49-27 87-27 37 0 68 7 93 20l-6 94z">
            <text:p/>
          </draw:path>
          <draw:path draw:style-name="gr22" draw:text-style-name="P22" draw:layer="layout" svg:width="0.286cm" svg:height="0.523cm" svg:x="7.631cm" svg:y="17.817cm" svg:viewBox="0 0 287 524" svg:d="M88 524c-28 0-50-8-65-24-15-15-23-39-23-70s11-56 33-76c21-19 53-30 94-34l55-4v-64c0-26-4-45-14-57-9-12-25-18-46-18-37 0-56 12-56 36 0 13 7 23 20 28 0 26-13 38-39 38-11 0-21-4-28-12-7-9-11-20-11-33 0-27 10-48 31-64s49-24 85-24 64 10 85 28c21 19 31 45 31 78v218c10 9 26 16 47 22l-2 26h-94l-7-35c-25 27-57 41-96 41zM60 427c0 43 15 65 45 65 24 0 50-16 77-46v-98l-54 5c-21 2-38 10-50 23-12 14-18 31-18 51zM157 13c6-9 13-13 20-13 8 0 14 3 19 8 5 6 7 12 7 21 0 8-5 17-17 29l-70 65-15-19z">
            <text:p/>
          </draw:path>
          <draw:path draw:style-name="gr22" draw:text-style-name="P22" draw:layer="layout" svg:width="0.244cm" svg:height="0.371cm" svg:x="7.962cm" svg:y="17.964cm" svg:viewBox="0 0 245 372" svg:d="M185 0c16 0 30 5 42 16s18 25 18 42c0 16-3 30-9 40-7 10-15 15-24 15s-17-3-24-7c-7-5-11-10-13-18 4-5 7-12 7-22 0-15-7-23-19-23-13 0-26 11-39 32-12 21-19 43-19 67v182c12 9 30 16 54 21l-3 27h-156l3-28c18-4 33-11 44-20v-224c0-19-3-32-10-39s-19-11-37-11l2-23c6-1 33-10 83-27l12 7 7 55c24-41 51-62 81-62z">
            <text:p/>
          </draw:path>
          <draw:path draw:style-name="gr22" draw:text-style-name="P22" draw:layer="layout" svg:width="0.152cm" svg:height="0.512cm" svg:x="8.233cm" svg:y="17.823cm" svg:viewBox="0 0 153 513" svg:d="M47 239c0-19-3-32-10-39s-19-11-37-11l2-23c17-4 47-13 90-28l13 9v318c11 9 27 16 48 21l-3 27h-150l3-28c18-4 33-11 44-20zM73 0c24 0 35 15 35 45 0 31-11 46-35 46s-36-15-36-46c0-30 12-45 36-45z">
            <text:p/>
          </draw:path>
          <draw:path draw:style-name="gr22" draw:text-style-name="P22" draw:layer="layout" svg:width="0.286cm" svg:height="0.376cm" svg:x="8.43cm" svg:y="17.964cm" svg:viewBox="0 0 287 377" svg:d="M88 377c-28 0-50-7-65-23s-23-39-23-70 11-56 33-76c21-19 53-31 94-34l55-4v-64c0-26-4-45-14-57-9-12-25-18-46-18-37 0-56 12-56 35 0 14 7 24 20 29 0 25-13 38-39 38-11 0-21-4-28-13-7-8-11-19-11-32 0-27 10-48 31-64s49-24 85-24 64 9 85 28 31 45 31 78v218c10 9 26 16 47 21l-2 27h-94l-7-35c-25 27-57 40-96 40zM60 281c0 43 15 64 45 64 24 0 50-15 77-45v-98l-54 5c-21 2-38 10-50 23s-18 31-18 51z">
            <text:p/>
          </draw:path>
          <draw:path draw:style-name="gr22" draw:text-style-name="P22" draw:layer="layout" svg:width="0.071cm" svg:height="0.09cm" svg:x="8.764cm" svg:y="18.25cm" svg:viewBox="0 0 72 91" svg:d="M0 45c0-30 12-45 36-45s36 15 36 45c0 31-12 46-36 46s-36-15-36-46z">
            <text:p/>
          </draw:path>
        </draw:g>
      </draw:page>
      <draw:page draw:name="page2" draw:style-name="dp1" draw:master-page-name="Padrão">
        <draw:custom-shape draw:style-name="gr23" draw:text-style-name="P23" draw:layer="layout" svg:width="14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0.5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14cm" svg:height="19cm" svg:x="14.95cm" svg:y="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0.5cm" svg:height="19cm" svg:x="28.5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Abyssinica SIL" svg:font-family="'Abyssinica SIL'" style:font-pitch="variable"/>
    <style:font-face style:name="C059" svg:font-family="C059" style:font-pitch="variable"/>
    <style:font-face style:name="Chilanka" svg:font-family="Chilanka" style:font-pitch="variable"/>
    <style:font-face style:name="DejaVu Math TeX Gyre" svg:font-family="'DejaVu Math TeX Gyre'" style:font-pitch="variable"/>
    <style:font-face style:name="Dyuthi" svg:font-family="Dyuthi" style:font-pitch="variable"/>
    <style:font-face style:name="Frank Ruhl Hofshi" svg:font-family="'Frank Ruhl Hofshi'" style:font-pitch="variable"/>
    <style:font-face style:name="Garuda" svg:font-family="Garuda" style:font-pitch="variable"/>
    <style:font-face style:name="Gentium Book Basic" svg:font-family="'Gentium Book Basic'" style:font-pitch="variable"/>
    <style:font-face style:name="KacstPoster" svg:font-family="KacstPoster" style:font-pitch="variable"/>
    <style:font-face style:name="Keraleeyam" svg:font-family="Keraleeyam" style:font-pitch="variable"/>
    <style:font-face style:name="Likhan" svg:font-family="Likhan" style:font-pitch="variable"/>
    <style:font-face style:name="Linux Libertine Display G" svg:font-family="'Linux Libertine Display G'" style:font-pitch="variable"/>
    <style:font-face style:name="Lohit Gujarati" svg:font-family="'Lohit Gujarati'" style:font-pitch="variable"/>
    <style:font-face style:name="MS Gothic" svg:font-family="'MS Gothic'" style:font-pitch="variable"/>
    <style:font-face style:name="Tahoma" svg:font-family="Tahoma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Noto Sans1" svg:font-family="'Noto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hatch draw:name="Black_20_90_20_Degrees" draw:display-name="Black 90 Degrees" draw:style="single" draw:color="#000000" draw:distance="0.102cm" draw:rotation="900"/>
    <draw:fill-image draw:name="Invoice_20_Paper" draw:display-name="Invoice Paper" xlink:href="Pictures/10000000000002000000020068A0636F58521998.jpg" xlink:type="simple" xlink:show="embed" xlink:actuate="onLoad"/>
    <draw:fill-image draw:name="Parchment_20_Paper" draw:display-name="Parchment Paper" xlink:href="Pictures/1000000000000200000002008D623C5F287E0076.jpg" xlink:type="simple" xlink:show="embed" xlink:actuate="onLoad"/>
    <draw:marker draw:name="Arrow" svg:viewBox="0 0 20 30" svg:d="M10 0l-10 30h20z"/>
    <draw:marker draw:name="Pontas_20_das_20_setas_20_1" draw:display-name="Pontas das setas 1" svg:viewBox="0 0 20 20" svg:d="M0 20l10-20 10 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4T12:55:20.130397270</meta:creation-date>
    <dc:date>2023-09-14T14:24:09.729704814</dc:date>
    <meta:editing-duration>PT1M12S</meta:editing-duration>
    <meta:editing-cycles>1</meta:editing-cycles>
    <meta:document-statistic meta:object-count="659"/>
    <meta:generator>LibreOffice/7.0.6.2$Linux_X86_64 LibreOffice_project/144abb84a525d8e30c9dbbefa69cbbf2d8d4ae3b</meta:generator>
  </office:meta>
</office:document-meta>
</file>